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1C00000018D7A04F9A.png" manifest:media-type=""/>
  <manifest:file-entry manifest:full-path="Pictures/100000000000002800000024C686A227.png" manifest:media-type=""/>
  <manifest:file-entry manifest:full-path="Pictures/100000000000002400000022AE99A437.png" manifest:media-type=""/>
  <manifest:file-entry manifest:full-path="Pictures/1000000000000020000000201AAE60A0.png" manifest:media-type=""/>
  <manifest:file-entry manifest:full-path="Pictures/100000000000001200000010394B074C.png" manifest:media-type=""/>
  <manifest:file-entry manifest:full-path="Pictures/100000000000002800000026687D9638.png" manifest:media-type=""/>
  <manifest:file-entry manifest:full-path="Pictures/10000000000000240000002238B85648.png" manifest:media-type=""/>
  <manifest:file-entry manifest:full-path="Pictures/10000000000000260000002210910643.png" manifest:media-type=""/>
  <manifest:file-entry manifest:full-path="Pictures/100000000000002600000020AE810378.png" manifest:media-type=""/>
  <manifest:file-entry manifest:full-path="Pictures/100000000000002600000022972B36B7.png" manifest:media-type=""/>
  <manifest:file-entry manifest:full-path="Pictures/1000000000000020000000200ED2CC80.png" manifest:media-type=""/>
  <manifest:file-entry manifest:full-path="Pictures/100000000000002000000020DA28DCBC.png" manifest:media-type=""/>
  <manifest:file-entry manifest:full-path="Pictures/100000000000002000000020E8CB6DCE.png" manifest:media-type=""/>
  <manifest:file-entry manifest:full-path="Pictures/100000000000002800000020F8755636.png" manifest:media-type=""/>
  <manifest:file-entry manifest:full-path="Pictures/100000000000002200000022D82A1756.png" manifest:media-type=""/>
  <manifest:file-entry manifest:full-path="Pictures/100000000000002800000026B525C873.png" manifest:media-type=""/>
  <manifest:file-entry manifest:full-path="Pictures/100000000000001A000000209B9881D3.png" manifest:media-type=""/>
  <manifest:file-entry manifest:full-path="Pictures/100000000000002A0000002271EB4FC8.png" manifest:media-type=""/>
  <manifest:file-entry manifest:full-path="Pictures/10000000000000200000002000A1B660.png" manifest:media-type=""/>
  <manifest:file-entry manifest:full-path="Pictures/100000000000001C00000018178C07E8.png" manifest:media-type=""/>
  <manifest:file-entry manifest:full-path="Pictures/100000000000001A0000001A90D3C612.png" manifest:media-type=""/>
  <manifest:file-entry manifest:full-path="Pictures/100000000000002600000024741B2855.png" manifest:media-type=""/>
  <manifest:file-entry manifest:full-path="Pictures/100000000000002200000022C98C412A.png" manifest:media-type=""/>
  <manifest:file-entry manifest:full-path="Pictures/100000000000002800000022545732CF.png" manifest:media-type=""/>
  <manifest:file-entry manifest:full-path="Pictures/100000000000002600000020FF958A46.png" manifest:media-type=""/>
  <manifest:file-entry manifest:full-path="Pictures/100000000000002A0000001E1F238A82.png" manifest:media-type=""/>
  <manifest:file-entry manifest:full-path="Pictures/10000000000000200000002076DE96FB.png" manifest:media-type=""/>
  <manifest:file-entry manifest:full-path="Pictures/10000000000000240000002069104643.png" manifest:media-type=""/>
  <manifest:file-entry manifest:full-path="Pictures/100000000000002600000022EB46B4DA.png" manifest:media-type=""/>
  <manifest:file-entry manifest:full-path="Pictures/100000000000002000000020E19290CA.png" manifest:media-type=""/>
  <manifest:file-entry manifest:full-path="Pictures/100000000000002600000024BACE639D.png" manifest:media-type=""/>
  <manifest:file-entry manifest:full-path="Pictures/100000000000002400000022F1123F42.png" manifest:media-type=""/>
  <manifest:file-entry manifest:full-path="Pictures/100000000000001000000010179D591A.png" manifest:media-type=""/>
  <manifest:file-entry manifest:full-path="Pictures/100000000000002000000020D400A025.png" manifest:media-type=""/>
  <manifest:file-entry manifest:full-path="Pictures/100000000000002600000020FAFE787E.png" manifest:media-type=""/>
  <manifest:file-entry manifest:full-path="Pictures/100000000000002000000020A2DC8324.png" manifest:media-type=""/>
  <manifest:file-entry manifest:full-path="Pictures/100000000000002800000024789FA66D.png" manifest:media-type=""/>
  <manifest:file-entry manifest:full-path="Pictures/10000000000000200000001CE1B0384B.png" manifest:media-type=""/>
  <manifest:file-entry manifest:full-path="Pictures/100000000000002400000024F0D90D00.png" manifest:media-type=""/>
  <manifest:file-entry manifest:full-path="Pictures/100000000000002A0000002430B6BBA3.png" manifest:media-type=""/>
  <manifest:file-entry manifest:full-path="Pictures/100000000000002000000020C6B6639C.png" manifest:media-type=""/>
  <manifest:file-entry manifest:full-path="Pictures/100000000000002400000020337C64DE.png" manifest:media-type=""/>
  <manifest:file-entry manifest:full-path="Pictures/100000000000002400000020EC71DCF0.png" manifest:media-type=""/>
  <manifest:file-entry manifest:full-path="Pictures/10000000000000280000002620617687.png" manifest:media-type=""/>
  <manifest:file-entry manifest:full-path="Pictures/100000000000002000000020DFD2EE93.png" manifest:media-type=""/>
  <manifest:file-entry manifest:full-path="Pictures/10000000000000260000002081BEE13A.png" manifest:media-type=""/>
  <manifest:file-entry manifest:full-path="Pictures/1000000000000020000000200D45C649.png" manifest:media-type=""/>
  <manifest:file-entry manifest:full-path="Pictures/1000000000000022000000206F2CA499.png" manifest:media-type=""/>
  <manifest:file-entry manifest:full-path="Pictures/100000000000002800000024E32A0562.png" manifest:media-type=""/>
  <manifest:file-entry manifest:full-path="Pictures/10000000000000220000002295EE2E0E.png" manifest:media-type=""/>
  <manifest:file-entry manifest:full-path="Pictures/100000000000002200000022C67798C5.png" manifest:media-type=""/>
  <manifest:file-entry manifest:full-path="Pictures/10000000000000260000001A3AD97C20.png" manifest:media-type=""/>
  <manifest:file-entry manifest:full-path="Pictures/1000000000000024000000229D4F6CB5.png" manifest:media-type=""/>
  <manifest:file-entry manifest:full-path="Pictures/1000000000000028000000245439797E.png" manifest:media-type=""/>
  <manifest:file-entry manifest:full-path="Pictures/10000000000000280000002401C24C0B.png" manifest:media-type=""/>
  <manifest:file-entry manifest:full-path="Pictures/100000000000002A0000001EE03388B6.png" manifest:media-type=""/>
  <manifest:file-entry manifest:full-path="Pictures/1000000000000020000000207199DB51.png" manifest:media-type=""/>
  <manifest:file-entry manifest:full-path="Pictures/1000000000000020000000202D849D5E.png" manifest:media-type=""/>
  <manifest:file-entry manifest:full-path="Pictures/100000000000002600000022DBC39B65.png" manifest:media-type=""/>
  <manifest:file-entry manifest:full-path="Pictures/10000000000000240000001AA43B4708.png" manifest:media-type=""/>
  <manifest:file-entry manifest:full-path="Pictures/100000000000002600000022AD6E60A4.png" manifest:media-type=""/>
  <manifest:file-entry manifest:full-path="Pictures/100000000000002C00000024EE74FAC0.png" manifest:media-type=""/>
  <manifest:file-entry manifest:full-path="Pictures/10000000000000280000002026C897E0.png" manifest:media-type=""/>
  <manifest:file-entry manifest:full-path="Pictures/100000000000002000000020B1A37FEA.png" manifest:media-type=""/>
  <manifest:file-entry manifest:full-path="Pictures/100000000000002400000022788FBC42.png" manifest:media-type=""/>
  <manifest:file-entry manifest:full-path="Pictures/1000000000000020000000201DB20A6E.png" manifest:media-type=""/>
  <manifest:file-entry manifest:full-path="Pictures/100000000000002200000020C29D0BD8.png" manifest:media-type=""/>
  <manifest:file-entry manifest:full-path="Pictures/1000000000000026000000228BA2F0CD.png" manifest:media-type=""/>
  <manifest:file-entry manifest:full-path="Pictures/100000000000001000000010425C1AC5.png" manifest:media-type=""/>
  <manifest:file-entry manifest:full-path="Pictures/100000000000002400000020E27C15BF.png" manifest:media-type=""/>
  <manifest:file-entry manifest:full-path="Pictures/100000000000002A00000022F87D76B2.png" manifest:media-type=""/>
  <manifest:file-entry manifest:full-path="Pictures/100000000000002800000028A4435FCD.png" manifest:media-type=""/>
  <manifest:file-entry manifest:full-path="Pictures/100000000000002800000028C7E1A5A4.png" manifest:media-type=""/>
  <manifest:file-entry manifest:full-path="Pictures/100000000000001E0000002035B676C0.png" manifest:media-type=""/>
  <manifest:file-entry manifest:full-path="Pictures/100000000000002600000022A61BD060.png" manifest:media-type=""/>
  <manifest:file-entry manifest:full-path="Pictures/100000000000002800000022708E909C.png" manifest:media-type=""/>
  <manifest:file-entry manifest:full-path="Pictures/100000000000002000000020CDBC53B0.png" manifest:media-type=""/>
  <manifest:file-entry manifest:full-path="Pictures/10000000000000240000002069B3D3BF.png" manifest:media-type=""/>
  <manifest:file-entry manifest:full-path="Pictures/10000000000000260000001CBE5C347F.png" manifest:media-type=""/>
  <manifest:file-entry manifest:full-path="Pictures/10000000000000280000002419EBF594.png" manifest:media-type=""/>
  <manifest:file-entry manifest:full-path="Pictures/100000000000002800000024440E90FE.png" manifest:media-type=""/>
  <manifest:file-entry manifest:full-path="Pictures/1000000000000028000000248BBEB9A6.png" manifest:media-type=""/>
  <manifest:file-entry manifest:full-path="Pictures/100000000000002000000020A65177F2.png" manifest:media-type=""/>
  <manifest:file-entry manifest:full-path="Pictures/100000000000002C000000242EC5054E.png" manifest:media-type=""/>
  <manifest:file-entry manifest:full-path="Pictures/10000000000000240000001ACB80FC59.png" manifest:media-type=""/>
  <manifest:file-entry manifest:full-path="Pictures/100000000000001E000000202AE3C595.png" manifest:media-type=""/>
  <manifest:file-entry manifest:full-path="Pictures/100000000000002000000020A2C9BFBE.png" manifest:media-type=""/>
  <manifest:file-entry manifest:full-path="Pictures/1000000000000020000000209821CEEE.png" manifest:media-type=""/>
  <manifest:file-entry manifest:full-path="Pictures/10000000000000200000002021779CEC.png" manifest:media-type=""/>
  <manifest:file-entry manifest:full-path="Pictures/100000000000004700000022F55051F0.png" manifest:media-type=""/>
  <manifest:file-entry manifest:full-path="Pictures/1000000000000020000000200EE29E83.png" manifest:media-type=""/>
  <manifest:file-entry manifest:full-path="Pictures/100000000000002800000024B15BA274.png" manifest:media-type=""/>
  <manifest:file-entry manifest:full-path="Pictures/10000000000000200000001CF6B41771.png" manifest:media-type=""/>
  <manifest:file-entry manifest:full-path="Pictures/100000000000001A000000202A5651EC.png" manifest:media-type=""/>
  <manifest:file-entry manifest:full-path="Pictures/1000000000000028000000243FB82787.png" manifest:media-type=""/>
  <manifest:file-entry manifest:full-path="Pictures/100000000000002200000022B5E2A9D7.png" manifest:media-type=""/>
  <manifest:file-entry manifest:full-path="Pictures/100000000000002000000020732400DB.png" manifest:media-type=""/>
  <manifest:file-entry manifest:full-path="Pictures/100000000000002A000000249AE71DF3.png" manifest:media-type=""/>
  <manifest:file-entry manifest:full-path="Pictures/100000000000002000000020869B4976.png" manifest:media-type=""/>
  <manifest:file-entry manifest:full-path="Pictures/100000000000002000000020566EF469.png" manifest:media-type=""/>
  <manifest:file-entry manifest:full-path="Pictures/100000000000002600000020CBBE17C0.png" manifest:media-type=""/>
  <manifest:file-entry manifest:full-path="Pictures/100000000000002800000024ABA13995.png" manifest:media-type=""/>
  <manifest:file-entry manifest:full-path="Pictures/1000000000000024000000247B8951E4.png" manifest:media-type=""/>
  <manifest:file-entry manifest:full-path="Pictures/10000000000000260000002225CC7E68.png" manifest:media-type=""/>
  <manifest:file-entry manifest:full-path="Pictures/1000000000000026000000225053FAC4.png" manifest:media-type=""/>
  <manifest:file-entry manifest:full-path="Pictures/10000000000000260000001E76DBE802.png" manifest:media-type=""/>
  <manifest:file-entry manifest:full-path="Pictures/100000000000002200000020F691B2CF.png" manifest:media-type=""/>
  <manifest:file-entry manifest:full-path="Pictures/100000000000002A000000208E8C5F47.png" manifest:media-type=""/>
  <manifest:file-entry manifest:full-path="Pictures/1000000000000020000000201E94AC22.png" manifest:media-type=""/>
  <manifest:file-entry manifest:full-path="Pictures/10000000000000260000001E09405286.png" manifest:media-type=""/>
  <manifest:file-entry manifest:full-path="Pictures/10000000000000200000001C641AC763.png" manifest:media-type=""/>
  <manifest:file-entry manifest:full-path="Pictures/1000000000000028000000247B107388.png" manifest:media-type=""/>
  <manifest:file-entry manifest:full-path="Pictures/100000000000002E0000002B7D6C9CFD.png" manifest:media-type=""/>
  <manifest:file-entry manifest:full-path="Pictures/100000000000002000000020FECE31A8.png" manifest:media-type=""/>
  <manifest:file-entry manifest:full-path="Pictures/10000000000000260000001C5B99F121.png" manifest:media-type=""/>
  <manifest:file-entry manifest:full-path="Pictures/100000000000002800000024D39784A2.png" manifest:media-type=""/>
  <manifest:file-entry manifest:full-path="Pictures/10000000000000200000002071A32932.png" manifest:media-type=""/>
  <manifest:file-entry manifest:full-path="Pictures/10000000000000200000002065BB44AA.png" manifest:media-type=""/>
  <manifest:file-entry manifest:full-path="Pictures/100000000000002A0000002472A389D9.png" manifest:media-type=""/>
  <manifest:file-entry manifest:full-path="Pictures/10000000000000240000002601161D7D.png" manifest:media-type=""/>
  <manifest:file-entry manifest:full-path="Pictures/100000000000002A00000022DED81161.png" manifest:media-type=""/>
  <manifest:file-entry manifest:full-path="Pictures/10000000000000260000002660571D2A.png" manifest:media-type=""/>
  <manifest:file-entry manifest:full-path="Pictures/10000000000000260000001A6C09E051.png" manifest:media-type=""/>
  <manifest:file-entry manifest:full-path="Pictures/100000000000002A00000022B6930D1E.png" manifest:media-type=""/>
  <manifest:file-entry manifest:full-path="Pictures/10000000000000260000002279F094A8.png" manifest:media-type=""/>
  <manifest:file-entry manifest:full-path="Pictures/1000000000000020000000205971C0F5.png" manifest:media-type=""/>
  <manifest:file-entry manifest:full-path="Pictures/1000000000000020000000209853EE16.png" manifest:media-type=""/>
  <manifest:file-entry manifest:full-path="Pictures/100000000000002800000024F903B427.png" manifest:media-type=""/>
  <manifest:file-entry manifest:full-path="Pictures/100000000000002800000024BCBDEA74.png" manifest:media-type=""/>
  <manifest:file-entry manifest:full-path="Pictures/10000000000000280000002415691988.png" manifest:media-type=""/>
  <manifest:file-entry manifest:full-path="Pictures/10000000000000200000002079CEF24E.png" manifest:media-type=""/>
  <manifest:file-entry manifest:full-path="Pictures/10000000000000200000001C53F9440B.png" manifest:media-type=""/>
  <manifest:file-entry manifest:full-path="Pictures/10000000000000200000002079BEF19C.png" manifest:media-type=""/>
  <manifest:file-entry manifest:full-path="Pictures/10000000000000240000002068D91727.png" manifest:media-type=""/>
  <manifest:file-entry manifest:full-path="Pictures/100000000000002A0000002417A6C030.png" manifest:media-type=""/>
  <manifest:file-entry manifest:full-path="Pictures/10000000000000200000002046530FA8.png" manifest:media-type=""/>
  <manifest:file-entry manifest:full-path="Pictures/100000000000002000000020C2EE9ADB.png" manifest:media-type=""/>
  <manifest:file-entry manifest:full-path="Pictures/10000000000000260000001EA1AACABE.png" manifest:media-type=""/>
  <manifest:file-entry manifest:full-path="Pictures/10000000000000280000001CF7A42751.png" manifest:media-type=""/>
  <manifest:file-entry manifest:full-path="Pictures/10000000000000280000002442C7D081.png" manifest:media-type=""/>
  <manifest:file-entry manifest:full-path="Pictures/100000000000002600000022B9582EA1.png" manifest:media-type=""/>
  <manifest:file-entry manifest:full-path="Pictures/100000000000002800000024D51F58A9.png" manifest:media-type=""/>
  <manifest:file-entry manifest:full-path="Pictures/100000000000002000000020759975B8.png" manifest:media-type=""/>
  <manifest:file-entry manifest:full-path="Pictures/1000000000000026000000269CA12E8A.png" manifest:media-type=""/>
  <manifest:file-entry manifest:full-path="Pictures/100000000000002A0000001C8F6FA893.png" manifest:media-type=""/>
  <manifest:file-entry manifest:full-path="Pictures/100000000000002600000022201E2B5A.png" manifest:media-type=""/>
  <manifest:file-entry manifest:full-path="Pictures/1000000000000028000000287633341E.png" manifest:media-type=""/>
  <manifest:file-entry manifest:full-path="Pictures/10000000000000280000001C04286731.png" manifest:media-type=""/>
  <manifest:file-entry manifest:full-path="Pictures/100000000000002800000024D8523EAE.png" manifest:media-type=""/>
  <manifest:file-entry manifest:full-path="Pictures/100000000000001E00000020CD972F35.png" manifest:media-type=""/>
  <manifest:file-entry manifest:full-path="Pictures/100000000000002800000028FFD48130.png" manifest:media-type=""/>
  <manifest:file-entry manifest:full-path="Pictures/1000000000000024000000202DBC342C.png" manifest:media-type=""/>
  <manifest:file-entry manifest:full-path="Pictures/100000000000002000000020EE510B64.png" manifest:media-type=""/>
  <manifest:file-entry manifest:full-path="Pictures/100000000000001A0000001AE7719FCA.png" manifest:media-type=""/>
  <manifest:file-entry manifest:full-path="Pictures/100000000000001200000010BE838263.png" manifest:media-type=""/>
  <manifest:file-entry manifest:full-path="Pictures/1000000000000028000000241A96B90F.png" manifest:media-type=""/>
  <manifest:file-entry manifest:full-path="Pictures/100000000000002A00000024E8BA4816.png" manifest:media-type=""/>
  <manifest:file-entry manifest:full-path="Pictures/1000000000000024000000223328DC2C.png" manifest:media-type=""/>
  <manifest:file-entry manifest:full-path="Pictures/100000000000002A0000002046FA9BFC.png" manifest:media-type=""/>
  <manifest:file-entry manifest:full-path="Pictures/10000000000000220000001ECE14E1CD.png" manifest:media-type=""/>
  <manifest:file-entry manifest:full-path="Pictures/100000000000002A0000002461E1512C.png" manifest:media-type=""/>
  <manifest:file-entry manifest:full-path="Pictures/1000000000000022000000223461E8C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lbany AMT1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3.72cm"/>
    </style:style>
    <style:style style:name="co8" style:family="table-column">
      <style:table-column-properties fo:break-before="auto" style:column-width="4.394cm"/>
    </style:style>
    <style:style style:name="co9" style:family="table-column">
      <style:table-column-properties fo:break-before="auto" style:column-width="4.187cm"/>
    </style:style>
    <style:style style:name="co10" style:family="table-column">
      <style:table-column-properties fo:break-before="auto" style:column-width="2.48cm"/>
    </style:style>
    <style:style style:name="co11" style:family="table-column">
      <style:table-column-properties fo:break-before="auto" style:column-width="3.895cm"/>
    </style:style>
    <style:style style:name="co12" style:family="table-column">
      <style:table-column-properties fo:break-before="auto" style:column-width="1.983cm"/>
    </style:style>
    <style:style style:name="co13" style:family="table-column">
      <style:table-column-properties fo:break-before="auto" style:column-width="4.096cm"/>
    </style:style>
    <style:style style:name="co14" style:family="table-column">
      <style:table-column-properties fo:break-before="auto" style:column-width="3.198cm"/>
    </style:style>
    <style:style style:name="co15" style:family="table-column">
      <style:table-column-properties fo:break-before="auto" style:column-width="5.419cm"/>
    </style:style>
    <style:style style:name="co16" style:family="table-column">
      <style:table-column-properties fo:break-before="auto" style:column-width="1.014cm"/>
    </style:style>
    <style:style style:name="co17" style:family="table-column">
      <style:table-column-properties fo:break-before="auto" style:column-width="2.247cm"/>
    </style:style>
    <style:style style:name="co18" style:family="table-column">
      <style:table-column-properties fo:break-before="auto" style:column-width="4.636cm"/>
    </style:style>
    <style:style style:name="co19" style:family="table-column">
      <style:table-column-properties fo:break-before="auto" style:column-width="3.981cm"/>
    </style:style>
    <style:style style:name="co20" style:family="table-column">
      <style:table-column-properties fo:break-before="auto" style:column-width="7.11cm"/>
    </style:style>
    <style:style style:name="co21" style:family="table-column">
      <style:table-column-properties fo:break-before="auto" style:column-width="2.85cm"/>
    </style:style>
    <style:style style:name="co22" style:family="table-column">
      <style:table-column-properties fo:break-before="auto" style:column-width="3.394cm"/>
    </style:style>
    <style:style style:name="co23" style:family="table-column">
      <style:table-column-properties fo:break-before="auto" style:column-width="4.438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7.657cm"/>
    </style:style>
    <style:style style:name="co27" style:family="table-column">
      <style:table-column-properties fo:break-before="auto" style:column-width="3.1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36cm" fo:break-before="auto" style:use-optimal-row-height="false"/>
    </style:style>
    <style:style style:name="ro8" style:family="table-row">
      <style:table-row-properties style:row-height="0.783cm" fo:break-before="auto" style:use-optimal-row-height="false"/>
    </style:style>
    <style:style style:name="ta1" style:family="table" style:master-page-name="PageStyle_5f_polygons">
      <style:table-properties table:display="true" style:writing-mode="lr-tb"/>
    </style:style>
    <style:style style:name="ta2" style:family="table" style:master-page-name="PageStyle_5f_POIs_20__28_GPS_29_">
      <style:table-properties table:display="true" style:writing-mode="lr-tb"/>
    </style:style>
    <style:style style:name="ta3" style:family="table" style:master-page-name="PageStyle_5f_old2">
      <style:table-properties table:display="fals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ccffff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h" style:country-asian="CN" style:font-style-asian="normal" style:font-weight-asian="normal" style:font-name-complex="DejaVu Sans Ligh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font-name="Arial"/>
    </style:style>
    <style:style style:name="ce19" style:family="table-cell" style:parent-style-name="Default">
      <style:text-properties fo:color="#96969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969696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fo:color="#969696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none" draw:fill="none" draw:fill-color="#000000" draw:textarea-horizontal-align="justify" draw:textarea-vertical-align="top" draw:auto-grow-height="false" fo:padding-top="0.056cm" fo:padding-bottom="0.056cm" fo:padding-left="0.056cm" fo:padding-right="0.056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h" style:country-asian="CN" style:font-style-asian="normal" style:font-weight-asian="normal" style:font-name-complex="Albany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fo:font-family="Tahoma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lbany AMT" style:font-size-asian="9pt" style:language-asian="zh" style:country-asian="CN" style:font-style-asian="normal" style:font-weight-asian="bold" style:font-name-complex="Albany AMT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9pt" style:language-asian="zh" style:country-asian="CN" style:font-style-asian="normal" style:font-weight-asian="normal" style:font-name-complex="Albany AMT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olygons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2" office:value-type="string" table:number-columns-spanned="2" table:number-rows-spanned="1">
            <text:p>TK-OSM</text:p>
          </table:table-cell>
          <table:covered-table-cell/>
          <table:table-cell table:style-name="ce3" office:value-type="string" table:number-columns-spanned="2" table:number-rows-spanned="1">
            <text:p>GPSMap76CSx</text:p>
          </table:table-cell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1" office:value-type="string">
            <text:p>Styles c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itmap</text:p>
          </table:table-cell>
          <table:table-cell table:style-name="ce4" office:value-type="string">
            <text:p>Appears as</text:p>
          </table:table-cell>
          <table:table-cell table:style-name="ce4" office:value-type="string">
            <text:p>Text label format</text:p>
          </table:table-cell>
          <table:table-cell table:style-name="ce1" office:value-type="string">
            <office:annotation draw:style-name="gr1" draw:text-style-name="P1" svg:width="3.667cm" svg:height="2.129cm" svg:x="16.063cm" svg:y="0.186cm" draw:caption-point-x="0.616cm" draw:caption-point-y="0.259cm">
              <dc:date>2011-01-18T00:00:00</dc:date>
              <text:p text:style-name="P1"><text:span text:style-name="T1">Charlie Ferrero:</text:span></text:p>
              <text:p text:style-name="P1"><text:span text:style-name="T2">Disambiguation text from Mapsource when a Poi lies on top of a polygon</text:span></text:p>
            </office:annotation>
            <text:p>Mapsource category</text:p>
          </table:table-cell>
          <table:table-cell table:style-name="ce1" office:value-type="string">
            <text:p>cgpsmapper descriptio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x01</text:p>
          </table:table-cell>
          <table:table-cell office:value-type="string">
            <text:p>Stadt</text:p>
          </table:table-cell>
          <table:table-cell/>
          <table:table-cell table:style-name="ce5" office:value-type="string">
            <text:p>No Image</text:p>
          </table:table-cell>
          <table:table-cell table:style-name="ce5" office:value-type="string">
            <text:p>n/a</text:p>
          </table:table-cell>
          <table:table-cell/>
          <table:table-cell office:value-type="string">
            <text:p>City</text:p>
          </table:table-cell>
          <table:table-cell table:number-columns-repeated="1016"/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0x02</text:p>
          </table:table-cell>
          <table:table-cell office:value-type="string">
            <text:p>Siedlung</text:p>
          </table:table-cell>
          <table:table-cell/>
          <table:table-cell table:style-name="ce5" office:value-type="string">
            <text:p>No Image</text:p>
          </table:table-cell>
          <table:table-cell table:style-name="ce5" office:value-type="string">
            <text:p>n/a</text:p>
          </table:table-cell>
          <table:table-cell office:value-type="string">
            <text:p>Cities</text:p>
          </table:table-cell>
          <table:table-cell office:value-type="string">
            <text:p>City</text:p>
          </table:table-cell>
          <table:table-cell table:number-columns-repeated="1016"/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0x03</text:p>
          </table:table-cell>
          <table:table-cell office:value-type="string">
            <text:p>Wohngebiet</text:p>
          </table:table-cell>
          <table:table-cell/>
          <table:table-cell table:style-name="ce5" office:value-type="string">
            <text:p>No Image</text:p>
          </table:table-cell>
          <table:table-cell table:style-name="ce5" office:value-type="string">
            <text:p>n/a</text:p>
          </table:table-cell>
          <table:table-cell/>
          <table:table-cell office:value-type="string">
            <text:p>City</text:p>
          </table:table-cell>
          <table:table-cell table:number-columns-repeated="1016"/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0x04</text:p>
          </table:table-cell>
          <table:table-cell office:value-type="string">
            <text:p>Militärgebiet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 office:value-type="string">
            <text:p>Cities</text:p>
          </table:table-cell>
          <table:table-cell office:value-type="string">
            <text:p>Military</text:p>
          </table:table-cell>
          <table:table-cell table:number-columns-repeated="1016"/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0x05</text:p>
          </table:table-cell>
          <table:table-cell office:value-type="string">
            <text:p>Parkplatz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Parking Lot</text:p>
          </table:table-cell>
          <table:table-cell table:number-columns-repeated="1016"/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0x06</text:p>
          </table:table-cell>
          <table:table-cell office:value-type="string">
            <text:p>Parkhaus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Parking Garage</text:p>
          </table:table-cell>
          <table:table-cell table:number-columns-repeated="1016"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0x07</text:p>
          </table:table-cell>
          <table:table-cell office:value-type="string">
            <text:p>Flughafen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Airport</text:p>
          </table:table-cell>
          <table:table-cell table:number-columns-repeated="1016"/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Einkaufszentrum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 office:value-type="string">
            <text:p>Cities</text:p>
          </table:table-cell>
          <table:table-cell office:value-type="string">
            <text:p>Shopping Center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0x09</text:p>
          </table:table-cell>
          <table:table-cell office:value-type="string">
            <text:p>Anlegestelle/Freizeitpark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Marina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0x0a</text:p>
          </table:table-cell>
          <table:table-cell office:value-type="string">
            <text:p>Universität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University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0x0b</text:p>
          </table:table-cell>
          <table:table-cell office:value-type="string">
            <text:p>Krankenhaus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Hospital</text:p>
          </table:table-cell>
          <table:table-cell table:number-columns-repeated="1016"/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0x0c</text:p>
          </table:table-cell>
          <table:table-cell office:value-type="string">
            <text:p>Industriegebiet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Industrial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0x0d</text:p>
          </table:table-cell>
          <table:table-cell office:value-type="string">
            <text:p><text:s/>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Building</text:p>
          </table:table-cell>
          <table:table-cell table:number-columns-repeated="1016"/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string">
            <text:p>0x0e</text:p>
          </table:table-cell>
          <table:table-cell office:value-type="string">
            <text:p>Flughafen Startbahn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Airport Runway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string">
            <text:p>0x0f</text:p>
          </table:table-cell>
          <table:table-cell office:value-type="string">
            <text:p>Flughafen Gelände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string">
            <text:p>0x10</text:p>
          </table:table-cell>
          <table:table-cell office:value-type="string">
            <text:p>Restaurants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string">
            <text:p>0x11</text:p>
          </table:table-cell>
          <table:table-cell office:value-type="string">
            <text:p>Platz/Square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Fußgängerzone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0x13</text:p>
          </table:table-cell>
          <table:table-cell office:value-type="string">
            <text:p>Pier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 office:value-type="string">
            <text:p>Marine</text:p>
          </table:table-cell>
          <table:table-cell office:value-type="string">
            <text:p>Man-made area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string">
            <text:p>0x14</text:p>
          </table:table-cell>
          <table:table-cell office:value-type="string">
            <text:p>Heide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ational park</text:p>
          </table:table-cell>
          <table:table-cell table:number-columns-repeated="1016"/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string">
            <text:p>0x15</text:p>
          </table:table-cell>
          <table:table-cell office:value-type="string">
            <text:p>Urwald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ational park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Naturreservat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ational park</text:p>
          </table:table-cell>
          <table:table-cell table:number-columns-repeated="1016"/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string">
            <text:p>0x17</text:p>
          </table:table-cell>
          <table:table-cell office:value-type="string">
            <text:p>Wiese, gepflegt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 office:value-type="string">
            <text:p>Marine</text:p>
          </table:table-cell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5]+1"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Golfplatz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string">
            <text:p>0x19</text:p>
          </table:table-cell>
          <table:table-cell office:value-type="string">
            <text:p>Sportkomplex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7]+1" office:value-type="float" office:value="26">
            <text:p>26</text:p>
          </table:table-cell>
          <table:table-cell office:value-type="string">
            <text:p>0x1a</text:p>
          </table:table-cell>
          <table:table-cell office:value-type="string">
            <text:p>Friedhof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7">
            <text:p>27</text:p>
          </table:table-cell>
          <table:table-cell office:value-type="string">
            <text:p>0x1b</text:p>
          </table:table-cell>
          <table:table-cell office:value-type="string">
            <text:p>Spielplatz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Spielfeld (Sport)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9">
            <text:p>29</text:p>
          </table:table-cell>
          <table:table-cell office:value-type="string">
            <text:p>0x1d</text:p>
          </table:table-cell>
          <table:table-cell office:value-type="string">
            <text:p>Laufbahn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1]+1" office:value-type="float" office:value="30">
            <text:p>30</text:p>
          </table:table-cell>
          <table:table-cell office:value-type="string">
            <text:p>0x1e</text:p>
          </table:table-cell>
          <table:table-cell office:value-type="string">
            <text:p>Historic Site</text:p>
          </table:table-cell>
          <table:table-cell/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2]+1" office:value-type="float" office:value="31">
            <text:p>31</text:p>
          </table:table-cell>
          <table:table-cell office:value-type="string">
            <text:p>0x1f</text:p>
          </table:table-cell>
          <table:table-cell office:value-type="string">
            <text:p>Zoo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Zoo/Tiergehege</text:p>
          </table:table-cell>
          <table:table-cell office:value-type="string">
            <text:p>Ja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4]+1"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Stadtmauer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5]+1" office:value-type="float" office:value="34">
            <text:p>34</text:p>
          </table:table-cell>
          <table:table-cell office:value-type="string">
            <text:p>0x22</text:p>
          </table:table-cell>
          <table:table-cell office:value-type="string">
            <text:p>Bahnsteig</text:p>
          </table:table-cell>
          <table:table-cell office:value-type="string">
            <text:p>Nein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6]+1" office:value-type="float" office:value="35">
            <text:p>35</text:p>
          </table:table-cell>
          <table:table-cell office:value-type="string">
            <text:p>0x23</text:p>
          </table:table-cell>
          <table:table-cell table:number-columns-repeated="2" office:value-type="string">
            <text:p><text:s/>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7]+1" office:value-type="float" office:value="36">
            <text:p>36</text:p>
          </table:table-cell>
          <table:table-cell office:value-type="string">
            <text:p>0x24</text:p>
          </table:table-cell>
          <table:table-cell office:value-type="string">
            <text:p>Deponie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7">
            <text:p>37</text:p>
          </table:table-cell>
          <table:table-cell office:value-type="string">
            <text:p>0x25</text:p>
          </table:table-cell>
          <table:table-cell office:value-type="string">
            <text:p>Brachfläche</text:p>
          </table:table-cell>
          <table:table-cell office:value-type="string">
            <text:p>Ja</text:p>
          </table:table-cell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39]+1" office:value-type="float" office:value="38">
            <text:p>38</text:p>
          </table:table-cell>
          <table:table-cell office:value-type="string">
            <text:p>0x26</text:p>
          </table:table-cell>
          <table:table-cell office:value-type="string">
            <text:p>Land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0]+1"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Einzelhandel</text:p>
          </table:table-cell>
          <table:table-cell/>
          <table:table-cell office:value-type="string">
            <text:p>Beige</text:p>
          </table:table-cell>
          <table:table-cell office:value-type="string">
            <text:p>Small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40">
            <text:p>40</text:p>
          </table:table-cell>
          <table:table-cell office:value-type="string">
            <text:p>0x28</text:p>
          </table:table-cell>
          <table:table-cell table:number-columns-repeated="2" office:value-type="string">
            <text:p><text:s/>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Ocean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Eisanbahngelände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3]+1" office:value-type="float" office:value="42">
            <text:p>42</text:p>
          </table:table-cell>
          <table:table-cell office:value-type="string">
            <text:p>0x2a</text:p>
          </table:table-cell>
          <table:table-cell office:value-type="string">
            <text:p>Acker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3">
            <text:p>43</text:p>
          </table:table-cell>
          <table:table-cell office:value-type="string">
            <text:p>0x2b</text:p>
          </table:table-cell>
          <table:table-cell office:value-type="string">
            <text:p>Bauernhof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5]+1" office:value-type="float" office:value="44">
            <text:p>44</text:p>
          </table:table-cell>
          <table:table-cell office:value-type="string">
            <text:p>0x2c</text:p>
          </table:table-cell>
          <table:table-cell office:value-type="string">
            <text:p>Weinanbau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6]+1" office:value-type="float" office:value="45">
            <text:p>45</text:p>
          </table:table-cell>
          <table:table-cell office:value-type="string">
            <text:p>0x2d</text:p>
          </table:table-cell>
          <table:table-cell office:value-type="string">
            <text:p>Steinbruch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7]+1" office:value-type="float" office:value="46">
            <text:p>46</text:p>
          </table:table-cell>
          <table:table-cell office:value-type="string">
            <text:p>0x2e</text:p>
          </table:table-cell>
          <table:table-cell office:value-type="string">
            <text:p>Campingplatz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7">
            <text:p>47</text:p>
          </table:table-cell>
          <table:table-cell office:value-type="string">
            <text:p>0x2f</text:p>
          </table:table-cell>
          <table:table-cell office:value-type="string">
            <text:p>Fahrradständer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49]+1" office:value-type="float" office:value="48">
            <text:p>48</text:p>
          </table:table-cell>
          <table:table-cell office:value-type="string">
            <text:p>0x30</text:p>
          </table:table-cell>
          <table:table-cell office:value-type="string">
            <text:p>Wellenbrecher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0]+1" office:value-type="float" office:value="49">
            <text:p>49</text:p>
          </table:table-cell>
          <table:table-cell office:value-type="string">
            <text:p>0x31</text:p>
          </table:table-cell>
          <table:table-cell office:value-type="string">
            <text:p>Kliff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50">
            <text:p>50</text:p>
          </table:table-cell>
          <table:table-cell office:value-type="string">
            <text:p>0x32</text:p>
          </table:table-cell>
          <table:table-cell office:value-type="string">
            <text:p>Spielplatz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Sea</text:p>
          </table:table-cell>
          <table:table-cell table:number-columns-repeated="1016"/>
        </table:table-row>
        <table:table-row table:style-name="ro1">
          <table:table-cell table:formula="of:=[.A52]+1" office:value-type="float" office:value="51">
            <text:p>51</text:p>
          </table:table-cell>
          <table:table-cell office:value-type="string">
            <text:p>0x33</text:p>
          </table:table-cell>
          <table:table-cell office:value-type="string">
            <text:p>Schwimmbad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2">
            <text:p>52</text:p>
          </table:table-cell>
          <table:table-cell office:value-type="string">
            <text:p>0x34</text:p>
          </table:table-cell>
          <table:table-cell office:value-type="string">
            <text:p>Tiefgarage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3">
            <text:p>53</text:p>
          </table:table-cell>
          <table:table-cell office:value-type="string">
            <text:p>0x35</text:p>
          </table:table-cell>
          <table:table-cell office:value-type="string">
            <text:p>„wilde“ Wiese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4">
            <text:p>54</text:p>
          </table:table-cell>
          <table:table-cell office:value-type="string">
            <text:p>0x36</text:p>
          </table:table-cell>
          <table:table-cell office:value-type="string">
            <text:p>Fixme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0x37</text:p>
          </table:table-cell>
          <table:table-cell office:value-type="string">
            <text:p>Landuse Military</text:p>
          </table:table-cell>
          <table:table-cell office:value-type="string">
            <text:p>Nein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6">
            <text:p>56</text:p>
          </table:table-cell>
          <table:table-cell office:value-type="string">
            <text:p>0x38</text:p>
          </table:table-cell>
          <table:table-cell table:number-columns-repeated="2" office:value-type="string">
            <text:p><text:s/>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8]+1" office:value-type="float" office:value="57">
            <text:p>57</text:p>
          </table:table-cell>
          <table:table-cell office:value-type="string">
            <text:p>0x39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59]+1" office:value-type="float" office:value="58">
            <text:p>58</text:p>
          </table:table-cell>
          <table:table-cell office:value-type="string">
            <text:p>0x3a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60]+1" office:value-type="float" office:value="59">
            <text:p>59</text:p>
          </table:table-cell>
          <table:table-cell office:value-type="string">
            <text:p>0x3b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Unknown</text:p>
          </table:table-cell>
          <table:table-cell table:number-columns-repeated="1016"/>
        </table:table-row>
        <table:table-row table:style-name="ro1">
          <table:table-cell table:formula="of:=[.A61]+1" office:value-type="float" office:value="60">
            <text:p>60</text:p>
          </table:table-cell>
          <table:table-cell office:value-type="string">
            <text:p>0x3c</text:p>
          </table:table-cell>
          <table:table-cell office:value-type="string">
            <text:p>Wasser (See)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2]+1" office:value-type="float" office:value="61">
            <text:p>61</text:p>
          </table:table-cell>
          <table:table-cell office:value-type="string">
            <text:p>0x3d</text:p>
          </table:table-cell>
          <table:table-cell office:value-type="string">
            <text:p>Strand</text:p>
          </table:table-cell>
          <table:table-cell office:value-type="string">
            <text:p>Ja</text:p>
          </table:table-cell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string">
            <text:p>0x3e</text:p>
          </table:table-cell>
          <table:table-cell office:value-type="string">
            <text:p>Wasser (transparent)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4]+1" office:value-type="float" office:value="63">
            <text:p>63</text:p>
          </table:table-cell>
          <table:table-cell office:value-type="string">
            <text:p>0x3f</text:p>
          </table:table-cell>
          <table:table-cell office:value-type="string">
            <text:p>Schwimmbecken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5]+1" office:value-type="float" office:value="64">
            <text:p>64</text:p>
          </table:table-cell>
          <table:table-cell office:value-type="string">
            <text:p>0x40</text:p>
          </table:table-cell>
          <table:table-cell office:value-type="string">
            <text:p>Wasserbecken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6]+1" office:value-type="float" office:value="65">
            <text:p>65</text:p>
          </table:table-cell>
          <table:table-cell office:value-type="string">
            <text:p>0x41</text:p>
          </table:table-cell>
          <table:table-cell office:value-type="string">
            <text:p>Riff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7]+1" office:value-type="float" office:value="66">
            <text:p>66</text:p>
          </table:table-cell>
          <table:table-cell office:value-type="string">
            <text:p>0x42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8]+1" office:value-type="float" office:value="67">
            <text:p>67</text:p>
          </table:table-cell>
          <table:table-cell office:value-type="string">
            <text:p>0x43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69]+1" office:value-type="float" office:value="68">
            <text:p>68</text:p>
          </table:table-cell>
          <table:table-cell office:value-type="string">
            <text:p>0x44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Lake</text:p>
          </table:table-cell>
          <table:table-cell table:number-columns-repeated="1016"/>
        </table:table-row>
        <table:table-row table:style-name="ro1">
          <table:table-cell table:formula="of:=[.A70]+1" office:value-type="float" office:value="69">
            <text:p>69</text:p>
          </table:table-cell>
          <table:table-cell office:value-type="string">
            <text:p>0x45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Blue-Unknown</text:p>
          </table:table-cell>
          <table:table-cell table:number-columns-repeated="1016"/>
        </table:table-row>
        <table:table-row table:style-name="ro1">
          <table:table-cell table:formula="of:=[.A71]+1" office:value-type="float" office:value="70">
            <text:p>70</text:p>
          </table:table-cell>
          <table:table-cell office:value-type="string">
            <text:p>0x46</text:p>
          </table:table-cell>
          <table:table-cell office:value-type="string">
            <text:p>Flußufer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River</text:p>
          </table:table-cell>
          <table:table-cell table:number-columns-repeated="1016"/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&quot;0x&quot;&amp;DEC2HEX([.A73];2)" office:value-type="string" office:string-value="0x47">
            <text:p>0x47</text:p>
          </table:table-cell>
          <table:table-cell office:value-type="string">
            <text:p>Wasserfall</text:p>
          </table:table-cell>
          <table:table-cell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River</text:p>
          </table:table-cell>
          <table:table-cell table:number-columns-repeated="1016"/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&quot;0x&quot;&amp;DEC2HEX([.A74];2)" office:value-type="string" office:string-value="0x48">
            <text:p>0x48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River</text:p>
          </table:table-cell>
          <table:table-cell table:number-columns-repeated="1016"/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&quot;0x&quot;&amp;DEC2HEX([.A75];2)" office:value-type="string" office:string-value="0x49">
            <text:p>0x49</text:p>
          </table:table-cell>
          <table:table-cell table:number-columns-repeated="2"/>
          <table:table-cell office:value-type="string">
            <text:p>Blue</text:p>
          </table:table-cell>
          <table:table-cell office:value-type="string">
            <text:p>Large</text:p>
          </table:table-cell>
          <table:table-cell/>
          <table:table-cell office:value-type="string">
            <text:p>River</text:p>
          </table:table-cell>
          <table:table-cell table:number-columns-repeated="1016"/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&quot;0x&quot;&amp;DEC2HEX([.A76];2)" office:value-type="string" office:string-value="0x4A">
            <text:p>0x4A</text:p>
          </table:table-cell>
          <table:table-cell table:number-columns-repeated="2"/>
          <table:table-cell table:style-name="ce5" office:value-type="string">
            <text:p>No Image</text:p>
          </table:table-cell>
          <table:table-cell table:style-name="ce5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&quot;0x&quot;&amp;DEC2HEX([.A77];2)" office:value-type="string" office:string-value="0x4B">
            <text:p>0x4B</text:p>
          </table:table-cell>
          <table:table-cell office:value-type="string">
            <text:p>Hintergrund</text:p>
          </table:table-cell>
          <table:table-cell/>
          <table:table-cell table:style-name="ce5" office:value-type="string">
            <text:p>No Image</text:p>
          </table:table-cell>
          <table:table-cell table:style-name="ce5" office:value-type="string">
            <text:p>n/a</text:p>
          </table:table-cell>
          <table:table-cell/>
          <table:table-cell office:value-type="string">
            <text:p>Background</text:p>
          </table:table-cell>
          <table:table-cell table:number-columns-repeated="1016"/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&quot;0x&quot;&amp;DEC2HEX([.A78];2)" office:value-type="string" office:string-value="0x4C">
            <text:p>0x4C</text:p>
          </table:table-cell>
          <table:table-cell table:number-columns-repeated="5"/>
          <table:table-cell office:value-type="string">
            <text:p>Intermittent river/lake</text:p>
          </table:table-cell>
          <table:table-cell table:number-columns-repeated="1016"/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&quot;0x&quot;&amp;DEC2HEX([.A79];2)" office:value-type="string" office:string-value="0x4D">
            <text:p>0x4D</text:p>
          </table:table-cell>
          <table:table-cell office:value-type="string">
            <text:p>Gletscher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Glacier</text:p>
          </table:table-cell>
          <table:table-cell table:number-columns-repeated="1016"/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&quot;0x&quot;&amp;DEC2HEX([.A80];2)" office:value-type="string" office:string-value="0x4E">
            <text:p>0x4E</text:p>
          </table:table-cell>
          <table:table-cell office:value-type="string">
            <text:p>Kleingärten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Orchard / plantation</text:p>
          </table:table-cell>
          <table:table-cell table:number-columns-repeated="1016"/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&quot;0x&quot;&amp;DEC2HEX([.A81];2)" office:value-type="string" office:string-value="0x4F">
            <text:p>0x4F</text:p>
          </table:table-cell>
          <table:table-cell office:value-type="string">
            <text:p>Gestrüpp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Scrub</text:p>
          </table:table-cell>
          <table:table-cell table:number-columns-repeated="1016"/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&quot;0x&quot;&amp;DEC2HEX([.A82];2)" office:value-type="string" office:string-value="0x50">
            <text:p>0x50</text:p>
          </table:table-cell>
          <table:table-cell office:value-type="string">
            <text:p>Wald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Woods</text:p>
          </table:table-cell>
          <table:table-cell table:number-columns-repeated="1016"/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&quot;0x&quot;&amp;DEC2HEX([.A83];2)" office:value-type="string" office:string-value="0x51">
            <text:p>0x51</text:p>
          </table:table-cell>
          <table:table-cell office:value-type="string">
            <text:p>Sumpf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Wetland</text:p>
          </table:table-cell>
          <table:table-cell table:number-columns-repeated="1016"/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&quot;0x&quot;&amp;DEC2HEX([.A84];2)" office:value-type="string" office:string-value="0x52">
            <text:p>0x52</text:p>
          </table:table-cell>
          <table:table-cell table:number-columns-repeated="5"/>
          <table:table-cell office:value-type="string">
            <text:p>Tundra</text:p>
          </table:table-cell>
          <table:table-cell table:number-columns-repeated="1016"/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&quot;0x&quot;&amp;DEC2HEX([.A85];2)" office:value-type="string" office:string-value="0x53">
            <text:p>0x53</text:p>
          </table:table-cell>
          <table:table-cell office:value-type="string">
            <text:p>Lose Steine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Fla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x010900</text:p>
          </table:table-cell>
          <table:table-cell office:value-type="string">
            <text:p>Gebäude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0D01</text:p>
          </table:table-cell>
          <table:table-cell office:value-type="string">
            <text:p>Basemap coverage are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F04</text:p>
          </table:table-cell>
          <table:table-cell office:value-type="string">
            <text:p>Überdachung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0F05</text:p>
          </table:table-cell>
          <table:table-cell office:value-type="string">
            <text:p>Garagen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0F06</text:p>
          </table:table-cell>
          <table:table-cell office:value-type="string">
            <text:p>Öffentliches Gebäude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101D</text:p>
          </table:table-cell>
          <table:table-cell office:value-type="string">
            <text:p>Nadelwald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101E</text:p>
          </table:table-cell>
          <table:table-cell office:value-type="string">
            <text:p>Laubwald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x1101F</text:p>
          </table:table-cell>
          <table:table-cell office:value-type="string">
            <text:p>Mischwald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table:formula="of:=[.A85]+1" office:value-type="float" office:value="84">
            <text:p>84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4" office:value-type="string">
            <text:p>END</text:p>
          </table:table-cell>
          <table:table-cell table:number-columns-repeated="1016"/>
        </table:table-row>
        <table:table-row table:style-name="ro1">
          <table:table-cell table:formula="of:=[.A94]+1" office:value-type="float" office:value="85">
            <text:p>85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95]+1" office:value-type="float" office:value="86">
            <text:p>86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96]+1" office:value-type="float" office:value="87">
            <text:p>87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97]+1" office:value-type="float" office:value="88">
            <text:p>88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98]+1" office:value-type="float" office:value="89">
            <text:p>89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99]+1" office:value-type="float" office:value="90">
            <text:p>90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0]+1" office:value-type="float" office:value="91">
            <text:p>91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1]+1" office:value-type="float" office:value="92">
            <text:p>92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2]+1" office:value-type="float" office:value="93">
            <text:p>93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3]+1" office:value-type="float" office:value="94">
            <text:p>94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4]+1" office:value-type="float" office:value="95">
            <text:p>95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5]+1" office:value-type="float" office:value="96">
            <text:p>96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6]+1" office:value-type="float" office:value="97">
            <text:p>97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7]+1" office:value-type="float" office:value="98">
            <text:p>98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8]+1" office:value-type="float" office:value="99">
            <text:p>99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formula="of:=[.A109]+1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lines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2" office:value-type="string" table:number-columns-spanned="2" table:number-rows-spanned="1">
            <text:p>TK-OSM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1" office:value-type="string">
            <text:p>Styles c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itmap</text:p>
          </table:table-cell>
          <table:table-cell table:style-name="ce1" office:value-type="string">
            <text:p>Routingfähig</text:p>
          </table:table-cell>
          <table:table-cell table:style-name="ce9" office:value-type="string">
            <text:p>Garmin</text:p>
          </table:table-cell>
          <table:table-cell table:style-name="ce9" office:value-type="string">
            <text:p>MapSourc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0x00</text:p>
          </table:table-cell>
          <table:table-cell table:style-name="ce1" table:number-columns-repeated="3"/>
          <table:table-cell table:style-name="ce10" office:value-type="string">
            <text:p>Road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x01</text:p>
          </table:table-cell>
          <table:table-cell office:value-type="string">
            <text:p>Autobahn</text:p>
          </table:table-cell>
          <table:table-cell/>
          <table:table-cell office:value-type="string">
            <text:p>Ja</text:p>
          </table:table-cell>
          <table:table-cell office:value-type="string">
            <text:p>Major HWY – thick</text:p>
          </table:table-cell>
          <table:table-cell table:number-columns-repeated="1018"/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string">
            <text:p>0x02</text:p>
          </table:table-cell>
          <table:table-cell office:value-type="string">
            <text:p>Bundestraße</text:p>
          </table:table-cell>
          <table:table-cell/>
          <table:table-cell office:value-type="string">
            <text:p>Ja</text:p>
          </table:table-cell>
          <table:table-cell office:value-type="string">
            <text:p>Principal HWY – thick</text:p>
          </table:table-cell>
          <table:table-cell table:number-columns-repeated="101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string">
            <text:p>0x03</text:p>
          </table:table-cell>
          <table:table-cell office:value-type="string">
            <text:p>Landes-/Staatsstraße</text:p>
          </table:table-cell>
          <table:table-cell/>
          <table:table-cell office:value-type="string">
            <text:p>Ja</text:p>
          </table:table-cell>
          <table:table-cell office:value-type="string">
            <text:p>Principal HWY – medium</text:p>
          </table:table-cell>
          <table:table-cell table:number-columns-repeated="1018"/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string">
            <text:p>0x04</text:p>
          </table:table-cell>
          <table:table-cell office:value-type="string">
            <text:p>Kreisstraße</text:p>
          </table:table-cell>
          <table:table-cell/>
          <table:table-cell office:value-type="string">
            <text:p>Ja</text:p>
          </table:table-cell>
          <table:table-cell office:value-type="string">
            <text:p>Arterial Road – medium</text:p>
          </table:table-cell>
          <table:table-cell table:number-columns-repeated="1018"/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string">
            <text:p>0x05</text:p>
          </table:table-cell>
          <table:table-cell office:value-type="string">
            <text:p>nicht klassifiziert</text:p>
          </table:table-cell>
          <table:table-cell/>
          <table:table-cell office:value-type="string">
            <text:p>Ja</text:p>
          </table:table-cell>
          <table:table-cell office:value-type="string">
            <text:p>Arterial Road – thick</text:p>
          </table:table-cell>
          <table:table-cell table:number-columns-repeated="1018"/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string">
            <text:p>0x06</text:p>
          </table:table-cell>
          <table:table-cell office:value-type="string">
            <text:p>Wohnstraße</text:p>
          </table:table-cell>
          <table:table-cell/>
          <table:table-cell office:value-type="string">
            <text:p>Ja</text:p>
          </table:table-cell>
          <table:table-cell office:value-type="string">
            <text:p>Road – thin (resident street)</text:p>
          </table:table-cell>
          <table:table-cell table:number-columns-repeated="1018"/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string">
            <text:p>0x07</text:p>
          </table:table-cell>
          <table:table-cell office:value-type="string">
            <text:p>Zufahrt</text:p>
          </table:table-cell>
          <table:table-cell/>
          <table:table-cell office:value-type="string">
            <text:p>Ja</text:p>
          </table:table-cell>
          <table:table-cell office:value-type="string">
            <text:p>Alley – thick (private driveway)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Fuß-/Wanderweg</text:p>
          </table:table-cell>
          <table:table-cell/>
          <table:table-cell office:value-type="string">
            <text:p>Ja</text:p>
          </table:table-cell>
          <table:table-cell office:value-type="string">
            <text:p>Ramp, low-speed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string">
            <text:p>0x09</text:p>
          </table:table-cell>
          <table:table-cell office:value-type="string">
            <text:p>Unbekannter Weg</text:p>
          </table:table-cell>
          <table:table-cell/>
          <table:table-cell office:value-type="string">
            <text:p>Ja</text:p>
          </table:table-cell>
          <table:table-cell office:value-type="string">
            <text:p>Ramp, high-speed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string">
            <text:p>0x0a</text:p>
          </table:table-cell>
          <table:table-cell office:value-type="string">
            <text:p>Unbefestigter Weg</text:p>
          </table:table-cell>
          <table:table-cell/>
          <table:table-cell office:value-type="string">
            <text:p>Ja</text:p>
          </table:table-cell>
          <table:table-cell office:value-type="string">
            <text:p>Unpaved Road – thin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string">
            <text:p>0x0b</text:p>
          </table:table-cell>
          <table:table-cell office:value-type="string">
            <text:p>Autobahnauffahrt</text:p>
          </table:table-cell>
          <table:table-cell/>
          <table:table-cell office:value-type="string">
            <text:p>Ja</text:p>
          </table:table-cell>
          <table:table-cell office:value-type="string">
            <text:p>Major HWY Connector – thick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string">
            <text:p>0x0c</text:p>
          </table:table-cell>
          <table:table-cell office:value-type="string">
            <text:p>Kreisverkehr</text:p>
          </table:table-cell>
          <table:table-cell/>
          <table:table-cell office:value-type="string">
            <text:p>Ja</text:p>
          </table:table-cell>
          <table:table-cell office:value-type="string">
            <text:p>Roundabout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string">
            <text:p>0x0d</text:p>
          </table:table-cell>
          <table:table-cell office:value-type="string">
            <text:p>Fußgängerzone</text:p>
          </table:table-cell>
          <table:table-cell/>
          <table:table-cell office:value-type="string">
            <text:p>Ja</text:p>
          </table:table-cell>
          <table:table-cell office:value-type="string">
            <text:p>Pedestrian area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4">
            <text:p>14</text:p>
          </table:table-cell>
          <table:table-cell office:value-type="string">
            <text:p>0x0e</text:p>
          </table:table-cell>
          <table:table-cell office:value-type="string">
            <text:p>asphaltierter Weg</text:p>
          </table:table-cell>
          <table:table-cell/>
          <table:table-cell office:value-type="string">
            <text:p>Ja</text:p>
          </table:table-cell>
          <table:table-cell office:value-type="string">
            <text:p>Trail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string">
            <text:p>0x0f</text:p>
          </table:table-cell>
          <table:table-cell office:value-type="string">
            <text:p>geschotterter Weg</text:p>
          </table:table-cell>
          <table:table-cell/>
          <table:table-cell office:value-type="string">
            <text:p>Ja</text:p>
          </table:table-cell>
          <table:table-cell office:value-type="string">
            <text:p>Major trail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string">
            <text:p>0x10</text:p>
          </table:table-cell>
          <table:table-cell office:value-type="string">
            <text:p>gut befestigter Weg</text:p>
          </table:table-cell>
          <table:table-cell/>
          <table:table-cell office:value-type="string">
            <text:p>Ja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>
            <text:p>17</text:p>
          </table:table-cell>
          <table:table-cell office:value-type="string">
            <text:p>0x11</text:p>
          </table:table-cell>
          <table:table-cell office:value-type="string">
            <text:p>schlecht befestigter Weg</text:p>
          </table:table-cell>
          <table:table-cell/>
          <table:table-cell office:value-type="string">
            <text:p>Ja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string">
            <text:p>0x12</text:p>
          </table:table-cell>
          <table:table-cell office:value-type="string">
            <text:p>kaum befestigter Weg</text:p>
          </table:table-cell>
          <table:table-cell/>
          <table:table-cell office:value-type="string">
            <text:p>Ja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string">
            <text:p>0x13</text:p>
          </table:table-cell>
          <table:table-cell office:value-type="string">
            <text:p>Stufen</text:p>
          </table:table-cell>
          <table:table-cell/>
          <table:table-cell office:value-type="string">
            <text:p>Ja</text:p>
          </table:table-cell>
          <table:table-cell office:value-type="string">
            <text:p>Steep track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string">
            <text:p>0x14</text:p>
          </table:table-cell>
          <table:table-cell office:value-type="string">
            <text:p>Straßenbahn</text:p>
          </table:table-cell>
          <table:table-cell table:number-columns-repeated="2"/>
          <table:table-cell office:value-type="string">
            <text:p>Railroad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string">
            <text:p>0x15</text:p>
          </table:table-cell>
          <table:table-cell office:value-type="string">
            <text:p>Küstenlinie</text:p>
          </table:table-cell>
          <table:table-cell table:number-columns-repeated="2"/>
          <table:table-cell office:value-type="string">
            <text:p>Shoreline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string">
            <text:p>0x16</text:p>
          </table:table-cell>
          <table:table-cell office:value-type="string">
            <text:p>Radweg</text:p>
          </table:table-cell>
          <table:table-cell/>
          <table:table-cell office:value-type="string">
            <text:p>Ja</text:p>
          </table:table-cell>
          <table:table-cell office:value-type="string">
            <text:p>Trail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string">
            <text:p>0x17</text:p>
          </table:table-cell>
          <table:table-cell office:value-type="string">
            <text:p>Reitweg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string">
            <text:p>0x18</text:p>
          </table:table-cell>
          <table:table-cell office:value-type="string">
            <text:p>Bach</text:p>
          </table:table-cell>
          <table:table-cell table:number-columns-repeated="2"/>
          <table:table-cell office:value-type="string">
            <text:p>Stream – thin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25">
            <text:p>25</text:p>
          </table:table-cell>
          <table:table-cell office:value-type="string">
            <text:p>0x19</text:p>
          </table:table-cell>
          <table:table-cell table:number-columns-repeated="3"/>
          <table:table-cell office:value-type="string">
            <text:p>Time-Zone</text:p>
          </table:table-cell>
          <table:table-cell table:number-columns-repeated="1018"/>
        </table:table-row>
        <table:table-row table:style-name="ro1">
          <table:table-cell table:formula="of:=[.A28]+1" office:value-type="float" office:value="26">
            <text:p>26</text:p>
          </table:table-cell>
          <table:table-cell office:value-type="string">
            <text:p>0x1a</text:p>
          </table:table-cell>
          <table:table-cell office:value-type="string">
            <text:p>Fähre</text:p>
          </table:table-cell>
          <table:table-cell/>
          <table:table-cell office:value-type="string">
            <text:p>Ja</text:p>
          </table:table-cell>
          <table:table-cell office:value-type="string">
            <text:p>Ferry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27">
            <text:p>27</text:p>
          </table:table-cell>
          <table:table-cell office:value-type="string">
            <text:p>0x1b</text:p>
          </table:table-cell>
          <table:table-cell office:value-type="string">
            <text:p>Haltestelle/Plattform/Pier</text:p>
          </table:table-cell>
          <table:table-cell/>
          <table:table-cell office:value-type="string">
            <text:p>Ja</text:p>
          </table:table-cell>
          <table:table-cell office:value-type="string">
            <text:p>Ferry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28">
            <text:p>28</text:p>
          </table:table-cell>
          <table:table-cell office:value-type="string">
            <text:p>0x1c</text:p>
          </table:table-cell>
          <table:table-cell office:value-type="string">
            <text:p>Grenze</text:p>
          </table:table-cell>
          <table:table-cell table:number-columns-repeated="2"/>
          <table:table-cell office:value-type="string">
            <text:p>Political Boundary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29">
            <text:p>29</text:p>
          </table:table-cell>
          <table:table-cell office:value-type="string">
            <text:p>0x1d</text:p>
          </table:table-cell>
          <table:table-cell office:value-type="string">
            <text:p>Grenze (Bundesländer)</text:p>
          </table:table-cell>
          <table:table-cell table:number-columns-repeated="2"/>
          <table:table-cell office:value-type="string">
            <text:p>Country Boundary</text:p>
          </table:table-cell>
          <table:table-cell table:number-columns-repeated="1018"/>
        </table:table-row>
        <table:table-row table:style-name="ro1">
          <table:table-cell table:formula="of:=[.A32]+1" office:value-type="float" office:value="30">
            <text:p>30</text:p>
          </table:table-cell>
          <table:table-cell office:value-type="string">
            <text:p>0x1e</text:p>
          </table:table-cell>
          <table:table-cell office:value-type="string">
            <text:p>Nationale Grenze</text:p>
          </table:table-cell>
          <table:table-cell table:number-columns-repeated="2"/>
          <table:table-cell office:value-type="string">
            <text:p>International Boundary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31">
            <text:p>31</text:p>
          </table:table-cell>
          <table:table-cell office:value-type="string">
            <text:p>0x1f</text:p>
          </table:table-cell>
          <table:table-cell office:value-type="string">
            <text:p>Fluß/Kanal</text:p>
          </table:table-cell>
          <table:table-cell table:number-columns-repeated="2"/>
          <table:table-cell office:value-type="string">
            <text:p>River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32">
            <text:p>32</text:p>
          </table:table-cell>
          <table:table-cell office:value-type="string">
            <text:p>0x20</text:p>
          </table:table-cell>
          <table:table-cell office:value-type="string">
            <text:p>Höhenlinie</text:p>
          </table:table-cell>
          <table:table-cell table:number-columns-repeated="2"/>
          <table:table-cell office:value-type="string">
            <text:p>Land Contour – thin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33">
            <text:p>33</text:p>
          </table:table-cell>
          <table:table-cell office:value-type="string">
            <text:p>0x21</text:p>
          </table:table-cell>
          <table:table-cell office:value-type="string">
            <text:p>Höhenlinie</text:p>
          </table:table-cell>
          <table:table-cell table:number-columns-repeated="2"/>
          <table:table-cell office:value-type="string">
            <text:p>Land Contour – medium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34">
            <text:p>34</text:p>
          </table:table-cell>
          <table:table-cell office:value-type="string">
            <text:p>0x22</text:p>
          </table:table-cell>
          <table:table-cell office:value-type="string">
            <text:p>Höhenlinie</text:p>
          </table:table-cell>
          <table:table-cell table:number-columns-repeated="2"/>
          <table:table-cell office:value-type="string">
            <text:p>Land Contour – thick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35">
            <text:p>35</text:p>
          </table:table-cell>
          <table:table-cell office:value-type="string">
            <text:p>0x23</text:p>
          </table:table-cell>
          <table:table-cell table:number-columns-repeated="3"/>
          <table:table-cell office:value-type="string">
            <text:p>Depth Contour – thin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36">
            <text:p>36</text:p>
          </table:table-cell>
          <table:table-cell office:value-type="string">
            <text:p>0x24</text:p>
          </table:table-cell>
          <table:table-cell table:number-columns-repeated="3"/>
          <table:table-cell office:value-type="string">
            <text:p>Depth Contour – medium</text:p>
          </table:table-cell>
          <table:table-cell table:number-columns-repeated="1018"/>
        </table:table-row>
        <table:table-row table:style-name="ro1">
          <table:table-cell table:formula="of:=[.A39]+1" office:value-type="float" office:value="37">
            <text:p>37</text:p>
          </table:table-cell>
          <table:table-cell office:value-type="string">
            <text:p>0x25</text:p>
          </table:table-cell>
          <table:table-cell table:number-columns-repeated="3"/>
          <table:table-cell office:value-type="string">
            <text:p>Depth Contour – thick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38">
            <text:p>38</text:p>
          </table:table-cell>
          <table:table-cell office:value-type="string">
            <text:p>0x26</text:p>
          </table:table-cell>
          <table:table-cell table:number-columns-repeated="3"/>
          <table:table-cell office:value-type="string">
            <text:p>Intermittent River (stream/ditch)</text:p>
          </table:table-cell>
          <table:table-cell table:number-columns-repeated="1018"/>
        </table:table-row>
        <table:table-row table:style-name="ro1">
          <table:table-cell table:formula="of:=[.A41]+1" office:value-type="float" office:value="39">
            <text:p>39</text:p>
          </table:table-cell>
          <table:table-cell office:value-type="string">
            <text:p>0x27</text:p>
          </table:table-cell>
          <table:table-cell office:value-type="string">
            <text:p>Startbahn/Runway</text:p>
          </table:table-cell>
          <table:table-cell table:number-columns-repeated="2"/>
          <table:table-cell office:value-type="string">
            <text:p>Airport runway centerline</text:p>
          </table:table-cell>
          <table:table-cell table:number-columns-repeated="1018"/>
        </table:table-row>
        <table:table-row table:style-name="ro1">
          <table:table-cell table:formula="of:=[.A42]+1" office:value-type="float" office:value="40">
            <text:p>40</text:p>
          </table:table-cell>
          <table:table-cell office:value-type="string">
            <text:p>0x28</text:p>
          </table:table-cell>
          <table:table-cell office:value-type="string">
            <text:p>Pipeline</text:p>
          </table:table-cell>
          <table:table-cell table:number-columns-repeated="2"/>
          <table:table-cell office:value-type="string">
            <text:p>Pipeline (oil or water)</text:p>
          </table:table-cell>
          <table:table-cell table:number-columns-repeated="1018"/>
        </table:table-row>
        <table:table-row table:style-name="ro1">
          <table:table-cell table:formula="of:=[.A43]+1" office:value-type="float" office:value="41">
            <text:p>41</text:p>
          </table:table-cell>
          <table:table-cell office:value-type="string">
            <text:p>0x29</text:p>
          </table:table-cell>
          <table:table-cell office:value-type="string">
            <text:p>Stromleitung</text:p>
          </table:table-cell>
          <table:table-cell table:number-columns-repeated="2"/>
          <table:table-cell office:value-type="string">
            <text:p>Power line</text:p>
          </table:table-cell>
          <table:table-cell/>
          <table:table-cell office:value-type="string">
            <text:p>Text bis 300m Angezeigt</text:p>
          </table:table-cell>
          <table:table-cell table:number-columns-repeated="1016"/>
        </table:table-row>
        <table:table-row table:style-name="ro2">
          <table:table-cell table:formula="of:=[.A44]+1" office:value-type="float" office:value="42">
            <text:p>42</text:p>
          </table:table-cell>
          <table:table-cell office:value-type="string">
            <text:p>0x2a</text:p>
          </table:table-cell>
          <table:table-cell office:value-type="string">
            <text:p>Marina Außenbegrenzung</text:p>
          </table:table-cell>
          <table:table-cell table:number-columns-repeated="2"/>
          <table:table-cell office:value-type="string">
            <text:p>Marine boundary (no line)</text:p>
          </table:table-cell>
          <table:table-cell table:number-columns-repeated="1018"/>
        </table:table-row>
        <table:table-row table:style-name="ro1">
          <table:table-cell table:formula="of:=[.A45]+1" office:value-type="float" office:value="43">
            <text:p>43</text:p>
          </table:table-cell>
          <table:table-cell office:value-type="string">
            <text:p>0x2b</text:p>
          </table:table-cell>
          <table:table-cell table:number-columns-repeated="3"/>
          <table:table-cell office:value-type="string">
            <text:p>Marine hazard (no line)</text:p>
          </table:table-cell>
          <table:table-cell table:number-columns-repeated="1018"/>
        </table:table-row>
        <table:table-row table:style-name="ro1">
          <table:table-cell table:formula="of:=[.A46]+1" office:value-type="float" office:value="44">
            <text:p>44</text:p>
          </table:table-cell>
          <table:table-cell office:value-type="string">
            <text:p>0x2c</text:p>
          </table:table-cell>
          <table:table-cell office:value-type="string">
            <text:p>Stadtmauer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2">
          <table:table-cell table:formula="of:=[.A47]+1" office:value-type="float" office:value="45">
            <text:p>45</text:p>
          </table:table-cell>
          <table:table-cell office:value-type="string">
            <text:p>0x2d</text:p>
          </table:table-cell>
          <table:table-cell office:value-type="string">
            <text:p>Taxiway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4">
          <table:table-cell table:formula="of:=[.A48]+1" office:value-type="float" office:value="46">
            <text:p>46</text:p>
          </table:table-cell>
          <table:table-cell office:value-type="string">
            <text:p>0x2e</text:p>
          </table:table-cell>
          <table:table-cell table:number-columns-repeated="4"/>
          <table:table-cell office:value-type="string">
            <text:p>Nein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7">
            <text:p>47</text:p>
          </table:table-cell>
          <table:table-cell office:value-type="string">
            <text:p>0x2f</text:p>
          </table:table-cell>
          <table:table-cell table:number-columns-repeated="1022"/>
        </table:table-row>
        <table:table-row table:style-name="ro1">
          <table:table-cell table:formula="of:=[.A50]+1" office:value-type="float" office:value="48">
            <text:p>48</text:p>
          </table:table-cell>
          <table:table-cell office:value-type="string">
            <text:p>0x30</text:p>
          </table:table-cell>
          <table:table-cell office:value-type="string">
            <text:p>Wellenbrecher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table:formula="of:=[.A51]+1" office:value-type="float" office:value="49">
            <text:p>49</text:p>
          </table:table-cell>
          <table:table-cell office:value-type="string">
            <text:p>0x31</text:p>
          </table:table-cell>
          <table:table-cell office:value-type="string">
            <text:p>Kliff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table:formula="of:=[.A52]+1" office:value-type="float" office:value="50">
            <text:p>50</text:p>
          </table:table-cell>
          <table:table-cell office:value-type="string">
            <text:p>0x32</text:p>
          </table:table-cell>
          <table:table-cell office:value-type="string">
            <text:p>Mauer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Nein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1">
            <text:p>51</text:p>
          </table:table-cell>
          <table:table-cell office:value-type="string">
            <text:p>0x33</text:p>
          </table:table-cell>
          <table:table-cell office:value-type="string">
            <text:p>Zaun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table:formula="of:=[.A54]+1" office:value-type="float" office:value="52">
            <text:p>52</text:p>
          </table:table-cell>
          <table:table-cell office:value-type="string">
            <text:p>0x34</text:p>
          </table:table-cell>
          <table:table-cell office:value-type="string">
            <text:p>Hecke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4">
          <table:table-cell table:formula="of:=[.A55]+1" office:value-type="float" office:value="53">
            <text:p>53</text:p>
          </table:table-cell>
          <table:table-cell office:value-type="string">
            <text:p>0x35</text:p>
          </table:table-cell>
          <table:table-cell office:value-type="string">
            <text:p>Laufbahn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4">
          <table:table-cell table:formula="of:=[.A56]+1" office:value-type="float" office:value="54">
            <text:p>54</text:p>
          </table:table-cell>
          <table:table-cell office:value-type="string">
            <text:p>0x36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5">
            <text:p>55</text:p>
          </table:table-cell>
          <table:table-cell office:value-type="string">
            <text:p>0x37</text:p>
          </table:table-cell>
          <table:table-cell table:number-columns-repeated="4"/>
          <table:table-cell office:value-type="string">
            <text:p>Not shown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6">
            <text:p>56</text:p>
          </table:table-cell>
          <table:table-cell office:value-type="string">
            <text:p>0x38</text:p>
          </table:table-cell>
          <table:table-cell office:value-type="string">
            <text:p>Seilbahn</text:p>
          </table:table-cell>
          <table:table-cell office:value-type="string">
            <text:p>Ja</text:p>
          </table:table-cell>
          <table:table-cell table:number-columns-repeated="1020"/>
        </table:table-row>
        <table:table-row table:style-name="ro1">
          <table:table-cell table:formula="of:=[.A59]+1" office:value-type="float" office:value="57">
            <text:p>57</text:p>
          </table:table-cell>
          <table:table-cell office:value-type="string">
            <text:p>0x39</text:p>
          </table:table-cell>
          <table:table-cell table:number-columns-repeated="4"/>
          <table:table-cell office:value-type="string">
            <text:p>Not shown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8">
            <text:p>58</text:p>
          </table:table-cell>
          <table:table-cell office:value-type="string">
            <text:p>0x3a</text:p>
          </table:table-cell>
          <table:table-cell table:number-columns-repeated="4"/>
          <table:table-cell office:value-type="string">
            <text:p>Not shown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59">
            <text:p>59</text:p>
          </table:table-cell>
          <table:table-cell office:value-type="string">
            <text:p>0x3b</text:p>
          </table:table-cell>
          <table:table-cell table:number-columns-repeated="1022"/>
        </table:table-row>
        <table:table-row table:style-name="ro1">
          <table:table-cell table:formula="of:=[.A62]+1" office:value-type="float" office:value="60">
            <text:p>60</text:p>
          </table:table-cell>
          <table:table-cell office:value-type="string">
            <text:p>0x3c</text:p>
          </table:table-cell>
          <table:table-cell table:number-columns-repeated="1022"/>
        </table:table-row>
        <table:table-row table:style-name="ro1">
          <table:table-cell table:formula="of:=[.A63]+1" office:value-type="float" office:value="61">
            <text:p>61</text:p>
          </table:table-cell>
          <table:table-cell office:value-type="string">
            <text:p>0x3d</text:p>
          </table:table-cell>
          <table:table-cell table:number-columns-repeated="1022"/>
        </table:table-row>
        <table:table-row table:style-name="ro1">
          <table:table-cell table:formula="of:=[.A64]+1" office:value-type="float" office:value="62">
            <text:p>62</text:p>
          </table:table-cell>
          <table:table-cell office:value-type="string">
            <text:p>0x3e</text:p>
          </table:table-cell>
          <table:table-cell table:number-columns-repeated="1022"/>
        </table:table-row>
        <table:table-row table:style-name="ro1">
          <table:table-cell table:formula="of:=[.A65]+1" office:value-type="float" office:value="63">
            <text:p>63</text:p>
          </table:table-cell>
          <table:table-cell office:value-type="string">
            <text:p>0x3f</text:p>
          </table:table-cell>
          <table:table-cell table:number-columns-repeated="1022"/>
        </table:table-row>
        <table:table-row table:style-name="ro1">
          <table:table-cell table:formula="of:=[.A66]+1" office:value-type="float" office:value="64">
            <text:p>64</text:p>
          </table:table-cell>
          <table:table-cell office:value-type="string">
            <text:p>0x40</text:p>
          </table:table-cell>
          <table:table-cell table:number-columns-repeated="1022"/>
        </table:table-row>
        <table:table-row table:style-name="ro1">
          <table:table-cell table:formula="of:=[.A67]+1" office:value-type="float" office:value="65">
            <text:p>65</text:p>
          </table:table-cell>
          <table:table-cell office:value-type="string">
            <text:p>0x41</text:p>
          </table:table-cell>
          <table:table-cell table:number-columns-repeated="1022"/>
        </table:table-row>
        <table:table-row table:style-name="ro1">
          <table:table-cell table:formula="of:=[.A68]+1" office:value-type="float" office:value="66">
            <text:p>66</text:p>
          </table:table-cell>
          <table:table-cell office:value-type="string">
            <text:p>0x42</text:p>
          </table:table-cell>
          <table:table-cell table:number-columns-repeated="1022"/>
        </table:table-row>
        <table:table-row table:style-name="ro1">
          <table:table-cell table:formula="of:=[.A69]+1" office:value-type="float" office:value="67">
            <text:p>67</text:p>
          </table:table-cell>
          <table:table-cell office:value-type="string">
            <text:p>0x43</text:p>
          </table:table-cell>
          <table:table-cell table:number-columns-repeated="1022"/>
        </table:table-row>
        <table:table-row table:style-name="ro1">
          <table:table-cell table:formula="of:=[.A70]+1" office:value-type="float" office:value="68">
            <text:p>68</text:p>
          </table:table-cell>
          <table:table-cell office:value-type="string">
            <text:p>0x44</text:p>
          </table:table-cell>
          <table:table-cell table:number-columns-repeated="1022"/>
        </table:table-row>
        <table:table-row table:style-name="ro1">
          <table:table-cell table:formula="of:=[.A71]+1" office:value-type="float" office:value="69">
            <text:p>69</text:p>
          </table:table-cell>
          <table:table-cell office:value-type="string">
            <text:p>0x45</text:p>
          </table:table-cell>
          <table:table-cell table:number-columns-repeated="1022"/>
        </table:table-row>
        <table:table-row table:style-name="ro1">
          <table:table-cell table:formula="of:=[.A72]+1" office:value-type="float" office:value="70">
            <text:p>70</text:p>
          </table:table-cell>
          <table:table-cell office:value-type="string">
            <text:p>0x46</text:p>
          </table:table-cell>
          <table:table-cell table:number-columns-repeated="1022"/>
        </table:table-row>
        <table:table-row table:style-name="ro1">
          <table:table-cell table:formula="of:=[.A73]+1" office:value-type="float" office:value="71">
            <text:p>71</text:p>
          </table:table-cell>
          <table:table-cell table:formula="of:=&quot;0x&quot;&amp;DEC2HEX([.A74];2)" office:value-type="string" office:string-value="0x47">
            <text:p>0x47</text:p>
          </table:table-cell>
          <table:table-cell table:number-columns-repeated="1022"/>
        </table:table-row>
        <table:table-row table:style-name="ro1">
          <table:table-cell table:formula="of:=[.A74]+1" office:value-type="float" office:value="72">
            <text:p>72</text:p>
          </table:table-cell>
          <table:table-cell table:formula="of:=&quot;0x&quot;&amp;DEC2HEX([.A75];2)" office:value-type="string" office:string-value="0x48">
            <text:p>0x48</text:p>
          </table:table-cell>
          <table:table-cell table:number-columns-repeated="1022"/>
        </table:table-row>
        <table:table-row table:style-name="ro1">
          <table:table-cell table:formula="of:=[.A75]+1" office:value-type="float" office:value="73">
            <text:p>73</text:p>
          </table:table-cell>
          <table:table-cell table:formula="of:=&quot;0x&quot;&amp;DEC2HEX([.A76];2)" office:value-type="string" office:string-value="0x49">
            <text:p>0x49</text:p>
          </table:table-cell>
          <table:table-cell table:number-columns-repeated="1022"/>
        </table:table-row>
        <table:table-row table:style-name="ro1">
          <table:table-cell table:formula="of:=[.A76]+1" office:value-type="float" office:value="74">
            <text:p>74</text:p>
          </table:table-cell>
          <table:table-cell table:formula="of:=&quot;0x&quot;&amp;DEC2HEX([.A77];2)" office:value-type="string" office:string-value="0x4A">
            <text:p>0x4A</text:p>
          </table:table-cell>
          <table:table-cell table:number-columns-repeated="1022"/>
        </table:table-row>
        <table:table-row table:style-name="ro1">
          <table:table-cell table:formula="of:=[.A77]+1" office:value-type="float" office:value="75">
            <text:p>75</text:p>
          </table:table-cell>
          <table:table-cell table:formula="of:=&quot;0x&quot;&amp;DEC2HEX([.A78];2)" office:value-type="string" office:string-value="0x4B">
            <text:p>0x4B</text:p>
          </table:table-cell>
          <table:table-cell table:number-columns-repeated="1022"/>
        </table:table-row>
        <table:table-row table:style-name="ro1">
          <table:table-cell table:formula="of:=[.A78]+1" office:value-type="float" office:value="76">
            <text:p>76</text:p>
          </table:table-cell>
          <table:table-cell table:formula="of:=&quot;0x&quot;&amp;DEC2HEX([.A79];2)" office:value-type="string" office:string-value="0x4C">
            <text:p>0x4C</text:p>
          </table:table-cell>
          <table:table-cell table:number-columns-repeated="1022"/>
        </table:table-row>
        <table:table-row table:style-name="ro1">
          <table:table-cell table:formula="of:=[.A79]+1" office:value-type="float" office:value="77">
            <text:p>77</text:p>
          </table:table-cell>
          <table:table-cell table:formula="of:=&quot;0x&quot;&amp;DEC2HEX([.A80];2)" office:value-type="string" office:string-value="0x4D">
            <text:p>0x4D</text:p>
          </table:table-cell>
          <table:table-cell table:number-columns-repeated="1022"/>
        </table:table-row>
        <table:table-row table:style-name="ro1">
          <table:table-cell table:formula="of:=[.A80]+1" office:value-type="float" office:value="78">
            <text:p>78</text:p>
          </table:table-cell>
          <table:table-cell table:formula="of:=&quot;0x&quot;&amp;DEC2HEX([.A81];2)" office:value-type="string" office:string-value="0x4E">
            <text:p>0x4E</text:p>
          </table:table-cell>
          <table:table-cell table:number-columns-repeated="1022"/>
        </table:table-row>
        <table:table-row table:style-name="ro1">
          <table:table-cell table:formula="of:=[.A81]+1" office:value-type="float" office:value="79">
            <text:p>79</text:p>
          </table:table-cell>
          <table:table-cell table:formula="of:=&quot;0x&quot;&amp;DEC2HEX([.A82];2)" office:value-type="string" office:string-value="0x4F">
            <text:p>0x4F</text:p>
          </table:table-cell>
          <table:table-cell table:number-columns-repeated="1022"/>
        </table:table-row>
        <table:table-row table:style-name="ro1">
          <table:table-cell table:formula="of:=[.A82]+1" office:value-type="float" office:value="80">
            <text:p>80</text:p>
          </table:table-cell>
          <table:table-cell table:formula="of:=&quot;0x&quot;&amp;DEC2HEX([.A83];2)" office:value-type="string" office:string-value="0x50">
            <text:p>0x50</text:p>
          </table:table-cell>
          <table:table-cell table:number-columns-repeated="1022"/>
        </table:table-row>
        <table:table-row table:style-name="ro1">
          <table:table-cell table:formula="of:=[.A83]+1" office:value-type="float" office:value="81">
            <text:p>81</text:p>
          </table:table-cell>
          <table:table-cell table:formula="of:=&quot;0x&quot;&amp;DEC2HEX([.A84];2)" office:value-type="string" office:string-value="0x51">
            <text:p>0x51</text:p>
          </table:table-cell>
          <table:table-cell table:number-columns-repeated="1022"/>
        </table:table-row>
        <table:table-row table:style-name="ro1">
          <table:table-cell table:formula="of:=[.A84]+1" office:value-type="float" office:value="82">
            <text:p>82</text:p>
          </table:table-cell>
          <table:table-cell table:formula="of:=&quot;0x&quot;&amp;DEC2HEX([.A85];2)" office:value-type="string" office:string-value="0x52">
            <text:p>0x52</text:p>
          </table:table-cell>
          <table:table-cell table:number-columns-repeated="1022"/>
        </table:table-row>
        <table:table-row table:style-name="ro1">
          <table:table-cell table:formula="of:=[.A85]+1" office:value-type="float" office:value="83">
            <text:p>83</text:p>
          </table:table-cell>
          <table:table-cell table:formula="of:=&quot;0x&quot;&amp;DEC2HEX([.A86];2)" office:value-type="string" office:string-value="0x53">
            <text:p>0x5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0x10101</text:p>
          </table:table-cell>
          <table:table-cell office:value-type="string">
            <text:p>Brücke, 8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02</text:p>
          </table:table-cell>
          <table:table-cell office:value-type="string">
            <text:p>Brücke, 6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03</text:p>
          </table:table-cell>
          <table:table-cell office:value-type="string">
            <text:p>Brücke, 5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04</text:p>
          </table:table-cell>
          <table:table-cell office:value-type="string">
            <text:p>Brücke, 4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05</text:p>
          </table:table-cell>
          <table:table-cell office:value-type="string">
            <text:p>Brücke, 3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06</text:p>
          </table:table-cell>
          <table:table-cell office:value-type="string">
            <text:p>Brücke, 7px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0x1010a</text:p>
          </table:table-cell>
          <table:table-cell office:value-type="string">
            <text:p>Oneway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0x1010e</text:p>
          </table:table-cell>
          <table:table-cell office:value-type="string">
            <text:p>Wasserfall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0x1010f</text:p>
          </table:table-cell>
          <table:table-cell office:value-type="string">
            <text:p>Straße im Ba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1</text:p>
          </table:table-cell>
          <table:table-cell office:value-type="string">
            <text:p>Tunnel, 8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2</text:p>
          </table:table-cell>
          <table:table-cell office:value-type="string">
            <text:p>Tunnel, 7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3</text:p>
          </table:table-cell>
          <table:table-cell office:value-type="string">
            <text:p>Tunnel, 6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4</text:p>
          </table:table-cell>
          <table:table-cell office:value-type="string">
            <text:p>Tunnel, 5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5</text:p>
          </table:table-cell>
          <table:table-cell office:value-type="string">
            <text:p>Tunnel, 4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116</text:p>
          </table:table-cell>
          <table:table-cell office:value-type="string">
            <text:p>Tunnel, 3p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200</text:p>
          </table:table-cell>
          <table:table-cell office:value-type="string">
            <text:p>Zugli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201</text:p>
          </table:table-cell>
          <table:table-cell office:value-type="string">
            <text:p>U-Bahn-Li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202</text:p>
          </table:table-cell>
          <table:table-cell office:value-type="string">
            <text:p>Straßenbahnli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203</text:p>
          </table:table-cell>
          <table:table-cell office:value-type="string">
            <text:p>Busli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a00</text:p>
          </table:table-cell>
          <table:table-cell office:value-type="string">
            <text:p>In Ba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a01</text:p>
          </table:table-cell>
          <table:table-cell office:value-type="string">
            <text:p>Schienen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a02</text:p>
          </table:table-cell>
          <table:table-cell office:value-type="string">
            <text:p>ehemaliger Schienen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a03</text:p>
          </table:table-cell>
          <table:table-cell office:value-type="string">
            <text:p>abgebauter Schienen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0</text:p>
          </table:table-cell>
          <table:table-cell office:value-type="string">
            <text:p>Internationaler Rad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1</text:p>
          </table:table-cell>
          <table:table-cell office:value-type="string">
            <text:p>Nationaler Rad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2</text:p>
          </table:table-cell>
          <table:table-cell office:value-type="string">
            <text:p>Regionaler Rad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3</text:p>
          </table:table-cell>
          <table:table-cell office:value-type="string">
            <text:p>Lokaler Rad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6</text:p>
          </table:table-cell>
          <table:table-cell office:value-type="string">
            <text:p>Internationaler Wander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7</text:p>
          </table:table-cell>
          <table:table-cell office:value-type="string">
            <text:p>Nationaler Wander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8</text:p>
          </table:table-cell>
          <table:table-cell office:value-type="string">
            <text:p>Regionaler Wanderwe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c09</text:p>
          </table:table-cell>
          <table:table-cell office:value-type="string">
            <text:p>Lokaler Wanderweg</text:p>
          </table:table-cell>
          <table:table-cell table:number-columns-repeated="1021"/>
        </table:table-row>
        <table:table-row table:style-name="ro1">
          <table:table-cell table:formula="of:=[.A86]+1" office:value-type="float" office:value="84">
            <text:p>84</text:p>
          </table:table-cell>
          <table:table-cell office:value-type="string">
            <text:p>0x10e18</text:p>
          </table:table-cell>
          <table:table-cell office:value-type="string">
            <text:p>Tunnel</text:p>
          </table:table-cell>
          <table:table-cell table:number-columns-repeated="1021"/>
        </table:table-row>
        <table:table-row table:style-name="ro1">
          <table:table-cell table:formula="of:=[.A118]+1" office:value-type="float" office:value="85">
            <text:p>85</text:p>
          </table:table-cell>
          <table:table-cell office:value-type="string">
            <text:p>0x10e1D</text:p>
          </table:table-cell>
          <table:table-cell office:value-type="string">
            <text:p>Brücke</text:p>
          </table:table-cell>
          <table:table-cell table:number-columns-repeated="1021"/>
        </table:table-row>
        <table:table-row table:style-name="ro1">
          <table:table-cell table:formula="of:=[.A119]+1" office:value-type="float" office:value="86">
            <text:p>86</text:p>
          </table:table-cell>
          <table:table-cell office:value-type="string">
            <text:p>0x10f00</text:p>
          </table:table-cell>
          <table:table-cell office:value-type="string">
            <text:p>Damm/Embankme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0x10f01</text:p>
          </table:table-cell>
          <table:table-cell office:value-type="string">
            <text:p>Autobahn/high zoomlev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f02</text:p>
          </table:table-cell>
          <table:table-cell office:value-type="string">
            <text:p>Bundestraße/h.z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x10f03</text:p>
          </table:table-cell>
          <table:table-cell office:value-type="string">
            <text:p>Landes-/Staatsstraße/h.z.</text:p>
          </table:table-cell>
          <table:table-cell table:number-columns-repeated="1021"/>
        </table:table-row>
        <table:table-row table:style-name="ro1">
          <table:table-cell table:formula="of:=[.A120]+1" office:value-type="float" office:value="87">
            <text:p>87</text:p>
          </table:table-cell>
          <table:table-cell office:value-type="string">
            <text:p>0x10f08</text:p>
          </table:table-cell>
          <table:table-cell office:value-type="string">
            <text:p>Wehr</text:p>
          </table:table-cell>
          <table:table-cell table:number-columns-repeated="1021"/>
        </table:table-row>
        <table:table-row table:style-name="ro1">
          <table:table-cell table:formula="of:=[#REF!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25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26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27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28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29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0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1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2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3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0">
            <text:p>#REF!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0">
            <text:p>#REF!</text:p>
          </table:table-cell>
          <table:table-cell table:number-columns-repeated="1023"/>
        </table:table-row>
      </table:table>
      <table:table table:name="POIs (GPS)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7" table:default-cell-style-name="Default"/>
        <table:table-row table:style-name="ro5">
          <table:table-cell table:style-name="ce1" office:value-type="string">
            <text:p>Styles code</text:p>
          </table:table-cell>
          <table:table-cell table:style-name="ce1" office:value-type="string">
            <text:p>TK-OSM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Angezeigt</text:p>
          </table:table-cell>
          <table:table-cell table:style-name="ce1" office:value-type="string">
            <text:p>POI Group</text:p>
          </table:table-cell>
          <table:table-cell table:style-name="ce1" office:value-type="string">
            <text:p>POI category</text:p>
          </table:table-cell>
          <table:table-cell table:style-name="ce1" office:value-type="string">
            <text:p>Description (from cgpsmapper or other)</text:p>
          </table:table-cell>
          <table:table-cell table:style-name="ce1"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11" office:value-type="string">
            <text:p>Miscellaneous items - these are often repeats of later POIs and I think generally the later POIs should be used in preference</text:p>
          </table:table-cell>
          <table:table-cell table:style-name="ce11" table:number-columns-repeated="3"/>
          <table:table-cell table:style-name="ce1" table:number-columns-repeated="5"/>
          <table:table-cell table:style-name="ce13" table:number-columns-repeated="1014"/>
          <table:table-cell/>
        </table:table-row>
        <table:table-row table:style-name="ro5">
          <table:table-cell table:style-name="ce12" office:value-type="string">
            <text:p>0x0000</text:p>
          </table:table-cell>
          <table:table-cell table:style-name="ce12" table:number-columns-repeated="3"/>
          <table:table-cell table:number-columns-repeated="2" table:style-name="ce12" office:value-type="string">
            <text:p>n/a</text:p>
          </table:table-cell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01 to 0x0007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 office:value-type="string">
            <text:p>Large city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08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 office:value-type="string">
            <text:p>Medium ciy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0e to 0x0011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 office:value-type="string">
            <text:p>*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2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3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 office:value-type="string">
            <text:p>*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4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5</text:p>
          </table:table-cell>
          <table:table-cell table:style-name="ce6" table:number-columns-repeated="3"/>
          <table:table-cell table:number-columns-repeated="2" table:style-name="ce12" office:value-type="string">
            <text:p>n/a</text:p>
          </table:table-cell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6 - 0x001b</text:p>
          </table:table-cell>
          <table:table-cell table:style-name="ce6" table:number-columns-repeated="3"/>
          <table:table-cell table:style-name="ce12" office:value-type="string">
            <text:p>Marine</text:p>
          </table:table-cell>
          <table:table-cell table:style-name="ce12"/>
          <table:table-cell table:style-name="ce6" office:value-type="string">
            <text:p>Navaid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c</text:p>
          </table:table-cell>
          <table:table-cell table:style-name="ce6" table:number-columns-repeated="3"/>
          <table:table-cell table:style-name="ce6" office:value-type="string">
            <text:p>Wrecks/obstructions</text:p>
          </table:table-cell>
          <table:table-cell table:style-name="ce12" office:value-type="string">
            <text:p>Unclassified Obstruction</text:p>
          </table:table-cell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d</text:p>
          </table:table-cell>
          <table:table-cell table:style-name="ce6" table:number-columns-repeated="3"/>
          <table:table-cell table:style-name="ce12" office:value-type="string">
            <text:p>n/a</text:p>
          </table:table-cell>
          <table:table-cell table:style-name="ce12"/>
          <table:table-cell table:style-name="ce6" office:value-type="string">
            <text:p>Tide predicting station</text:p>
          </table:table-cell>
          <table:table-cell table:number-columns-repeated="2"/>
          <table:table-cell table:style-name="ce13" table:number-columns-repeated="1014"/>
          <table:table-cell/>
        </table:table-row>
        <table:table-row table:style-name="ro5">
          <table:table-cell table:style-name="ce6" office:value-type="string">
            <text:p>0x001e - 0x001f</text:p>
          </table:table-cell>
          <table:table-cell table:style-name="ce6" table:number-columns-repeated="3"/>
          <table:table-cell table:style-name="ce12" office:value-type="string">
            <text:p>n/a</text:p>
          </table:table-cell>
          <table:table-cell table:style-name="ce12"/>
          <table:table-cell table:style-name="ce6"/>
          <table:table-cell table:number-columns-repeated="2"/>
          <table:table-cell table:style-name="ce13" table:number-columns-repeated="1014"/>
          <table:table-cell/>
        </table:table-row>
        <table:table-row-group>
          <table:table-row table:style-name="ro5">
            <table:table-cell table:style-name="ce13" office:value-type="string">
              <text:p>0x0020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Without services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1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With services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2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Rest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3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Service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4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Weigh station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5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Toll booth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6</text:p>
            </table:table-cell>
            <table:table-cell table:style-name="ce13" table:number-columns-repeated="3"/>
            <table:table-cell table:style-name="ce13" office:value-type="string">
              <text:p>Exit</text:p>
            </table:table-cell>
            <table:table-cell table:style-name="ce13" office:value-type="string">
              <text:p>Welcome Cent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7</text:p>
            </table:table-cell>
            <table:table-cell table:style-name="ce13" office:value-type="string">
              <text:p>Cafe</text:p>
            </table:table-cell>
            <table:table-cell table:style-name="ce13" table:number-columns-repeated="2"/>
            <table:table-cell table:style-name="ce13" office:value-type="string">
              <text:p>Exit</text:p>
            </table:table-cell>
            <table:table-cell table:style-name="ce13" office:value-type="string">
              <text:p>Other exit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8</text:p>
            </table:table-cell>
            <table:table-cell table:style-name="ce13" table:number-columns-repeated="1022"/>
            <table:table-cell/>
          </table:table-row>
          <table:table-row table:style-name="ro5">
            <table:table-cell table:style-name="ce13" office:value-type="string">
              <text:p>0x0029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a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b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c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d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e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2f</text:p>
            </table:table-cell>
            <table:table-cell table:style-name="ce13" table:number-columns-repeated="3"/>
            <table:table-cell table:style-name="ce13" office:value-type="string">
              <text:p>Other</text:p>
            </table:table-cell>
            <table:table-cell table:style-name="ce13" office:value-type="string">
              <text:p>Oth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30</text:p>
            </table:table-cell>
            <table:table-cell table:style-name="ce13" table:number-columns-repeated="1022"/>
            <table:table-cell/>
          </table:table-row>
          <table:table-row table:style-name="ro5">
            <table:table-cell table:style-name="ce13" office:value-type="string">
              <text:p>0x0031 to 0x003f</text:p>
            </table:table-cell>
            <table:table-cell table:style-name="ce13" table:number-columns-repeated="3"/>
            <table:table-cell table:style-name="ce13" office:value-type="string">
              <text:p>*</text:p>
            </table:table-cell>
            <table:table-cell table:style-name="ce13" table:number-columns-repeated="1018"/>
            <table:table-cell/>
          </table:table-row>
          <table:table-row table:style-name="ro5">
            <table:table-cell table:style-name="ce13" office:value-type="string">
              <text:p>0x0040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Golf course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1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Fishing spot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2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Wreck 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3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Marin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4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Fuel Station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5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Restaurant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6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Bar/pub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7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Boat ramp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8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Campground 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9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Park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a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Picnic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b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First Aid Station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c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Information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d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Parking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e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Restrooms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4f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Show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0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Drinking Water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1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Telephone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2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Viewpoint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3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Skiing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4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Swimming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5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Dam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6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Controlled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7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Danger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8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Restricted Area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9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Airport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5a to 0x0061</text:p>
            </table:table-cell>
            <table:table-cell table:style-name="ce13" table:number-columns-repeated="1022"/>
            <table:table-cell/>
          </table:table-row>
          <table:table-row table:style-name="ro5">
            <table:table-cell table:style-name="ce13" office:value-type="string">
              <text:p>0x0062</text:p>
            </table:table-cell>
            <table:table-cell table:style-name="ce13" table:number-columns-repeated="4"/>
            <table:table-cell table:style-name="ce13" office:value-type="string">
              <text:p>Spot Sounding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63</text:p>
            </table:table-cell>
            <table:table-cell table:style-name="ce13" table:number-columns-repeated="4"/>
            <table:table-cell table:style-name="ce13" office:value-type="string">
              <text:p>Spot elevation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64</text:p>
            </table:table-cell>
            <table:table-cell table:style-name="ce13" table:number-columns-repeated="4"/>
            <table:table-cell table:style-name="ce13" office:value-type="string">
              <text:p>Manmade place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65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Water feature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66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Land Feature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67 to 0x0072</text:p>
            </table:table-cell>
            <table:table-cell table:style-name="ce13" table:number-columns-repeated="4"/>
            <table:table-cell table:style-name="ce13" office:value-type="string">
              <text:p>*</text:p>
            </table:table-cell>
            <table:table-cell table:style-name="ce13" table:number-columns-repeated="1017"/>
            <table:table-cell/>
          </table:table-row>
          <table:table-row table:style-name="ro5">
            <table:table-cell table:style-name="ce13" office:value-type="string">
              <text:p>0x0073 to 0x0102</text:p>
            </table:table-cell>
            <table:table-cell table:style-name="ce13" table:number-columns-repeated="3"/>
            <table:table-cell table:style-name="ce13" office:value-type="string">
              <text:p>n/a</text:p>
            </table:table-cell>
            <table:table-cell table:style-name="ce13" office:value-type="string">
              <text:p>*</text:p>
            </table:table-cell>
            <table:table-cell table:style-name="ce13" table:number-columns-repeated="1017"/>
            <table:table-cell/>
          </table:table-row>
        </table:table-row-group>
        <table:table-row table:style-name="ro5">
          <table:table-cell table:style-name="ce11" office:value-type="string">
            <text:p>Cities and regions</text:p>
          </table:table-cell>
          <table:table-cell table:style-name="ce11" table:number-columns-repeated="3"/>
          <table:table-cell table:style-name="ce19" table:number-columns-repeated="5"/>
          <table:table-cell table:number-columns-repeated="1015"/>
        </table:table-row>
        <table:table-row table:style-name="ro5">
          <table:table-cell table:style-name="ce14" office:value-type="string">
            <text:p>0x0100</text:p>
          </table:table-cell>
          <table:table-cell table:style-name="ce14" office:value-type="string">
            <text:p>Hauptstadt</text:p>
          </table:table-cell>
          <table:table-cell table:style-name="ce14" table:number-columns-repeated="3"/>
          <table:table-cell table:style-name="ce14" office:value-type="string">
            <text:p>Large city</text:p>
          </table:table-cell>
          <table:table-cell table:style-name="ce14" office:value-type="string">
            <text:p>City name(Point, fat, big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200</text:p>
          </table:table-cell>
          <table:table-cell table:style-name="ce14" office:value-type="string">
            <text:p>Sea/Ocean</text:p>
          </table:table-cell>
          <table:table-cell table:style-name="ce14" office:value-type="string">
            <text:p>Nein</text:p>
          </table:table-cell>
          <table:table-cell table:style-name="ce14" table:number-columns-repeated="3"/>
          <table:table-cell table:style-name="ce14" office:value-type="string">
            <text:p>City name(Point, fat, big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300</text:p>
          </table:table-cell>
          <table:table-cell table:style-name="ce14" table:number-columns-repeated="5"/>
          <table:table-cell table:style-name="ce14" office:value-type="string">
            <text:p>City name(Point, fat, big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400</text:p>
          </table:table-cell>
          <table:table-cell table:style-name="ce14" office:value-type="string">
            <text:p>Großstadt</text:p>
          </table:table-cell>
          <table:table-cell table:style-name="ce14" table:number-columns-repeated="4"/>
          <table:table-cell table:style-name="ce14" office:value-type="string">
            <text:p>City name(Point, fat, big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500</text:p>
          </table:table-cell>
          <table:table-cell table:style-name="ce14" table:number-columns-repeated="6"/>
          <table:table-cell table:number-columns-repeated="1017"/>
        </table:table-row>
        <table:table-row table:style-name="ro5">
          <table:table-cell table:style-name="ce14" office:value-type="string">
            <text:p>0x0600</text:p>
          </table:table-cell>
          <table:table-cell table:style-name="ce14" table:number-columns-repeated="5"/>
          <table:table-cell table:style-name="ce14" office:value-type="string">
            <text:p>City name(Point, big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700</text:p>
          </table:table-cell>
          <table:table-cell table:style-name="ce14" table:number-columns-repeated="5"/>
          <table:table-cell table:style-name="ce14" office:value-type="string">
            <text:p>City name(Point, big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800</text:p>
          </table:table-cell>
          <table:table-cell table:style-name="ce14" office:value-type="string">
            <text:p>Stadt</text:p>
          </table:table-cell>
          <table:table-cell table:style-name="ce14" table:number-columns-repeated="4"/>
          <table:table-cell table:style-name="ce14" office:value-type="string">
            <text:p>City name(Point, big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900</text:p>
          </table:table-cell>
          <table:table-cell table:number-columns-repeated="3"/>
          <table:table-cell table:style-name="ce14" table:number-columns-repeated="2"/>
          <table:table-cell table:style-name="ce14" office:value-type="string">
            <text:p>City name(Point, big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A00</text:p>
          </table:table-cell>
          <table:table-cell table:style-name="ce14" office:value-type="string">
            <text:p>Stadteil</text:p>
          </table:table-cell>
          <table:table-cell table:style-name="ce14" table:number-columns-repeated="4"/>
          <table:table-cell table:style-name="ce14" office:value-type="string">
            <text:p>City name(Point, big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B00</text:p>
          </table:table-cell>
          <table:table-cell table:style-name="ce14" office:value-type="string">
            <text:p>Dorf</text:p>
          </table:table-cell>
          <table:table-cell table:style-name="ce14" table:number-columns-repeated="4"/>
          <table:table-cell table:style-name="ce14" office:value-type="string">
            <text:p>City name (Point, small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C00</text:p>
          </table:table-cell>
          <table:table-cell table:style-name="ce17" office:value-type="string">
            <text:p>Zona Urbana/Comunidad</text:p>
          </table:table-cell>
          <table:table-cell table:style-name="ce14" table:number-columns-repeated="4"/>
          <table:table-cell table:style-name="ce14" office:value-type="string">
            <text:p>City name (Point, small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0D00</text:p>
          </table:table-cell>
          <table:table-cell table:style-name="ce14" office:value-type="string">
            <text:p>kleines Dorf</text:p>
          </table:table-cell>
          <table:table-cell table:style-name="ce14" table:number-columns-repeated="4"/>
          <table:table-cell table:style-name="ce14" office:value-type="string">
            <text:p>City name (Point, small) </text:p>
          </table:table-cell>
          <table:table-cell table:number-columns-repeated="1017"/>
        </table:table-row>
        <table:table-row-group>
          <table:table-row table:style-name="ro5">
            <table:table-cell table:style-name="ce13" office:value-type="string">
              <text:p>0x0E00</text:p>
            </table:table-cell>
            <table:table-cell table:style-name="ce13" table:number-columns-repeated="5"/>
            <table:table-cell table:style-name="ce13" office:value-type="string">
              <text:p>City name(Point, big)</text:p>
            </table:table-cell>
            <table:table-cell table:number-columns-repeated="1017"/>
          </table:table-row>
          <table:table-row table:style-name="ro5">
            <table:table-cell table:style-name="ce13" office:value-type="string">
              <text:p>0x0F00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000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100</text:p>
            </table:table-cell>
            <table:table-cell table:style-name="ce13" table:number-columns-repeated="6"/>
            <table:table-cell table:number-columns-repeated="1017"/>
          </table:table-row>
        </table:table-row-group>
        <table:table-row table:style-name="ro5">
          <table:table-cell table:style-name="ce15" office:value-type="string">
            <text:p>Marine info</text:p>
          </table:table-cell>
          <table:table-cell table:style-name="ce15" table:number-columns-repeated="3"/>
          <table:table-cell table:style-name="ce14" table:number-columns-repeated="1019"/>
          <table:table-cell/>
        </table:table-row>
        <table:table-row table:style-name="ro5">
          <table:table-cell table:style-name="ce13" office:value-type="string">
            <text:p>0x1200 - 0x12ff</text:p>
          </table:table-cell>
          <table:table-cell table:style-name="ce13" table:number-columns-repeated="3"/>
          <table:table-cell table:style-name="ce13" office:value-type="string">
            <text:p>n/a</text:p>
          </table:table-cell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6" office:value-type="string">
            <text:p>0x1300 to 0x13ff</text:p>
          </table:table-cell>
          <table:table-cell table:style-name="ce6" table:number-columns-repeated="6"/>
          <table:table-cell table:number-columns-repeated="1017"/>
        </table:table-row>
        <table:table-row table:style-name="ro5">
          <table:table-cell table:style-name="ce6" office:value-type="string">
            <text:p>0x1400 to 0x15ff</text:p>
          </table:table-cell>
          <table:table-cell table:style-name="ce6" table:number-columns-repeated="6"/>
          <table:table-cell table:number-columns-repeated="1017"/>
        </table:table-row>
        <table:table-row table:style-name="ro5">
          <table:table-cell table:style-name="ce11" office:value-type="string">
            <text:p>Marine POIs: Navaids</text:p>
          </table:table-cell>
          <table:table-cell table:style-name="ce11" table:number-columns-repeated="3"/>
          <table:table-cell table:style-name="ce20" table:number-columns-repeated="5"/>
          <table:table-cell table:number-columns-repeated="1015"/>
        </table:table-row>
        <table:table-row table:style-name="ro5">
          <table:table-cell table:style-name="ce6" office:value-type="string">
            <text:p>0x1600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1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2 &amp; 0x1603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4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5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6 &amp; 0x1607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8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9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A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B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C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D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E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0F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0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1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2 &amp; 0x1613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4 &amp; 0x1615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6</text:p>
          </table:table-cell>
          <table:table-cell table:style-name="ce6" table:number-columns-repeated="3"/>
          <table:table-cell table:style-name="ce6" office:value-type="string">
            <text:p>n/a</text:p>
          </table:table-cell>
          <table:table-cell table:style-name="ce6" office:value-type="string">
            <text:p>Navai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617 - 0x1640</text:p>
          </table:table-cell>
          <table:table-cell table:style-name="ce6" table:number-columns-repeated="6"/>
          <table:table-cell table:number-columns-repeated="1017"/>
        </table:table-row>
        <table:table-row-group>
          <table:table-row table:style-name="ro5">
            <table:table-cell table:style-name="ce13" office:value-type="string">
              <text:p>0x1700-0x17ff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800-0x18ff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900-0x19ff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a00-0x1aff</text:p>
            </table:table-cell>
            <table:table-cell table:style-name="ce13" table:number-columns-repeated="6"/>
            <table:table-cell table:number-columns-repeated="1017"/>
          </table:table-row>
          <table:table-row table:style-name="ro5">
            <table:table-cell table:style-name="ce13" office:value-type="string">
              <text:p>0x1b00-0x1bff</text:p>
            </table:table-cell>
            <table:table-cell table:style-name="ce13" table:number-columns-repeated="6"/>
            <table:table-cell table:number-columns-repeated="1017"/>
          </table:table-row>
        </table:table-row-group>
        <table:table-row table:style-name="ro5">
          <table:table-cell table:style-name="ce11" office:value-type="string">
            <text:p>Marine POIs: Wrecks &amp; Obstructions</text:p>
          </table:table-cell>
          <table:table-cell table:style-name="ce11" table:number-columns-repeated="3"/>
          <table:table-cell table:style-name="ce20" table:number-columns-repeated="5"/>
          <table:table-cell table:number-columns-repeated="1015"/>
        </table:table-row>
        <table:table-row table:style-name="ro5">
          <table:table-cell table:style-name="ce6" office:value-type="string">
            <text:p>0x1C00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Unclassified Obstruction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14" office:value-type="string">
            <text:p>0x1C01</text:p>
          </table:table-cell>
          <table:table-cell table:style-name="ce14" office:value-type="string">
            <text:p>Schiffswrack</text:p>
          </table:table-cell>
          <table:table-cell table:style-name="ce18" office:value-type="string">
            <text:p>Ja</text:p>
          </table:table-cell>
          <table:table-cell table:style-name="ce14" office:value-type="string">
            <text:p>Ja, bis 800m</text:p>
          </table:table-cell>
          <table:table-cell table:style-name="ce14" office:value-type="string">
            <text:p>Marine</text:p>
          </table:table-cell>
          <table:table-cell table:style-name="ce14" office:value-type="string">
            <text:p>Visible Wreck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6" office:value-type="string">
            <text:p>0x1c02</text:p>
          </table:table-cell>
          <table:table-cell table:style-name="ce6" table:number-columns-repeated="2"/>
          <table:table-cell table:style-name="ce6" office:value-type="string">
            <text:p>Ja, bis 300m</text:p>
          </table:table-cell>
          <table:table-cell table:style-name="ce6" office:value-type="string">
            <text:p>Marine</text:p>
          </table:table-cell>
          <table:table-cell table:style-name="ce6" office:value-type="string">
            <text:p>Submerged Wreck, Dangerous to Surface Navigation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3</text:p>
          </table:table-cell>
          <table:table-cell table:style-name="ce6" table:number-columns-repeated="2"/>
          <table:table-cell table:style-name="ce6" office:value-type="string">
            <text:p>Ja, bis 300m</text:p>
          </table:table-cell>
          <table:table-cell table:style-name="ce6" office:value-type="string">
            <text:p>Marine</text:p>
          </table:table-cell>
          <table:table-cell table:style-name="ce6" office:value-type="string">
            <text:p>Submerged Wreck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4</text:p>
          </table:table-cell>
          <table:table-cell table:style-name="ce6" table:number-columns-repeated="2"/>
          <table:table-cell table:style-name="ce6" office:value-type="string">
            <text:p>Ja, bis 300m</text:p>
          </table:table-cell>
          <table:table-cell table:style-name="ce6" office:value-type="string">
            <text:p>Marine</text:p>
          </table:table-cell>
          <table:table-cell table:style-name="ce6" office:value-type="string">
            <text:p>Wreck, Cleared by Wire-Drag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5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Visible at High Water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6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Obstruction, Awash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7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Obstruction, Submerged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8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Obstruction, Cleared by Wire-Drag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9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Rock, Awash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a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Rock, Covered at Low Water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b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Sounding, Possible Grounding Risk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6" office:value-type="string">
            <text:p>0x1C0c to 0x1c1f</text:p>
          </table:table-cell>
          <table:table-cell table:style-name="ce6" table:number-columns-repeated="3"/>
          <table:table-cell table:style-name="ce6" office:value-type="string">
            <text:p>Marine</text:p>
          </table:table-cell>
          <table:table-cell table:style-name="ce6" office:value-type="string">
            <text:p>Unclassified Obstruction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13" office:value-type="string">
            <text:p>0x1C20- 0x1cff</text:p>
          </table:table-cell>
          <table:table-cell table:style-name="ce13" table:number-columns-repeated="6"/>
          <table:table-cell table:number-columns-repeated="1017"/>
        </table:table-row>
        <table:table-row table:style-name="ro5">
          <table:table-cell office:value-type="string">
            <text:p>0x1D00 to 0x1dff</text:p>
          </table:table-cell>
          <table:table-cell table:number-columns-repeated="3"/>
          <table:table-cell office:value-type="string">
            <text:p>Marine</text:p>
          </table:table-cell>
          <table:table-cell office:value-type="string">
            <text:p>Tide Station</text:p>
          </table:table-cell>
          <table:table-cell office:value-type="string">
            <text:p>Note that selecting this POI opens a tide calculation app in the GPSMap</text:p>
          </table:table-cell>
          <table:table-cell table:number-columns-repeated="1017"/>
        </table:table-row>
        <table:table-row table:style-name="ro5">
          <table:table-cell office:value-type="string">
            <text:p>0x1E00 to 0x1FFF</text:p>
          </table:table-cell>
          <table:table-cell table:number-columns-repeated="5"/>
          <table:table-cell office:value-type="string">
            <text:p>Region name (no Point, medium)</text:p>
          </table:table-cell>
          <table:table-cell table:number-columns-repeated="1017"/>
        </table:table-row>
        <table:table-row table:style-name="ro5">
          <table:table-cell office:value-type="string">
            <text:p>0x1E01</text:p>
          </table:table-cell>
          <table:table-cell office:value-type="string">
            <text:p>States</text:p>
          </table:table-cell>
          <table:table-cell office:value-type="string">
            <text:p>Nein</text:p>
          </table:table-cell>
          <table:table-cell table:number-columns-repeated="1021"/>
        </table:table-row>
        <table:table-row table:style-name="ro5">
          <table:table-cell table:style-name="ce11" office:value-type="string">
            <text:p>Motorway exits / services</text:p>
          </table:table-cell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4" office:value-type="string">
            <text:p>0x2000</text:p>
          </table:table-cell>
          <table:table-cell table:style-name="ce14" office:value-type="string">
            <text:p>Autobahnausfahrt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No hover lab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1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2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3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4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5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6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7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8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9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a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b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c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d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e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0f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/hotel/stati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0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1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2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3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4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5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6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7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8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9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a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b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/stati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c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pharmacy/hotel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d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pharmacy/hotel/stati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e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airport/fuel/hotel/stati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01f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out services</text:p>
          </table:table-cell>
          <table:table-cell table:style-name="ce14" office:value-type="string">
            <text:p>Hover label shows restaurant/fuel/hotel/station/other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14" office:value-type="string">
            <text:p>0x2100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No hover lab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1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2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3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4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5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6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7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8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9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a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b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c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d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e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0f</text:p>
          </table:table-cell>
          <table:table-cell table:style-name="ce14" office:value-type="string">
            <text:p>highway=services</text:p>
          </table:table-cell>
          <table:table-cell table:style-name="ce14" table:number-columns-repeated="2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/hotel/station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0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1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d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3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4</text:p>
          </table:table-cell>
          <table:table-cell table:style-name="ce14" table:number-columns-repeated="3"/>
          <table:table-cell table:style-name="ce14" office:value-type="string">
            <text:p>Br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5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6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7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8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9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a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b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/station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c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pharmacy/h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d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pharmacy/hotel/station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e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airport/fuel/hotel/station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11f</text:p>
          </table:table-cell>
          <table:table-cell table:style-name="ce14" table:number-columns-repeated="3"/>
          <table:table-cell table:style-name="ce14" office:value-type="string">
            <text:p>Exit</text:p>
          </table:table-cell>
          <table:table-cell table:style-name="ce14" office:value-type="string">
            <text:p>Exit with services</text:p>
          </table:table-cell>
          <table:table-cell table:style-name="ce14" office:value-type="string">
            <text:p>Hover label shows restaurant/fuel/hotel/station/other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6" office:value-type="string">
            <text:p>0x2200 to 0x22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Rest area</text:p>
          </table:table-cell>
          <table:table-cell table:style-name="ce6" office:value-type="string">
            <text:p>Note that each individual from 0x2201 to 0x221f hasn't a different hover label, much like the 0x2100 series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0x2300 to 0x23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Service area</text:p>
          </table:table-cell>
          <table:table-cell table:style-name="ce6" office:value-type="string">
            <text:p>Note that each individual from 0x2301 to 0x231f hasn't a different hover label, much like the 0x2100 series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0x2400 to 0x24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Weigh station</text:p>
          </table:table-cell>
          <table:table-cell table:style-name="ce6" office:value-type="string">
            <text:p>Note that each individual from 0x2401 to 0x241f hasn't a different hover label, much like the 0x2100 series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0x2500 to 0x25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Toll booth</text:p>
          </table:table-cell>
          <table:table-cell table:style-name="ce6" office:value-type="string">
            <text:p>Note that each individual from 0x2501 to 0x251f hasn't a different hover label, much like the 0x2100 series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0x2600 to 0x26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Welcome Center</text:p>
          </table:table-cell>
          <table:table-cell table:style-name="ce6" office:value-type="string">
            <text:p>Note that each individual from 0x2601 to 0x261f hasn't a different hover label, much like the 0x2100 series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0x2700 to 0x27ff</text:p>
          </table:table-cell>
          <table:table-cell table:style-name="ce6" table:number-columns-repeated="3"/>
          <table:table-cell table:style-name="ce6" office:value-type="string">
            <text:p>Exit</text:p>
          </table:table-cell>
          <table:table-cell table:style-name="ce6" office:value-type="string">
            <text:p>Other exit</text:p>
          </table:table-cell>
          <table:table-cell table:style-name="ce6"/>
          <table:table-cell table:number-columns-repeated="1017"/>
        </table:table-row>
        <table:table-row table:style-name="ro5">
          <table:table-cell office:value-type="string">
            <text:p>0x2800</text:p>
          </table:table-cell>
          <table:table-cell office:value-type="string">
            <text:p>Örtlichkeit</text:p>
          </table:table-cell>
          <table:table-cell table:number-columns-repeated="2"/>
          <table:table-cell office:value-type="string">
            <text:p>n/a</text:p>
          </table:table-cell>
          <table:table-cell/>
          <table:table-cell office:value-type="string">
            <text:p>Region name (no Point, small)</text:p>
          </table:table-cell>
          <table:table-cell table:number-columns-repeated="1017"/>
        </table:table-row>
        <table:table-row table:style-name="ro5">
          <table:table-cell office:value-type="string">
            <text:p>0x2801</text:p>
          </table:table-cell>
          <table:table-cell table:style-name="ce17"/>
          <table:table-cell table:number-columns-repeated="2"/>
          <table:table-cell office:value-type="string">
            <text:p>n/a</text:p>
          </table:table-cell>
          <table:table-cell/>
          <table:table-cell office:value-type="string">
            <text:p>Region name (no Point, small)</text:p>
          </table:table-cell>
          <table:table-cell table:number-columns-repeated="1017"/>
        </table:table-row>
        <table:table-row table:style-name="ro5">
          <table:table-cell office:value-type="string">
            <text:p>0x2802 to 0x28ff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string">
            <text:p>Region name (no Point, small)</text:p>
          </table:table-cell>
          <table:table-cell table:number-columns-repeated="1017"/>
        </table:table-row>
        <table:table-row table:style-name="ro5">
          <table:table-cell table:style-name="ce11" office:value-type="string">
            <text:p>Unknown</text:p>
          </table:table-cell>
          <table:table-cell table:style-name="ce11" table:number-columns-repeated="3"/>
          <table:table-cell table:number-columns-repeated="1020"/>
        </table:table-row>
        <table:table-row table:style-name="ro5">
          <table:table-cell office:value-type="string">
            <text:p>0x2900</text:p>
          </table:table-cell>
          <table:table-cell office:value-type="string">
            <text:p>Tor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1</text:p>
          </table:table-cell>
          <table:table-cell office:value-type="string">
            <text:p>Poller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2</text:p>
          </table:table-cell>
          <table:table-cell office:value-type="string">
            <text:p>Fahrrad-Barriere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3</text:p>
          </table:table-cell>
          <table:table-cell office:value-type="string">
            <text:p>Barriere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4</text:p>
          </table:table-cell>
          <table:table-cell office:value-type="string">
            <text:p>Mautstelle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5</text:p>
          </table:table-cell>
          <table:table-cell office:value-type="string">
            <text:p>Touristinformatio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6</text:p>
          </table:table-cell>
          <table:table-cell office:value-type="string">
            <text:p>Sitzbank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7</text:p>
          </table:table-cell>
          <table:table-cell office:value-type="string">
            <text:p>Picknick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8</text:p>
          </table:table-cell>
          <table:table-cell office:value-type="string">
            <text:p>Trinkwasser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9</text:p>
          </table:table-cell>
          <table:table-cell office:value-type="string">
            <text:p>Dusche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a</text:p>
          </table:table-cell>
          <table:table-cell office:value-type="string">
            <text:p>Hochstand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b</text:p>
          </table:table-cell>
          <table:table-cell office:value-type="string">
            <text:p>Bunker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c</text:p>
          </table:table-cell>
          <table:table-cell office:value-type="string">
            <text:p>Brunne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d</text:p>
          </table:table-cell>
          <table:table-cell office:value-type="string">
            <text:p>Ticket-Automat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e</text:p>
          </table:table-cell>
          <table:table-cell office:value-type="string">
            <text:p>Packstatio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0f</text:p>
          </table:table-cell>
          <table:table-cell office:value-type="string">
            <text:p>Rastplatz/Tankstelle/Esse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0</text:p>
          </table:table-cell>
          <table:table-cell office:value-type="string">
            <text:p>Telefo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1</text:p>
          </table:table-cell>
          <table:table-cell office:value-type="string">
            <text:p>Notruftelefon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2</text:p>
          </table:table-cell>
          <table:table-cell office:value-type="string">
            <text:p>Emergency Access Point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3</text:p>
          </table:table-cell>
          <table:table-cell office:value-type="string">
            <text:p>Radarfalle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0x291d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e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91f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>
            <text:p>Restaurants / dining</text:p>
          </table:table-cell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6" office:value-type="string">
            <text:p>0x2A00</text:p>
          </table:table-cell>
          <table:table-cell table:style-name="ce16" office:value-type="string">
            <text:p>Restaurant</text:p>
          </table:table-cell>
          <table:table-cell table:number-columns-repeated="2" table:style-name="ce16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Other</text:p>
          </table:table-cell>
          <table:table-cell table:style-name="ce14" office:value-type="string">
            <text:p>Dining(Other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1</text:p>
          </table:table-cell>
          <table:table-cell table:style-name="ce14" office:value-type="string">
            <text:p>Restaurant Amerikanisch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American</text:p>
          </table:table-cell>
          <table:table-cell table:style-name="ce14" office:value-type="string">
            <text:p>Dining(American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2</text:p>
          </table:table-cell>
          <table:table-cell table:style-name="ce14" office:value-type="string">
            <text:p>Asian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Asian</text:p>
          </table:table-cell>
          <table:table-cell table:style-name="ce14" office:value-type="string">
            <text:p>Dining(Asian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3</text:p>
          </table:table-cell>
          <table:table-cell table:style-name="ce14" office:value-type="string">
            <text:p>Grill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Barbecue</text:p>
          </table:table-cell>
          <table:table-cell table:style-name="ce14" office:value-type="string">
            <text:p>Dining(Barbecue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4</text:p>
          </table:table-cell>
          <table:table-cell table:style-name="ce14" office:value-type="string">
            <text:p>Chinese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Chinese</text:p>
          </table:table-cell>
          <table:table-cell table:style-name="ce14" office:value-type="string">
            <text:p>Dining(Chinese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5</text:p>
          </table:table-cell>
          <table:table-cell table:style-name="ce14" office:value-type="string">
            <text:p>Bäckerei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Deli/Bakery</text:p>
          </table:table-cell>
          <table:table-cell table:style-name="ce14" office:value-type="string">
            <text:p>Dining(Deli/Bakery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6</text:p>
          </table:table-cell>
          <table:table-cell table:style-name="ce14" office:value-type="string">
            <text:p>International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International</text:p>
          </table:table-cell>
          <table:table-cell table:style-name="ce14" office:value-type="string">
            <text:p>Dining(International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7</text:p>
          </table:table-cell>
          <table:table-cell table:style-name="ce14" office:value-type="string">
            <text:p>Fast Food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Fast Food</text:p>
          </table:table-cell>
          <table:table-cell table:style-name="ce14" office:value-type="string">
            <text:p>Fast Food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8</text:p>
          </table:table-cell>
          <table:table-cell table:style-name="ce14" office:value-type="string">
            <text:p>Italian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Italian</text:p>
          </table:table-cell>
          <table:table-cell table:style-name="ce14" office:value-type="string">
            <text:p>Dining(Italian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9</text:p>
          </table:table-cell>
          <table:table-cell table:style-name="ce14" office:value-type="string">
            <text:p>Mexican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Mexican</text:p>
          </table:table-cell>
          <table:table-cell table:style-name="ce14" office:value-type="string">
            <text:p>Dining(Mexican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A</text:p>
          </table:table-cell>
          <table:table-cell table:style-name="ce14" office:value-type="string">
            <text:p>Pizza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Pizza</text:p>
          </table:table-cell>
          <table:table-cell table:style-name="ce14" office:value-type="string">
            <text:p>Dining(Pizza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B</text:p>
          </table:table-cell>
          <table:table-cell table:style-name="ce14" office:value-type="string">
            <text:p>Sea Food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Sea Food</text:p>
          </table:table-cell>
          <table:table-cell table:style-name="ce14" office:value-type="string">
            <text:p>Dining(Sea Food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C</text:p>
          </table:table-cell>
          <table:table-cell table:style-name="ce14" office:value-type="string">
            <text:p>Steak/Grill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Steak/Grill</text:p>
          </table:table-cell>
          <table:table-cell table:style-name="ce14" office:value-type="string">
            <text:p>Dining(Steak/Grill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D</text:p>
          </table:table-cell>
          <table:table-cell table:style-name="ce14" office:value-type="string">
            <text:p>Bagel/Donut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&amp; Drink</text:p>
          </table:table-cell>
          <table:table-cell table:style-name="ce14" office:value-type="string">
            <text:p>Gebäck (Bagel/Donut)</text:p>
          </table:table-cell>
          <table:table-cell table:style-name="ce14" office:value-type="string">
            <text:p>Dining(Bagel/Donut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E</text:p>
          </table:table-cell>
          <table:table-cell table:style-name="ce14" office:value-type="string">
            <text:p>Cafe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American</text:p>
          </table:table-cell>
          <table:table-cell table:style-name="ce14" office:value-type="string">
            <text:p>Dining(Cafe/Diner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0F</text:p>
          </table:table-cell>
          <table:table-cell table:style-name="ce14" office:value-type="string">
            <text:p>Französisch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French</text:p>
          </table:table-cell>
          <table:table-cell table:style-name="ce14" office:value-type="string">
            <text:p>Dining(French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10</text:p>
          </table:table-cell>
          <table:table-cell table:style-name="ce14" office:value-type="string">
            <text:p>Deutsch/Bayrisch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German</text:p>
          </table:table-cell>
          <table:table-cell table:style-name="ce14" office:value-type="string">
            <text:p>Dining(German) 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11</text:p>
          </table:table-cell>
          <table:table-cell table:style-name="ce14" office:value-type="string">
            <text:p>Britisch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British Isles</text:p>
          </table:table-cell>
          <table:table-cell table:style-name="ce14" office:value-type="string">
            <text:p>Dining(British Isles)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A12</text:p>
          </table:table-cell>
          <table:table-cell table:style-name="ce14" office:value-type="string">
            <text:p>Spezialitäten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Specialty Food Products 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3</text:p>
          </table:table-cell>
          <table:table-cell table:style-name="ce14" office:value-type="string">
            <text:p>Gastronomiebereich</text:p>
          </table:table-cell>
          <table:table-cell table:style-name="ce14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4</text:p>
          </table:table-cell>
          <table:table-cell table:style-name="ce14" office:value-type="string">
            <text:p>Pub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5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6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7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8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9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A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B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C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D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E</text:p>
          </table:table-cell>
          <table:table-cell table:style-name="ce14" office:value-type="string">
            <text:p>Biergarten</text:p>
          </table:table-cell>
          <table:table-cell table:number-columns-repeated="2" table:style-name="ce14" office:value-type="string">
            <text:p>Ja</text:p>
          </table:table-cell>
          <table:table-cell table:style-name="ce14" office:value-type="string">
            <text:p>Food and Drink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4" office:value-type="string">
            <text:p>0x2A1F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Öffentliche Einrichtung</text:p>
          </table:table-cell>
          <table:table-cell table:style-name="ce14" office:value-type="string">
            <text:p>Other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11" office:value-type="string">
            <text:p>Lodging / accommodation</text:p>
          </table:table-cell>
          <table:table-cell table:style-name="ce11" table:number-columns-repeated="3"/>
          <table:table-cell table:style-name="ce21" table:number-columns-repeated="4"/>
          <table:table-cell table:number-columns-repeated="1016"/>
        </table:table-row>
        <table:table-row table:style-name="ro5">
          <table:table-cell table:style-name="ce16" office:value-type="string">
            <text:p>0x2B00</text:p>
          </table:table-cell>
          <table:table-cell table:style-name="ce16" office:value-type="string">
            <text:p>Hotel</text:p>
          </table:table-cell>
          <table:table-cell table:style-name="ce16" table:number-columns-repeated="2"/>
          <table:table-cell table:style-name="ce14" office:value-type="string">
            <text:p>Lodging</text:p>
          </table:table-cell>
          <table:table-cell table:style-name="ce14" office:value-type="string">
            <text:p>Other</text:p>
          </table:table-cell>
          <table:table-cell table:style-name="ce14" office:value-type="string">
            <text:p>Hotel(Other) 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B01</text:p>
          </table:table-cell>
          <table:table-cell table:style-name="ce14" office:value-type="string">
            <text:p>Motel</text:p>
          </table:table-cell>
          <table:table-cell table:style-name="ce14" table:number-columns-repeated="2"/>
          <table:table-cell table:style-name="ce14" office:value-type="string">
            <text:p>Lodging</text:p>
          </table:table-cell>
          <table:table-cell table:style-name="ce14" office:value-type="string">
            <text:p>Hotel/motel</text:p>
          </table:table-cell>
          <table:table-cell table:style-name="ce14" office:value-type="string">
            <text:p>Hotel/Mote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B02</text:p>
          </table:table-cell>
          <table:table-cell table:style-name="ce14" office:value-type="string">
            <text:p>Bed &amp; Breakfast Inn</text:p>
          </table:table-cell>
          <table:table-cell table:style-name="ce14" table:number-columns-repeated="2"/>
          <table:table-cell table:style-name="ce14" office:value-type="string">
            <text:p>Lodging</text:p>
          </table:table-cell>
          <table:table-cell table:style-name="ce14" office:value-type="string">
            <text:p>Bed &amp; Breakfast Inn</text:p>
          </table:table-cell>
          <table:table-cell table:style-name="ce14" office:value-type="string">
            <text:p>Bed &amp; Breakfast inn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B03</text:p>
          </table:table-cell>
          <table:table-cell table:style-name="ce14" office:value-type="string">
            <text:p>Almhütte</text:p>
          </table:table-cell>
          <table:table-cell table:style-name="ce14" table:number-columns-repeated="2"/>
          <table:table-cell table:style-name="ce14" office:value-type="string">
            <text:p>Lodging</text:p>
          </table:table-cell>
          <table:table-cell table:style-name="ce14" office:value-type="string">
            <text:p>Other</text:p>
          </table:table-cell>
          <table:table-cell table:style-name="ce14" table:number-columns-repeated="1017"/>
          <table:table-cell/>
        </table:table-row>
        <table:table-row table:style-name="ro5">
          <table:table-cell table:style-name="ce14" office:value-type="string">
            <text:p>0x2B04</text:p>
          </table:table-cell>
          <table:table-cell table:style-name="ce14" table:number-columns-repeated="3"/>
          <table:table-cell table:style-name="ce14" office:value-type="string">
            <text:p>Lodging</text:p>
          </table:table-cell>
          <table:table-cell table:style-name="ce14" office:value-type="string">
            <text:p>Resort</text:p>
          </table:table-cell>
          <table:table-cell table:style-name="ce14" office:value-type="string">
            <text:p>Resort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B05</text:p>
          </table:table-cell>
          <table:table-cell table:style-name="ce14" office:value-type="string">
            <text:p>Campingplatz</text:p>
          </table:table-cell>
          <table:table-cell table:style-name="ce14" table:number-columns-repeated="2"/>
          <table:table-cell table:style-name="ce14" office:value-type="string">
            <text:p>Lodging</text:p>
          </table:table-cell>
          <table:table-cell table:style-name="ce14" office:value-type="string">
            <text:p>Campground/RV Park</text:p>
          </table:table-cell>
          <table:table-cell table:style-name="ce14" table:number-columns-repeated="1017"/>
          <table:table-cell/>
        </table:table-row>
        <table:table-row table:style-name="ro5">
          <table:table-cell table:style-name="ce14" office:value-type="string">
            <text:p>0x2B06</text:p>
          </table:table-cell>
          <table:table-cell table:style-name="ce14" office:value-type="string">
            <text:p>Schutzhütte</text:p>
          </table:table-cell>
          <table:table-cell table:number-columns-repeated="2" table:style-name="ce14" office:value-type="string">
            <text:p>Ja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B07</text:p>
          </table:table-cell>
          <table:table-cell table:style-name="ce14" office:value-type="string">
            <text:p>Caravan Site</text:p>
          </table:table-cell>
          <table:table-cell table:number-columns-repeated="2" table:style-name="ce14" office:value-type="string">
            <text:p>Ja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B08</text:p>
          </table:table-cell>
          <table:table-cell table:style-name="ce14" office:value-type="string">
            <text:p>Unterstand</text:p>
          </table:table-cell>
          <table:table-cell table:number-columns-repeated="2" table:style-name="ce14" office:value-type="string">
            <text:p>Ja</text:p>
          </table:table-cell>
          <table:table-cell table:style-name="ce14" table:number-columns-repeated="1019"/>
          <table:table-cell/>
        </table:table-row>
        <table:table-row table:style-name="ro5">
          <table:table-cell table:number-columns-repeated="1024"/>
        </table:table-row>
        <table:table-row table:style-name="ro5">
          <table:table-cell table:style-name="ce11" office:value-type="string">
            <text:p>Attractions &amp; community (bis 80m)</text:p>
          </table:table-cell>
          <table:table-cell table:style-name="ce11" table:number-columns-repeated="3"/>
          <table:table-cell table:style-name="ce22" table:number-columns-repeated="3"/>
          <table:table-cell table:number-columns-repeated="1017"/>
        </table:table-row>
        <table:table-row table:style-name="ro5">
          <table:table-cell table:style-name="ce16" office:value-type="string">
            <text:p>0x2C00</text:p>
          </table:table-cell>
          <table:table-cell table:style-name="ce16" table:number-columns-repeated="2"/>
          <table:table-cell table:style-name="ce16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Other</text:p>
          </table:table-cell>
          <table:table-cell table:style-name="ce14" table:number-columns-repeated="1017"/>
          <table:table-cell/>
        </table:table-row>
        <table:table-row table:style-name="ro5">
          <table:table-cell table:style-name="ce14" office:value-type="string">
            <text:p>0x2C01</text:p>
          </table:table-cell>
          <table:table-cell table:style-name="ce14" office:value-type="string">
            <text:p>Vergnügungspark</text:p>
          </table:table-cell>
          <table:table-cell table:style-name="ce14"/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Amusement/Theme Park</text:p>
          </table:table-cell>
          <table:table-cell table:style-name="ce14" office:value-type="string">
            <text:p>Amusement Park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2</text:p>
          </table:table-cell>
          <table:table-cell table:style-name="ce14" office:value-type="string">
            <text:p>Museum/Geschicht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Museum/Historical</text:p>
          </table:table-cell>
          <table:table-cell table:style-name="ce14" office:value-type="string">
            <text:p>Museum/History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3</text:p>
          </table:table-cell>
          <table:table-cell office:value-type="string">
            <text:p>Bücherei</text:p>
          </table:table-cell>
          <table:table-cell/>
          <table:table-cell office:value-type="string">
            <text:p>80m</text:p>
          </table:table-cell>
          <table:table-cell table:style-name="ce14" office:value-type="string">
            <text:p>Öffentliche Einrichtung</text:p>
          </table:table-cell>
          <table:table-cell table:style-name="ce14" office:value-type="string">
            <text:p>Library</text:p>
          </table:table-cell>
          <table:table-cell table:style-name="ce14" office:value-type="string">
            <text:p>Libraries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4</text:p>
          </table:table-cell>
          <table:table-cell table:style-name="ce14" office:value-type="string">
            <text:p>Aussichtspunkt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Landmark</text:p>
          </table:table-cell>
          <table:table-cell table:style-name="ce14" office:value-type="string">
            <text:p>Land Mark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5</text:p>
          </table:table-cell>
          <table:table-cell table:style-name="ce14" office:value-type="string">
            <text:p>Ausbildung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office:value-type="string">
            <text:p>Community</text:p>
          </table:table-cell>
          <table:table-cell table:style-name="ce14" office:value-type="string">
            <text:p>School</text:p>
          </table:table-cell>
          <table:table-cell table:style-name="ce14" office:value-type="string">
            <text:p>School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6</text:p>
          </table:table-cell>
          <table:table-cell table:style-name="ce14" office:value-type="string">
            <text:p>Park</text:p>
          </table:table-cell>
          <table:table-cell table:style-name="ce14"/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Park/Garden</text:p>
          </table:table-cell>
          <table:table-cell table:style-name="ce14" office:value-type="string">
            <text:p>Park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7</text:p>
          </table:table-cell>
          <table:table-cell table:style-name="ce14" office:value-type="string">
            <text:p>Zoo</text:p>
          </table:table-cell>
          <table:table-cell table:style-name="ce14"/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number-columns-repeated="2" table:style-name="ce14" office:value-type="string">
            <text:p>Zoo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8</text:p>
          </table:table-cell>
          <table:table-cell table:style-name="ce14" office:value-type="string">
            <text:p>Sportstadion</text:p>
          </table:table-cell>
          <table:table-cell table:style-name="ce14"/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Arena/Track</text:p>
          </table:table-cell>
          <table:table-cell table:style-name="ce14" office:value-type="string">
            <text:p>Stadium (point)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9</text:p>
          </table:table-cell>
          <table:table-cell table:style-name="ce14" office:value-type="string">
            <text:p>Bürgerhaus/Stadthall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Hall/Auditorium</text:p>
          </table:table-cell>
          <table:table-cell table:style-name="ce14" office:value-type="string">
            <text:p>Fair, conference (point)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A</text:p>
          </table:table-cell>
          <table:table-cell table:style-name="ce14" office:value-type="string">
            <text:p>Weinkeller</text:p>
          </table:table-cell>
          <table:table-cell table:style-name="ce14"/>
          <table:table-cell table:style-name="ce14" office:value-type="string">
            <text:p>80m</text:p>
          </table:table-cell>
          <table:table-cell table:style-name="ce14" office:value-type="string">
            <text:p>Attractions</text:p>
          </table:table-cell>
          <table:table-cell table:style-name="ce14" office:value-type="string">
            <text:p>Winery</text:p>
          </table:table-cell>
          <table:table-cell table:style-name="ce14" office:value-type="string">
            <text:p>Wine restaurant (point)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B</text:p>
          </table:table-cell>
          <table:table-cell table:style-name="ce14" office:value-type="string">
            <text:p>Kirch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office:value-type="string">
            <text:p>Community</text:p>
          </table:table-cell>
          <table:table-cell table:style-name="ce14" office:value-type="string">
            <text:p>Place of Worship</text:p>
          </table:table-cell>
          <table:table-cell table:style-name="ce14" office:value-type="string">
            <text:p>Place of worship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C</text:p>
          </table:table-cell>
          <table:table-cell table:style-name="ce14" table:number-columns-repeated="2"/>
          <table:table-cell table:style-name="ce14" office:value-type="string">
            <text:p>80m</text:p>
          </table:table-cell>
          <table:table-cell table:style-name="ce14" office:value-type="string">
            <text:p>Map features</text:p>
          </table:table-cell>
          <table:table-cell table:style-name="ce14" office:value-type="string">
            <text:p>Hot Spring</text:p>
          </table:table-cell>
          <table:table-cell table:style-name="ce14" office:value-type="string">
            <text:p>Hot spring</text:p>
          </table:table-cell>
          <table:table-cell table:style-name="ce14" table:number-columns-repeated="1016"/>
          <table:table-cell/>
        </table:table-row>
        <table:table-row table:style-name="ro5">
          <table:table-cell table:style-name="ce14" office:value-type="string">
            <text:p>0x2C0D</text:p>
          </table:table-cell>
          <table:table-cell table:style-name="ce14" office:value-type="string">
            <text:p>Spielplatz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/>
          <table:table-cell table:style-name="ce14" office:value-type="string">
            <text:p>Other / Waypoint</text:p>
          </table:table-cell>
          <table:table-cell table:style-name="ce14" table:number-columns-repeated="1017"/>
          <table:table-cell/>
        </table:table-row>
        <table:table-row table:style-name="ro5">
          <table:table-cell table:style-name="ce14" office:value-type="string">
            <text:p>0x2C0E</text:p>
          </table:table-cell>
          <table:table-cell table:style-name="ce14" office:value-type="string">
            <text:p>Kulturzentrum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0F</text:p>
          </table:table-cell>
          <table:table-cell table:style-name="ce14" office:value-type="string">
            <text:p>Schloß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0</text:p>
          </table:table-cell>
          <table:table-cell table:style-name="ce14" office:value-type="string">
            <text:p>Monument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1</text:p>
          </table:table-cell>
          <table:table-cell table:style-name="ce14" office:value-type="string">
            <text:p>Synagog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2</text:p>
          </table:table-cell>
          <table:table-cell table:style-name="ce14" office:value-type="string">
            <text:p>Kunst/Attraktione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3</text:p>
          </table:table-cell>
          <table:table-cell table:style-name="ce14" table:number-columns-repeated="2"/>
          <table:table-cell table:style-name="ce14" office:value-type="string">
            <text:p>80m</text:p>
          </table:table-cell>
          <table:table-cell table:style-name="ce14"/>
          <table:table-cell table:style-name="ce14" office:value-type="string">
            <text:p>Arena/Track</text:p>
          </table:table-cell>
          <table:table-cell table:style-name="ce14" table:number-columns-repeated="1017"/>
          <table:table-cell/>
        </table:table-row>
        <table:table-row table:style-name="ro5">
          <table:table-cell office:value-type="string">
            <text:p>0x2C14</text:p>
          </table:table-cell>
          <table:table-cell office:value-type="string">
            <text:p>Friedhof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3" office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4" office:value-type="string">
            <text:p>0x2C15</text:p>
          </table:table-cell>
          <table:table-cell table:style-name="ce14" office:value-type="string">
            <text:p>Windmühl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6</text:p>
          </table:table-cell>
          <table:table-cell table:style-name="ce14" table:number-columns-repeated="2"/>
          <table:table-cell table:style-name="ce14" office:value-type="string">
            <text:p>80m</text:p>
          </table:table-cell>
          <table:table-cell table:style-name="ce14"/>
          <table:table-cell table:style-name="ce14" office:value-type="string">
            <text:p>Arena/Track</text:p>
          </table:table-cell>
          <table:table-cell table:style-name="ce14" table:number-columns-repeated="1017"/>
          <table:table-cell/>
        </table:table-row>
        <table:table-row table:style-name="ro5">
          <table:table-cell table:style-name="ce14" office:value-type="string">
            <text:p>0x2C17</text:p>
          </table:table-cell>
          <table:table-cell table:style-name="ce14" office:value-type="string">
            <text:p>Memorial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8</text:p>
          </table:table-cell>
          <table:table-cell table:style-name="ce14" office:value-type="string">
            <text:p>Ruin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9</text:p>
          </table:table-cell>
          <table:table-cell table:style-name="ce14" office:value-type="string">
            <text:p>Liftstatio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A</text:p>
          </table:table-cell>
          <table:table-cell table:style-name="ce14" office:value-type="string">
            <text:p>Sportanlage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80m</text:p>
          </table:table-cell>
          <table:table-cell table:style-name="ce14" table:number-columns-repeated="1019"/>
          <table:table-cell/>
        </table:table-row>
        <table:table-row table:style-name="ro5">
          <table:table-cell table:style-name="ce14" office:value-type="string">
            <text:p>0x2C1B</text:p>
          </table:table-cell>
          <table:table-cell table:style-name="ce14" table:number-columns-repeated="1022"/>
          <table:table-cell/>
        </table:table-row>
        <table:table-row table:style-name="ro5">
          <table:table-cell table:style-name="ce14" office:value-type="string">
            <text:p>0x2C1C</text:p>
          </table:table-cell>
          <table:table-cell table:style-name="ce14" table:number-columns-repeated="1022"/>
          <table:table-cell/>
        </table:table-row>
        <table:table-row table:style-name="ro5">
          <table:table-cell table:style-name="ce14" office:value-type="string">
            <text:p>0x2C1D</text:p>
          </table:table-cell>
          <table:table-cell table:style-name="ce14" office:value-type="string">
            <text:p><text:s/></text:p>
          </table:table-cell>
          <table:table-cell table:style-name="ce14" table:number-columns-repeated="1021"/>
          <table:table-cell/>
        </table:table-row>
        <table:table-row table:style-name="ro5">
          <table:table-cell table:style-name="ce14" office:value-type="string">
            <text:p>0x2C1E</text:p>
          </table:table-cell>
          <table:table-cell table:style-name="ce14" table:number-columns-repeated="1022"/>
          <table:table-cell/>
        </table:table-row>
        <table:table-row table:style-name="ro5">
          <table:table-cell office:value-type="string">
            <text:p>0x2C1F</text:p>
          </table:table-cell>
          <table:table-cell table:number-columns-repeated="4"/>
          <table:table-cell office:value-type="string">
            <text:p>Other / Waypoint</text:p>
          </table:table-cell>
          <table:table-cell table:number-columns-repeated="1018"/>
        </table:table-row>
        <table:table-row table:style-name="ro5">
          <table:table-cell table:style-name="ce11" office:value-type="string">
            <text:p>Entertainment &amp; recreation (bis 80m)</text:p>
          </table:table-cell>
          <table:table-cell table:style-name="ce11" table:number-columns-repeated="3"/>
          <table:table-cell table:style-name="ce19" table:number-columns-repeated="3"/>
          <table:table-cell table:number-columns-repeated="1017"/>
        </table:table-row>
        <table:table-row table:style-name="ro5">
          <table:table-cell office:value-type="string">
            <text:p>0x2D00</text:p>
          </table:table-cell>
          <table:table-cell table:number-columns-repeated="1023"/>
        </table:table-row>
        <table:table-row table:style-name="ro5">
          <table:table-cell office:value-type="string">
            <text:p>0x2D01</text:p>
          </table:table-cell>
          <table:table-cell office:value-type="string">
            <text:p>Theater</text:p>
          </table:table-cell>
          <table:table-cell/>
          <table:table-cell office:value-type="string">
            <text:p>Ja</text:p>
          </table:table-cell>
          <table:table-cell office:value-type="string">
            <text:p>Entertainment</text:p>
          </table:table-cell>
          <table:table-cell/>
          <table:table-cell office:value-type="string">
            <text:p>Theater</text:p>
          </table:table-cell>
          <table:table-cell table:number-columns-repeated="1017"/>
        </table:table-row>
        <table:table-row table:style-name="ro5">
          <table:table-cell office:value-type="string">
            <text:p>0x2D02</text:p>
          </table:table-cell>
          <table:table-cell office:value-type="string">
            <text:p>Bar/Nachtclub</text:p>
          </table:table-cell>
          <table:table-cell table:number-columns-repeated="2" office:value-type="string">
            <text:p>Ja</text:p>
          </table:table-cell>
          <table:table-cell office:value-type="string">
            <text:p>Entertainment</text:p>
          </table:table-cell>
          <table:table-cell/>
          <table:table-cell office:value-type="string">
            <text:p>Bar</text:p>
          </table:table-cell>
          <table:table-cell table:number-columns-repeated="1017"/>
        </table:table-row>
        <table:table-row table:style-name="ro5">
          <table:table-cell office:value-type="string">
            <text:p>0x2D03</text:p>
          </table:table-cell>
          <table:table-cell office:value-type="string">
            <text:p>Kino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Cinema</text:p>
          </table:table-cell>
          <table:table-cell table:number-columns-repeated="1017"/>
        </table:table-row>
        <table:table-row table:style-name="ro5">
          <table:table-cell office:value-type="string">
            <text:p>0x2D04</text:p>
          </table:table-cell>
          <table:table-cell office:value-type="string">
            <text:p>Casino</text:p>
          </table:table-cell>
          <table:table-cell table:number-columns-repeated="4"/>
          <table:table-cell office:value-type="string">
            <text:p>Casino</text:p>
          </table:table-cell>
          <table:table-cell table:number-columns-repeated="1017"/>
        </table:table-row>
        <table:table-row table:style-name="ro5">
          <table:table-cell office:value-type="string">
            <text:p>0x2D05</text:p>
          </table:table-cell>
          <table:table-cell office:value-type="string">
            <text:p>Golf</text:p>
          </table:table-cell>
          <table:table-cell table:number-columns-repeated="2"/>
          <table:table-cell office:value-type="string">
            <text:p>Recreation</text:p>
          </table:table-cell>
          <table:table-cell/>
          <table:table-cell office:value-type="string">
            <text:p>Golf</text:p>
          </table:table-cell>
          <table:table-cell table:number-columns-repeated="1017"/>
        </table:table-row>
        <table:table-row table:style-name="ro5">
          <table:table-cell office:value-type="string">
            <text:p>0x2D06</text:p>
          </table:table-cell>
          <table:table-cell office:value-type="string">
            <text:p>Ski-Zentrum</text:p>
          </table:table-cell>
          <table:table-cell table:number-columns-repeated="4"/>
          <table:table-cell office:value-type="string">
            <text:p>Skiing centre</text:p>
          </table:table-cell>
          <table:table-cell table:number-columns-repeated="1017"/>
        </table:table-row>
        <table:table-row table:style-name="ro5">
          <table:table-cell office:value-type="string">
            <text:p>0x2D07</text:p>
          </table:table-cell>
          <table:table-cell office:value-type="string">
            <text:p>Kegeln/Bowling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Bowling</text:p>
          </table:table-cell>
          <table:table-cell table:number-columns-repeated="1017"/>
        </table:table-row>
        <table:table-row table:style-name="ro5">
          <table:table-cell office:value-type="string">
            <text:p>0x2D08</text:p>
          </table:table-cell>
          <table:table-cell office:value-type="string">
            <text:p>Eisbahn</text:p>
          </table:table-cell>
          <table:table-cell table:number-columns-repeated="4"/>
          <table:table-cell office:value-type="string">
            <text:p>Ice skating</text:p>
          </table:table-cell>
          <table:table-cell table:number-columns-repeated="1017"/>
        </table:table-row>
        <table:table-row table:style-name="ro5">
          <table:table-cell office:value-type="string">
            <text:p>0x2D09</text:p>
          </table:table-cell>
          <table:table-cell office:value-type="string">
            <text:p>Schwimmbad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Swimming</text:p>
          </table:table-cell>
          <table:table-cell table:number-columns-repeated="1017"/>
        </table:table-row>
        <table:table-row table:style-name="ro5">
          <table:table-cell office:value-type="string">
            <text:p>0x2D0A</text:p>
          </table:table-cell>
          <table:table-cell office:value-type="string">
            <text:p>Sportzentrum</text:p>
          </table:table-cell>
          <table:table-cell table:number-columns-repeated="2" office:value-type="string">
            <text:p>Ja</text:p>
          </table:table-cell>
          <table:table-cell office:value-type="string">
            <text:p>Recreation</text:p>
          </table:table-cell>
          <table:table-cell/>
          <table:table-cell office:value-type="string">
            <text:p>Sports (point)</text:p>
          </table:table-cell>
          <table:table-cell table:number-columns-repeated="1017"/>
        </table:table-row>
        <table:table-row table:style-name="ro5">
          <table:table-cell office:value-type="string">
            <text:p>0x2D0B</text:p>
          </table:table-cell>
          <table:table-cell office:value-type="string">
            <text:p>Segelflugplatz</text:p>
          </table:table-cell>
          <table:table-cell table:number-columns-repeated="4"/>
          <table:table-cell office:value-type="string">
            <text:p>Sailing airport?</text:p>
          </table:table-cell>
          <table:table-cell table:number-columns-repeated="1017"/>
        </table:table-row>
        <table:table-row-group>
          <table:table-row table:style-name="ro5">
            <table:table-cell office:value-type="string">
              <text:p>0x2D0C</text:p>
            </table:table-cell>
            <table:table-cell office:value-type="string">
              <text:p>Tanzschule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0D</text:p>
            </table:table-cell>
            <table:table-cell office:value-type="string">
              <text:p>Fußball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0E</text:p>
            </table:table-cell>
            <table:table-cell office:value-type="string">
              <text:p>Tennis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0F</text:p>
            </table:table-cell>
            <table:table-cell office:value-type="string">
              <text:p>Reiten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10</text:p>
            </table:table-cell>
            <table:table-cell office:value-type="string">
              <text:p>Friseur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11</text:p>
            </table:table-cell>
            <table:table-cell office:value-type="string">
              <text:p>Blumenladen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D12</text:p>
            </table:table-cell>
            <table:table-cell/>
            <table:table-cell office:value-type="string">
              <text:p><text:s/></text:p>
            </table:table-cell>
            <table:table-cell office:value-type="string">
              <text:p>Ja</text:p>
            </table:table-cell>
            <table:table-cell table:number-columns-repeated="2"/>
            <table:table-cell office:value-type="string">
              <text:p>Golf (MapSource)</text:p>
            </table:table-cell>
            <table:table-cell table:number-columns-repeated="1017"/>
          </table:table-row>
          <table:table-row table:style-name="ro5">
            <table:table-cell office:value-type="string">
              <text:p>0x2D13</text:p>
            </table:table-cell>
            <table:table-cell table:number-columns-repeated="2" office:value-type="string">
              <text:p><text:s/></text:p>
            </table:table-cell>
            <table:table-cell office:value-type="string">
              <text:p>Ja</text:p>
            </table:table-cell>
            <table:table-cell table:number-columns-repeated="2"/>
            <table:table-cell office:value-type="string">
              <text:p>Sport/Fitnesscenter</text:p>
            </table:table-cell>
            <table:table-cell table:number-columns-repeated="1017"/>
          </table:table-row>
          <table:table-row table:style-name="ro5">
            <table:table-cell office:value-type="string">
              <text:p>0x2D14-0x2D1F</text:p>
            </table:table-cell>
            <table:table-cell table:number-columns-repeated="2"/>
            <table:table-cell office:value-type="string">
              <text:p>Nein</text:p>
            </table:table-cell>
            <table:table-cell table:number-columns-repeated="1020"/>
          </table:table-row>
        </table:table-row-group>
        <table:table-row table:style-name="ro5">
          <table:table-cell office:value-type="string">
            <text:p>0x2E00</text:p>
          </table:table-cell>
          <table:table-cell office:value-type="string">
            <text:p>Supermarkt</text:p>
          </table:table-cell>
          <table:table-cell/>
          <table:table-cell office:value-type="string">
            <text:p>80m</text:p>
          </table:table-cell>
          <table:table-cell table:number-columns-repeated="1020"/>
        </table:table-row>
        <table:table-row table:style-name="ro5">
          <table:table-cell office:value-type="string">
            <text:p>0x2E01</text:p>
          </table:table-cell>
          <table:table-cell office:value-type="string">
            <text:p>Kaufhaus/Warenhaus</text:p>
          </table:table-cell>
          <table:table-cell/>
          <table:table-cell office:value-type="string">
            <text:p>80m</text:p>
          </table:table-cell>
          <table:table-cell table:number-columns-repeated="2"/>
          <table:table-cell office:value-type="string">
            <text:p>Department store</text:p>
          </table:table-cell>
          <table:table-cell table:number-columns-repeated="1017"/>
        </table:table-row>
        <table:table-row table:style-name="ro5">
          <table:table-cell office:value-type="string">
            <text:p>0x2E02</text:p>
          </table:table-cell>
          <table:table-cell office:value-type="string">
            <text:p>Feinkostladen</text:p>
          </table:table-cell>
          <table:table-cell/>
          <table:table-cell office:value-type="string">
            <text:p>80m</text:p>
          </table:table-cell>
          <table:table-cell office:value-type="string">
            <text:p>Shopping</text:p>
          </table:table-cell>
          <table:table-cell/>
          <table:table-cell office:value-type="string">
            <text:p>Grocery</text:p>
          </table:table-cell>
          <table:table-cell table:number-columns-repeated="1017"/>
        </table:table-row>
        <table:table-row table:style-name="ro5">
          <table:table-cell office:value-type="string">
            <text:p>0x2E03</text:p>
          </table:table-cell>
          <table:table-cell office:value-type="string">
            <text:p>Allgemeines Kaufhaus</text:p>
          </table:table-cell>
          <table:table-cell/>
          <table:table-cell office:value-type="string">
            <text:p>80m</text:p>
          </table:table-cell>
          <table:table-cell office:value-type="string">
            <text:p>Shopping</text:p>
          </table:table-cell>
          <table:table-cell/>
          <table:table-cell office:value-type="string">
            <text:p>General merchandiser</text:p>
          </table:table-cell>
          <table:table-cell table:number-columns-repeated="1017"/>
        </table:table-row>
        <table:table-row table:style-name="ro5">
          <table:table-cell office:value-type="string">
            <text:p>0x2E04</text:p>
          </table:table-cell>
          <table:table-cell office:value-type="string">
            <text:p>Einkaufszentrum</text:p>
          </table:table-cell>
          <table:table-cell/>
          <table:table-cell office:value-type="string">
            <text:p>80m</text:p>
          </table:table-cell>
          <table:table-cell table:number-columns-repeated="2"/>
          <table:table-cell office:value-type="string">
            <text:p>Shopping center</text:p>
          </table:table-cell>
          <table:table-cell table:number-columns-repeated="1017"/>
        </table:table-row>
        <table:table-row table:style-name="ro5">
          <table:table-cell office:value-type="string">
            <text:p>0x2E05</text:p>
          </table:table-cell>
          <table:table-cell office:value-type="string">
            <text:p>Apotheke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office:value-type="string">
            <text:p>Shopping</text:p>
          </table:table-cell>
          <table:table-cell/>
          <table:table-cell office:value-type="string">
            <text:p>Pharmacy</text:p>
          </table:table-cell>
          <table:table-cell table:number-columns-repeated="1017"/>
        </table:table-row>
        <table:table-row table:style-name="ro5">
          <table:table-cell office:value-type="string">
            <text:p>0x2E06</text:p>
          </table:table-cell>
          <table:table-cell office:value-type="string">
            <text:p>Nachbarschaftsladen</text:p>
          </table:table-cell>
          <table:table-cell/>
          <table:table-cell office:value-type="string">
            <text:p>80m</text:p>
          </table:table-cell>
          <table:table-cell table:number-columns-repeated="2"/>
          <table:table-cell office:value-type="string">
            <text:p>Convenience</text:p>
          </table:table-cell>
          <table:table-cell table:number-columns-repeated="1017"/>
        </table:table-row>
        <table:table-row table:style-name="ro5">
          <table:table-cell office:value-type="string">
            <text:p>0x2E07</text:p>
          </table:table-cell>
          <table:table-cell office:value-type="string">
            <text:p>Bekleidungsgeschäft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2"/>
          <table:table-cell office:value-type="string">
            <text:p>Apparel</text:p>
          </table:table-cell>
          <table:table-cell table:number-columns-repeated="1017"/>
        </table:table-row>
        <table:table-row table:style-name="ro5">
          <table:table-cell office:value-type="string">
            <text:p>0x2E08</text:p>
          </table:table-cell>
          <table:table-cell office:value-type="string">
            <text:p>Gartencenter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2"/>
          <table:table-cell office:value-type="string">
            <text:p>House and garden</text:p>
          </table:table-cell>
          <table:table-cell table:number-columns-repeated="1017"/>
        </table:table-row>
        <table:table-row table:style-name="ro5">
          <table:table-cell office:value-type="string">
            <text:p>0x2E09</text:p>
          </table:table-cell>
          <table:table-cell office:value-type="string">
            <text:p>Möbelgeschäft</text:p>
          </table:table-cell>
          <table:table-cell/>
          <table:table-cell office:value-type="string">
            <text:p>80m</text:p>
          </table:table-cell>
          <table:table-cell table:number-columns-repeated="2"/>
          <table:table-cell office:value-type="string">
            <text:p>Home furnishings</text:p>
          </table:table-cell>
          <table:table-cell table:number-columns-repeated="1017"/>
        </table:table-row>
        <table:table-row table:style-name="ro5">
          <table:table-cell office:value-type="string">
            <text:p>0x2E0A</text:p>
          </table:table-cell>
          <table:table-cell office:value-type="string">
            <text:p>Naturkost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2"/>
          <table:table-cell office:value-type="string">
            <text:p>Special retail</text:p>
          </table:table-cell>
          <table:table-cell table:number-columns-repeated="1017"/>
        </table:table-row>
        <table:table-row table:style-name="ro5">
          <table:table-cell office:value-type="string">
            <text:p>0x2E0B</text:p>
          </table:table-cell>
          <table:table-cell office:value-type="string">
            <text:p>Computerhandel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2"/>
          <table:table-cell office:value-type="string">
            <text:p>Computer/software</text:p>
          </table:table-cell>
          <table:table-cell table:number-columns-repeated="1017"/>
        </table:table-row>
        <table:table-row table:style-name="ro5">
          <table:table-cell office:value-type="string">
            <text:p>0x2E0C</text:p>
          </table:table-cell>
          <table:table-cell office:value-type="string">
            <text:p>Geschäft</text:p>
          </table:table-cell>
          <table:table-cell office:value-type="string">
            <text:p>Ja</text:p>
          </table:table-cell>
          <table:table-cell office:value-type="string">
            <text:p>80m</text:p>
          </table:table-cell>
          <table:table-cell table:number-columns-repeated="2"/>
          <table:table-cell office:value-type="string">
            <text:p>Generic service</text:p>
          </table:table-cell>
          <table:table-cell table:number-columns-repeated="1017"/>
        </table:table-row>
        <table:table-row-group>
          <table:table-row table:style-name="ro5">
            <table:table-cell office:value-type="string">
              <text:p>0x2E0D</text:p>
            </table:table-cell>
            <table:table-cell office:value-type="string">
              <text:p>Fleischer</text:p>
            </table:table-cell>
            <table:table-cell office:value-type="string">
              <text:p>Ja</text:p>
            </table:table-cell>
            <table:table-cell office:value-type="string">
              <text:p>80m</text:p>
            </table:table-cell>
            <table:table-cell table:number-columns-repeated="1020"/>
          </table:table-row>
          <table:table-row table:style-name="ro5">
            <table:table-cell office:value-type="string">
              <text:p>0x2E0E</text:p>
            </table:table-cell>
            <table:table-cell office:value-type="string">
              <text:p>Drogerie</text:p>
            </table:table-cell>
            <table:table-cell office:value-type="string">
              <text:p>Ja</text:p>
            </table:table-cell>
            <table:table-cell office:value-type="string">
              <text:p>80m</text:p>
            </table:table-cell>
            <table:table-cell table:number-columns-repeated="1020"/>
          </table:table-row>
          <table:table-row table:style-name="ro5">
            <table:table-cell office:value-type="string">
              <text:p>0x2E0F-0x2E1F</text:p>
            </table:table-cell>
            <table:table-cell table:number-columns-repeated="2"/>
            <table:table-cell office:value-type="string">
              <text:p>Nein</text:p>
            </table:table-cell>
            <table:table-cell table:number-columns-repeated="1020"/>
          </table:table-row>
          <table:table-row table:style-name="ro5">
            <table:table-cell office:value-type="string">
              <text:p>0x2F00</text:p>
            </table:table-cell>
            <table:table-cell table:number-columns-repeated="2"/>
            <table:table-cell office:value-type="string">
              <text:p>Ja</text:p>
            </table:table-cell>
            <table:table-cell table:number-columns-repeated="1020"/>
          </table:table-row>
        </table:table-row-group>
        <table:table-row table:style-name="ro5">
          <table:table-cell office:value-type="string">
            <text:p>0x2F01</text:p>
          </table:table-cell>
          <table:table-cell office:value-type="string">
            <text:p>Tankstelle</text:p>
          </table:table-cell>
          <table:table-cell/>
          <table:table-cell office:value-type="string">
            <text:p>Ja</text:p>
          </table:table-cell>
          <table:table-cell office:value-type="string">
            <text:p>Fuel</text:p>
          </table:table-cell>
          <table:table-cell/>
          <table:table-cell office:value-type="string">
            <text:p>Fuel/gas</text:p>
          </table:table-cell>
          <table:table-cell table:number-columns-repeated="1017"/>
        </table:table-row>
        <table:table-row table:style-name="ro5">
          <table:table-cell office:value-type="string">
            <text:p>0x2F02</text:p>
          </table:table-cell>
          <table:table-cell office:value-type="string">
            <text:p>Autoverleih</text:p>
          </table:table-cell>
          <table:table-cell/>
          <table:table-cell office:value-type="string">
            <text:p>Ja</text:p>
          </table:table-cell>
          <table:table-cell office:value-type="string">
            <text:p>Verkehrsmittel/Carservices</text:p>
          </table:table-cell>
          <table:table-cell office:value-type="string">
            <text:p>Car rental service</text:p>
          </table:table-cell>
          <table:table-cell office:value-type="string">
            <text:p>Car rental</text:p>
          </table:table-cell>
          <table:table-cell table:number-columns-repeated="1017"/>
        </table:table-row>
        <table:table-row table:style-name="ro5">
          <table:table-cell office:value-type="string">
            <text:p>0x2F03</text:p>
          </table:table-cell>
          <table:table-cell office:value-type="string">
            <text:p>Werkstatt</text:p>
          </table:table-cell>
          <table:table-cell/>
          <table:table-cell office:value-type="string">
            <text:p>Ja</text:p>
          </table:table-cell>
          <table:table-cell office:value-type="string">
            <text:p>Carservices</text:p>
          </table:table-cell>
          <table:table-cell office:value-type="string">
            <text:p>Car repair</text:p>
          </table:table-cell>
          <table:table-cell office:value-type="string">
            <text:p>Car repair</text:p>
          </table:table-cell>
          <table:table-cell table:number-columns-repeated="1017"/>
        </table:table-row>
        <table:table-row table:style-name="ro5">
          <table:table-cell office:value-type="string">
            <text:p>0x2F04</text:p>
          </table:table-cell>
          <table:table-cell office:value-type="string">
            <text:p>Flughafen</text:p>
          </table:table-cell>
          <table:table-cell/>
          <table:table-cell office:value-type="string">
            <text:p>Ja</text:p>
          </table:table-cell>
          <table:table-cell office:value-type="string">
            <text:p>Air traffic</text:p>
          </table:table-cell>
          <table:table-cell/>
          <table:table-cell office:value-type="string">
            <text:p>Airport</text:p>
          </table:table-cell>
          <table:table-cell table:number-columns-repeated="1017"/>
        </table:table-row>
        <table:table-row table:style-name="ro5">
          <table:table-cell office:value-type="string">
            <text:p>0x2F05</text:p>
          </table:table-cell>
          <table:table-cell office:value-type="string">
            <text:p>Postamt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Post office</text:p>
          </table:table-cell>
          <table:table-cell table:number-columns-repeated="1017"/>
        </table:table-row>
        <table:table-row table:style-name="ro5">
          <table:table-cell office:value-type="string">
            <text:p>0x2F06</text:p>
          </table:table-cell>
          <table:table-cell office:value-type="string">
            <text:p>Bankautomat/Bank</text:p>
          </table:table-cell>
          <table:table-cell table:number-columns-repeated="2" office:value-type="string">
            <text:p>Ja</text:p>
          </table:table-cell>
          <table:table-cell office:value-type="string">
            <text:p>Öffentliche Einrichtung</text:p>
          </table:table-cell>
          <table:table-cell office:value-type="string">
            <text:p>Bank/ATM</text:p>
          </table:table-cell>
          <table:table-cell office:value-type="string">
            <text:p>Bank</text:p>
          </table:table-cell>
          <table:table-cell table:number-columns-repeated="1017"/>
        </table:table-row>
        <table:table-row table:style-name="ro5">
          <table:table-cell office:value-type="string">
            <text:p>0x2F07</text:p>
          </table:table-cell>
          <table:table-cell office:value-type="string">
            <text:p>Autogeschäft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Car dealer (point)</text:p>
          </table:table-cell>
          <table:table-cell table:number-columns-repeated="1017"/>
        </table:table-row>
        <table:table-row table:style-name="ro5">
          <table:table-cell office:value-type="string">
            <text:p>0x2F08</text:p>
          </table:table-cell>
          <table:table-cell office:value-type="string">
            <text:p>Bahnhof</text:p>
          </table:table-cell>
          <table:table-cell/>
          <table:table-cell office:value-type="string">
            <text:p>Ja</text:p>
          </table:table-cell>
          <table:table-cell office:value-type="string">
            <text:p>Verkehrsmittel</text:p>
          </table:table-cell>
          <table:table-cell office:value-type="string">
            <text:p>Bus/Bahn</text:p>
          </table:table-cell>
          <table:table-cell office:value-type="string">
            <text:p>Bus station</text:p>
          </table:table-cell>
          <table:table-cell table:number-columns-repeated="1017"/>
        </table:table-row>
        <table:table-row table:style-name="ro5">
          <table:table-cell office:value-type="string">
            <text:p>0x2F09</text:p>
          </table:table-cell>
          <table:table-cell office:value-type="string">
            <text:p>Bootsgeschäft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Marina</text:p>
          </table:table-cell>
          <table:table-cell table:number-columns-repeated="1017"/>
        </table:table-row>
        <table:table-row table:style-name="ro5">
          <table:table-cell office:value-type="string">
            <text:p>0x2F0A</text:p>
          </table:table-cell>
          <table:table-cell office:value-type="string">
            <text:p>Schrottplatz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Wrecker service</text:p>
          </table:table-cell>
          <table:table-cell table:number-columns-repeated="1017"/>
        </table:table-row>
        <table:table-row table:style-name="ro5">
          <table:table-cell office:value-type="string">
            <text:p>0x2F0B</text:p>
          </table:table-cell>
          <table:table-cell office:value-type="string">
            <text:p>Parkplatz</text:p>
          </table:table-cell>
          <table:table-cell table:number-columns-repeated="2" office:value-type="string">
            <text:p>Ja</text:p>
          </table:table-cell>
          <table:table-cell office:value-type="string">
            <text:p>Autoservices</text:p>
          </table:table-cell>
          <table:table-cell office:value-type="string">
            <text:p>Parkmöglichkeit</text:p>
          </table:table-cell>
          <table:table-cell office:value-type="string">
            <text:p>Parking</text:p>
          </table:table-cell>
          <table:table-cell table:number-columns-repeated="1017"/>
        </table:table-row>
        <table:table-row table:style-name="ro5">
          <table:table-cell office:value-type="string">
            <text:p>0x2F0C</text:p>
          </table:table-cell>
          <table:table-cell office:value-type="string">
            <text:p>Toiletten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Restroom</text:p>
          </table:table-cell>
          <table:table-cell table:number-columns-repeated="1017"/>
        </table:table-row>
        <table:table-row table:style-name="ro5">
          <table:table-cell office:value-type="string">
            <text:p>0x2F0D</text:p>
          </table:table-cell>
          <table:table-cell office:value-type="string">
            <text:p>Automobile-Club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utomobile club</text:p>
          </table:table-cell>
          <table:table-cell table:number-columns-repeated="1017"/>
        </table:table-row>
        <table:table-row table:style-name="ro5">
          <table:table-cell office:value-type="string">
            <text:p>0x2F0E</text:p>
          </table:table-cell>
          <table:table-cell office:value-type="string">
            <text:p>Waschanlage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Car wash</text:p>
          </table:table-cell>
          <table:table-cell table:number-columns-repeated="1017"/>
        </table:table-row>
        <table:table-row table:style-name="ro5">
          <table:table-cell office:value-type="string">
            <text:p>0x2F0F</text:p>
          </table:table-cell>
          <table:table-cell office:value-type="string">
            <text:p>Fahrradverleih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Garmin dealer</text:p>
          </table:table-cell>
          <table:table-cell table:number-columns-repeated="1017"/>
        </table:table-row>
        <table:table-row table:style-name="ro5">
          <table:table-cell office:value-type="string">
            <text:p>0x2F10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Other</text:p>
          </table:table-cell>
          <table:table-cell/>
          <table:table-cell office:value-type="string">
            <text:p>Personal service</text:p>
          </table:table-cell>
          <table:table-cell table:number-columns-repeated="1017"/>
        </table:table-row>
        <table:table-row table:style-name="ro5">
          <table:table-cell office:value-type="string">
            <text:p>0x2F11</text:p>
          </table:table-cell>
          <table:table-cell office:value-type="string">
            <text:p>U-Bahn-Eingang</text:p>
          </table:table-cell>
          <table:table-cell/>
          <table:table-cell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F12</text:p>
          </table:table-cell>
          <table:table-cell office:value-type="string">
            <text:p>Internet</text:p>
          </table:table-cell>
          <table:table-cell/>
          <table:table-cell office:value-type="string">
            <text:p>Ja</text:p>
          </table:table-cell>
          <table:table-cell office:value-type="string">
            <text:p>Other</text:p>
          </table:table-cell>
          <table:table-cell office:value-type="string">
            <text:p>Communication</text:p>
          </table:table-cell>
          <table:table-cell table:number-columns-repeated="1018"/>
        </table:table-row>
        <table:table-row table:style-name="ro5">
          <table:table-cell office:value-type="string">
            <text:p>0x2F13</text:p>
          </table:table-cell>
          <table:table-cell office:value-type="string">
            <text:p>Fahrradladen</text:p>
          </table:table-cell>
          <table:table-cell/>
          <table:table-cell office:value-type="string">
            <text:p>Ja</text:p>
          </table:table-cell>
          <table:table-cell office:value-type="string">
            <text:p>Other</text:p>
          </table:table-cell>
          <table:table-cell office:value-type="string">
            <text:p>Repair serivce</text:p>
          </table:table-cell>
          <table:table-cell table:number-columns-repeated="1018"/>
        </table:table-row>
        <table:table-row table:style-name="ro5">
          <table:table-cell office:value-type="string">
            <text:p>0x2F1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2F15</text:p>
          </table:table-cell>
          <table:table-cell office:value-type="string">
            <text:p>Recycling</text:p>
          </table:table-cell>
          <table:table-cell/>
          <table:table-cell office:value-type="string">
            <text:p>Ja</text:p>
          </table:table-cell>
          <table:table-cell office:value-type="string">
            <text:p>Community</text:p>
          </table:table-cell>
          <table:table-cell table:number-columns-repeated="1019"/>
        </table:table-row>
        <table:table-row-group>
          <table:table-row table:style-name="ro5">
            <table:table-cell office:value-type="string">
              <text:p>0x2F16</text:p>
            </table:table-cell>
            <table:table-cell table:number-columns-repeated="2"/>
            <table:table-cell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F17</text:p>
            </table:table-cell>
            <table:table-cell office:value-type="string">
              <text:p>Taxi</text:p>
            </table:table-cell>
            <table:table-cell table:number-columns-repeated="2" office:value-type="string">
              <text:p>Ja</text:p>
            </table:table-cell>
            <table:table-cell office:value-type="string">
              <text:p>Transitservice</text:p>
            </table:table-cell>
            <table:table-cell table:number-columns-repeated="1019"/>
          </table:table-row>
          <table:table-row table:style-name="ro5">
            <table:table-cell office:value-type="string">
              <text:p>0x2F18</text:p>
            </table:table-cell>
            <table:table-cell office:value-type="string">
              <text:p>Fahrradständer</text:p>
            </table:table-cell>
            <table:table-cell table:number-columns-repeated="2" office:value-type="string">
              <text:p>Ja</text:p>
            </table:table-cell>
            <table:table-cell office:value-type="string">
              <text:p>Autoservices</text:p>
            </table:table-cell>
            <table:table-cell office:value-type="string">
              <text:p>Parkmöglichkeit</text:p>
            </table:table-cell>
            <table:table-cell office:value-type="string">
              <text:p>Parking</text:p>
            </table:table-cell>
            <table:table-cell table:number-columns-repeated="1017"/>
          </table:table-row>
          <table:table-row table:style-name="ro5">
            <table:table-cell office:value-type="string">
              <text:p>0x2F19</text:p>
            </table:table-cell>
            <table:table-cell office:value-type="string">
              <text:p>Briefkasten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F1A</text:p>
            </table:table-cell>
            <table:table-cell office:value-type="string">
              <text:p>Fährhafen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F1B</text:p>
            </table:table-cell>
            <table:table-cell office:value-type="string">
              <text:p>Schleuse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F1C</text:p>
            </table:table-cell>
            <table:table-cell office:value-type="string">
              <text:p>Miene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2F1D</text:p>
            </table:table-cell>
            <table:table-cell table:number-columns-repeated="2"/>
            <table:table-cell office:value-type="string">
              <text:p>Ja</text:p>
            </table:table-cell>
            <table:table-cell office:value-type="string">
              <text:p>Öffentliche Einrichtung</text:p>
            </table:table-cell>
            <table:table-cell office:value-type="string">
              <text:p>Bank/ATM</text:p>
            </table:table-cell>
            <table:table-cell table:number-columns-repeated="1018"/>
          </table:table-row>
          <table:table-row table:style-name="ro5">
            <table:table-cell office:value-type="string">
              <text:p>0x2F1E</text:p>
            </table:table-cell>
            <table:table-cell table:number-columns-repeated="2"/>
            <table:table-cell office:value-type="string">
              <text:p>Ja</text:p>
            </table:table-cell>
            <table:table-cell office:value-type="string">
              <text:p>Öffentliche Einrichtung</text:p>
            </table:table-cell>
            <table:table-cell office:value-type="string">
              <text:p>Bank/ATM</text:p>
            </table:table-cell>
            <table:table-cell table:number-columns-repeated="1018"/>
          </table:table-row>
          <table:table-row table:style-name="ro5">
            <table:table-cell office:value-type="string">
              <text:p>0x2F1F</text:p>
            </table:table-cell>
            <table:table-cell office:value-type="string">
              <text:p>Haltestelle</text:p>
            </table:table-cell>
            <table:table-cell/>
            <table:table-cell office:value-type="string">
              <text:p>Ja</text:p>
            </table:table-cell>
            <table:table-cell office:value-type="string">
              <text:p>Verkehrsmittel</text:p>
            </table:table-cell>
            <table:table-cell office:value-type="string">
              <text:p>Bus/Bahn</text:p>
            </table:table-cell>
            <table:table-cell office:value-type="string">
              <text:p>(Haltestelle Bus)</text:p>
            </table:table-cell>
            <table:table-cell table:number-columns-repeated="1017"/>
          </table:table-row>
        </table:table-row-group>
        <table:table-row table:style-name="ro5">
          <table:table-cell office:value-type="string">
            <text:p>0x3000</text:p>
          </table:table-cell>
          <table:table-cell office:value-type="string">
            <text:p>Öffentliches Gebäude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Generic emergency/government</text:p>
          </table:table-cell>
          <table:table-cell table:number-columns-repeated="1017"/>
        </table:table-row>
        <table:table-row table:style-name="ro5">
          <table:table-cell office:value-type="string">
            <text:p>0x3001</text:p>
          </table:table-cell>
          <table:table-cell office:value-type="string">
            <text:p>Polizei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Police station</text:p>
          </table:table-cell>
          <table:table-cell table:number-columns-repeated="1017"/>
        </table:table-row>
        <table:table-row table:style-name="ro5">
          <table:table-cell office:value-type="string">
            <text:p>0x3002</text:p>
          </table:table-cell>
          <table:table-cell office:value-type="string">
            <text:p>Krankenhaus</text:p>
          </table:table-cell>
          <table:table-cell table:number-columns-repeated="2" office:value-type="string">
            <text:p>Ja</text:p>
          </table:table-cell>
          <table:table-cell office:value-type="string">
            <text:p>Hospital</text:p>
          </table:table-cell>
          <table:table-cell/>
          <table:table-cell office:value-type="string">
            <text:p>Hospital</text:p>
          </table:table-cell>
          <table:table-cell table:number-columns-repeated="1017"/>
        </table:table-row>
        <table:table-row table:style-name="ro5">
          <table:table-cell office:value-type="string">
            <text:p>0x3003</text:p>
          </table:table-cell>
          <table:table-cell office:value-type="string">
            <text:p>Botschaft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Public office</text:p>
          </table:table-cell>
          <table:table-cell table:number-columns-repeated="1017"/>
        </table:table-row>
        <table:table-row table:style-name="ro5">
          <table:table-cell office:value-type="string">
            <text:p>0x3004</text:p>
          </table:table-cell>
          <table:table-cell office:value-type="string">
            <text:p>Gericht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Justice </text:p>
          </table:table-cell>
          <table:table-cell table:number-columns-repeated="1017"/>
        </table:table-row>
        <table:table-row table:style-name="ro5">
          <table:table-cell office:value-type="string">
            <text:p>0x3005</text:p>
          </table:table-cell>
          <table:table-cell office:value-type="string">
            <text:p>Konzerthalle</text:p>
          </table:table-cell>
          <table:table-cell table:number-columns-repeated="2" office:value-type="string">
            <text:p>Ja</text:p>
          </table:table-cell>
          <table:table-cell table:number-columns-repeated="2"/>
          <table:table-cell office:value-type="string">
            <text:p>Concert hall (point)</text:p>
          </table:table-cell>
          <table:table-cell table:number-columns-repeated="1017"/>
        </table:table-row>
        <table:table-row table:style-name="ro5">
          <table:table-cell office:value-type="string">
            <text:p>0x3006</text:p>
          </table:table-cell>
          <table:table-cell office:value-type="string">
            <text:p>Grenzkontrolle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Border station (point)</text:p>
          </table:table-cell>
          <table:table-cell table:number-columns-repeated="1017"/>
        </table:table-row>
        <table:table-row table:style-name="ro5">
          <table:table-cell office:value-type="string">
            <text:p>0x3007</text:p>
          </table:table-cell>
          <table:table-cell office:value-type="string">
            <text:p>Gefängnis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 table:style-name="ro5">
          <table:table-cell office:value-type="string">
            <text:p>0x3008</text:p>
          </table:table-cell>
          <table:table-cell office:value-type="string">
            <text:p>Feuerwehr</text:p>
          </table:table-cell>
          <table:table-cell table:number-columns-repeated="2" office:value-type="string">
            <text:p>Ja</text:p>
          </table:table-cell>
          <table:table-cell table:number-columns-repeated="1020"/>
        </table:table-row>
        <table:table-row-group>
          <table:table-row table:style-name="ro5">
            <table:table-cell office:value-type="string">
              <text:p>0x3009</text:p>
            </table:table-cell>
            <table:table-cell office:value-type="string">
              <text:p>Gefängnis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300A</text:p>
            </table:table-cell>
            <table:table-cell office:value-type="string">
              <text:p>Arztpraxis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300B</text:p>
            </table:table-cell>
            <table:table-cell office:value-type="string">
              <text:p>Zahnarzt</text:p>
            </table:table-cell>
            <table:table-cell table:number-columns-repeated="2" office:value-type="string">
              <text:p>Ja</text:p>
            </table:table-cell>
            <table:table-cell table:number-columns-repeated="1020"/>
          </table:table-row>
          <table:table-row table:style-name="ro5">
            <table:table-cell office:value-type="string">
              <text:p>0x300C</text:p>
            </table:table-cell>
            <table:table-cell table:number-columns-repeated="1023"/>
          </table:table-row>
          <table:table-row table:style-name="ro5">
            <table:table-cell office:value-type="string">
              <text:p>0x300D</text:p>
            </table:table-cell>
            <table:table-cell table:number-columns-repeated="1023"/>
          </table:table-row>
          <table:table-row table:style-name="ro5">
            <table:table-cell office:value-type="string">
              <text:p>0x300E</text:p>
            </table:table-cell>
            <table:table-cell table:number-columns-repeated="1023"/>
          </table:table-row>
          <table:table-row table:style-name="ro5">
            <table:table-cell office:value-type="string">
              <text:p>0x300F</text:p>
            </table:table-cell>
            <table:table-cell table:number-columns-repeated="1023"/>
          </table:table-row>
          <table:table-row table:style-name="ro5">
            <table:table-cell office:value-type="string">
              <text:p>0x3010</text:p>
            </table:table-cell>
            <table:table-cell table:number-columns-repeated="1023"/>
          </table:table-row>
          <table:table-row table:style-name="ro5">
            <table:table-cell office:value-type="string">
              <text:p>0x3011</text:p>
            </table:table-cell>
            <table:table-cell table:number-columns-repeated="1023"/>
          </table:table-row>
          <table:table-row table:style-name="ro5">
            <table:table-cell office:value-type="string">
              <text:p>0x3012</text:p>
            </table:table-cell>
            <table:table-cell table:number-columns-repeated="1023"/>
          </table:table-row>
          <table:table-row table:style-name="ro5">
            <table:table-cell office:value-type="string">
              <text:p>0x3013</text:p>
            </table:table-cell>
            <table:table-cell table:number-columns-repeated="1023"/>
          </table:table-row>
          <table:table-row table:style-name="ro5">
            <table:table-cell office:value-type="string">
              <text:p>0x3014</text:p>
            </table:table-cell>
            <table:table-cell table:number-columns-repeated="1023"/>
          </table:table-row>
          <table:table-row table:style-name="ro5">
            <table:table-cell office:value-type="string">
              <text:p>0x3015</text:p>
            </table:table-cell>
            <table:table-cell table:number-columns-repeated="1023"/>
          </table:table-row>
          <table:table-row table:style-name="ro5">
            <table:table-cell office:value-type="string">
              <text:p>0x3016</text:p>
            </table:table-cell>
            <table:table-cell table:number-columns-repeated="1023"/>
          </table:table-row>
          <table:table-row table:style-name="ro5">
            <table:table-cell office:value-type="string">
              <text:p>0x3017</text:p>
            </table:table-cell>
            <table:table-cell table:number-columns-repeated="1023"/>
          </table:table-row>
          <table:table-row table:style-name="ro5">
            <table:table-cell office:value-type="string">
              <text:p>0x3018</text:p>
            </table:table-cell>
            <table:table-cell table:number-columns-repeated="1023"/>
          </table:table-row>
          <table:table-row table:style-name="ro5">
            <table:table-cell office:value-type="string">
              <text:p>0x3019</text:p>
            </table:table-cell>
            <table:table-cell table:number-columns-repeated="1023"/>
          </table:table-row>
          <table:table-row table:style-name="ro5">
            <table:table-cell office:value-type="string">
              <text:p>0x301A</text:p>
            </table:table-cell>
            <table:table-cell table:number-columns-repeated="2"/>
            <table:table-cell office:value-type="string">
              <text:p>Nein</text:p>
            </table:table-cell>
            <table:table-cell table:number-columns-repeated="1020"/>
          </table:table-row>
          <table:table-row table:style-name="ro5">
            <table:table-cell office:value-type="string">
              <text:p>0x301B</text:p>
            </table:table-cell>
            <table:table-cell table:number-columns-repeated="2"/>
            <table:table-cell office:value-type="string">
              <text:p>Nein</text:p>
            </table:table-cell>
            <table:table-cell table:number-columns-repeated="1020"/>
          </table:table-row>
          <table:table-row table:style-name="ro5">
            <table:table-cell office:value-type="string">
              <text:p>0x301C</text:p>
            </table:table-cell>
            <table:table-cell table:number-columns-repeated="1023"/>
          </table:table-row>
          <table:table-row table:style-name="ro5">
            <table:table-cell office:value-type="string">
              <text:p>0x301D</text:p>
            </table:table-cell>
            <table:table-cell table:number-columns-repeated="1023"/>
          </table:table-row>
          <table:table-row table:style-name="ro5">
            <table:table-cell office:value-type="string">
              <text:p>0x301E</text:p>
            </table:table-cell>
            <table:table-cell table:number-columns-repeated="1023"/>
          </table:table-row>
          <table:table-row table:style-name="ro5">
            <table:table-cell office:value-type="string">
              <text:p>0x301F</text:p>
            </table:table-cell>
            <table:table-cell table:number-columns-repeated="1023"/>
          </table:table-row>
          <table:table-row table:style-name="ro5">
            <table:table-cell office:value-type="string">
              <text:p>0x3100</text:p>
            </table:table-cell>
            <table:table-cell table:number-columns-repeated="1023"/>
          </table:table-row>
          <table:table-row table:style-name="ro5">
            <table:table-cell office:value-type="string">
              <text:p>0x3101</text:p>
            </table:table-cell>
            <table:table-cell table:number-columns-repeated="1023"/>
          </table:table-row>
          <table:table-row table:style-name="ro5">
            <table:table-cell office:value-type="string">
              <text:p>0x3102</text:p>
            </table:table-cell>
            <table:table-cell table:number-columns-repeated="1023"/>
          </table:table-row>
          <table:table-row table:style-name="ro5">
            <table:table-cell office:value-type="string">
              <text:p>0x3103</text:p>
            </table:table-cell>
            <table:table-cell table:number-columns-repeated="1023"/>
          </table:table-row>
          <table:table-row table:style-name="ro5">
            <table:table-cell office:value-type="string">
              <text:p>0x3104</text:p>
            </table:table-cell>
            <table:table-cell table:number-columns-repeated="1023"/>
          </table:table-row>
          <table:table-row table:style-name="ro5">
            <table:table-cell office:value-type="string">
              <text:p>0x3105</text:p>
            </table:table-cell>
            <table:table-cell table:number-columns-repeated="1023"/>
          </table:table-row>
          <table:table-row table:style-name="ro5">
            <table:table-cell office:value-type="string">
              <text:p>0x3106</text:p>
            </table:table-cell>
            <table:table-cell table:number-columns-repeated="1023"/>
          </table:table-row>
          <table:table-row table:style-name="ro5">
            <table:table-cell office:value-type="string">
              <text:p>0x3107</text:p>
            </table:table-cell>
            <table:table-cell table:number-columns-repeated="1023"/>
          </table:table-row>
          <table:table-row table:style-name="ro5">
            <table:table-cell office:value-type="string">
              <text:p>0x3108</text:p>
            </table:table-cell>
            <table:table-cell table:number-columns-repeated="1023"/>
          </table:table-row>
          <table:table-row table:style-name="ro5">
            <table:table-cell office:value-type="string">
              <text:p>0x3109</text:p>
            </table:table-cell>
            <table:table-cell table:number-columns-repeated="1023"/>
          </table:table-row>
          <table:table-row table:style-name="ro5">
            <table:table-cell office:value-type="string">
              <text:p>0x310A</text:p>
            </table:table-cell>
            <table:table-cell table:number-columns-repeated="1023"/>
          </table:table-row>
          <table:table-row table:style-name="ro5">
            <table:table-cell office:value-type="string">
              <text:p>0x310B</text:p>
            </table:table-cell>
            <table:table-cell table:number-columns-repeated="1023"/>
          </table:table-row>
          <table:table-row table:style-name="ro5">
            <table:table-cell office:value-type="string">
              <text:p>0x310C</text:p>
            </table:table-cell>
            <table:table-cell table:number-columns-repeated="1023"/>
          </table:table-row>
          <table:table-row table:style-name="ro5">
            <table:table-cell office:value-type="string">
              <text:p>0x310D</text:p>
            </table:table-cell>
            <table:table-cell table:number-columns-repeated="1023"/>
          </table:table-row>
          <table:table-row table:style-name="ro5">
            <table:table-cell office:value-type="string">
              <text:p>0x310E</text:p>
            </table:table-cell>
            <table:table-cell table:number-columns-repeated="1023"/>
          </table:table-row>
          <table:table-row table:style-name="ro5">
            <table:table-cell office:value-type="string">
              <text:p>0x310F</text:p>
            </table:table-cell>
            <table:table-cell table:number-columns-repeated="1023"/>
          </table:table-row>
          <table:table-row table:style-name="ro5">
            <table:table-cell office:value-type="string">
              <text:p>0x3110</text:p>
            </table:table-cell>
            <table:table-cell table:number-columns-repeated="1023"/>
          </table:table-row>
          <table:table-row table:style-name="ro5">
            <table:table-cell office:value-type="string">
              <text:p>0x3111</text:p>
            </table:table-cell>
            <table:table-cell table:number-columns-repeated="1023"/>
          </table:table-row>
          <table:table-row table:style-name="ro5">
            <table:table-cell office:value-type="string">
              <text:p>0x3112</text:p>
            </table:table-cell>
            <table:table-cell table:number-columns-repeated="1023"/>
          </table:table-row>
          <table:table-row table:style-name="ro5">
            <table:table-cell office:value-type="string">
              <text:p>0x3113</text:p>
            </table:table-cell>
            <table:table-cell table:number-columns-repeated="1023"/>
          </table:table-row>
          <table:table-row table:style-name="ro5">
            <table:table-cell office:value-type="string">
              <text:p>0x3114</text:p>
            </table:table-cell>
            <table:table-cell table:number-columns-repeated="1023"/>
          </table:table-row>
          <table:table-row table:style-name="ro5">
            <table:table-cell office:value-type="string">
              <text:p>0x3115</text:p>
            </table:table-cell>
            <table:table-cell table:number-columns-repeated="1023"/>
          </table:table-row>
          <table:table-row table:style-name="ro5">
            <table:table-cell office:value-type="string">
              <text:p>0x3116</text:p>
            </table:table-cell>
            <table:table-cell table:number-columns-repeated="1023"/>
          </table:table-row>
          <table:table-row table:style-name="ro5">
            <table:table-cell office:value-type="string">
              <text:p>0x3117</text:p>
            </table:table-cell>
            <table:table-cell table:number-columns-repeated="1023"/>
          </table:table-row>
          <table:table-row table:style-name="ro5">
            <table:table-cell office:value-type="string">
              <text:p>0x3118</text:p>
            </table:table-cell>
            <table:table-cell table:number-columns-repeated="1023"/>
          </table:table-row>
          <table:table-row table:style-name="ro5">
            <table:table-cell office:value-type="string">
              <text:p>0x3119</text:p>
            </table:table-cell>
            <table:table-cell table:number-columns-repeated="1023"/>
          </table:table-row>
          <table:table-row table:style-name="ro5">
            <table:table-cell office:value-type="string">
              <text:p>0x311A</text:p>
            </table:table-cell>
            <table:table-cell table:number-columns-repeated="1023"/>
          </table:table-row>
          <table:table-row table:style-name="ro5">
            <table:table-cell office:value-type="string">
              <text:p>0x311B</text:p>
            </table:table-cell>
            <table:table-cell table:number-columns-repeated="1023"/>
          </table:table-row>
          <table:table-row table:style-name="ro5">
            <table:table-cell office:value-type="string">
              <text:p>0x311C</text:p>
            </table:table-cell>
            <table:table-cell table:number-columns-repeated="1023"/>
          </table:table-row>
          <table:table-row table:style-name="ro5">
            <table:table-cell office:value-type="string">
              <text:p>0x311D</text:p>
            </table:table-cell>
            <table:table-cell table:number-columns-repeated="1023"/>
          </table:table-row>
          <table:table-row table:style-name="ro5">
            <table:table-cell office:value-type="string">
              <text:p>0x311E</text:p>
            </table:table-cell>
            <table:table-cell table:number-columns-repeated="1023"/>
          </table:table-row>
          <table:table-row table:style-name="ro5">
            <table:table-cell office:value-type="string">
              <text:p>0x311F</text:p>
            </table:table-cell>
            <table:table-cell table:number-columns-repeated="1023"/>
          </table:table-row>
        </table:table-row-group>
        <table:table-row table:style-name="ro5">
          <table:table-cell office:value-type="string">
            <text:p>0x3200 to 0x32ff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(bis 1.2km)</text:p>
          </table:table-cell>
          <table:table-cell table:style-name="ce11" table:number-columns-repeated="3"/>
          <table:table-cell table:style-name="ce19" table:number-columns-repeated="3"/>
          <table:table-cell table:number-columns-repeated="1017"/>
        </table:table-row>
        <table:table-row table:style-name="ro5">
          <table:table-cell office:value-type="string">
            <text:p>0x3300</text:p>
          </table:table-cell>
          <table:table-cell office:value-type="string">
            <text:p>Leuchturm</text:p>
          </table:table-cell>
          <table:table-cell office:value-type="string">
            <text:p>Ja</text:p>
          </table:table-cell>
          <table:table-cell office:value-type="string">
            <text:p>1.2km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3301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(bis 800m)</text:p>
          </table:table-cell>
          <table:table-cell table:style-name="ce11" table:number-columns-repeated="3"/>
          <table:table-cell table:style-name="ce19" table:number-columns-repeated="3"/>
          <table:table-cell table:number-columns-repeated="1017"/>
        </table:table-row>
        <table:table-row table:style-name="ro5">
          <table:table-cell office:value-type="string">
            <text:p>0x34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4000 to 0x40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Golf course</text:p>
          </table:table-cell>
          <table:table-cell office:value-type="string">
            <text:p>Golf</text:p>
          </table:table-cell>
          <table:table-cell table:formula="of:=HEX2DEC(&quot;4000&quot;)" office:value-type="float" office:value="16384">
            <text:p>16384</text:p>
          </table:table-cell>
          <table:table-cell table:number-columns-repeated="1016"/>
        </table:table-row>
        <table:table-row table:style-name="ro5">
          <table:table-cell office:value-type="string">
            <text:p>0x4100 to 0x41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Fishing spot</text:p>
          </table:table-cell>
          <table:table-cell office:value-type="string">
            <text:p>Fishing</text:p>
          </table:table-cell>
          <table:table-cell table:number-columns-repeated="1017"/>
        </table:table-row>
        <table:table-row table:style-name="ro5">
          <table:table-cell office:value-type="string">
            <text:p>0x4200 to 0x42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Wreck</text:p>
          </table:table-cell>
          <table:table-cell office:value-type="string">
            <text:p>Wreck</text:p>
          </table:table-cell>
          <table:table-cell table:number-columns-repeated="1017"/>
        </table:table-row>
        <table:table-row table:style-name="ro5">
          <table:table-cell office:value-type="string">
            <text:p>0x4300 to 0x43ff</text:p>
          </table:table-cell>
          <table:table-cell table:number-columns-repeated="3"/>
          <table:table-cell office:value-type="string">
            <text:p>Other</text:p>
          </table:table-cell>
          <table:table-cell office:value-type="string">
            <text:p>Marina</text:p>
          </table:table-cell>
          <table:table-cell office:value-type="string">
            <text:p>Marina</text:p>
          </table:table-cell>
          <table:table-cell table:number-columns-repeated="1017"/>
        </table:table-row>
        <table:table-row table:style-name="ro5">
          <table:table-cell office:value-type="string">
            <text:p>0x4400 to 0x44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Fuel station</text:p>
          </table:table-cell>
          <table:table-cell office:value-type="string">
            <text:p>Gas</text:p>
          </table:table-cell>
          <table:table-cell table:number-columns-repeated="1017"/>
        </table:table-row>
        <table:table-row table:style-name="ro5">
          <table:table-cell office:value-type="string">
            <text:p>0x4500 to 0x45FF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 office:value-type="string">
            <text:p>Restaurant</text:p>
          </table:table-cell>
          <table:table-cell table:number-columns-repeated="1017"/>
        </table:table-row>
        <table:table-row table:style-name="ro5">
          <table:table-cell office:value-type="string">
            <text:p>0x4600 to 0x46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Bar/Pub</text:p>
          </table:table-cell>
          <table:table-cell office:value-type="string">
            <text:p>Bar</text:p>
          </table:table-cell>
          <table:table-cell table:number-columns-repeated="1017"/>
        </table:table-row>
        <table:table-row table:style-name="ro5">
          <table:table-cell office:value-type="string">
            <text:p>0x4700 to 0x47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Boat Ramp</text:p>
          </table:table-cell>
          <table:table-cell office:value-type="string">
            <text:p>Boat ramp</text:p>
          </table:table-cell>
          <table:table-cell table:number-columns-repeated="1017"/>
        </table:table-row>
        <table:table-row table:style-name="ro5">
          <table:table-cell office:value-type="string">
            <text:p>0x4800 to 0x48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Campground</text:p>
          </table:table-cell>
          <table:table-cell office:value-type="string">
            <text:p>Camping</text:p>
          </table:table-cell>
          <table:table-cell table:number-columns-repeated="1017"/>
        </table:table-row>
        <table:table-row table:style-name="ro5">
          <table:table-cell office:value-type="string">
            <text:p>0x4900 to 0x49ff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 office:value-type="string">
            <text:p>Park</text:p>
          </table:table-cell>
          <table:table-cell table:number-columns-repeated="1017"/>
        </table:table-row>
        <table:table-row table:style-name="ro5">
          <table:table-cell office:value-type="string">
            <text:p>0x4A00 to 0x4a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Picnic area</text:p>
          </table:table-cell>
          <table:table-cell office:value-type="string">
            <text:p>Picnic area</text:p>
          </table:table-cell>
          <table:table-cell table:number-columns-repeated="1017"/>
        </table:table-row>
        <table:table-row table:style-name="ro5">
          <table:table-cell office:value-type="string">
            <text:p>0x4B00 to 0x4b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First aid station</text:p>
          </table:table-cell>
          <table:table-cell office:value-type="string">
            <text:p>Hospital</text:p>
          </table:table-cell>
          <table:table-cell table:number-columns-repeated="1017"/>
        </table:table-row>
        <table:table-row table:style-name="ro5">
          <table:table-cell office:value-type="string">
            <text:p>0x4c00</text:p>
          </table:table-cell>
          <table:table-cell table:number-columns-repeated="4"/>
          <table:table-cell office:value-type="string">
            <text:p>Information</text:p>
          </table:table-cell>
          <table:table-cell table:number-columns-repeated="1018"/>
        </table:table-row>
        <table:table-row table:style-name="ro5">
          <table:table-cell office:value-type="string">
            <text:p>0x4C01 to 0x4CFF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 office:value-type="string">
            <text:p>Information</text:p>
          </table:table-cell>
          <table:table-cell table:number-columns-repeated="1017"/>
        </table:table-row>
        <table:table-row table:style-name="ro5">
          <table:table-cell office:value-type="string">
            <text:p>0x4D00 to 0x4d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Parking Area</text:p>
          </table:table-cell>
          <table:table-cell office:value-type="string">
            <text:p>Parking</text:p>
          </table:table-cell>
          <table:table-cell table:number-columns-repeated="1017"/>
        </table:table-row>
        <table:table-row table:style-name="ro5">
          <table:table-cell office:value-type="string">
            <text:p>0x4E00 to 0x4e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Restrooms</text:p>
          </table:table-cell>
          <table:table-cell office:value-type="string">
            <text:p>Restroom</text:p>
          </table:table-cell>
          <table:table-cell table:number-columns-repeated="1017"/>
        </table:table-row>
        <table:table-row table:style-name="ro5">
          <table:table-cell office:value-type="string">
            <text:p>0x4F00 to 0x4f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hower</text:p>
          </table:table-cell>
          <table:table-cell office:value-type="string">
            <text:p>Shower</text:p>
          </table:table-cell>
          <table:table-cell table:number-columns-repeated="1017"/>
        </table:table-row>
        <table:table-row table:style-name="ro5">
          <table:table-cell office:value-type="string">
            <text:p>0x5000</text:p>
          </table:table-cell>
          <table:table-cell table:number-columns-repeated="1023"/>
        </table:table-row>
        <table:table-row table:style-name="ro5">
          <table:table-cell office:value-type="string">
            <text:p>0x5001 to 0x50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Drinking water</text:p>
          </table:table-cell>
          <table:table-cell office:value-type="string">
            <text:p>Drinking Water</text:p>
          </table:table-cell>
          <table:table-cell table:number-columns-repeated="1017"/>
        </table:table-row>
        <table:table-row table:style-name="ro5">
          <table:table-cell office:value-type="string">
            <text:p>0x5100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5">
          <table:table-cell office:value-type="string">
            <text:p>0x510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5">
          <table:table-cell office:value-type="string">
            <text:p>0x5102 to 0x51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Telephone</text:p>
          </table:table-cell>
          <table:table-cell office:value-type="string">
            <text:p>Telephone </text:p>
          </table:table-cell>
          <table:table-cell table:number-columns-repeated="1017"/>
        </table:table-row>
        <table:table-row table:style-name="ro5">
          <table:table-cell office:value-type="string">
            <text:p>0x5200 to 0x52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cenic area</text:p>
          </table:table-cell>
          <table:table-cell office:value-type="string">
            <text:p>Scenic area</text:p>
          </table:table-cell>
          <table:table-cell table:number-columns-repeated="1017"/>
        </table:table-row>
        <table:table-row table:style-name="ro5">
          <table:table-cell office:value-type="string">
            <text:p>0x5300 to 0x53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kiing area</text:p>
          </table:table-cell>
          <table:table-cell office:value-type="string">
            <text:p>Waterskiing</text:p>
          </table:table-cell>
          <table:table-cell table:number-columns-repeated="1017"/>
        </table:table-row>
        <table:table-row table:style-name="ro5">
          <table:table-cell office:value-type="string">
            <text:p>0x5400 to 0x54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wimming area</text:p>
          </table:table-cell>
          <table:table-cell office:value-type="string">
            <text:p>Swimming</text:p>
          </table:table-cell>
          <table:table-cell table:number-columns-repeated="1017"/>
        </table:table-row>
        <table:table-row table:style-name="ro5">
          <table:table-cell office:value-type="string">
            <text:p>0x5500 to 0x55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Dam</text:p>
          </table:table-cell>
          <table:table-cell office:value-type="string">
            <text:p>Dam</text:p>
          </table:table-cell>
          <table:table-cell table:number-columns-repeated="1017"/>
        </table:table-row>
        <table:table-row table:style-name="ro5">
          <table:table-cell office:value-type="string">
            <text:p>0x5600</text:p>
          </table:table-cell>
          <table:table-cell table:number-columns-repeated="4"/>
          <table:table-cell office:value-type="string">
            <text:p>Controlled Area</text:p>
          </table:table-cell>
          <table:table-cell table:number-columns-repeated="1018"/>
        </table:table-row>
        <table:table-row table:style-name="ro5">
          <table:table-cell office:value-type="string">
            <text:p>0x5600 to 0x56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Controlled area</text:p>
          </table:table-cell>
          <table:table-cell table:style-name="ce23" office:value-type="string">
            <text:p>no description</text:p>
          </table:table-cell>
          <table:table-cell table:number-columns-repeated="1017"/>
        </table:table-row>
        <table:table-row table:style-name="ro5">
          <table:table-cell office:value-type="string">
            <text:p>0x5700 to 0x57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Danger area</text:p>
          </table:table-cell>
          <table:table-cell office:value-type="string">
            <text:p>Danger area</text:p>
          </table:table-cell>
          <table:table-cell table:number-columns-repeated="1017"/>
        </table:table-row>
        <table:table-row table:style-name="ro5">
          <table:table-cell office:value-type="string">
            <text:p>0x5800 to 0x58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Restricted area</text:p>
          </table:table-cell>
          <table:table-cell office:value-type="string">
            <text:p>Restricted area</text:p>
          </table:table-cell>
          <table:table-cell table:number-columns-repeated="1017"/>
        </table:table-row>
        <table:table-row table:style-name="ro5">
          <table:table-cell table:style-name="ce11" office:value-type="string">
            <text:p>Geograf. Punkte/Künstliche Objekte (bis 80m)</text:p>
          </table:table-cell>
          <table:table-cell table:style-name="ce11" table:number-columns-repeated="3"/>
          <table:table-cell table:style-name="ce19" table:number-columns-repeated="3"/>
          <table:table-cell table:number-columns-repeated="1017"/>
        </table:table-row>
        <table:table-row table:style-name="ro5">
          <table:table-cell office:value-type="string">
            <text:p>0x5900</text:p>
          </table:table-cell>
          <table:table-cell office:value-type="string">
            <text:p>Flughafe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Generic airport</text:p>
          </table:table-cell>
          <table:table-cell table:formula="of:=HEX2DEC(&quot;5900&quot;)" office:value-type="float" office:value="22784">
            <text:p>22784</text:p>
          </table:table-cell>
          <table:table-cell table:number-columns-repeated="1016"/>
        </table:table-row>
        <table:table-row table:style-name="ro5">
          <table:table-cell office:value-type="string">
            <text:p>0x5901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Generic airport</text:p>
          </table:table-cell>
          <table:table-cell table:formula="of:=HEX2DEC(&quot;5900&quot;)" office:value-type="float" office:value="22784">
            <text:p>22784</text:p>
          </table:table-cell>
          <table:table-cell table:number-columns-repeated="1016"/>
        </table:table-row>
        <table:table-row table:style-name="ro5">
          <table:table-cell office:value-type="string">
            <text:p>0x5902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Generic airport</text:p>
          </table:table-cell>
          <table:table-cell table:formula="of:=HEX2DEC(&quot;5900&quot;)" office:value-type="float" office:value="22784">
            <text:p>22784</text:p>
          </table:table-cell>
          <table:table-cell table:number-columns-repeated="1016"/>
        </table:table-row>
        <table:table-row table:style-name="ro5">
          <table:table-cell office:value-type="string">
            <text:p>0x5903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Generic airport</text:p>
          </table:table-cell>
          <table:table-cell table:formula="of:=HEX2DEC(&quot;5900&quot;)" office:value-type="float" office:value="22784">
            <text:p>22784</text:p>
          </table:table-cell>
          <table:table-cell table:number-columns-repeated="1016"/>
        </table:table-row>
        <table:table-row table:style-name="ro5">
          <table:table-cell office:value-type="string">
            <text:p>0x5904</text:p>
          </table:table-cell>
          <table:table-cell office:value-type="string">
            <text:p>Hubschrauber-Landeplatz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Heliport</text:p>
          </table:table-cell>
          <table:table-cell table:number-columns-repeated="1017"/>
        </table:table-row>
        <table:table-row table:style-name="ro5">
          <table:table-cell office:value-type="string">
            <text:p>0x5905</text:p>
          </table:table-cell>
          <table:table-cell office:value-type="string">
            <text:p>Kiosk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6</text:p>
          </table:table-cell>
          <table:table-cell office:value-type="string">
            <text:p>Wäscherei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7</text:p>
          </table:table-cell>
          <table:table-cell office:value-type="string">
            <text:p>Spielwaren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8</text:p>
          </table:table-cell>
          <table:table-cell office:value-type="string">
            <text:p>Optiker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9</text:p>
          </table:table-cell>
          <table:table-cell office:value-type="string">
            <text:p>Elektrohandel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A</text:p>
          </table:table-cell>
          <table:table-cell office:value-type="string">
            <text:p>Baumarkt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B</text:p>
          </table:table-cell>
          <table:table-cell office:value-type="string">
            <text:p>Getränkehandel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Airpot</text:p>
          </table:table-cell>
          <table:table-cell table:number-columns-repeated="1017"/>
        </table:table-row>
        <table:table-row table:style-name="ro5">
          <table:table-cell office:value-type="string">
            <text:p>0x590C</text:p>
          </table:table-cell>
          <table:table-cell office:value-type="string">
            <text:p>Buchhandel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Airport</text:p>
          </table:table-cell>
          <table:table-cell table:number-columns-repeated="1017"/>
        </table:table-row>
        <table:table-row table:style-name="ro5">
          <table:table-cell office:value-type="string">
            <text:p>0x590D</text:p>
          </table:table-cell>
          <table:table-cell office:value-type="string">
            <text:p>Vermessungspunkt</text:p>
          </table:table-cell>
          <table:table-cell table:number-columns-repeated="2" office:value-type="string">
            <text:p>Ja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E</text:p>
          </table:table-cell>
          <table:table-cell office:value-type="string">
            <text:p>Baum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F</text:p>
          </table:table-cell>
          <table:table-cell office:value-type="string">
            <text:p>Wegkreuz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10</text:p>
          </table:table-cell>
          <table:table-cell office:value-type="string">
            <text:p>Wegstock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11</text:p>
          </table:table-cell>
          <table:table-cell office:value-type="string">
            <text:p>Funkturm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12</text:p>
          </table:table-cell>
          <table:table-cell office:value-type="string">
            <text:p>Windturbin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0x590E to 0x591F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n/a</text:p>
          </table:table-cell>
          <table:table-cell office:value-type="string">
            <text:p>Airport</text:p>
          </table:table-cell>
          <table:table-cell office:value-type="string">
            <text:p>Airport</text:p>
          </table:table-cell>
          <table:table-cell table:number-columns-repeated="1017"/>
        </table:table-row>
        <table:table-row table:style-name="ro5">
          <table:table-cell office:value-type="string">
            <text:p>0x5A00 to 0x5A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Mile marker</text:p>
          </table:table-cell>
          <table:table-cell table:number-columns-repeated="1018"/>
        </table:table-row>
        <table:table-row table:style-name="ro5">
          <table:table-cell office:value-type="string">
            <text:p>0x5B00 to 0x5B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Bell</text:p>
          </table:table-cell>
          <table:table-cell table:number-columns-repeated="1018"/>
        </table:table-row>
        <table:table-row table:style-name="ro5">
          <table:table-cell office:value-type="string">
            <text:p>0x5C00 to 0x5C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Diving Area</text:p>
          </table:table-cell>
          <table:table-cell table:number-columns-repeated="1018"/>
        </table:table-row>
        <table:table-row table:style-name="ro5">
          <table:table-cell office:value-type="string">
            <text:p>0x5D00 to 0x5D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Green daymark</text:p>
          </table:table-cell>
          <table:table-cell office:value-type="string">
            <text:p>Daymark, Green square</text:p>
          </table:table-cell>
          <table:table-cell table:number-columns-repeated="1017"/>
        </table:table-row>
        <table:table-row table:style-name="ro5">
          <table:table-cell office:value-type="string">
            <text:p>0x5E00 to 0x5E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Red daymark</text:p>
          </table:table-cell>
          <table:table-cell office:value-type="string">
            <text:p>Daymark, Red Triangle</text:p>
          </table:table-cell>
          <table:table-cell table:number-columns-repeated="1017"/>
        </table:table-row>
        <table:table-row table:style-name="ro5">
          <table:table-cell office:value-type="string">
            <text:p>0x5F00 to 0x5F1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Point of interest</text:p>
          </table:table-cell>
          <table:table-cell table:number-columns-repeated="1018"/>
        </table:table-row>
        <table:table-row table:style-name="ro5">
          <table:table-cell office:value-type="string">
            <text:p>0x6000 to 0x60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Horn</text:p>
          </table:table-cell>
          <table:table-cell table:number-columns-repeated="1018"/>
        </table:table-row>
        <table:table-row table:style-name="ro5">
          <table:table-cell office:value-type="string">
            <text:p>0x6100 to 0x61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House</text:p>
          </table:table-cell>
          <table:table-cell table:number-columns-repeated="1018"/>
        </table:table-row>
        <table:table-row table:style-name="ro5">
          <table:table-cell office:value-type="string">
            <text:p>0x6200 to 0x62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pot sounding</text:p>
          </table:table-cell>
          <table:table-cell table:number-columns-repeated="1018"/>
        </table:table-row>
        <table:table-row table:style-name="ro5">
          <table:table-cell office:value-type="string">
            <text:p>0x6300 to 0x63FF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Spot elevation</text:p>
          </table:table-cell>
          <table:table-cell office:value-type="string">
            <text:p>Height, no point, in feet no decimal place</text:p>
          </table:table-cell>
          <table:table-cell table:number-columns-repeated="1017"/>
        </table:table-row>
        <table:table-row table:style-name="ro5">
          <table:table-cell table:style-name="ce1" office:value-type="string">
            <text:p>0x6400</text:p>
          </table:table-cell>
          <table:table-cell table:style-name="ce1"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Manmade feature</text:p>
          </table:table-cell>
          <table:table-cell table:number-columns-repeated="1017"/>
        </table:table-row>
        <table:table-row table:style-name="ro5">
          <table:table-cell office:value-type="string">
            <text:p>0x6401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Bridge</text:p>
          </table:table-cell>
          <table:table-cell table:number-columns-repeated="1017"/>
        </table:table-row>
        <table:table-row table:style-name="ro5">
          <table:table-cell office:value-type="string">
            <text:p>0x640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Building</text:p>
          </table:table-cell>
          <table:table-cell table:number-columns-repeated="1017"/>
        </table:table-row>
        <table:table-row table:style-name="ro5">
          <table:table-cell office:value-type="string">
            <text:p>0x6403</text:p>
          </table:table-cell>
          <table:table-cell table:number-columns-repeated="3" office:value-type="string">
            <text:p><text:s/></text:p>
          </table:table-cell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Cemetary</text:p>
          </table:table-cell>
          <table:table-cell table:number-columns-repeated="1017"/>
        </table:table-row>
        <table:table-row table:style-name="ro5">
          <table:table-cell office:value-type="string">
            <text:p>0x6404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Church</text:p>
          </table:table-cell>
          <table:table-cell table:number-columns-repeated="1017"/>
        </table:table-row>
        <table:table-row table:style-name="ro5">
          <table:table-cell office:value-type="string">
            <text:p>0x6405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Civil</text:p>
          </table:table-cell>
          <table:table-cell table:number-columns-repeated="1017"/>
        </table:table-row>
        <table:table-row table:style-name="ro5">
          <table:table-cell office:value-type="string">
            <text:p>0x6406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Crossing</text:p>
          </table:table-cell>
          <table:table-cell table:number-columns-repeated="1017"/>
        </table:table-row>
        <table:table-row table:style-name="ro5">
          <table:table-cell office:value-type="string">
            <text:p>0x6407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Dam</text:p>
          </table:table-cell>
          <table:table-cell table:number-columns-repeated="1017"/>
        </table:table-row>
        <table:table-row table:style-name="ro5">
          <table:table-cell office:value-type="string">
            <text:p>0x6408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Hospital</text:p>
          </table:table-cell>
          <table:table-cell table:number-columns-repeated="1017"/>
        </table:table-row>
        <table:table-row table:style-name="ro5">
          <table:table-cell office:value-type="string">
            <text:p>0x6409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Levee</text:p>
          </table:table-cell>
          <table:table-cell table:number-columns-repeated="1017"/>
        </table:table-row>
        <table:table-row table:style-name="ro5">
          <table:table-cell office:value-type="string">
            <text:p>0x640A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Locale</text:p>
          </table:table-cell>
          <table:table-cell table:number-columns-repeated="1017"/>
        </table:table-row>
        <table:table-row table:style-name="ro5">
          <table:table-cell office:value-type="string">
            <text:p>0x640B</text:p>
          </table:table-cell>
          <table:table-cell office:value-type="string">
            <text:p>Militär</text:p>
          </table:table-cell>
          <table:table-cell table:number-columns-repeated="2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Military</text:p>
          </table:table-cell>
          <table:table-cell table:number-columns-repeated="1017"/>
        </table:table-row>
        <table:table-row table:style-name="ro5">
          <table:table-cell office:value-type="string">
            <text:p>0x640C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Mine</text:p>
          </table:table-cell>
          <table:table-cell table:number-columns-repeated="1017"/>
        </table:table-row>
        <table:table-row table:style-name="ro5">
          <table:table-cell office:value-type="string">
            <text:p>0x640D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Oil field</text:p>
          </table:table-cell>
          <table:table-cell table:number-columns-repeated="1017"/>
        </table:table-row>
        <table:table-row table:style-name="ro5">
          <table:table-cell office:value-type="string">
            <text:p>0x640E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Park</text:p>
          </table:table-cell>
          <table:table-cell table:number-columns-repeated="1017"/>
        </table:table-row>
        <table:table-row table:style-name="ro5">
          <table:table-cell office:value-type="string">
            <text:p>0x640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Post</text:p>
          </table:table-cell>
          <table:table-cell table:number-columns-repeated="1017"/>
        </table:table-row>
        <table:table-row table:style-name="ro5">
          <table:table-cell office:value-type="string">
            <text:p>0x6410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School</text:p>
          </table:table-cell>
          <table:table-cell table:number-columns-repeated="1017"/>
        </table:table-row>
        <table:table-row table:style-name="ro5">
          <table:table-cell office:value-type="string">
            <text:p>0x6411</text:p>
          </table:table-cell>
          <table:table-cell office:value-type="string">
            <text:p>Tower</text:p>
          </table:table-cell>
          <table:table-cell/>
          <table:table-cell office:value-type="string">
            <text:p>200m</text:p>
          </table:table-cell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Tower</text:p>
          </table:table-cell>
          <table:table-cell table:number-columns-repeated="1017"/>
        </table:table-row>
        <table:table-row table:style-name="ro5">
          <table:table-cell office:value-type="string">
            <text:p>0x641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Trail</text:p>
          </table:table-cell>
          <table:table-cell table:number-columns-repeated="1017"/>
        </table:table-row>
        <table:table-row table:style-name="ro5">
          <table:table-cell office:value-type="string">
            <text:p>0x6413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Tunnel</text:p>
          </table:table-cell>
          <table:table-cell table:number-columns-repeated="1017"/>
        </table:table-row>
        <table:table-row table:style-name="ro5">
          <table:table-cell office:value-type="string">
            <text:p>0x6414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Drink water</text:p>
          </table:table-cell>
          <table:table-cell table:number-columns-repeated="1017"/>
        </table:table-row>
        <table:table-row table:style-name="ro5">
          <table:table-cell office:value-type="string">
            <text:p>0x6415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Ghost town</text:p>
          </table:table-cell>
          <table:table-cell table:number-columns-repeated="1017"/>
        </table:table-row>
        <table:table-row table:style-name="ro5">
          <table:table-cell office:value-type="string">
            <text:p>0x6416 to 0x643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office:value-type="string">
            <text:p>Subdivision</text:p>
          </table:table-cell>
          <table:table-cell table:number-columns-repeated="1017"/>
        </table:table-row>
        <table:table-row table:style-name="ro5">
          <table:table-cell office:value-type="string">
            <text:p>0x6440 to 0x647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table:number-columns-repeated="1018"/>
        </table:table-row>
        <table:table-row table:style-name="ro5">
          <table:table-cell office:value-type="string">
            <text:p>0x6480 to 0x64B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table:number-columns-repeated="1018"/>
        </table:table-row>
        <table:table-row table:style-name="ro5">
          <table:table-cell office:value-type="string">
            <text:p>0x64C0 to 0x64F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Manmade Places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0x6500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Water feature</text:p>
          </table:table-cell>
          <table:table-cell table:number-columns-repeated="1017"/>
        </table:table-row>
        <table:table-row table:style-name="ro5">
          <table:table-cell office:value-type="string">
            <text:p>0x6501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Arroyo</text:p>
          </table:table-cell>
          <table:table-cell table:number-columns-repeated="1017"/>
        </table:table-row>
        <table:table-row table:style-name="ro5">
          <table:table-cell office:value-type="string">
            <text:p>0x650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Sand bar</text:p>
          </table:table-cell>
          <table:table-cell table:number-columns-repeated="1017"/>
        </table:table-row>
        <table:table-row table:style-name="ro5">
          <table:table-cell office:value-type="string">
            <text:p>0x6503</text:p>
          </table:table-cell>
          <table:table-cell office:value-type="string">
            <text:p>Bucht</text:p>
          </table:table-cell>
          <table:table-cell office:value-type="string">
            <text:p>Nein</text:p>
          </table:table-cell>
          <table:table-cell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Bay</text:p>
          </table:table-cell>
          <table:table-cell table:number-columns-repeated="1017"/>
        </table:table-row>
        <table:table-row table:style-name="ro5">
          <table:table-cell office:value-type="string">
            <text:p>0x6504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Bend</text:p>
          </table:table-cell>
          <table:table-cell table:number-columns-repeated="1017"/>
        </table:table-row>
        <table:table-row table:style-name="ro5">
          <table:table-cell office:value-type="string">
            <text:p>0x6505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Canal</text:p>
          </table:table-cell>
          <table:table-cell table:number-columns-repeated="1017"/>
        </table:table-row>
        <table:table-row table:style-name="ro5">
          <table:table-cell office:value-type="string">
            <text:p>0x6506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Channel</text:p>
          </table:table-cell>
          <table:table-cell table:number-columns-repeated="1017"/>
        </table:table-row>
        <table:table-row table:style-name="ro5">
          <table:table-cell office:value-type="string">
            <text:p>0x6507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Cove</text:p>
          </table:table-cell>
          <table:table-cell table:number-columns-repeated="1017"/>
        </table:table-row>
        <table:table-row table:style-name="ro5">
          <table:table-cell office:value-type="string">
            <text:p>0x6508</text:p>
          </table:table-cell>
          <table:table-cell office:value-type="string">
            <text:p>Waterfall</text:p>
          </table:table-cell>
          <table:table-cell office:value-type="string">
            <text:p>Ja</text:p>
          </table:table-cell>
          <table:table-cell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Falls</text:p>
          </table:table-cell>
          <table:table-cell table:number-columns-repeated="1017"/>
        </table:table-row>
        <table:table-row table:style-name="ro5">
          <table:table-cell office:value-type="string">
            <text:p>0x6509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Geyser</text:p>
          </table:table-cell>
          <table:table-cell table:number-columns-repeated="1017"/>
        </table:table-row>
        <table:table-row table:style-name="ro5">
          <table:table-cell office:value-type="string">
            <text:p>0x650A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Glacier</text:p>
          </table:table-cell>
          <table:table-cell table:number-columns-repeated="1017"/>
        </table:table-row>
        <table:table-row table:style-name="ro5">
          <table:table-cell office:value-type="string">
            <text:p>0x650B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Harbour</text:p>
          </table:table-cell>
          <table:table-cell table:number-columns-repeated="1017"/>
        </table:table-row>
        <table:table-row table:style-name="ro5">
          <table:table-cell office:value-type="string">
            <text:p>0x650C</text:p>
          </table:table-cell>
          <table:table-cell office:value-type="string">
            <text:p>Insel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Island</text:p>
          </table:table-cell>
          <table:table-cell table:number-columns-repeated="1017"/>
        </table:table-row>
        <table:table-row table:style-name="ro5">
          <table:table-cell office:value-type="string">
            <text:p>0x650D</text:p>
          </table:table-cell>
          <table:table-cell office:value-type="string">
            <text:p>Wasser+Name</text:p>
          </table:table-cell>
          <table:table-cell office:value-type="string">
            <text:p>Nein</text:p>
          </table:table-cell>
          <table:table-cell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Lake</text:p>
          </table:table-cell>
          <table:table-cell table:number-columns-repeated="1017"/>
        </table:table-row>
        <table:table-row table:style-name="ro5">
          <table:table-cell office:value-type="string">
            <text:p>0x650E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Rapids</text:p>
          </table:table-cell>
          <table:table-cell table:number-columns-repeated="1017"/>
        </table:table-row>
        <table:table-row table:style-name="ro5">
          <table:table-cell office:value-type="string">
            <text:p>0x650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Reservoir</text:p>
          </table:table-cell>
          <table:table-cell table:number-columns-repeated="1017"/>
        </table:table-row>
        <table:table-row table:style-name="ro5">
          <table:table-cell office:value-type="string">
            <text:p>0x6510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Sea</text:p>
          </table:table-cell>
          <table:table-cell table:number-columns-repeated="1017"/>
        </table:table-row>
        <table:table-row table:style-name="ro5">
          <table:table-cell office:value-type="string">
            <text:p>0x6511</text:p>
          </table:table-cell>
          <table:table-cell office:value-type="string">
            <text:p>Quelle</text:p>
          </table:table-cell>
          <table:table-cell table:number-columns-repeated="2" office:value-type="string">
            <text:p>Ja</text:p>
          </table:table-cell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Spring</text:p>
          </table:table-cell>
          <table:table-cell table:number-columns-repeated="1017"/>
        </table:table-row>
        <table:table-row table:style-name="ro5">
          <table:table-cell office:value-type="string">
            <text:p>0x651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Stream</text:p>
          </table:table-cell>
          <table:table-cell table:number-columns-repeated="1017"/>
        </table:table-row>
        <table:table-row table:style-name="ro5">
          <table:table-cell office:value-type="string">
            <text:p>0x6513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office:value-type="string">
            <text:p>Swamp</text:p>
          </table:table-cell>
          <table:table-cell table:number-columns-repeated="1017"/>
        </table:table-row>
        <table:table-row table:style-name="ro5">
          <table:table-cell office:value-type="string">
            <text:p>0x6514-0x65F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Water features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0x6600</text:p>
          </table:table-cell>
          <table:table-cell table:style-name="ce1"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Land feature</text:p>
          </table:table-cell>
          <table:table-cell table:number-columns-repeated="1017"/>
        </table:table-row>
        <table:table-row table:style-name="ro5">
          <table:table-cell office:value-type="string">
            <text:p>0x6601</text:p>
          </table:table-cell>
          <table:table-cell office:value-type="string">
            <text:p>Höhleneingang</text:p>
          </table:table-cell>
          <table:table-cell table:number-columns-repeated="2" office:value-type="string">
            <text:p>Ja</text:p>
          </table:table-cell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Arch</text:p>
          </table:table-cell>
          <table:table-cell table:number-columns-repeated="1017"/>
        </table:table-row>
        <table:table-row table:style-name="ro5">
          <table:table-cell office:value-type="string">
            <text:p>0x660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Area</text:p>
          </table:table-cell>
          <table:table-cell table:number-columns-repeated="1017"/>
        </table:table-row>
        <table:table-row table:style-name="ro5">
          <table:table-cell office:value-type="string">
            <text:p>0x6603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Basin</text:p>
          </table:table-cell>
          <table:table-cell table:number-columns-repeated="1017"/>
        </table:table-row>
        <table:table-row table:style-name="ro5">
          <table:table-cell office:value-type="string">
            <text:p>0x6604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Beach</text:p>
          </table:table-cell>
          <table:table-cell table:number-columns-repeated="1017"/>
        </table:table-row>
        <table:table-row table:style-name="ro5">
          <table:table-cell office:value-type="string">
            <text:p>0x6605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Bench</text:p>
          </table:table-cell>
          <table:table-cell table:number-columns-repeated="1017"/>
        </table:table-row>
        <table:table-row table:style-name="ro5">
          <table:table-cell office:value-type="string">
            <text:p>0x6606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Cape</text:p>
          </table:table-cell>
          <table:table-cell table:number-columns-repeated="1017"/>
        </table:table-row>
        <table:table-row table:style-name="ro5">
          <table:table-cell office:value-type="string">
            <text:p>0x6607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Cliff</text:p>
          </table:table-cell>
          <table:table-cell table:number-columns-repeated="1017"/>
        </table:table-row>
        <table:table-row table:style-name="ro5">
          <table:table-cell office:value-type="string">
            <text:p>0x6608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Crater</text:p>
          </table:table-cell>
          <table:table-cell table:number-columns-repeated="1017"/>
        </table:table-row>
        <table:table-row table:style-name="ro5">
          <table:table-cell office:value-type="string">
            <text:p>0x6609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Flat</text:p>
          </table:table-cell>
          <table:table-cell table:number-columns-repeated="1017"/>
        </table:table-row>
        <table:table-row table:style-name="ro5">
          <table:table-cell office:value-type="string">
            <text:p>0x660A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Forest</text:p>
          </table:table-cell>
          <table:table-cell table:number-columns-repeated="1017"/>
        </table:table-row>
        <table:table-row table:style-name="ro5">
          <table:table-cell office:value-type="string">
            <text:p>0x660B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Gap</text:p>
          </table:table-cell>
          <table:table-cell table:number-columns-repeated="1017"/>
        </table:table-row>
        <table:table-row table:style-name="ro5">
          <table:table-cell office:value-type="string">
            <text:p>0x660C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Gut</text:p>
          </table:table-cell>
          <table:table-cell table:number-columns-repeated="1017"/>
        </table:table-row>
        <table:table-row table:style-name="ro5">
          <table:table-cell office:value-type="string">
            <text:p>0x660D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Isthmus</text:p>
          </table:table-cell>
          <table:table-cell table:number-columns-repeated="1017"/>
        </table:table-row>
        <table:table-row table:style-name="ro5">
          <table:table-cell office:value-type="string">
            <text:p>0x660E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Lava</text:p>
          </table:table-cell>
          <table:table-cell table:number-columns-repeated="1017"/>
        </table:table-row>
        <table:table-row table:style-name="ro5">
          <table:table-cell office:value-type="string">
            <text:p>0x660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Pillar</text:p>
          </table:table-cell>
          <table:table-cell table:number-columns-repeated="1017"/>
        </table:table-row>
        <table:table-row table:style-name="ro5">
          <table:table-cell office:value-type="string">
            <text:p>0x6610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Plain</text:p>
          </table:table-cell>
          <table:table-cell table:number-columns-repeated="1017"/>
        </table:table-row>
        <table:table-row table:style-name="ro5">
          <table:table-cell office:value-type="string">
            <text:p>0x6611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Range</text:p>
          </table:table-cell>
          <table:table-cell table:number-columns-repeated="1017"/>
        </table:table-row>
        <table:table-row table:style-name="ro5">
          <table:table-cell office:value-type="string">
            <text:p>0x6612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Reserve</text:p>
          </table:table-cell>
          <table:table-cell table:number-columns-repeated="1017"/>
        </table:table-row>
        <table:table-row table:style-name="ro5">
          <table:table-cell office:value-type="string">
            <text:p>0x6613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Ridge</text:p>
          </table:table-cell>
          <table:table-cell table:number-columns-repeated="1017"/>
        </table:table-row>
        <table:table-row table:style-name="ro5">
          <table:table-cell office:value-type="string">
            <text:p>0x6614</text:p>
          </table:table-cell>
          <table:table-cell office:value-type="string">
            <text:p>Felsen</text:p>
          </table:table-cell>
          <table:table-cell table:number-columns-repeated="2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Rock</text:p>
          </table:table-cell>
          <table:table-cell table:number-columns-repeated="1017"/>
        </table:table-row>
        <table:table-row table:style-name="ro5">
          <table:table-cell office:value-type="string">
            <text:p>0x6615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Slope</text:p>
          </table:table-cell>
          <table:table-cell table:number-columns-repeated="1017"/>
        </table:table-row>
        <table:table-row table:style-name="ro5">
          <table:table-cell office:value-type="string">
            <text:p>0x6616</text:p>
          </table:table-cell>
          <table:table-cell office:value-type="string">
            <text:p>Gipfel</text:p>
          </table:table-cell>
          <table:table-cell table:number-columns-repeated="2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Summit</text:p>
          </table:table-cell>
          <table:table-cell table:number-columns-repeated="1017"/>
        </table:table-row>
        <table:table-row table:style-name="ro5">
          <table:table-cell office:value-type="string">
            <text:p>0x6617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Valley</text:p>
          </table:table-cell>
          <table:table-cell table:number-columns-repeated="1017"/>
        </table:table-row>
        <table:table-row table:style-name="ro5">
          <table:table-cell office:value-type="string">
            <text:p>0x6618</text:p>
          </table:table-cell>
          <table:table-cell office:value-type="string">
            <text:p>Wald</text:p>
          </table:table-cell>
          <table:table-cell table:number-columns-repeated="2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office:value-type="string">
            <text:p>Woods</text:p>
          </table:table-cell>
          <table:table-cell table:number-columns-repeated="1017"/>
        </table:table-row>
        <table:table-row table:style-name="ro5">
          <table:table-cell office:value-type="string">
            <text:p>0x6619 to 0x663F</text:p>
          </table:table-cell>
          <table:table-cell table:number-columns-repeated="3"/>
          <table:table-cell office:value-type="string">
            <text:p>Geographic features</text:p>
          </table:table-cell>
          <table:table-cell office:value-type="string">
            <text:p>Land feature</text:p>
          </table:table-cell>
          <table:table-cell table:number-columns-repeated="1018"/>
        </table:table-row>
        <table:table-row table:style-name="ro5">
          <table:table-cell office:value-type="string">
            <text:p>0x6640 to 0x667F</text:p>
          </table:table-cell>
          <table:table-cell table:number-columns-repeated="1023"/>
        </table:table-row>
        <table:table-row table:style-name="ro5">
          <table:table-cell office:value-type="string">
            <text:p>0x6680 to 0x66BF</text:p>
          </table:table-cell>
          <table:table-cell table:number-columns-repeated="1023"/>
        </table:table-row>
        <table:table-row table:style-name="ro5">
          <table:table-cell office:value-type="string">
            <text:p>0x66C0 to 0x66FF</text:p>
          </table:table-cell>
          <table:table-cell table:number-columns-repeated="1023"/>
        </table:table-row>
        <table:table-row table:style-name="ro5">
          <table:table-cell office:value-type="string">
            <text:p>0x7000</text:p>
          </table:table-cell>
          <table:table-cell table:number-columns-repeated="1023"/>
        </table:table-row>
        <table:table-row table:style-name="ro5">
          <table:table-cell office:value-type="string">
            <text:p>0x7110</text:p>
          </table:table-cell>
          <table:table-cell office:value-type="string">
            <text:p>Notiz</text:p>
          </table:table-cell>
          <table:table-cell table:number-columns-repeated="1022"/>
        </table:table-row>
        <table:table-row table:style-name="ro5">
          <table:table-cell office:value-type="string">
            <text:p>0x7111</text:p>
          </table:table-cell>
          <table:table-cell office:value-type="string">
            <text:p>Offener Bug</text:p>
          </table:table-cell>
          <table:table-cell table:number-columns-repeated="1022"/>
        </table:table-row>
        <table:table-row table:style-name="ro5">
          <table:table-cell office:value-type="string">
            <text:p>0x7112</text:p>
          </table:table-cell>
          <table:table-cell office:value-type="string">
            <text:p>Geschlossener Bug</text:p>
          </table:table-cell>
          <table:table-cell table:number-columns-repeated="1022"/>
        </table:table-row>
        <table:table-row table:style-name="ro5">
          <table:table-cell office:value-type="string">
            <text:p>0x7200</text:p>
          </table:table-cell>
          <table:table-cell table:number-columns-repeated="5"/>
          <table:table-cell office:value-type="string">
            <text:p>Anzeige bis 80m zoom</text:p>
          </table:table-cell>
          <table:table-cell table:number-columns-repeated="1017"/>
        </table:table-row>
        <table:table-row table:style-name="ro5">
          <table:table-cell office:value-type="string">
            <text:p>0x11501</text:p>
          </table:table-cell>
          <table:table-cell office:value-type="string">
            <text:p><text:s/></text:p>
          </table:table-cell>
          <table:table-cell office:value-type="string">
            <text:p>Ja</text:p>
          </table:table-cell>
          <table:table-cell office:value-type="string">
            <text:p>200m</text:p>
          </table:table-cell>
          <table:table-cell table:number-columns-repeated="1020"/>
        </table:table-row>
        <table:table-row table:style-name="ro5">
          <table:table-cell office:value-type="string">
            <text:p>0x11508</text:p>
          </table:table-cell>
          <table:table-cell/>
          <table:table-cell office:value-type="string">
            <text:p>Ja</text:p>
          </table:table-cell>
          <table:table-cell table:number-columns-repeated="1021"/>
        </table:table-row>
        <table:table-row table:style-name="ro5">
          <table:table-cell office:value-type="string">
            <text:p>0x11509</text:p>
          </table:table-cell>
          <table:table-cell/>
          <table:table-cell office:value-type="string">
            <text:p>Ja</text:p>
          </table:table-cell>
          <table:table-cell table:number-columns-repeated="1021"/>
        </table:table-row>
        <table:table-row table:style-name="ro5">
          <table:table-cell office:value-type="string">
            <text:p>0x1150b</text:p>
          </table:table-cell>
          <table:table-cell/>
          <table:table-cell office:value-type="string">
            <text:p>Ja</text:p>
          </table:table-cell>
          <table:table-cell table:number-columns-repeated="1021"/>
        </table:table-row>
        <table:table-row table:style-name="ro5" table:number-rows-repeated="467">
          <table:table-cell table:number-columns-repeated="1024"/>
        </table:table-row>
        <table:table-row table:style-name="ro5">
          <table:table-cell/>
          <table:table-cell>
            <draw:frame table:end-cell-address="'POIs (GPS)'.E1065" table:end-x="2.187cm" table:end-y="0.238cm" draw:z-index="150" draw:name="Picture 4542" draw:style-name="gr2" draw:text-style-name="P2" svg:width="5.602cm" svg:height="1.131cm" svg:x="5.266cm" svg:y="0.007cm">
              <draw:image xlink:href="Pictures/100000000000002C000000242EC5054E.png" xlink:type="simple" xlink:show="embed" xlink:actuate="onLoad">
                <text:p/>
              </draw:image>
            </draw:frame>
            <draw:frame table:end-cell-address="'POIs (GPS)'.E1065" table:end-x="2.187cm" table:end-y="0.238cm" draw:z-index="151" draw:name="Picture 4543" draw:style-name="gr2" draw:text-style-name="P2" svg:width="5.602cm" svg:height="1.131cm" svg:x="5.266cm" svg:y="0.007cm">
              <draw:image xlink:href="Pictures/100000000000002C000000242EC5054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1067" table:end-x="2.187cm" table:end-y="0.114cm" draw:z-index="152" draw:name="Picture 4545" draw:style-name="gr2" draw:text-style-name="P2" svg:width="5.602cm" svg:height="1.014cm" svg:x="5.266cm" svg:y="0cm">
              <draw:image xlink:href="Pictures/100000000000002C000000242EC5054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1069" table:end-x="2.167cm" table:end-y="0.04cm" draw:z-index="0" draw:name="Picture 145" draw:style-name="gr2" draw:text-style-name="P2" svg:width="5.582cm" svg:height="0.934cm" svg:x="5.266cm" svg:y="0.007cm">
              <draw:image xlink:href="Pictures/100000000000002A0000002430B6BBA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1070" table:end-x="2.167cm" table:end-y="0.286cm" draw:z-index="1" draw:name="Picture 146" draw:style-name="gr2" draw:text-style-name="P2" svg:width="5.582cm" svg:height="1.179cm" svg:x="5.266cm" svg:y="0.007cm">
              <draw:image xlink:href="Pictures/100000000000002A0000002430B6BBA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1072" table:end-x="2.187cm" table:end-y="0.207cm" draw:z-index="153" draw:name="Picture 4549" draw:style-name="gr2" draw:text-style-name="P2" svg:width="5.602cm" svg:height="1.107cm" svg:x="5.266cm" svg:y="0cm">
              <draw:image xlink:href="Pictures/100000000000002C000000242EC5054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1073" table:end-x="2.143cm" table:end-y="0.45cm" draw:z-index="156" draw:name="Picture 4654" draw:style-name="gr2" draw:text-style-name="P2" svg:width="5.558cm" svg:height="0.893cm" svg:x="5.266cm" svg:y="0.007cm">
              <draw:image xlink:href="Pictures/100000000000002C000000242EC5054E.png" xlink:type="simple" xlink:show="embed" xlink:actuate="onLoad">
                <text:p/>
              </draw:image>
            </draw:frame>
            <draw:frame table:end-cell-address="'POIs (GPS)'.E1073" table:end-x="2.143cm" table:end-y="0.45cm" draw:z-index="157" draw:name="Picture 4655" draw:style-name="gr2" draw:text-style-name="P2" svg:width="5.558cm" svg:height="0.893cm" svg:x="5.266cm" svg:y="0.007cm">
              <draw:image xlink:href="Pictures/100000000000002C000000242EC5054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1075" table:end-x="2.104cm" table:end-y="0.376cm" draw:z-index="154" draw:name="Picture 4552" draw:style-name="gr2" draw:text-style-name="P2" svg:width="5.519cm" svg:height="0.824cm" svg:x="5.266cm" svg:y="0.002cm">
              <draw:image xlink:href="Pictures/100000000000002800000024D39784A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1077" table:end-x="2.104cm" table:end-y="0.255cm" draw:z-index="155" draw:name="Picture 4553" draw:style-name="gr2" draw:text-style-name="P2" svg:width="5.519cm" svg:height="1.155cm" svg:x="5.266cm" svg:y="0cm">
              <draw:image xlink:href="Pictures/100000000000002800000024D39784A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4">
          <table:table-cell table:number-columns-repeated="1024"/>
        </table:table-row>
        <table:table-row table:style-name="ro5">
          <table:table-cell/>
          <table:table-cell>
            <draw:frame table:end-cell-address="'POIs (GPS)'.E3120" table:end-x="2.083cm" table:end-y="0.262cm" draw:z-index="2" draw:name="Picture 165" draw:style-name="gr2" draw:text-style-name="P2" svg:width="5.498cm" svg:height="450.047cm" svg:x="5.266cm" svg:y="0.007cm">
              <draw:image xlink:href="Pictures/100000000000002800000024D8523EA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00">
          <table:table-cell table:number-columns-repeated="1024"/>
        </table:table-row>
        <table:table-row table:style-name="ro5">
          <table:table-cell/>
          <table:table-cell>
            <draw:frame table:end-cell-address="'POIs (GPS)'.E4590" table:end-x="2.083cm" table:end-y="0.449cm" draw:z-index="3" draw:name="Picture 166" draw:style-name="gr2" draw:text-style-name="P2" svg:width="5.498cm" svg:height="661.194cm" svg:x="5.266cm" svg:y="-0.001cm">
              <draw:image xlink:href="Pictures/1000000000000028000000248BBEB9A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469">
          <table:table-cell table:number-columns-repeated="1024"/>
        </table:table-row>
        <table:table-row table:style-name="ro5">
          <table:table-cell/>
          <table:table-cell>
            <draw:frame table:end-cell-address="'POIs (GPS)'.E5826" table:end-x="2.046cm" table:end-y="0.011cm" draw:z-index="4" draw:name="Picture 167" draw:style-name="gr2" draw:text-style-name="P2" svg:width="5.461cm" svg:height="555.497cm" svg:x="5.266cm" svg:y="0.007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234">
          <table:table-cell table:number-columns-repeated="1024"/>
        </table:table-row>
        <table:table-row table:style-name="ro5">
          <table:table-cell/>
          <table:table-cell>
            <draw:frame table:end-cell-address="'POIs (GPS)'.E5828" table:end-x="2.104cm" table:end-y="0.216cm" draw:z-index="5" draw:name="Picture 171" draw:style-name="gr2" draw:text-style-name="P2" svg:width="5.519cm" svg:height="1.114cm" svg:x="5.266cm" svg:y="0.002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30" table:end-x="2.025cm" table:end-y="0.034cm" draw:z-index="6" draw:name="Picture 172" draw:style-name="gr2" draw:text-style-name="P2" svg:width="5.44cm" svg:height="0.935cm" svg:x="5.266cm" svg:y="-0.001cm">
              <draw:image xlink:href="Pictures/1000000000000024000000223328DC2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31" table:end-x="2.104cm" table:end-y="0.426cm" draw:z-index="7" draw:name="Picture 173" draw:style-name="gr2" draw:text-style-name="P2" svg:width="5.519cm" svg:height="0.869cm" svg:x="5.266cm" svg:y="0.007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33" table:end-x="2.025cm" table:end-y="0.241cm" draw:z-index="8" draw:name="Picture 174" draw:style-name="gr2" draw:text-style-name="P2" svg:width="5.44cm" svg:height="1.141cm" svg:x="5.266cm" svg:y="0cm">
              <draw:image xlink:href="Pictures/1000000000000024000000223328DC2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35" table:end-x="2.104cm" table:end-y="0.188cm" draw:z-index="9" draw:name="Picture 175" draw:style-name="gr2" draw:text-style-name="P2" svg:width="5.519cm" svg:height="1.089cm" svg:x="5.266cm" svg:y="-0.001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37" table:end-x="1.949cm" table:end-y="0.005cm" draw:z-index="10" draw:name="Picture 176" draw:style-name="gr2" draw:text-style-name="P2" svg:width="5.364cm" svg:height="0.898cm" svg:x="5.266cm" svg:y="0.007cm">
              <draw:image xlink:href="Pictures/10000000000000220000002295EE2E0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38" table:end-x="2.046cm" table:end-y="0.335cm" draw:z-index="11" draw:name="Picture 177" draw:style-name="gr2" draw:text-style-name="P2" svg:width="5.461cm" svg:height="0.786cm" svg:x="5.266cm" svg:y="-0.001cm">
              <draw:image xlink:href="Pictures/100000000000002600000022201E2B5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40" table:end-x="2.025cm" table:end-y="0.215cm" draw:z-index="12" draw:name="Picture 178" draw:style-name="gr2" draw:text-style-name="P2" svg:width="5.44cm" svg:height="1.112cm" svg:x="5.266cm" svg:y="0.004cm">
              <draw:image xlink:href="Pictures/1000000000000024000000223328DC2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42" table:end-x="1.933cm" table:end-y="0.072cm" draw:z-index="30" draw:name="Picture 196" draw:style-name="gr2" draw:text-style-name="P2" svg:width="5.348cm" svg:height="0.965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43" table:end-x="1.933cm" table:end-y="0.404cm" draw:z-index="31" draw:name="Picture 197" draw:style-name="gr2" draw:text-style-name="P2" svg:width="5.348cm" svg:height="0.855cm" svg:x="5.266cm" svg:y="-0.001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45" table:end-x="1.933cm" table:end-y="0.287cm" draw:z-index="32" draw:name="Picture 198" draw:style-name="gr2" draw:text-style-name="P2" svg:width="5.348cm" svg:height="0.731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47" table:end-x="1.933cm" table:end-y="0.084cm" draw:z-index="33" draw:name="Picture 199" draw:style-name="gr2" draw:text-style-name="P2" svg:width="5.348cm" svg:height="0.977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49" table:end-x="2.104cm" table:end-y="0.132cm" draw:z-index="13" draw:name="Picture 179" draw:style-name="gr2" draw:text-style-name="P2" svg:width="5.519cm" svg:height="1.033cm" svg:x="5.266cm" svg:y="-0.001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51" table:end-x="2.083cm" table:end-y="0.007cm" draw:z-index="14" draw:name="Picture 180" draw:style-name="gr2" draw:text-style-name="P2" svg:width="5.498cm" svg:height="0.9cm" svg:x="5.266cm" svg:y="0.007cm">
              <draw:image xlink:href="Pictures/100000000000002800000022545732C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52" table:end-x="2.167cm" table:end-y="0.301cm" draw:z-index="15" draw:name="Picture 181" draw:style-name="gr2" draw:text-style-name="P2" svg:width="5.582cm" svg:height="0.751cm" svg:x="5.266cm" svg:y="0cm">
              <draw:image xlink:href="Pictures/100000000000002A0000002046FA9BF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54" table:end-x="2.15cm" table:end-y="0.12cm" draw:z-index="16" draw:name="Picture 182" draw:style-name="gr2" draw:text-style-name="P2" svg:width="5.565cm" svg:height="1.021cm" svg:x="5.266cm" svg:y="-0.001cm">
              <draw:image xlink:href="Pictures/100000000000002A0000001EE03388B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56" table:end-x="2.046cm" table:end-y="0.06cm" draw:z-index="17" draw:name="Picture 183" draw:style-name="gr2" draw:text-style-name="P2" svg:width="5.461cm" svg:height="0.953cm" svg:x="5.266cm" svg:y="0.007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57" table:end-x="2.025cm" table:end-y="0.244cm" draw:z-index="18" draw:name="Picture 184" draw:style-name="gr2" draw:text-style-name="P2" svg:width="5.44cm" svg:height="0.695cm" svg:x="5.266cm" svg:y="-0.001cm">
              <draw:image xlink:href="Pictures/10000000000000240000001AA43B470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59" table:end-x="1.862cm" table:end-y="0.27cm" draw:z-index="19" draw:name="Picture 185" draw:style-name="gr2" draw:text-style-name="P2" svg:width="5.277cm" svg:height="0.714cm" svg:x="5.266cm" svg:y="0.007cm">
              <draw:image xlink:href="Pictures/100000000000001E000000202AE3C59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61" table:end-x="2.046cm" table:end-y="0.134cm" draw:z-index="20" draw:name="Picture 186" draw:style-name="gr2" draw:text-style-name="P2" svg:width="5.461cm" svg:height="1.027cm" svg:x="5.266cm" svg:y="0.007cm">
              <draw:image xlink:href="Pictures/10000000000000260000001C5B99F12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63" table:end-x="2.014cm" table:end-y="0.073cm" draw:z-index="21" draw:name="Picture 187" draw:style-name="gr2" draw:text-style-name="P2" svg:width="5.429cm" svg:height="0.974cm" svg:x="5.266cm" svg:y="-0.001cm">
              <draw:image xlink:href="Pictures/100000000000001000000010179D591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64" table:end-x="2.167cm" table:end-y="0.432cm" draw:z-index="22" draw:name="Picture 188" draw:style-name="gr2" draw:text-style-name="P2" svg:width="5.582cm" svg:height="0.876cm" svg:x="5.266cm" svg:y="0.007cm">
              <draw:image xlink:href="Pictures/100000000000002A000000249AE71DF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66" table:end-x="2.104cm" table:end-y="0.141cm" draw:z-index="23" draw:name="Picture 189" draw:style-name="gr2" draw:text-style-name="P2" svg:width="5.519cm" svg:height="1.034cm" svg:x="5.266cm" svg:y="0.007cm">
              <draw:image xlink:href="Pictures/10000000000000280000001C0428673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68" table:end-x="1.949cm" table:end-y="0.127cm" draw:z-index="24" draw:name="Picture 190" draw:style-name="gr2" draw:text-style-name="P2" svg:width="5.364cm" svg:height="1.028cm" svg:x="5.266cm" svg:y="-0.001cm">
              <draw:image xlink:href="Pictures/100000000000002200000020C29D0BD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70" table:end-x="2.083cm" table:end-y="0.132cm" draw:z-index="25" draw:name="Picture 191" draw:style-name="gr2" draw:text-style-name="P2" svg:width="5.498cm" svg:height="1.025cm" svg:x="5.266cm" svg:y="0.007cm">
              <draw:image xlink:href="Pictures/100000000000002800000026B525C87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71" table:end-x="2.046cm" table:end-y="0.229cm" draw:z-index="26" draw:name="Picture 192" draw:style-name="gr2" draw:text-style-name="P2" svg:width="5.461cm" svg:height="0.679cm" svg:x="5.266cm" svg:y="0cm">
              <draw:image xlink:href="Pictures/10000000000000260000001C5B99F12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73" table:end-x="2.046cm" table:end-y="0.112cm" draw:z-index="27" draw:name="Picture 193" draw:style-name="gr2" draw:text-style-name="P2" svg:width="5.461cm" svg:height="1.013cm" svg:x="5.266cm" svg:y="-0.001cm">
              <draw:image xlink:href="Pictures/10000000000000260000001C5B99F12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75" table:end-x="1.933cm" table:end-y="0.141cm" draw:z-index="28" draw:name="Picture 194" draw:style-name="gr2" draw:text-style-name="P2" svg:width="5.348cm" svg:height="1.034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77" table:end-x="1.933cm" table:end-y="0.039cm" draw:z-index="29" draw:name="Picture 195" draw:style-name="gr2" draw:text-style-name="P2" svg:width="5.348cm" svg:height="0.939cm" svg:x="5.266cm" svg:y="0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>
            <draw:frame table:end-cell-address="'POIs (GPS)'.E5879" table:end-x="2.15cm" table:end-y="0.328cm" draw:z-index="34" draw:name="Picture 201" draw:style-name="gr2" draw:text-style-name="P2" svg:width="5.565cm" svg:height="0.771cm" svg:x="5.266cm" svg:y="0.007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81" table:end-x="2.025cm" table:end-y="0.208cm" draw:z-index="35" draw:name="Picture 202" draw:style-name="gr2" draw:text-style-name="P2" svg:width="5.44cm" svg:height="1.108cm" svg:x="5.266cm" svg:y="0cm">
              <draw:image xlink:href="Pictures/100000000000002400000022788FBC4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82" table:end-x="1.933cm" table:end-y="0.413cm" draw:z-index="36" draw:name="Picture 203" draw:style-name="gr2" draw:text-style-name="P2" svg:width="5.348cm" svg:height="0.864cm" svg:x="5.266cm" svg:y="-0.001cm">
              <draw:image xlink:href="Pictures/10000000000000200000001C641AC76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84" table:end-x="1.933cm" table:end-y="0.399cm" draw:z-index="37" draw:name="Picture 204" draw:style-name="gr2" draw:text-style-name="P2" svg:width="5.348cm" svg:height="0.842cm" svg:x="5.266cm" svg:y="0.007cm">
              <draw:image xlink:href="Pictures/1000000000000020000000209821CEE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86" table:end-x="2.15cm" table:end-y="0.298cm" draw:z-index="38" draw:name="Picture 205" draw:style-name="gr2" draw:text-style-name="P2" svg:width="5.565cm" svg:height="0.749cm" svg:x="5.266cm" svg:y="-0.001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888" table:end-x="2.15cm" table:end-y="0.18cm" draw:z-index="39" draw:name="Picture 206" draw:style-name="gr2" draw:text-style-name="P2" svg:width="5.565cm" svg:height="1.077cm" svg:x="5.266cm" svg:y="0.004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90" table:end-x="1.933cm" table:end-y="0.084cm" draw:z-index="40" draw:name="Picture 207" draw:style-name="gr2" draw:text-style-name="P2" svg:width="5.348cm" svg:height="0.977cm" svg:x="5.266cm" svg:y="0.007cm">
              <draw:image xlink:href="Pictures/10000000000000200000002000A1B66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/>
          <table:table-cell>
            <draw:frame table:end-cell-address="'POIs (GPS)'.E5897" table:end-x="2.025cm" table:end-y="0.152cm" draw:z-index="121" draw:name="Picture 4486" draw:style-name="gr2" draw:text-style-name="P2" svg:width="5.44cm" svg:height="1.053cm" svg:x="5.266cm" svg:y="-0.001cm">
              <draw:image xlink:href="Pictures/1000000000000024000000229D4F6CB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898" table:end-x="2.046cm" table:end-y="0.381cm" draw:z-index="122" draw:name="Picture 4487" draw:style-name="gr2" draw:text-style-name="P2" svg:width="5.461cm" svg:height="0.824cm" svg:x="5.266cm" svg:y="0.007cm">
              <draw:image xlink:href="Pictures/10000000000000260000001A3AD97C2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00" table:end-x="2.063cm" table:end-y="0.32cm" draw:z-index="123" draw:name="Picture 4489" draw:style-name="gr2" draw:text-style-name="P2" svg:width="5.478cm" svg:height="0.77cm" svg:x="5.266cm" svg:y="0cm">
              <draw:image xlink:href="Pictures/100000000000002600000022DBC39B6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02" table:end-x="2.167cm" table:end-y="0.265cm" draw:z-index="124" draw:name="Picture 4490" draw:style-name="gr2" draw:text-style-name="P2" svg:width="5.582cm" svg:height="1.166cm" svg:x="5.266cm" svg:y="-0.001cm">
              <draw:image xlink:href="Pictures/100000000000002A000000249AE71DF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04" table:end-x="2.104cm" table:end-y="0.166cm" draw:z-index="125" draw:name="Picture 4493" draw:style-name="gr2" draw:text-style-name="P2" svg:width="5.519cm" svg:height="1.059cm" svg:x="5.266cm" svg:y="0.007cm">
              <draw:image xlink:href="Pictures/100000000000002800000022545732C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06" table:end-x="2.063cm" table:end-y="0.049cm" draw:z-index="126" draw:name="Picture 4495" draw:style-name="gr2" draw:text-style-name="P2" svg:width="5.478cm" svg:height="0.95cm" svg:x="5.266cm" svg:y="-0.001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07" table:end-x="1.949cm" table:end-y="0.294cm" draw:z-index="127" draw:name="Picture 4496" draw:style-name="gr2" draw:text-style-name="P2" svg:width="5.364cm" svg:height="0.738cm" svg:x="5.266cm" svg:y="0.007cm">
              <draw:image xlink:href="Pictures/1000000000000022000000223461E8C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09" table:end-x="2.104cm" table:end-y="0.278cm" draw:z-index="128" draw:name="Picture 4497" draw:style-name="gr2" draw:text-style-name="P2" svg:width="5.519cm" svg:height="1.171cm" svg:x="5.266cm" svg:y="0.007cm">
              <draw:image xlink:href="Pictures/100000000000002000000020A65177F2.png" xlink:type="simple" xlink:show="embed" xlink:actuate="onLoad">
                <text:p/>
              </draw:image>
            </draw:frame>
            <draw:frame table:end-cell-address="'POIs (GPS)'.E5909" table:end-x="2.104cm" table:end-y="0.278cm" draw:z-index="129" draw:name="Picture 4498" draw:style-name="gr2" draw:text-style-name="P2" svg:width="5.519cm" svg:height="1.171cm" svg:x="5.266cm" svg:y="0.007cm">
              <draw:image xlink:href="Pictures/100000000000002000000020A65177F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11" table:end-x="2.167cm" table:end-y="0.117cm" draw:z-index="130" draw:name="Picture 4499" draw:style-name="gr2" draw:text-style-name="P2" svg:width="5.582cm" svg:height="1.018cm" svg:x="5.266cm" svg:y="-0.001cm">
              <draw:image xlink:href="Pictures/100000000000002A0000002430B6BBA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13" table:end-x="2cm" table:end-y="0.043cm" draw:z-index="131" draw:name="Picture 4500" draw:style-name="gr2" draw:text-style-name="P2" svg:width="5.415cm" svg:height="0.936cm" svg:x="5.266cm" svg:y="0.007cm">
              <draw:image xlink:href="Pictures/100000000000002200000022D82A175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14" table:end-x="2.104cm" table:end-y="0.412cm" draw:z-index="132" draw:name="Picture 4501" draw:style-name="gr2" draw:text-style-name="P2" svg:width="5.519cm" svg:height="0.862cm" svg:x="5.266cm" svg:y="0cm">
              <draw:image xlink:href="Pictures/10000000000000280000002401C24C0B.png" xlink:type="simple" xlink:show="embed" xlink:actuate="onLoad">
                <text:p/>
              </draw:image>
            </draw:frame>
            <draw:frame table:end-cell-address="'POIs (GPS)'.E5914" table:end-x="2.104cm" table:end-y="0.412cm" draw:z-index="133" draw:name="Picture 4502" draw:style-name="gr2" draw:text-style-name="P2" svg:width="5.519cm" svg:height="0.862cm" svg:x="5.266cm" svg:y="0cm">
              <draw:image xlink:href="Pictures/10000000000000280000002401C24C0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16" table:end-x="1.933cm" table:end-y="0.127cm" draw:z-index="134" draw:name="Picture 4503" draw:style-name="gr2" draw:text-style-name="P2" svg:width="5.348cm" svg:height="1.028cm" svg:x="5.266cm" svg:y="-0.001cm">
              <draw:image xlink:href="Pictures/10000000000000200000001C641AC76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18" table:end-x="1.933cm" table:end-y="0.046cm" draw:z-index="135" draw:name="Picture 4504" draw:style-name="gr2" draw:text-style-name="P2" svg:width="5.348cm" svg:height="0.939cm" svg:x="5.266cm" svg:y="0.007cm">
              <draw:image xlink:href="Pictures/10000000000000200000002021779CE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19" table:end-x="1.972cm" table:end-y="0.418cm" draw:z-index="136" draw:name="Picture 4505" draw:style-name="gr2" draw:text-style-name="P2" svg:width="5.387cm" svg:height="0.868cm" svg:x="5.266cm" svg:y="0cm">
              <draw:image xlink:href="Pictures/100000000000002200000020C29D0BD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21" table:end-x="2.104cm" table:end-y="0.429cm" draw:z-index="137" draw:name="Picture 4506" draw:style-name="gr2" draw:text-style-name="P2" svg:width="5.519cm" svg:height="0.873cm" svg:x="5.266cm" svg:y="0.007cm">
              <draw:image xlink:href="Pictures/100000000000002800000026B525C87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23" table:end-x="2.104cm" table:end-y="0.267cm" draw:z-index="138" draw:name="Picture 4507" draw:style-name="gr2" draw:text-style-name="P2" svg:width="5.519cm" svg:height="1.16cm" svg:x="5.266cm" svg:y="0.007cm">
              <draw:image xlink:href="Pictures/100000000000002800000028A4435FC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25" table:end-x="2.046cm" table:end-y="0.06cm" draw:z-index="139" draw:name="Picture 4508" draw:style-name="gr2" draw:text-style-name="P2" svg:width="5.461cm" svg:height="0.96cm" svg:x="5.266cm" svg:y="0cm">
              <draw:image xlink:href="Pictures/1000000000000024000000206910464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26" table:end-x="2.104cm" table:end-y="0.413cm" draw:z-index="140" draw:name="Picture 4509" draw:style-name="gr2" draw:text-style-name="P2" svg:width="5.519cm" svg:height="0.857cm" svg:x="5.266cm" svg:y="0.007cm">
              <draw:image xlink:href="Pictures/10000000000000280000002442C7D08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28" table:end-x="2.063cm" table:end-y="0.317cm" draw:z-index="141" draw:name="Picture 4510" draw:style-name="gr2" draw:text-style-name="P2" svg:width="5.478cm" svg:height="0.767cm" svg:x="5.266cm" svg:y="0cm">
              <draw:image xlink:href="Pictures/10000000000000260000001EA1AACAB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30" table:end-x="2.063cm" table:end-y="0.152cm" draw:z-index="142" draw:name="Picture 4511" draw:style-name="gr2" draw:text-style-name="P2" svg:width="5.478cm" svg:height="1.053cm" svg:x="5.266cm" svg:y="-0.001cm">
              <draw:image xlink:href="Pictures/100000000000002400000024F0D90D0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32" table:end-x="2.104cm" table:end-y="0.054cm" draw:z-index="143" draw:name="Picture 4512" draw:style-name="gr2" draw:text-style-name="P2" svg:width="5.519cm" svg:height="0.947cm" svg:x="5.266cm" svg:y="0.007cm">
              <draw:image xlink:href="Pictures/100000000000002800000024D8523EA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33" table:end-x="2.104cm" table:end-y="0.448cm" draw:z-index="144" draw:name="Picture 4513" draw:style-name="gr2" draw:text-style-name="P2" svg:width="5.519cm" svg:height="0.898cm" svg:x="5.266cm" svg:y="0cm">
              <draw:image xlink:href="Pictures/1000000000000028000000241569198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35" table:end-x="2.046cm" table:end-y="0.223cm" draw:z-index="41" draw:name="Picture 230" draw:style-name="gr2" draw:text-style-name="P2" svg:width="5.461cm" svg:height="1.124cm" svg:x="5.266cm" svg:y="-0.001cm">
              <draw:image xlink:href="Pictures/100000000000002600000022A61BD06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37" table:end-x="2.046cm" table:end-y="0.081cm" draw:z-index="145" draw:name="Picture 4514" draw:style-name="gr2" draw:text-style-name="P2" svg:width="5.461cm" svg:height="0.974cm" svg:x="5.266cm" svg:y="0.007cm">
              <draw:image xlink:href="Pictures/100000000000002600000022AD6E60A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39" table:end-x="2.063cm" table:end-y="0.047cm" draw:z-index="42" draw:name="Picture 233" draw:style-name="gr2" draw:text-style-name="P2" svg:width="5.478cm" svg:height="0.947cm" svg:x="5.266cm" svg:y="0cm">
              <draw:image xlink:href="Pictures/1000000000000026000000221091064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40" table:end-x="2.063cm" table:end-y="0.357cm" draw:z-index="68" draw:name="Picture 517" draw:style-name="gr2" draw:text-style-name="P2" svg:width="5.478cm" svg:height="0.801cm" svg:x="5.266cm" svg:y="0.007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42" table:end-x="1.949cm" table:end-y="0.26cm" draw:z-index="69" draw:name="Picture 518" draw:style-name="gr2" draw:text-style-name="P2" svg:width="5.364cm" svg:height="0.703cm" svg:x="5.266cm" svg:y="0.007cm">
              <draw:image xlink:href="Pictures/1000000000000020000000200EE29E8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44" table:end-x="2.063cm" table:end-y="0.118cm" draw:z-index="70" draw:name="Picture 519" draw:style-name="gr2" draw:text-style-name="P2" svg:width="5.478cm" svg:height="1.018cm" svg:x="5.266cm" svg:y="0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/>
          <table:table-cell>
            <draw:frame table:end-cell-address="'POIs (GPS)'.E5950" table:end-x="1.933cm" table:end-y="0.434cm" draw:z-index="71" draw:name="Picture 520" draw:style-name="gr2" draw:text-style-name="P2" svg:width="5.348cm" svg:height="0.878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52" table:end-x="1.933cm" table:end-y="0.312cm" draw:z-index="146" draw:name="Picture 4517" draw:style-name="gr2" draw:text-style-name="P2" svg:width="5.348cm" svg:height="0.762cm" svg:x="5.266cm" svg:y="0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54" table:end-x="1.933cm" table:end-y="0.192cm" draw:z-index="147" draw:name="Picture 4518" draw:style-name="gr2" draw:text-style-name="P2" svg:width="5.348cm" svg:height="1.093cm" svg:x="5.266cm" svg:y="-0.001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56" table:end-x="1.933cm" table:end-y="0.076cm" draw:z-index="72" draw:name="Picture 521" draw:style-name="gr2" draw:text-style-name="P2" svg:width="5.348cm" svg:height="0.969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57" table:end-x="1.933cm" table:end-y="0.402cm" draw:z-index="73" draw:name="Picture 522" draw:style-name="gr2" draw:text-style-name="P2" svg:width="5.348cm" svg:height="0.852cm" svg:x="5.266cm" svg:y="0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59" table:end-x="1.933cm" table:end-y="0.285cm" draw:z-index="74" draw:name="Picture 523" draw:style-name="gr2" draw:text-style-name="P2" svg:width="5.348cm" svg:height="0.732cm" svg:x="5.266cm" svg:y="0.004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61" table:end-x="1.933cm" table:end-y="0.166cm" draw:z-index="148" draw:name="Picture 4519" draw:style-name="gr2" draw:text-style-name="P2" svg:width="5.348cm" svg:height="1.059cm" svg:x="5.266cm" svg:y="0.007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63" table:end-x="1.933cm" table:end-y="0.047cm" draw:z-index="149" draw:name="Picture 4520" draw:style-name="gr2" draw:text-style-name="P2" svg:width="5.348cm" svg:height="0.947cm" svg:x="5.266cm" svg:y="0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>
            <draw:frame table:end-cell-address="'POIs (GPS)'.E5968" table:end-x="1.933cm" table:end-y="0.244cm" draw:z-index="45" draw:name="Picture 249" draw:style-name="gr2" draw:text-style-name="P2" svg:width="5.348cm" svg:height="0.695cm" svg:x="5.266cm" svg:y="-0.001cm">
              <draw:image xlink:href="Pictures/100000000000002000000020C6B6639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70" table:end-x="2.033cm" table:end-y="0.126cm" draw:z-index="62" draw:name="Picture 502" draw:style-name="gr2" draw:text-style-name="P2" svg:width="5.448cm" svg:height="1.019cm" svg:x="5.266cm" svg:y="0.007cm">
              <draw:image xlink:href="Pictures/100000000000002600000024BACE639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72" table:end-x="2.187cm" table:end-y="0.029cm" draw:z-index="63" draw:name="Picture 503" draw:style-name="gr2" draw:text-style-name="P2" svg:width="5.602cm" svg:height="0.927cm" svg:x="5.266cm" svg:y="0.002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73" table:end-x="1.933cm" table:end-y="0.313cm" draw:z-index="64" draw:name="Picture 504" draw:style-name="gr2" draw:text-style-name="P2" svg:width="5.348cm" svg:height="0.764cm" svg:x="5.266cm" svg:y="-0.001cm">
              <draw:image xlink:href="Pictures/10000000000000200000002079CEF24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75" table:end-x="2.104cm" table:end-y="0.111cm" draw:z-index="65" draw:name="Picture 505" draw:style-name="gr2" draw:text-style-name="P2" svg:width="5.519cm" svg:height="1.004cm" svg:x="5.266cm" svg:y="0.007cm">
              <draw:image xlink:href="Pictures/10000000000000280000002026C897E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77" table:end-x="2.187cm" table:end-y="0.075cm" draw:z-index="66" draw:name="Picture 506" draw:style-name="gr2" draw:text-style-name="P2" svg:width="5.602cm" svg:height="0.975cm" svg:x="5.266cm" svg:y="0cm">
              <draw:image xlink:href="Pictures/100000000000002A0000002461E1512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78" table:end-x="2.076cm" table:end-y="0.448cm" draw:z-index="67" draw:name="Picture 507" draw:style-name="gr2" draw:text-style-name="P2" svg:width="5.491cm" svg:height="0.899cm" svg:x="5.266cm" svg:y="-0.001cm">
              <draw:image xlink:href="Pictures/1000000000000028000000243FB8278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80" table:end-x="2.104cm" table:end-y="0.306cm" draw:z-index="43" draw:name="Picture 246" draw:style-name="gr2" draw:text-style-name="P2" svg:width="5.519cm" svg:height="1.199cm" svg:x="5.266cm" svg:y="0.007cm">
              <draw:image xlink:href="Pictures/1000000000000028000000241569198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82" table:end-x="1.929cm" table:end-y="0.066cm" draw:z-index="44" draw:name="Picture 247" draw:style-name="gr2" draw:text-style-name="P2" svg:width="5.344cm" svg:height="0.966cm" svg:x="5.266cm" svg:y="0cm">
              <draw:image xlink:href="Pictures/10000000000000200000001C641AC763.png" xlink:type="simple" xlink:show="embed" xlink:actuate="onLoad">
                <text:p/>
              </draw:image>
            </draw:frame>
            <draw:frame table:end-cell-address="'POIs (GPS)'.E5982" table:end-x="2.076cm" table:end-y="0.207cm" draw:z-index="76" draw:name="Picture 525" draw:style-name="gr2" draw:text-style-name="P2" svg:width="5.491cm" svg:height="1.107cm" svg:x="5.266cm" svg:y="0cm">
              <draw:image xlink:href="Pictures/1000000000000028000000243FB8278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84" table:end-x="2.104cm" table:end-y="0.069cm" draw:z-index="75" draw:name="Picture 524" draw:style-name="gr2" draw:text-style-name="P2" svg:width="5.519cm" svg:height="0.966cm" svg:x="5.266cm" svg:y="0.004cm">
              <draw:image xlink:href="Pictures/1000000000000028000000241569198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85" table:end-x="1.933cm" table:end-y="0.4cm" draw:z-index="77" draw:name="Picture 526" draw:style-name="gr2" draw:text-style-name="P2" svg:width="5.348cm" svg:height="0.843cm" svg:x="5.266cm" svg:y="0.007cm">
              <draw:image xlink:href="Pictures/100000000000002000000020C6B6639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87" table:end-x="1.929cm" table:end-y="0.171cm" draw:z-index="46" draw:name="Picture 250" draw:style-name="gr2" draw:text-style-name="P2" svg:width="5.344cm" svg:height="1.071cm" svg:x="5.266cm" svg:y="0cm">
              <draw:image xlink:href="Pictures/100000000000002000000020869B497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89" table:end-x="2.189cm" table:end-y="0.097cm" draw:z-index="47" draw:name="Picture 251" draw:style-name="gr2" draw:text-style-name="P2" svg:width="5.604cm" svg:height="0.991cm" svg:x="5.266cm" svg:y="0.007cm">
              <draw:image xlink:href="Pictures/100000000000002A0000002271EB4FC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90" table:end-x="1.808cm" table:end-y="0.383cm" draw:z-index="48" draw:name="Picture 252" draw:style-name="gr2" draw:text-style-name="P2" svg:width="5.223cm" svg:height="0.826cm" svg:x="5.266cm" svg:y="0.007cm">
              <draw:image xlink:href="Pictures/100000000000001A000000202A5651E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92" table:end-x="1.963cm" table:end-y="0.37cm" draw:z-index="49" draw:name="Picture 253" draw:style-name="gr2" draw:text-style-name="P2" svg:width="5.378cm" svg:height="0.821cm" svg:x="5.266cm" svg:y="-0.001cm">
              <draw:image xlink:href="Pictures/100000000000002200000022D82A175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94" table:end-x="2.025cm" table:end-y="0.164cm" draw:z-index="50" draw:name="Picture 254" draw:style-name="gr2" draw:text-style-name="P2" svg:width="5.44cm" svg:height="0.607cm" svg:x="5.266cm" svg:y="0.007cm">
              <draw:image xlink:href="Pictures/10000000000000240000001AA43B470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5996" table:end-x="2cm" table:end-y="0.195cm" draw:z-index="51" draw:name="Picture 255" draw:style-name="gr2" draw:text-style-name="P2" svg:width="5.415cm" svg:height="1.093cm" svg:x="5.266cm" svg:y="0.002cm">
              <draw:image xlink:href="Pictures/10000000000000240000002068D9172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98" table:end-x="2.033cm" table:end-y="0.036cm" draw:z-index="52" draw:name="Picture 256" draw:style-name="gr2" draw:text-style-name="P2" svg:width="5.448cm" svg:height="0.937cm" svg:x="5.266cm" svg:y="-0.001cm">
              <draw:image xlink:href="Pictures/10000000000000260000002279F094A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5999" table:end-x="2.104cm" table:end-y="0.427cm" draw:z-index="53" draw:name="Picture 257" draw:style-name="gr2" draw:text-style-name="P2" svg:width="5.519cm" svg:height="0.87cm" svg:x="5.266cm" svg:y="0.007cm">
              <draw:image xlink:href="Pictures/100000000000002800000024ABA1399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01" table:end-x="1.929cm" table:end-y="0.221cm" draw:z-index="54" draw:name="Picture 258" draw:style-name="gr2" draw:text-style-name="P2" svg:width="5.344cm" svg:height="1.121cm" svg:x="5.266cm" svg:y="0cm">
              <draw:image xlink:href="Pictures/1000000000000020000000200D45C64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03" table:end-x="2.025cm" table:end-y="0.019cm" draw:z-index="55" draw:name="Picture 259" draw:style-name="gr2" draw:text-style-name="P2" svg:width="5.44cm" svg:height="0.92cm" svg:x="5.266cm" svg:y="-0.001cm">
              <draw:image xlink:href="Pictures/1000000000000024000000206910464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04" table:end-x="1.929cm" table:end-y="0.347cm" draw:z-index="56" draw:name="Picture 260" draw:style-name="gr2" draw:text-style-name="P2" svg:width="5.344cm" svg:height="0.79cm" svg:x="5.266cm" svg:y="0.007cm">
              <draw:image xlink:href="Pictures/1000000000000020000000200ED2CC8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06" table:end-x="1.949cm" table:end-y="0.292cm" draw:z-index="57" draw:name="Picture 261" draw:style-name="gr2" draw:text-style-name="P2" svg:width="5.364cm" svg:height="0.743cm" svg:x="5.266cm" svg:y="-0.001cm">
              <draw:image xlink:href="Pictures/100000000000002000000020566EF46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/>
          <table:table-cell>
            <draw:frame table:end-cell-address="'POIs (GPS)'.E6013" table:end-x="1.933cm" table:end-y="0.286cm" draw:z-index="58" draw:name="Picture 479" draw:style-name="gr2" draw:text-style-name="P2" svg:width="5.348cm" svg:height="0.73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15" table:end-x="1.933cm" table:end-y="0.168cm" draw:z-index="78" draw:name="Picture 4441" draw:style-name="gr2" draw:text-style-name="P2" svg:width="5.348cm" svg:height="1.061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17" table:end-x="1.933cm" table:end-y="0.048cm" draw:z-index="79" draw:name="Picture 4442" draw:style-name="gr2" draw:text-style-name="P2" svg:width="5.348cm" svg:height="0.949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18" table:end-x="1.933cm" table:end-y="0.379cm" draw:z-index="80" draw:name="Picture 4443" draw:style-name="gr2" draw:text-style-name="P2" svg:width="5.348cm" svg:height="0.822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20" table:end-x="1.933cm" table:end-y="0.258cm" draw:z-index="81" draw:name="Picture 4444" draw:style-name="gr2" draw:text-style-name="P2" svg:width="5.348cm" svg:height="1.156cm" svg:x="5.266cm" svg:y="0.002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22" table:end-x="1.933cm" table:end-y="0.14cm" draw:z-index="82" draw:name="Picture 4445" draw:style-name="gr2" draw:text-style-name="P2" svg:width="5.348cm" svg:height="1.041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24" table:end-x="1.933cm" table:end-y="0.021cm" draw:z-index="83" draw:name="Picture 4446" draw:style-name="gr2" draw:text-style-name="P2" svg:width="5.348cm" svg:height="0.914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25" table:end-x="1.933cm" table:end-y="0.348cm" draw:z-index="84" draw:name="Picture 4447" draw:style-name="gr2" draw:text-style-name="P2" svg:width="5.348cm" svg:height="0.799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27" table:end-x="1.933cm" table:end-y="0.232cm" draw:z-index="85" draw:name="Picture 4448" draw:style-name="gr2" draw:text-style-name="P2" svg:width="5.348cm" svg:height="1.133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29" table:end-x="1.933cm" table:end-y="0.112cm" draw:z-index="86" draw:name="Picture 4449" draw:style-name="gr2" draw:text-style-name="P2" svg:width="5.348cm" svg:height="1.005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31" table:end-x="1.933cm" table:end-y="0.006cm" draw:z-index="87" draw:name="Picture 4450" draw:style-name="gr2" draw:text-style-name="P2" svg:width="5.348cm" svg:height="0.907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32" table:end-x="1.933cm" table:end-y="0.321cm" draw:z-index="88" draw:name="Picture 4451" draw:style-name="gr2" draw:text-style-name="P2" svg:width="5.348cm" svg:height="0.765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34" table:end-x="1.933cm" table:end-y="0.2cm" draw:z-index="89" draw:name="Picture 4452" draw:style-name="gr2" draw:text-style-name="P2" svg:width="5.348cm" svg:height="1.093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36" table:end-x="1.933cm" table:end-y="0.086cm" draw:z-index="90" draw:name="Picture 4453" draw:style-name="gr2" draw:text-style-name="P2" svg:width="5.348cm" svg:height="0.987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37" table:end-x="1.933cm" table:end-y="0.411cm" draw:z-index="91" draw:name="Picture 4454" draw:style-name="gr2" draw:text-style-name="P2" svg:width="5.348cm" svg:height="0.855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39" table:end-x="1.933cm" table:end-y="0.291cm" draw:z-index="92" draw:name="Picture 4455" draw:style-name="gr2" draw:text-style-name="P2" svg:width="5.348cm" svg:height="0.741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41" table:end-x="1.933cm" table:end-y="0.174cm" draw:z-index="93" draw:name="Picture 4456" draw:style-name="gr2" draw:text-style-name="P2" svg:width="5.348cm" svg:height="1.075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43" table:end-x="1.933cm" table:end-y="0.057cm" draw:z-index="94" draw:name="Picture 4457" draw:style-name="gr2" draw:text-style-name="P2" svg:width="5.348cm" svg:height="0.95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44" table:end-x="1.933cm" table:end-y="0.383cm" draw:z-index="95" draw:name="Picture 4458" draw:style-name="gr2" draw:text-style-name="P2" svg:width="5.348cm" svg:height="0.833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46" table:end-x="1.933cm" table:end-y="0.264cm" draw:z-index="96" draw:name="Picture 4459" draw:style-name="gr2" draw:text-style-name="P2" svg:width="5.348cm" svg:height="1.165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48" table:end-x="1.933cm" table:end-y="0.144cm" draw:z-index="97" draw:name="Picture 4460" draw:style-name="gr2" draw:text-style-name="P2" svg:width="5.348cm" svg:height="1.037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50" table:end-x="1.933cm" table:end-y="0.025cm" draw:z-index="98" draw:name="Picture 4461" draw:style-name="gr2" draw:text-style-name="P2" svg:width="5.348cm" svg:height="0.926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51" table:end-x="1.933cm" table:end-y="0.355cm" draw:z-index="99" draw:name="Picture 4462" draw:style-name="gr2" draw:text-style-name="P2" svg:width="5.348cm" svg:height="0.799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53" table:end-x="1.933cm" table:end-y="0.238cm" draw:z-index="100" draw:name="Picture 4463" draw:style-name="gr2" draw:text-style-name="P2" svg:width="5.348cm" svg:height="1.131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55" table:end-x="1.933cm" table:end-y="0.118cm" draw:z-index="101" draw:name="Picture 4464" draw:style-name="gr2" draw:text-style-name="P2" svg:width="5.348cm" svg:height="1.019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57" table:end-x="2.104cm" table:end-y="0.108cm" draw:z-index="61" draw:name="Picture 490" draw:style-name="gr2" draw:text-style-name="P2" svg:width="5.519cm" svg:height="1.001cm" svg:x="5.266cm" svg:y="0.007cm">
              <draw:image xlink:href="Pictures/100000000000002800000028FFD4813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58" table:end-x="1.933cm" table:end-y="0.328cm" draw:z-index="102" draw:name="Picture 4465" draw:style-name="gr2" draw:text-style-name="P2" svg:width="5.348cm" svg:height="0.778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60" table:end-x="1.933cm" table:end-y="0.211cm" draw:z-index="103" draw:name="Picture 4466" draw:style-name="gr2" draw:text-style-name="P2" svg:width="5.348cm" svg:height="1.112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62" table:end-x="1.933cm" table:end-y="0.091cm" draw:z-index="104" draw:name="Picture 4467" draw:style-name="gr2" draw:text-style-name="P2" svg:width="5.348cm" svg:height="0.984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63" table:end-x="1.933cm" table:end-y="0.418cm" draw:z-index="105" draw:name="Picture 4468" draw:style-name="gr2" draw:text-style-name="P2" svg:width="5.348cm" svg:height="0.868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65" table:end-x="1.933cm" table:end-y="0.299cm" draw:z-index="106" draw:name="Picture 4469" draw:style-name="gr2" draw:text-style-name="P2" svg:width="5.348cm" svg:height="0.743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67" table:end-x="2.025cm" table:end-y="0.182cm" draw:z-index="59" draw:name="Picture 482" draw:style-name="gr2" draw:text-style-name="P2" svg:width="5.44cm" svg:height="1.075cm" svg:x="5.266cm" svg:y="0.007cm">
              <draw:image xlink:href="Pictures/100000000000002600000020FAFE787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69" table:end-x="1.933cm" table:end-y="0.061cm" draw:z-index="107" draw:name="Picture 4470" draw:style-name="gr2" draw:text-style-name="P2" svg:width="5.348cm" svg:height="0.961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70" table:end-x="1.933cm" table:end-y="0.392cm" draw:z-index="108" draw:name="Picture 4471" draw:style-name="gr2" draw:text-style-name="P2" svg:width="5.348cm" svg:height="0.836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72" table:end-x="1.933cm" table:end-y="0.273cm" draw:z-index="109" draw:name="Picture 4472" draw:style-name="gr2" draw:text-style-name="P2" svg:width="5.348cm" svg:height="0.723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74" table:end-x="1.933cm" table:end-y="0.154cm" draw:z-index="110" draw:name="Picture 4473" draw:style-name="gr2" draw:text-style-name="P2" svg:width="5.348cm" svg:height="1.055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76" table:end-x="1.933cm" table:end-y="0.034cm" draw:z-index="111" draw:name="Picture 4474" draw:style-name="gr2" draw:text-style-name="P2" svg:width="5.348cm" svg:height="0.927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77" table:end-x="1.933cm" table:end-y="0.362cm" draw:z-index="112" draw:name="Picture 4475" draw:style-name="gr2" draw:text-style-name="P2" svg:width="5.348cm" svg:height="0.812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79" table:end-x="1.933cm" table:end-y="0.244cm" draw:z-index="113" draw:name="Picture 4476" draw:style-name="gr2" draw:text-style-name="P2" svg:width="5.348cm" svg:height="1.145cm" svg:x="5.266cm" svg:y="-0.001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81" table:end-x="1.933cm" table:end-y="0.125cm" draw:z-index="114" draw:name="Picture 4477" draw:style-name="gr2" draw:text-style-name="P2" svg:width="5.348cm" svg:height="1.018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83" table:end-x="1.933cm" table:end-y="0.005cm" draw:z-index="115" draw:name="Picture 4478" draw:style-name="gr2" draw:text-style-name="P2" svg:width="5.348cm" svg:height="0.905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84" table:end-x="1.933cm" table:end-y="0.334cm" draw:z-index="116" draw:name="Picture 4479" draw:style-name="gr2" draw:text-style-name="P2" svg:width="5.348cm" svg:height="0.778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86" table:end-x="1.933cm" table:end-y="0.217cm" draw:z-index="117" draw:name="Picture 4480" draw:style-name="gr2" draw:text-style-name="P2" svg:width="5.348cm" svg:height="1.11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88" table:end-x="2.025cm" table:end-y="0.034cm" draw:z-index="60" draw:name="Picture 484" draw:style-name="gr2" draw:text-style-name="P2" svg:width="5.44cm" svg:height="0.934cm" svg:x="5.266cm" svg:y="0cm">
              <draw:image xlink:href="Pictures/100000000000002400000020EC71DCF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89" table:end-x="1.933cm" table:end-y="0.426cm" draw:z-index="118" draw:name="Picture 4481" draw:style-name="gr2" draw:text-style-name="P2" svg:width="5.348cm" svg:height="0.87cm" svg:x="5.266cm" svg:y="0.00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POIs (GPS)'.E6091" table:end-x="2.025cm" table:end-y="0.308cm" draw:z-index="119" draw:name="Picture 4482" draw:style-name="gr2" draw:text-style-name="P2" svg:width="5.44cm" svg:height="0.756cm" svg:x="5.266cm" svg:y="0.002cm">
              <draw:image xlink:href="Pictures/100000000000002600000020FAFE787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>
          <table:table-cell/>
          <table:table-cell>
            <draw:frame table:end-cell-address="'POIs (GPS)'.E6093" table:end-x="1.933cm" table:end-y="0.187cm" draw:z-index="120" draw:name="Picture 4484" draw:style-name="gr2" draw:text-style-name="P2" svg:width="5.348cm" svg:height="1.087cm" svg:x="5.266cm" svg:y="0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1419">
          <table:table-cell table:number-columns-repeated="1024"/>
        </table:table-row>
        <table:table-row table:style-name="ro6" table:number-rows-repeated="1062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ld2" table:style-name="ta3" table:print="false"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opo ID</text:p>
          </table:table-cell>
          <table:table-cell table:style-name="ce1" office:value-type="string">
            <text:p>Type ID</text:p>
          </table:table-cell>
          <table:table-cell table:style-name="ce1" office:value-type="string">
            <text:p>SubType 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ub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tyles code</text:p>
          </table:table-cell>
          <table:table-cell table:style-name="ce1" office:value-type="string">
            <text:p>Plots on GPSMap76Csx as</text:p>
          </table:table-cell>
          <table:table-cell table:number-columns-repeated="1015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1</text:p>
          </table:table-cell>
          <table:table-cell/>
          <table:table-cell office:value-type="string">
            <text:p>city1</text:p>
          </table:table-cell>
          <table:table-cell/>
          <table:table-cell office:value-type="string">
            <text:p>City1 - Large City</text:p>
          </table:table-cell>
          <table:table-cell office:value-type="string">
            <text:p>0x0100</text:p>
          </table:table-cell>
          <table:table-cell table:number-columns-repeated="1016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2</text:p>
          </table:table-cell>
          <table:table-cell/>
          <table:table-cell office:value-type="string">
            <text:p>city2</text:p>
          </table:table-cell>
          <table:table-cell/>
          <table:table-cell office:value-type="string">
            <text:p>City2 - Large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3</text:p>
          </table:table-cell>
          <table:table-cell/>
          <table:table-cell office:value-type="string">
            <text:p>city3</text:p>
          </table:table-cell>
          <table:table-cell/>
          <table:table-cell office:value-type="string">
            <text:p>City3 - Large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4</text:p>
          </table:table-cell>
          <table:table-cell/>
          <table:table-cell office:value-type="string">
            <text:p>city4</text:p>
          </table:table-cell>
          <table:table-cell/>
          <table:table-cell office:value-type="string">
            <text:p>City4 - Large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5</text:p>
          </table:table-cell>
          <table:table-cell/>
          <table:table-cell office:value-type="string">
            <text:p>city5</text:p>
          </table:table-cell>
          <table:table-cell/>
          <table:table-cell office:value-type="string">
            <text:p>City5 - Large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6</text:p>
          </table:table-cell>
          <table:table-cell/>
          <table:table-cell office:value-type="string">
            <text:p>city6</text:p>
          </table:table-cell>
          <table:table-cell/>
          <table:table-cell office:value-type="string">
            <text:p>City6 - Large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7</text:p>
          </table:table-cell>
          <table:table-cell/>
          <table:table-cell office:value-type="string">
            <text:p>city7</text:p>
          </table:table-cell>
          <table:table-cell/>
          <table:table-cell office:value-type="string">
            <text:p>City7 - Medium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8</text:p>
          </table:table-cell>
          <table:table-cell/>
          <table:table-cell office:value-type="string">
            <text:p>city8</text:p>
          </table:table-cell>
          <table:table-cell/>
          <table:table-cell office:value-type="string">
            <text:p>City8 - Medium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9</text:p>
          </table:table-cell>
          <table:table-cell/>
          <table:table-cell office:value-type="string">
            <text:p>city9</text:p>
          </table:table-cell>
          <table:table-cell/>
          <table:table-cell office:value-type="string">
            <text:p>City9 - Small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a</text:p>
          </table:table-cell>
          <table:table-cell/>
          <table:table-cell office:value-type="string">
            <text:p>city10</text:p>
          </table:table-cell>
          <table:table-cell/>
          <table:table-cell office:value-type="string">
            <text:p>City10 - Small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b</text:p>
          </table:table-cell>
          <table:table-cell/>
          <table:table-cell office:value-type="string">
            <text:p>city11</text:p>
          </table:table-cell>
          <table:table-cell/>
          <table:table-cell office:value-type="string">
            <text:p>City11 - Small City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c</text:p>
          </table:table-cell>
          <table:table-cell/>
          <table:table-cell office:value-type="string">
            <text:p>city12</text:p>
          </table:table-cell>
          <table:table-cell/>
          <table:table-cell office:value-type="string">
            <text:p>City12 - Small Town</text:p>
          </table:table-cell>
          <table:table-cell table:number-columns-repeated="1017"/>
        </table:table-row>
        <table:table-row table:style-name="ro1">
          <table:table-cell office:value-type="string">
            <text:p>city</text:p>
          </table:table-cell>
          <table:table-cell office:value-type="string">
            <text:p>0x20</text:p>
          </table:table-cell>
          <table:table-cell office:value-type="string">
            <text:p>0x0d</text:p>
          </table:table-cell>
          <table:table-cell/>
          <table:table-cell office:value-type="string">
            <text:p>city13</text:p>
          </table:table-cell>
          <table:table-cell/>
          <table:table-cell office:value-type="string">
            <text:p>City13 - Unknown City</text:p>
          </table:table-cell>
          <table:table-cell table:number-columns-repeated="1017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0</text:p>
          </table:table-cell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0x0020</text:p>
          </table:table-cell>
          <table:table-cell office:value-type="string">
            <text:p>Blue-square: exit pop-up name only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1</text:p>
          </table:table-cell>
          <table:table-cell office:value-type="string">
            <text:p>exit</text:p>
          </table:table-cell>
          <table:table-cell office:value-type="string">
            <text:p>facilities</text:p>
          </table:table-cell>
          <table:table-cell office:value-type="string">
            <text:p>Exit (Facilities)</text:p>
          </table:table-cell>
          <table:table-cell office:value-type="string">
            <text:p>0x0021</text:p>
          </table:table-cell>
          <table:table-cell office:value-type="string">
            <text:p>White-square: exit pop-up name only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2</text:p>
          </table:table-cell>
          <table:table-cell office:value-type="string">
            <text:p>exit</text:p>
          </table:table-cell>
          <table:table-cell office:value-type="string">
            <text:p>restroom</text:p>
          </table:table-cell>
          <table:table-cell office:value-type="string">
            <text:p>Exit (Restroom)</text:p>
          </table:table-cell>
          <table:table-cell office:value-type="string">
            <text:p>0x0022</text:p>
          </table:table-cell>
          <table:table-cell office:value-type="string">
            <text:p>Toilet: exit pop-up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3</text:p>
          </table:table-cell>
          <table:table-cell office:value-type="string">
            <text:p>exit</text:p>
          </table:table-cell>
          <table:table-cell office:value-type="string">
            <text:p>convenience-store</text:p>
          </table:table-cell>
          <table:table-cell office:value-type="string">
            <text:p>Exit (Convenience Store)</text:p>
          </table:table-cell>
          <table:table-cell office:value-type="string">
            <text:p>0x0023</text:p>
          </table:table-cell>
          <table:table-cell office:value-type="string">
            <text:p>Petrol pump with exit pop-up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4</text:p>
          </table:table-cell>
          <table:table-cell office:value-type="string">
            <text:p>exit</text:p>
          </table:table-cell>
          <table:table-cell office:value-type="string">
            <text:p>weight-station</text:p>
          </table:table-cell>
          <table:table-cell office:value-type="string">
            <text:p>Exit (Weigh Station)</text:p>
          </table:table-cell>
          <table:table-cell office:value-type="string">
            <text:p>0x0024</text:p>
          </table:table-cell>
          <table:table-cell office:value-type="string">
            <text:p>Scales: exit pop-up</text:p>
          </table:table-cell>
          <table:table-cell>
            <draw:frame table:end-cell-address="old2.J19" table:end-x="0.935cm" table:end-y="0.738cm" draw:z-index="1" draw:name="Picture 3" draw:style-name="gr2" draw:text-style-name="P2" svg:width="0.001cm" svg:height="0.001cm" svg:x="0.936cm" svg:y="0.738cm">
              <draw:image xlink:href="Pictures/100000000000002600000020CBBE17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5</text:p>
          </table:table-cell>
          <table:table-cell office:value-type="string">
            <text:p>exit</text:p>
          </table:table-cell>
          <table:table-cell office:value-type="string">
            <text:p>toll-booth</text:p>
          </table:table-cell>
          <table:table-cell office:value-type="string">
            <text:p>Exit (Toll Booth)</text:p>
          </table:table-cell>
          <table:table-cell office:value-type="string">
            <text:p>0x0025</text:p>
          </table:table-cell>
          <table:table-cell office:value-type="string">
            <text:p>Toll booth: exit pop-up</text:p>
          </table:table-cell>
          <table:table-cell>
            <draw:frame table:end-cell-address="old2.J20" table:end-x="0.932cm" table:end-y="0.738cm" draw:z-index="0" draw:name="Picture 2" draw:style-name="gr2" draw:text-style-name="P2" svg:width="0.001cm" svg:height="0.001cm" svg:x="0.933cm" svg:y="0.738cm">
              <draw:image xlink:href="Pictures/1000000000000022000000206F2CA49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6</text:p>
          </table:table-cell>
          <table:table-cell office:value-type="string">
            <text:p>exit</text:p>
          </table:table-cell>
          <table:table-cell office:value-type="string">
            <text:p>information</text:p>
          </table:table-cell>
          <table:table-cell office:value-type="string">
            <text:p>Exit (Information)</text:p>
          </table:table-cell>
          <table:table-cell office:value-type="string">
            <text:p>0x0026</text:p>
          </table:table-cell>
          <table:table-cell office:value-type="string">
            <text:p>Info 'I': exit pop-up</text:p>
          </table:table-cell>
          <table:table-cell>
            <draw:frame table:end-cell-address="old2.J21" table:end-x="0.957cm" table:end-y="0.716cm" draw:z-index="2" draw:name="Picture 4" draw:style-name="gr2" draw:text-style-name="P2" svg:width="0.001cm" svg:height="0.001cm" svg:x="0.958cm" svg:y="0.717cm">
              <draw:image xlink:href="Pictures/10000000000000200000002046530FA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7</text:p>
          </table:table-cell>
          <table:table-cell office:value-type="string">
            <text:p>exit</text:p>
          </table:table-cell>
          <table:table-cell office:value-type="string">
            <text:p>exit2</text:p>
          </table:table-cell>
          <table:table-cell office:value-type="string">
            <text:p>Exit</text:p>
          </table:table-cell>
          <table:table-cell office:value-type="string">
            <text:p>0x0027</text:p>
          </table:table-cell>
          <table:table-cell office:value-type="string">
            <text:p>Small white square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f</text:p>
          </table:table-cell>
          <table:table-cell office:value-type="string">
            <text:p>exit</text:p>
          </table:table-cell>
          <table:table-cell office:value-type="string">
            <text:p>special</text:p>
          </table:table-cell>
          <table:table-cell office:value-type="string">
            <text:p>Special</text:p>
          </table:table-cell>
          <table:table-cell/>
          <table:table-cell office:value-type="string">
            <text:p>Tiny white square: "unamed other"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big1</text:p>
          </table:table-cell>
          <table:table-cell office:value-type="string">
            <text:p>Namedpoint (big)</text:p>
          </table:table-cell>
          <table:table-cell office:value-type="string">
            <text:p>0x0100</text:p>
          </table:table-cell>
          <table:table-cell office:value-type="string">
            <text:p>Large green dot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1</text:p>
          </table:table-cell>
          <table:table-cell/>
          <table:table-cell office:value-type="string">
            <text:p>city</text:p>
          </table:table-cell>
          <table:table-cell office:value-type="string">
            <text:p>city1</text:p>
          </table:table-cell>
          <table:table-cell office:value-type="string">
            <text:p>City1 - Large City</text:p>
          </table:table-cell>
          <table:table-cell office:value-type="string">
            <text:p>0x0101</text:p>
          </table:table-cell>
          <table:table-cell table:style-name="ce8" office:value-type="string">
            <text:p>No symbol <text:s/>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2</text:p>
          </table:table-cell>
          <table:table-cell/>
          <table:table-cell office:value-type="string">
            <text:p>city</text:p>
          </table:table-cell>
          <table:table-cell office:value-type="string">
            <text:p>city2</text:p>
          </table:table-cell>
          <table:table-cell office:value-type="string">
            <text:p>City2 - Large City</text:p>
          </table:table-cell>
          <table:table-cell office:value-type="string">
            <text:p>0x0200</text:p>
          </table:table-cell>
          <table:table-cell table:style-name="ce8" office:value-type="string">
            <text:p>Medium green dot</text:p>
          </table:table-cell>
          <table:table-cell>
            <draw:frame table:end-cell-address="old2.J27" table:end-x="0.566cm" table:end-y="0.086cm" draw:z-index="157" draw:name="Picture 162" draw:style-name="gr2" draw:text-style-name="P2" svg:width="0.001cm" svg:height="0.087cm" svg:x="0.567cm" svg:y="0.436cm">
              <draw:image xlink:href="Pictures/100000000000001A0000001A90D3C6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3</text:p>
          </table:table-cell>
          <table:table-cell/>
          <table:table-cell office:value-type="string">
            <text:p>city</text:p>
          </table:table-cell>
          <table:table-cell office:value-type="string">
            <text:p>city3</text:p>
          </table:table-cell>
          <table:table-cell office:value-type="string">
            <text:p>City3 - Large City</text:p>
          </table:table-cell>
          <table:table-cell office:value-type="string">
            <text:p>0x0300</text:p>
          </table:table-cell>
          <table:table-cell table:style-name="ce8" office:value-type="string">
            <text:p>Medium green dot</text:p>
          </table:table-cell>
          <table:table-cell>
            <draw:frame table:end-cell-address="old2.J28" table:end-x="0.566cm" table:end-y="0.085cm" draw:z-index="158" draw:name="Picture 163" draw:style-name="gr2" draw:text-style-name="P2" svg:width="0.001cm" svg:height="0.085cm" svg:x="0.567cm" svg:y="0.436cm">
              <draw:image xlink:href="Pictures/100000000000001A0000001A90D3C612.png" xlink:type="simple" xlink:show="embed" xlink:actuate="onLoad">
                <text:p/>
              </draw:image>
            </draw:frame>
            <draw:frame table:end-cell-address="old2.J29" table:end-x="0.612cm" table:end-y="0.064cm" draw:z-index="159" draw:name="Picture 164" draw:style-name="gr2" draw:text-style-name="P2" svg:width="0.001cm" svg:height="0.5cm" svg:x="0.613cm" svg:y="0.436cm">
              <draw:image xlink:href="Pictures/100000000000001A0000001A90D3C6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4</text:p>
          </table:table-cell>
          <table:table-cell/>
          <table:table-cell office:value-type="string">
            <text:p>city</text:p>
          </table:table-cell>
          <table:table-cell office:value-type="string">
            <text:p>city4</text:p>
          </table:table-cell>
          <table:table-cell office:value-type="string">
            <text:p>City4 - Large City</text:p>
          </table:table-cell>
          <table:table-cell office:value-type="string">
            <text:p>0x0400</text:p>
          </table:table-cell>
          <table:table-cell table:style-name="ce8" office:value-type="string">
            <text:p>Medium green dot</text:p>
          </table:table-cell>
          <table:table-cell>
            <draw:frame table:end-cell-address="old2.J30" table:end-x="0.612cm" table:end-y="0.043cm" draw:z-index="160" draw:name="Picture 165" draw:style-name="gr2" draw:text-style-name="P2" svg:width="0.001cm" svg:height="0.48cm" svg:x="0.613cm" svg:y="0.435cm">
              <draw:image xlink:href="Pictures/100000000000001A0000001A90D3C6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5</text:p>
          </table:table-cell>
          <table:table-cell/>
          <table:table-cell office:value-type="string">
            <text:p>city</text:p>
          </table:table-cell>
          <table:table-cell office:value-type="string">
            <text:p>city5</text:p>
          </table:table-cell>
          <table:table-cell office:value-type="string">
            <text:p>City5 - Large City</text:p>
          </table:table-cell>
          <table:table-cell office:value-type="string">
            <text:p>0x0500</text:p>
          </table:table-cell>
          <table:table-cell table:style-name="ce8" office:value-type="string">
            <text:p>Medium green 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6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big2</text:p>
          </table:table-cell>
          <table:table-cell office:value-type="string">
            <text:p>Namedpoint (big point)</text:p>
          </table:table-cell>
          <table:table-cell office:value-type="string">
            <text:p>0x0600</text:p>
          </table:table-cell>
          <table:table-cell office:value-type="string">
            <text:p>Large green dot</text:p>
          </table:table-cell>
          <table:table-cell>
            <draw:frame table:end-cell-address="old2.J30" table:end-x="0.612cm" table:end-y="0.506cm" draw:z-index="3" draw:name="Picture 5" draw:style-name="gr2" draw:text-style-name="P2" svg:width="0.001cm" svg:height="0.001cm" svg:x="0.613cm" svg:y="0.507cm">
              <draw:image xlink:href="Pictures/100000000000001C00000018178C07E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6</text:p>
          </table:table-cell>
          <table:table-cell/>
          <table:table-cell office:value-type="string">
            <text:p>city</text:p>
          </table:table-cell>
          <table:table-cell office:value-type="string">
            <text:p>city6</text:p>
          </table:table-cell>
          <table:table-cell office:value-type="string">
            <text:p>City6 - Large City</text:p>
          </table:table-cell>
          <table:table-cell office:value-type="string">
            <text:p>0x0600</text:p>
          </table:table-cell>
          <table:table-cell office:value-type="string">
            <text:p>Large green dot</text:p>
          </table:table-cell>
          <table:table-cell>
            <draw:frame table:end-cell-address="old2.J31" table:end-x="0.612cm" table:end-y="0.506cm" draw:z-index="152" draw:name="Picture 157" draw:style-name="gr2" draw:text-style-name="P2" svg:width="0.001cm" svg:height="0.001cm" svg:x="0.613cm" svg:y="0.507cm">
              <draw:image xlink:href="Pictures/100000000000001C00000018D7A04F9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7</text:p>
          </table:table-cell>
          <table:table-cell/>
          <table:table-cell office:value-type="string">
            <text:p>city</text:p>
          </table:table-cell>
          <table:table-cell office:value-type="string">
            <text:p>city7</text:p>
          </table:table-cell>
          <table:table-cell office:value-type="string">
            <text:p>City7 - Medium City</text:p>
          </table:table-cell>
          <table:table-cell office:value-type="string">
            <text:p>0x0700</text:p>
          </table:table-cell>
          <table:table-cell office:value-type="string">
            <text:p>Medium green dot</text:p>
          </table:table-cell>
          <table:table-cell>
            <draw:frame table:end-cell-address="old2.J32" table:end-x="0.566cm" table:end-y="0.549cm" draw:z-index="4" draw:name="Picture 6" draw:style-name="gr2" draw:text-style-name="P2" svg:width="0.001cm" svg:height="0.001cm" svg:x="0.567cm" svg:y="0.549cm">
              <draw:image xlink:href="Pictures/100000000000001A0000001AE7719FC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8</text:p>
          </table:table-cell>
          <table:table-cell/>
          <table:table-cell office:value-type="string">
            <text:p>city</text:p>
          </table:table-cell>
          <table:table-cell office:value-type="string">
            <text:p>city8</text:p>
          </table:table-cell>
          <table:table-cell office:value-type="string">
            <text:p>City8 - Medium City</text:p>
          </table:table-cell>
          <table:table-cell office:value-type="string">
            <text:p>0x0800</text:p>
          </table:table-cell>
          <table:table-cell office:value-type="string">
            <text:p>Medium green dot</text:p>
          </table:table-cell>
          <table:table-cell>
            <draw:frame table:end-cell-address="old2.J33" table:end-x="0.566cm" table:end-y="0.549cm" draw:z-index="5" draw:name="Picture 7" draw:style-name="gr2" draw:text-style-name="P2" svg:width="0.001cm" svg:height="0.001cm" svg:x="0.567cm" svg:y="0.549cm">
              <draw:image xlink:href="Pictures/100000000000001A0000001A90D3C6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9</text:p>
          </table:table-cell>
          <table:table-cell/>
          <table:table-cell office:value-type="string">
            <text:p>city</text:p>
          </table:table-cell>
          <table:table-cell office:value-type="string">
            <text:p>city9</text:p>
          </table:table-cell>
          <table:table-cell office:value-type="string">
            <text:p>City9 - Small City</text:p>
          </table:table-cell>
          <table:table-cell office:value-type="string">
            <text:p>0x0900</text:p>
          </table:table-cell>
          <table:table-cell office:value-type="string">
            <text:p>Small green dot</text:p>
          </table:table-cell>
          <table:table-cell>
            <draw:frame table:end-cell-address="old2.J34" table:end-x="0.524cm" table:end-y="0.424cm" draw:z-index="6" draw:name="Picture 8" draw:style-name="gr2" draw:text-style-name="P2" svg:width="0.001cm" svg:height="0.001cm" svg:x="0.525cm" svg:y="0.424cm">
              <draw:image xlink:href="Pictures/100000000000001200000010BE83826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a</text:p>
          </table:table-cell>
          <table:table-cell/>
          <table:table-cell office:value-type="string">
            <text:p>city</text:p>
          </table:table-cell>
          <table:table-cell office:value-type="string">
            <text:p>city10</text:p>
          </table:table-cell>
          <table:table-cell office:value-type="string">
            <text:p>City10 - Small City</text:p>
          </table:table-cell>
          <table:table-cell office:value-type="string">
            <text:p>0x0a00</text:p>
          </table:table-cell>
          <table:table-cell office:value-type="string">
            <text:p>Small green dot</text:p>
          </table:table-cell>
          <table:table-cell>
            <draw:frame table:end-cell-address="old2.J35" table:end-x="0.524cm" table:end-y="0.424cm" draw:z-index="153" draw:name="Picture 158" draw:style-name="gr2" draw:text-style-name="P2" svg:width="0.001cm" svg:height="0.001cm" svg:x="0.525cm" svg:y="0.425cm">
              <draw:image xlink:href="Pictures/100000000000001200000010394B074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b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small1</text:p>
          </table:table-cell>
          <table:table-cell office:value-type="string">
            <text:p>Namedpoint (small point)</text:p>
          </table:table-cell>
          <table:table-cell office:value-type="string">
            <text:p>0x0b00</text:p>
          </table:table-cell>
          <table:table-cell office:value-type="string">
            <text:p>Small green dot</text:p>
          </table:table-cell>
          <table:table-cell>
            <draw:frame table:end-cell-address="old2.J36" table:end-x="0.524cm" table:end-y="0.424cm" draw:z-index="154" draw:name="Picture 159" draw:style-name="gr2" draw:text-style-name="P2" svg:width="0.001cm" svg:height="0.001cm" svg:x="0.525cm" svg:y="0.425cm">
              <draw:image xlink:href="Pictures/100000000000001200000010394B074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b</text:p>
          </table:table-cell>
          <table:table-cell/>
          <table:table-cell office:value-type="string">
            <text:p>city</text:p>
          </table:table-cell>
          <table:table-cell office:value-type="string">
            <text:p>city11</text:p>
          </table:table-cell>
          <table:table-cell office:value-type="string">
            <text:p>City11 - Small City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c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small2</text:p>
          </table:table-cell>
          <table:table-cell office:value-type="string">
            <text:p>Namedpoint (small point)</text:p>
          </table:table-cell>
          <table:table-cell office:value-type="string">
            <text:p>0x0c00</text:p>
          </table:table-cell>
          <table:table-cell office:value-type="string">
            <text:p>Small green dot</text:p>
          </table:table-cell>
          <table:table-cell>
            <draw:frame table:end-cell-address="old2.J38" table:end-x="0.524cm" table:end-y="0.424cm" draw:z-index="155" draw:name="Picture 160" draw:style-name="gr2" draw:text-style-name="P2" svg:width="0.001cm" svg:height="0.001cm" svg:x="0.525cm" svg:y="0.424cm">
              <draw:image xlink:href="Pictures/100000000000001200000010394B074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c</text:p>
          </table:table-cell>
          <table:table-cell/>
          <table:table-cell office:value-type="string">
            <text:p>city</text:p>
          </table:table-cell>
          <table:table-cell office:value-type="string">
            <text:p>city12</text:p>
          </table:table-cell>
          <table:table-cell office:value-type="string">
            <text:p>City12 - Small Town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d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small3</text:p>
          </table:table-cell>
          <table:table-cell office:value-type="string">
            <text:p>Namedpoint (small point)</text:p>
          </table:table-cell>
          <table:table-cell office:value-type="string">
            <text:p>0x0d00</text:p>
          </table:table-cell>
          <table:table-cell office:value-type="string">
            <text:p>Small green dot</text:p>
          </table:table-cell>
          <table:table-cell>
            <draw:frame table:end-cell-address="old2.J40" table:end-x="0.524cm" table:end-y="0.424cm" draw:z-index="156" draw:name="Picture 161" draw:style-name="gr2" draw:text-style-name="P2" svg:width="0.001cm" svg:height="0.001cm" svg:x="0.525cm" svg:y="0.424cm">
              <draw:image xlink:href="Pictures/100000000000001200000010394B074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d</text:p>
          </table:table-cell>
          <table:table-cell/>
          <table:table-cell office:value-type="string">
            <text:p>city</text:p>
          </table:table-cell>
          <table:table-cell office:value-type="string">
            <text:p>city13</text:p>
          </table:table-cell>
          <table:table-cell office:value-type="string">
            <text:p>City13 - Unknown City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0e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big3</text:p>
          </table:table-cell>
          <table:table-cell office:value-type="string">
            <text:p>Namedpoint (big point)</text:p>
          </table:table-cell>
          <table:table-cell office:value-type="string">
            <text:p>0x0e00</text:p>
          </table:table-cell>
          <table:table-cell office:value-type="string">
            <text:p>Small green dot</text:p>
          </table:table-cell>
          <table:table-cell>
            <draw:frame table:end-cell-address="old2.J42" table:end-x="0.524cm" table:end-y="0.506cm" draw:z-index="7" draw:name="Picture 9" draw:style-name="gr2" draw:text-style-name="P2" svg:width="0.001cm" svg:height="0.001cm" svg:x="0.525cm" svg:y="0.507cm">
              <draw:image xlink:href="Pictures/100000000000001200000010394B074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1</text:p>
          </table:table-cell>
          <table:table-cell/>
          <table:table-cell office:value-type="string">
            <text:p>city</text:p>
          </table:table-cell>
          <table:table-cell office:value-type="string">
            <text:p>city17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4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big4</text:p>
          </table:table-cell>
          <table:table-cell office:value-type="string">
            <text:p>Namedpoint (big)</text:p>
          </table:table-cell>
          <table:table-cell office:value-type="string">
            <text:p>0x1400</text:p>
          </table:table-cell>
          <table:table-cell office:value-type="string">
            <text:p>No symbol: name in large text</text:p>
          </table:table-cell>
          <table:table-cell table:number-columns-repeated="1015"/>
        </table:table-row>
        <table:table-row table:style-name="ro8">
          <table:table-cell table:style-name="ce8"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1</text:p>
          </table:table-cell>
          <table:table-cell office:value-type="string">
            <text:p>navigation</text:p>
          </table:table-cell>
          <table:table-cell office:value-type="string">
            <text:p>Fog Horn</text:p>
          </table:table-cell>
          <table:table-cell/>
          <table:table-cell office:value-type="string">
            <text:p>0x1601</text:p>
          </table:table-cell>
          <table:table-cell office:value-type="string">
            <text:p>Foghorn </text:p>
          </table:table-cell>
          <table:table-cell>
            <draw:frame table:end-cell-address="old2.J46" table:end-x="1.066cm" table:end-y="0.022cm" draw:z-index="177" draw:name="Picture 185" draw:style-name="gr2" draw:text-style-name="P2" svg:width="0.001cm" svg:height="0.022cm" svg:x="1.067cm" svg:y="0.783cm">
              <draw:image xlink:href="Pictures/10000000000000260000001E0940528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2</text:p>
          </table:table-cell>
          <table:table-cell office:value-type="string">
            <text:p>navigation</text:p>
          </table:table-cell>
          <table:table-cell office:value-type="string">
            <text:p>Radio Beacon</text:p>
          </table:table-cell>
          <table:table-cell/>
          <table:table-cell office:value-type="string">
            <text:p>0x1602</text:p>
          </table:table-cell>
          <table:table-cell office:value-type="string">
            <text:p>Radio beacon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number-columns-repeated="1018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office:annotation draw:style-name="gr1" draw:text-style-name="P1" svg:width="3.646cm" svg:height="2.17cm" svg:x="20.151cm" svg:y="21.122cm" draw:caption-point-x="0.065cm" draw:caption-point-y="6.226cm">
                <dc:date>2011-01-18T00:00:00</dc:date>
                <text:p text:style-name="P1"><text:span text:style-name="T1">Charlie Ferrero:</text:span></text:p>
                <text:p text:style-name="P1"><text:span text:style-name="T2">These plots as comments are not mine, but taken from original spreadsheet</text:span></text:p>
              </office:annotation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6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table:number-columns-repeated="2"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1</text:p>
            </table:table-cell>
            <table:table-cell office:value-type="string">
              <text:p>navigation</text:p>
            </table:table-cell>
            <table:table-cell office:value-type="string">
              <text:p>Fog Hor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2</text:p>
            </table:table-cell>
            <table:table-cell office:value-type="string">
              <text:p>navigation</text:p>
            </table:table-cell>
            <table:table-cell office:value-type="string">
              <text:p>Radio Be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7</text:p>
            </table:table-cell>
            <table:table-cell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1</text:p>
            </table:table-cell>
            <table:table-cell office:value-type="string">
              <text:p>navigation</text:p>
            </table:table-cell>
            <table:table-cell office:value-type="string">
              <text:p>Fog Hor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2</text:p>
            </table:table-cell>
            <table:table-cell office:value-type="string">
              <text:p>navigation</text:p>
            </table:table-cell>
            <table:table-cell office:value-type="string">
              <text:p>Radio Be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8</text:p>
            </table:table-cell>
            <table:table-cell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1</text:p>
            </table:table-cell>
            <table:table-cell office:value-type="string">
              <text:p>navigation</text:p>
            </table:table-cell>
            <table:table-cell office:value-type="string">
              <text:p>Fog Hor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2</text:p>
            </table:table-cell>
            <table:table-cell office:value-type="string">
              <text:p>navigation</text:p>
            </table:table-cell>
            <table:table-cell office:value-type="string">
              <text:p>Radio Be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9</text:p>
            </table:table-cell>
            <table:table-cell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1</text:p>
            </table:table-cell>
            <table:table-cell office:value-type="string">
              <text:p>navigation</text:p>
            </table:table-cell>
            <table:table-cell office:value-type="string">
              <text:p>Fog Hor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2</text:p>
            </table:table-cell>
            <table:table-cell office:value-type="string">
              <text:p>navigation</text:p>
            </table:table-cell>
            <table:table-cell office:value-type="string">
              <text:p>Radio Be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a</text:p>
            </table:table-cell>
            <table:table-cell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1</text:p>
            </table:table-cell>
            <table:table-cell office:value-type="string">
              <text:p>navigation</text:p>
            </table:table-cell>
            <table:table-cell office:value-type="string">
              <text:p>Fog Hor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2</text:p>
            </table:table-cell>
            <table:table-cell office:value-type="string">
              <text:p>navigation</text:p>
            </table:table-cell>
            <table:table-cell office:value-type="string">
              <text:p>Radio Be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3</text:p>
            </table:table-cell>
            <table:table-cell office:value-type="string">
              <text:p>navigation</text:p>
            </table:table-cell>
            <table:table-cell office:value-type="string">
              <text:p>Racon</text:p>
            </table:table-cell>
            <table:table-cell table:style-name="ce8"/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4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red Triangl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5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green Squar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6</text:p>
            </table:table-cell>
            <table:table-cell office:value-type="string">
              <text:p>navigation</text:p>
            </table:table-cell>
            <table:table-cell office:value-type="string">
              <text:p>Daybeacon</text:p>
            </table:table-cell>
            <table:table-cell table:style-name="ce8" office:value-type="string">
              <text:p>white Diamon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7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8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9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a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black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b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c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d</text:p>
            </table:table-cell>
            <table:table-cell office:value-type="string">
              <text:p>navigation</text:p>
            </table:table-cell>
            <table:table-cell office:value-type="string">
              <text:p>unlit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e</text:p>
            </table:table-cell>
            <table:table-cell office:value-type="string">
              <text:p>navigation</text:p>
            </table:table-cell>
            <table:table-cell office:value-type="string">
              <text:p>Navaid</text:p>
            </table:table-cell>
            <table:table-cell table:style-name="ce8" office:value-type="string">
              <text:p>unknow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0f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whit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0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1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green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2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yellow or amber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3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orang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4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violet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5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blue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b</text:p>
            </table:table-cell>
            <table:table-cell office:value-type="string">
              <text:p>0x16</text:p>
            </table:table-cell>
            <table:table-cell office:value-type="string">
              <text:p>navigation</text:p>
            </table:table-cell>
            <table:table-cell office:value-type="string">
              <text:p>lighted Navaid</text:p>
            </table:table-cell>
            <table:table-cell table:style-name="ce8" office:value-type="string">
              <text:p>multi colored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0</text:p>
            </table:table-cell>
            <table:table-cell office:value-type="string">
              <text:p>naval-obstruction</text:p>
            </table:table-cell>
            <table:table-cell office:value-type="string">
              <text:p>Unclasified Obstruction</text:p>
            </table:table-cell>
            <table:table-cell table:number-columns-repeated="1018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1</text:p>
            </table:table-cell>
            <table:table-cell office:value-type="string">
              <text:p>naval-obstruction</text:p>
            </table:table-cell>
            <table:table-cell office:value-type="string">
              <text:p>Wreck</text:p>
            </table:table-cell>
            <table:table-cell table:number-columns-repeated="1018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2</text:p>
            </table:table-cell>
            <table:table-cell office:value-type="string">
              <text:p>naval-obstruction</text:p>
            </table:table-cell>
            <table:table-cell office:value-type="string">
              <text:p>submerged Wreck</text:p>
            </table:table-cell>
            <table:table-cell table:style-name="ce8" office:value-type="string">
              <text:p>dangerous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3</text:p>
            </table:table-cell>
            <table:table-cell office:value-type="string">
              <text:p>naval-obstruction</text:p>
            </table:table-cell>
            <table:table-cell office:value-type="string">
              <text:p>submerged Wreck</text:p>
            </table:table-cell>
            <table:table-cell table:style-name="ce8" office:value-type="string">
              <text:p>non-dangerous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4</text:p>
            </table:table-cell>
            <table:table-cell office:value-type="string">
              <text:p>naval-obstruction</text:p>
            </table:table-cell>
            <table:table-cell office:value-type="string">
              <text:p>Wreck</text:p>
            </table:table-cell>
            <table:table-cell table:style-name="ce8" office:value-type="string">
              <text:p>cleared by Wire-drag</text:p>
            </table:table-cell>
            <table:table-cell table:number-columns-repeated="1017"/>
          </table:table-row>
          <table:table-row table:style-name="ro1" table:visibility="collapse">
            <table:table-cell office:value-type="string">
              <text:p>point</text:p>
            </table:table-cell>
            <table:table-cell office:value-type="string">
              <text:p>0x10</text:p>
            </table:table-cell>
            <table:table-cell office:value-type="string">
              <text:p>0x1c</text:p>
            </table:table-cell>
            <table:table-cell office:value-type="string">
              <text:p>0x05</text:p>
            </table:table-cell>
            <table:table-cell office:value-type="string">
              <text:p>naval-obstruction</text:p>
            </table:table-cell>
            <table:table-cell office:value-type="string">
              <text:p>Obstr.</text:p>
            </table:table-cell>
            <table:table-cell table:style-name="ce8" office:value-type="string">
              <text:p>visible at high Water</text:p>
            </table:table-cell>
            <table:table-cell table:number-columns-repeated="1017"/>
          </table:table-row>
        </table:table-row-group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6</text:p>
          </table:table-cell>
          <table:table-cell office:value-type="string">
            <text:p>naval-obstruction</text:p>
          </table:table-cell>
          <table:table-cell office:value-type="string">
            <text:p>Obstruction</text:p>
          </table:table-cell>
          <table:table-cell/>
          <table:table-cell office:value-type="string">
            <text:p>0x1c06</text:p>
          </table:table-cell>
          <table:table-cell office:value-type="string">
            <text:p>Golden diamond in white box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7</text:p>
          </table:table-cell>
          <table:table-cell office:value-type="string">
            <text:p>naval-obstruction</text:p>
          </table:table-cell>
          <table:table-cell office:value-type="string">
            <text:p>Obstruction</text:p>
          </table:table-cell>
          <table:table-cell office:value-type="string">
            <text:p>submerged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8</text:p>
          </table:table-cell>
          <table:table-cell office:value-type="string">
            <text:p>naval-obstruction</text:p>
          </table:table-cell>
          <table:table-cell office:value-type="string">
            <text:p>Obstr.</text:p>
          </table:table-cell>
          <table:table-cell office:value-type="string">
            <text:p>cleared by Wire-drag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9</text:p>
          </table:table-cell>
          <table:table-cell office:value-type="string">
            <text:p>naval-obstruction</text:p>
          </table:table-cell>
          <table:table-cell office:value-type="string">
            <text:p>Rock</text:p>
          </table:table-cell>
          <table:table-cell office:value-type="string">
            <text:p>awash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a</text:p>
          </table:table-cell>
          <table:table-cell office:value-type="string">
            <text:p>naval-obstruction</text:p>
          </table:table-cell>
          <table:table-cell office:value-type="string">
            <text:p>Rock</text:p>
          </table:table-cell>
          <table:table-cell office:value-type="string">
            <text:p>submerged at low Wate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b</text:p>
          </table:table-cell>
          <table:table-cell office:value-type="string">
            <text:p>naval-obstruction</text:p>
          </table:table-cell>
          <table:table-cell office:value-type="string">
            <text:p>Sounding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1e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middle</text:p>
          </table:table-cell>
          <table:table-cell office:value-type="string">
            <text:p>Namedpoint (middle)</text:p>
          </table:table-cell>
          <table:table-cell office:value-type="string">
            <text:p>0x1e00</text:p>
          </table:table-cell>
          <table:table-cell office:value-type="string">
            <text:p>No icon, medium sized tex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0</text:p>
          </table:table-cell>
          <table:table-cell office:value-type="string">
            <text:p>0x00</text:p>
          </table:table-cell>
          <table:table-cell table:number-columns-repeated="3"/>
          <table:table-cell office:value-type="string">
            <text:p>0x2000</text:p>
          </table:table-cell>
          <table:table-cell office:value-type="string">
            <text:p>Exit symbol: filled in grey</text:p>
          </table:table-cell>
          <table:table-cell>
            <draw:frame table:end-cell-address="old2.J190" table:end-x="0.696cm" table:end-y="0.696cm" draw:z-index="163" draw:name="Picture 169" draw:style-name="gr3" draw:text-style-name="P2" svg:width="0.001cm" svg:height="0.001cm" svg:x="0.697cm" svg:y="0.697cm">
              <draw:image xlink:href="Pictures/100000000000002000000020A2DC8324.png" xlink:type="simple" xlink:show="embed" xlink:actuate="onLoad">
                <text:p/>
              </draw:image>
            </draw:frame>
            <draw:frame table:end-cell-address="old2.J192" table:end-x="2.602cm" table:end-y="0.022cm" draw:z-index="165" draw:name="Picture 172" draw:style-name="gr3" draw:text-style-name="P2" svg:width="0.001cm" svg:height="0.805cm" svg:x="2.603cm" svg:y="0.784cm">
              <draw:image xlink:href="Pictures/100000000000004700000022F55051F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1</text:p>
          </table:table-cell>
          <table:table-cell office:value-type="string">
            <text:p>0x0f</text:p>
          </table:table-cell>
          <table:table-cell table:number-columns-repeated="3"/>
          <table:table-cell office:value-type="string">
            <text:p>0x210f</text:p>
          </table:table-cell>
          <table:table-cell office:value-type="string">
            <text:p>Exit symbol, white, with pop-up</text:p>
          </table:table-cell>
          <table:table-cell>
            <draw:frame table:end-cell-address="old2.J191" table:end-x="0.827cm" table:end-y="0.695cm" draw:z-index="164" draw:name="Picture 170" draw:style-name="gr3" draw:text-style-name="P2" svg:width="0.001cm" svg:height="0.001cm" svg:x="0.828cm" svg:y="0.696cm">
              <draw:image xlink:href="Pictures/100000000000002000000020DFD2EE9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8</text:p>
          </table:table-cell>
          <table:table-cell office:value-type="string">
            <text:p>0x00</text:p>
          </table:table-cell>
          <table:table-cell office:value-type="string">
            <text:p>namedpoint</text:p>
          </table:table-cell>
          <table:table-cell office:value-type="string">
            <text:p>small4</text:p>
          </table:table-cell>
          <table:table-cell office:value-type="string">
            <text:p>Namedpoint (small point)</text:p>
          </table:table-cell>
          <table:table-cell office:value-type="string">
            <text:p>0x2800</text:p>
          </table:table-cell>
          <table:table-cell office:value-type="string">
            <text:p>No icon, medium sized tex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0</text:p>
          </table:table-cell>
          <table:table-cell office:value-type="string">
            <text:p>food-and-drink</text:p>
          </table:table-cell>
          <table:table-cell office:value-type="string">
            <text:p>xxx3</text:p>
          </table:table-cell>
          <table:table-cell office:value-type="string">
            <text:p>XXX3</text:p>
          </table:table-cell>
          <table:table-cell office:value-type="string">
            <text:p>0x2a00</text:p>
          </table:table-cell>
          <table:table-cell office:value-type="string">
            <text:p>Restaurant</text:p>
          </table:table-cell>
          <table:table-cell>
            <draw:frame table:end-cell-address="old2.J194" table:end-x="0.805cm" table:end-y="0.044cm" draw:z-index="8" draw:name="Picture 10" draw:style-name="gr2" draw:text-style-name="P2" svg:width="0.001cm" svg:height="0.044cm" svg:x="0.806cm" svg:y="0.783cm">
              <draw:image xlink:href="Pictures/10000000000000260000002660571D2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1</text:p>
          </table:table-cell>
          <table:table-cell office:value-type="string">
            <text:p>food-and-drink</text:p>
          </table:table-cell>
          <table:table-cell office:value-type="string">
            <text:p>american</text:p>
          </table:table-cell>
          <table:table-cell office:value-type="string">
            <text:p>Dining(American)</text:p>
          </table:table-cell>
          <table:table-cell office:value-type="string">
            <text:p>0x2a01</text:p>
          </table:table-cell>
          <table:table-cell office:value-type="string">
            <text:p>Restaurant</text:p>
            <draw:frame table:end-cell-address="old2.J195" table:end-x="0.805cm" table:end-y="0.085cm" draw:z-index="9" draw:name="Picture 11" draw:style-name="gr2" draw:text-style-name="P2" svg:width="0.805cm" svg:height="0.086cm" svg:x="7.658cm" svg:y="0.783cm">
              <draw:image xlink:href="Pictures/10000000000000260000002660571D2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2</text:p>
          </table:table-cell>
          <table:table-cell office:value-type="string">
            <text:p>food-and-drink</text:p>
          </table:table-cell>
          <table:table-cell office:value-type="string">
            <text:p>asian</text:p>
          </table:table-cell>
          <table:table-cell office:value-type="string">
            <text:p>Dining(Asian)</text:p>
          </table:table-cell>
          <table:table-cell office:value-type="string">
            <text:p>0x2a02</text:p>
          </table:table-cell>
          <table:table-cell office:value-type="string">
            <text:p>Chopsticks?</text:p>
          </table:table-cell>
          <table:table-cell>
            <draw:frame table:end-cell-address="old2.J197" table:end-x="0.893cm" table:end-y="0.022cm" draw:z-index="10" draw:name="Picture 12" draw:style-name="gr2" draw:text-style-name="P2" svg:width="0.001cm" svg:height="0.805cm" svg:x="0.894cm" svg:y="0.784cm">
              <draw:image xlink:href="Pictures/10000000000000260000002660571D2A.png" xlink:type="simple" xlink:show="embed" xlink:actuate="onLoad">
                <text:p/>
              </draw:image>
            </draw:frame>
            <draw:frame table:end-cell-address="old2.J195" table:end-x="0.696cm" table:end-y="0.695cm" draw:z-index="70" draw:name="Picture 72" draw:style-name="gr2" draw:text-style-name="P2" svg:width="0.001cm" svg:height="0.001cm" svg:x="0.697cm" svg:y="0.696cm">
              <draw:image xlink:href="Pictures/100000000000002000000020A2C9BFB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3</text:p>
          </table:table-cell>
          <table:table-cell office:value-type="string">
            <text:p>food-and-drink</text:p>
          </table:table-cell>
          <table:table-cell office:value-type="string">
            <text:p>barbecue</text:p>
          </table:table-cell>
          <table:table-cell office:value-type="string">
            <text:p>Dining(Barbecue)</text:p>
          </table:table-cell>
          <table:table-cell office:value-type="string">
            <text:p>0x2a03</text:p>
          </table:table-cell>
          <table:table-cell office:value-type="string">
            <text:p>Restauran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4</text:p>
          </table:table-cell>
          <table:table-cell office:value-type="string">
            <text:p>food-and-drink</text:p>
          </table:table-cell>
          <table:table-cell office:value-type="string">
            <text:p>chinese</text:p>
          </table:table-cell>
          <table:table-cell office:value-type="string">
            <text:p>Dining(Chinese)</text:p>
          </table:table-cell>
          <table:table-cell office:value-type="string">
            <text:p>0x2a04</text:p>
          </table:table-cell>
          <table:table-cell office:value-type="string">
            <text:p>Chopsticks?</text:p>
          </table:table-cell>
          <table:table-cell>
            <draw:frame table:end-cell-address="old2.J197" table:end-x="0.696cm" table:end-y="0.696cm" draw:z-index="71" draw:name="Picture 73" draw:style-name="gr2" draw:text-style-name="P2" svg:width="0.001cm" svg:height="0.001cm" svg:x="0.697cm" svg:y="0.697cm">
              <draw:image xlink:href="Pictures/100000000000002000000020A2C9BFB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5</text:p>
          </table:table-cell>
          <table:table-cell office:value-type="string">
            <text:p>food-and-drink</text:p>
          </table:table-cell>
          <table:table-cell office:value-type="string">
            <text:p>deli-bakery</text:p>
          </table:table-cell>
          <table:table-cell office:value-type="string">
            <text:p>Dining(Deli/Bakery)</text:p>
          </table:table-cell>
          <table:table-cell office:value-type="string">
            <text:p>0x2a05</text:p>
          </table:table-cell>
          <table:table-cell office:value-type="string">
            <text:p>Sandwich</text:p>
          </table:table-cell>
          <table:table-cell>
            <draw:frame table:end-cell-address="old2.J199" table:end-x="0.869cm" table:end-y="0.78cm" draw:z-index="11" draw:name="Picture 13" draw:style-name="gr2" draw:text-style-name="P2" svg:width="0.001cm" svg:height="0.78cm" svg:x="0.87cm" svg:y="0.783cm">
              <draw:image xlink:href="Pictures/10000000000000260000002660571D2A.png" xlink:type="simple" xlink:show="embed" xlink:actuate="onLoad">
                <text:p/>
              </draw:image>
            </draw:frame>
            <draw:frame table:end-cell-address="old2.J198" table:end-x="1.044cm" table:end-y="0.717cm" draw:z-index="73" draw:name="Picture 77" draw:style-name="gr2" draw:text-style-name="P2" svg:width="0.001cm" svg:height="0.001cm" svg:x="1.045cm" svg:y="0.717cm">
              <draw:image xlink:href="Pictures/1000000000000020000000209853EE1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6</text:p>
          </table:table-cell>
          <table:table-cell office:value-type="string">
            <text:p>food-and-drink</text:p>
          </table:table-cell>
          <table:table-cell office:value-type="string">
            <text:p>international</text:p>
          </table:table-cell>
          <table:table-cell office:value-type="string">
            <text:p>Dining(International)</text:p>
          </table:table-cell>
          <table:table-cell office:value-type="string">
            <text:p>0x2a06</text:p>
          </table:table-cell>
          <table:table-cell office:value-type="string">
            <text:p>Restauran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7</text:p>
          </table:table-cell>
          <table:table-cell office:value-type="string">
            <text:p>food-and-drink</text:p>
          </table:table-cell>
          <table:table-cell office:value-type="string">
            <text:p>fast-food</text:p>
          </table:table-cell>
          <table:table-cell office:value-type="string">
            <text:p>Fast Food</text:p>
          </table:table-cell>
          <table:table-cell office:value-type="string">
            <text:p>0x2a07</text:p>
          </table:table-cell>
          <table:table-cell office:value-type="string">
            <text:p>Blue glass with straw</text:p>
          </table:table-cell>
          <table:table-cell>
            <draw:frame table:end-cell-address="old2.J200" table:end-x="0.654cm" table:end-y="0.695cm" draw:z-index="33" draw:name="Picture 35" draw:style-name="gr2" draw:text-style-name="P2" svg:width="0.001cm" svg:height="0.001cm" svg:x="0.655cm" svg:y="0.695cm">
              <draw:image xlink:href="Pictures/100000000000001E0000002035B676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8</text:p>
          </table:table-cell>
          <table:table-cell office:value-type="string">
            <text:p>food-and-drink</text:p>
          </table:table-cell>
          <table:table-cell office:value-type="string">
            <text:p>italian</text:p>
          </table:table-cell>
          <table:table-cell office:value-type="string">
            <text:p>Dining(Italian)</text:p>
          </table:table-cell>
          <table:table-cell office:value-type="string">
            <text:p>0x2a08</text:p>
          </table:table-cell>
          <table:table-cell office:value-type="string">
            <text:p>Slice of pizza</text:p>
          </table:table-cell>
          <table:table-cell>
            <draw:frame table:end-cell-address="old2.J201" table:end-x="0.784cm" table:end-y="0.695cm" draw:z-index="12" draw:name="Picture 14" draw:style-name="gr2" draw:text-style-name="P2" svg:width="0.001cm" svg:height="0.001cm" svg:x="0.785cm" svg:y="0.696cm">
              <draw:image xlink:href="Pictures/1000000000000024000000202DBC342C.png" xlink:type="simple" xlink:show="embed" xlink:actuate="onLoad">
                <text:p/>
              </draw:image>
            </draw:frame>
            <draw:frame table:end-cell-address="old2.J202" table:end-x="0.848cm" table:end-y="0.717cm" draw:z-index="72" draw:name="Picture 75" draw:style-name="gr2" draw:text-style-name="P2" svg:width="0.001cm" svg:height="0.717cm" svg:x="0.849cm" svg:y="0.784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9</text:p>
          </table:table-cell>
          <table:table-cell office:value-type="string">
            <text:p>food-and-drink</text:p>
          </table:table-cell>
          <table:table-cell office:value-type="string">
            <text:p>mexican</text:p>
          </table:table-cell>
          <table:table-cell office:value-type="string">
            <text:p>Dining(Mexican)</text:p>
          </table:table-cell>
          <table:table-cell office:value-type="string">
            <text:p>0x2a09</text:p>
          </table:table-cell>
          <table:table-cell office:value-type="string">
            <text:p>Restauran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a</text:p>
          </table:table-cell>
          <table:table-cell office:value-type="string">
            <text:p>food-and-drink</text:p>
          </table:table-cell>
          <table:table-cell office:value-type="string">
            <text:p>pizza</text:p>
          </table:table-cell>
          <table:table-cell office:value-type="string">
            <text:p>Dining(Pizza)</text:p>
          </table:table-cell>
          <table:table-cell office:value-type="string">
            <text:p>0x2a0a</text:p>
          </table:table-cell>
          <table:table-cell office:value-type="string">
            <text:p>Slice of pizza</text:p>
          </table:table-cell>
          <table:table-cell>
            <draw:frame table:end-cell-address="old2.J203" table:end-x="0.784cm" table:end-y="0.695cm" draw:z-index="13" draw:name="Picture 15" draw:style-name="gr2" draw:text-style-name="P2" svg:width="0.001cm" svg:height="0.001cm" svg:x="0.785cm" svg:y="0.696cm">
              <draw:image xlink:href="Pictures/1000000000000024000000202DBC342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b</text:p>
          </table:table-cell>
          <table:table-cell office:value-type="string">
            <text:p>food-and-drink</text:p>
          </table:table-cell>
          <table:table-cell office:value-type="string">
            <text:p>seafood</text:p>
          </table:table-cell>
          <table:table-cell office:value-type="string">
            <text:p>Dining(Sea Food)</text:p>
          </table:table-cell>
          <table:table-cell office:value-type="string">
            <text:p>0x2a0b</text:p>
          </table:table-cell>
          <table:table-cell office:value-type="string">
            <text:p>Lobster</text:p>
          </table:table-cell>
          <table:table-cell>
            <draw:frame table:end-cell-address="old2.J204" table:end-x="0.696cm" table:end-y="0.695cm" draw:z-index="76" draw:name="Picture 80" draw:style-name="gr2" draw:text-style-name="P2" svg:width="0.001cm" svg:height="0.001cm" svg:x="0.697cm" svg:y="0.695cm">
              <draw:image xlink:href="Pictures/1000000000000020000000201E94AC2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c</text:p>
          </table:table-cell>
          <table:table-cell office:value-type="string">
            <text:p>food-and-drink</text:p>
          </table:table-cell>
          <table:table-cell office:value-type="string">
            <text:p>steak-grill</text:p>
          </table:table-cell>
          <table:table-cell office:value-type="string">
            <text:p>Dining(Steak/Grill)</text:p>
          </table:table-cell>
          <table:table-cell office:value-type="string">
            <text:p>0x2a0c</text:p>
          </table:table-cell>
          <table:table-cell office:value-type="string">
            <text:p>Bull's head</text:p>
          </table:table-cell>
          <table:table-cell>
            <draw:frame table:end-cell-address="old2.J205" table:end-x="1.15cm" table:end-y="0.738cm" draw:z-index="77" draw:name="Picture 81" draw:style-name="gr2" draw:text-style-name="P2" svg:width="0.001cm" svg:height="0.001cm" svg:x="1.151cm" svg:y="0.738cm">
              <draw:image xlink:href="Pictures/100000000000002000000020DA28DCB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d</text:p>
          </table:table-cell>
          <table:table-cell office:value-type="string">
            <text:p>food-and-drink</text:p>
          </table:table-cell>
          <table:table-cell office:value-type="string">
            <text:p>bagel-donut</text:p>
          </table:table-cell>
          <table:table-cell office:value-type="string">
            <text:p>Dining(Bagel/Donut)</text:p>
          </table:table-cell>
          <table:table-cell office:value-type="string">
            <text:p>0x2a0d</text:p>
          </table:table-cell>
          <table:table-cell office:value-type="string">
            <text:p>Restaurant</text:p>
          </table:table-cell>
          <table:table-cell>
            <draw:frame table:end-cell-address="old2.J207" table:end-x="0.893cm" table:end-y="0.043cm" draw:z-index="75" draw:name="Picture 79" draw:style-name="gr2" draw:text-style-name="P2" svg:width="0.001cm" svg:height="0.044cm" svg:x="0.894cm" svg:y="0.783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e</text:p>
          </table:table-cell>
          <table:table-cell office:value-type="string">
            <text:p>food-and-drink</text:p>
          </table:table-cell>
          <table:table-cell office:value-type="string">
            <text:p>cafe-diner</text:p>
          </table:table-cell>
          <table:table-cell office:value-type="string">
            <text:p>Dining(Cafe/Diner)</text:p>
          </table:table-cell>
          <table:table-cell office:value-type="string">
            <text:p>0x2a0e</text:p>
          </table:table-cell>
          <table:table-cell office:value-type="string">
            <text:p>Sandwich</text:p>
          </table:table-cell>
          <table:table-cell>
            <draw:frame table:end-cell-address="old2.J207" table:end-x="1.044cm" table:end-y="0.716cm" draw:z-index="74" draw:name="Picture 78" draw:style-name="gr2" draw:text-style-name="P2" svg:width="0.001cm" svg:height="0.001cm" svg:x="1.045cm" svg:y="0.717cm">
              <draw:image xlink:href="Pictures/10000000000000200000002071A3293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f</text:p>
          </table:table-cell>
          <table:table-cell office:value-type="string">
            <text:p>food-and-drink</text:p>
          </table:table-cell>
          <table:table-cell office:value-type="string">
            <text:p>french</text:p>
          </table:table-cell>
          <table:table-cell office:value-type="string">
            <text:p>Dining(French)</text:p>
          </table:table-cell>
          <table:table-cell office:value-type="string">
            <text:p>0x2a0f</text:p>
          </table:table-cell>
          <table:table-cell office:value-type="string">
            <text:p>Restaurant</text:p>
          </table:table-cell>
          <table:table-cell>
            <draw:frame table:end-cell-address="old2.J209" table:end-x="0.893cm" table:end-y="0.043cm" draw:z-index="14" draw:name="Picture 16" draw:style-name="gr2" draw:text-style-name="P2" svg:width="0.001cm" svg:height="0.043cm" svg:x="0.894cm" svg:y="0.784cm">
              <draw:image xlink:href="Pictures/1000000000000026000000269CA12E8A.png" xlink:type="simple" xlink:show="embed" xlink:actuate="onLoad">
                <text:p/>
              </draw:image>
            </draw:frame>
            <draw:frame table:end-cell-address="old2.J209" table:end-x="0.914cm" table:end-y="0.738cm" draw:z-index="15" draw:name="Picture 17" draw:style-name="gr2" draw:text-style-name="P2" svg:width="0.001cm" svg:height="0.738cm" svg:x="0.915cm" svg:y="0.784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0</text:p>
          </table:table-cell>
          <table:table-cell office:value-type="string">
            <text:p>food-and-drink</text:p>
          </table:table-cell>
          <table:table-cell office:value-type="string">
            <text:p>german</text:p>
          </table:table-cell>
          <table:table-cell office:value-type="string">
            <text:p>Dining(German)</text:p>
          </table:table-cell>
          <table:table-cell office:value-type="string">
            <text:p>0x2a10</text:p>
          </table:table-cell>
          <table:table-cell office:value-type="string">
            <text:p>Restauran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1</text:p>
          </table:table-cell>
          <table:table-cell office:value-type="string">
            <text:p>food-and-drink</text:p>
          </table:table-cell>
          <table:table-cell office:value-type="string">
            <text:p>british-isles</text:p>
          </table:table-cell>
          <table:table-cell office:value-type="string">
            <text:p>Dining(British Isle)</text:p>
          </table:table-cell>
          <table:table-cell office:value-type="string">
            <text:p>0x2a11</text:p>
          </table:table-cell>
          <table:table-cell office:value-type="string">
            <text:p>Restaurant</text:p>
          </table:table-cell>
          <table:table-cell>
            <draw:frame table:end-cell-address="old2.J211" table:end-x="0.893cm" table:end-y="0.044cm" draw:z-index="16" draw:name="Picture 18" draw:style-name="gr2" draw:text-style-name="P2" svg:width="0.001cm" svg:height="0.044cm" svg:x="0.894cm" svg:y="0.783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2</text:p>
          </table:table-cell>
          <table:table-cell office:value-type="string">
            <text:p>food-and-drink</text:p>
          </table:table-cell>
          <table:table-cell office:value-type="string">
            <text:p>speciality-food-products</text:p>
          </table:table-cell>
          <table:table-cell/>
          <table:table-cell office:value-type="string">
            <text:p>0x2a12</text:p>
          </table:table-cell>
          <table:table-cell office:value-type="string">
            <text:p>Restaurant</text:p>
          </table:table-cell>
          <table:table-cell>
            <draw:frame table:end-cell-address="old2.J212" table:end-x="0.848cm" table:end-y="0.043cm" draw:z-index="17" draw:name="Picture 19" draw:style-name="gr2" draw:text-style-name="P2" svg:width="0.001cm" svg:height="0.043cm" svg:x="0.849cm" svg:y="0.783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3</text:p>
          </table:table-cell>
          <table:table-cell office:value-type="string">
            <text:p>food-and-drink</text:p>
          </table:table-cell>
          <table:table-cell office:value-type="string">
            <text:p>other</text:p>
          </table:table-cell>
          <table:table-cell/>
          <table:table-cell office:value-type="string">
            <text:p>0x2a13</text:p>
          </table:table-cell>
          <table:table-cell office:value-type="string">
            <text:p>Restaurant</text:p>
          </table:table-cell>
          <table:table-cell>
            <draw:frame table:end-cell-address="old2.J213" table:end-x="0.848cm" table:end-y="0.043cm" draw:z-index="18" draw:name="Picture 20" draw:style-name="gr2" draw:text-style-name="P2" svg:width="0.001cm" svg:height="0.044cm" svg:x="0.849cm" svg:y="0.783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0</text:p>
          </table:table-cell>
          <table:table-cell office:value-type="string">
            <text:p>lodging</text:p>
          </table:table-cell>
          <table:table-cell office:value-type="string">
            <text:p>hotel</text:p>
          </table:table-cell>
          <table:table-cell office:value-type="string">
            <text:p>Hotel(Other)</text:p>
          </table:table-cell>
          <table:table-cell office:value-type="string">
            <text:p>0x2b00</text:p>
          </table:table-cell>
          <table:table-cell office:value-type="string">
            <text:p>Green/white bed</text:p>
          </table:table-cell>
          <table:table-cell>
            <draw:frame table:end-cell-address="old2.J213" table:end-x="0.957cm" table:end-y="0.781cm" draw:z-index="19" draw:name="Picture 21" draw:style-name="gr2" draw:text-style-name="P2" svg:width="0.001cm" svg:height="0.001cm" svg:x="0.958cm" svg:y="0.782cm">
              <draw:image xlink:href="Pictures/100000000000002C00000024EE74FA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1</text:p>
          </table:table-cell>
          <table:table-cell office:value-type="string">
            <text:p>lodging</text:p>
          </table:table-cell>
          <table:table-cell office:value-type="string">
            <text:p>hotel-motel</text:p>
          </table:table-cell>
          <table:table-cell office:value-type="string">
            <text:p>Hotel/Motel</text:p>
          </table:table-cell>
          <table:table-cell office:value-type="string">
            <text:p>0x2b01</text:p>
          </table:table-cell>
          <table:table-cell office:value-type="string">
            <text:p>Green/white bed</text:p>
          </table:table-cell>
          <table:table-cell>
            <draw:frame table:end-cell-address="old2.J214" table:end-x="0.957cm" table:end-y="0.781cm" draw:z-index="20" draw:name="Picture 22" draw:style-name="gr2" draw:text-style-name="P2" svg:width="0.001cm" svg:height="0.001cm" svg:x="0.958cm" svg:y="0.782cm">
              <draw:image xlink:href="Pictures/100000000000002C00000024EE74FA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2</text:p>
          </table:table-cell>
          <table:table-cell office:value-type="string">
            <text:p>lodging</text:p>
          </table:table-cell>
          <table:table-cell office:value-type="string">
            <text:p>bed-and-breakfast-inn</text:p>
          </table:table-cell>
          <table:table-cell office:value-type="string">
            <text:p>Bed&amp;Breakfast inn</text:p>
          </table:table-cell>
          <table:table-cell office:value-type="string">
            <text:p>0x2b02</text:p>
          </table:table-cell>
          <table:table-cell office:value-type="string">
            <text:p>Green/white bed</text:p>
          </table:table-cell>
          <table:table-cell>
            <draw:frame table:end-cell-address="old2.J215" table:end-x="0.957cm" table:end-y="0.781cm" draw:z-index="21" draw:name="Picture 23" draw:style-name="gr2" draw:text-style-name="P2" svg:width="0.001cm" svg:height="0.001cm" svg:x="0.958cm" svg:y="0.782cm">
              <draw:image xlink:href="Pictures/100000000000002C00000024EE74FA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3</text:p>
          </table:table-cell>
          <table:table-cell office:value-type="string">
            <text:p>lodging</text:p>
          </table:table-cell>
          <table:table-cell office:value-type="string">
            <text:p>campground-rv-park</text:p>
          </table:table-cell>
          <table:table-cell office:value-type="string">
            <text:p>Camping/RV-Park</text:p>
          </table:table-cell>
          <table:table-cell office:value-type="string">
            <text:p>0x2b03</text:p>
          </table:table-cell>
          <table:table-cell office:value-type="string">
            <text:p>Green tent</text:p>
          </table:table-cell>
          <table:table-cell>
            <draw:frame table:end-cell-address="old2.J216" table:end-x="0.914cm" table:end-y="0.78cm" draw:z-index="22" draw:name="Picture 24" draw:style-name="gr2" draw:text-style-name="P2" svg:width="0.001cm" svg:height="0.001cm" svg:x="0.915cm" svg:y="0.78cm">
              <draw:image xlink:href="Pictures/100000000000002A0000002472A389D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4</text:p>
          </table:table-cell>
          <table:table-cell office:value-type="string">
            <text:p>lodging</text:p>
          </table:table-cell>
          <table:table-cell office:value-type="string">
            <text:p>resort</text:p>
          </table:table-cell>
          <table:table-cell office:value-type="string">
            <text:p>Resort</text:p>
          </table:table-cell>
          <table:table-cell office:value-type="string">
            <text:p>0x2b04</text:p>
          </table:table-cell>
          <table:table-cell office:value-type="string">
            <text:p>Green tent</text:p>
          </table:table-cell>
          <table:table-cell>
            <draw:frame table:end-cell-address="old2.J217" table:end-x="0.914cm" table:end-y="0.781cm" draw:z-index="23" draw:name="Picture 25" draw:style-name="gr2" draw:text-style-name="P2" svg:width="0.001cm" svg:height="0.001cm" svg:x="0.915cm" svg:y="0.781cm">
              <draw:image xlink:href="Pictures/100000000000002A0000002472A389D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5</text:p>
          </table:table-cell>
          <table:table-cell office:value-type="string">
            <text:p>lodging</text:p>
          </table:table-cell>
          <table:table-cell office:value-type="string">
            <text:p>other</text:p>
          </table:table-cell>
          <table:table-cell/>
          <table:table-cell office:value-type="string">
            <text:p>0x2b05</text:p>
          </table:table-cell>
          <table:table-cell office:value-type="string">
            <text:p>Green/white bed</text:p>
          </table:table-cell>
          <table:table-cell>
            <draw:frame table:end-cell-address="old2.J218" table:end-x="0.957cm" table:end-y="0.781cm" draw:z-index="24" draw:name="Picture 26" draw:style-name="gr2" draw:text-style-name="P2" svg:width="0.001cm" svg:height="0.001cm" svg:x="0.958cm" svg:y="0.781cm">
              <draw:image xlink:href="Pictures/100000000000002C000000242EC5054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1</text:p>
          </table:table-cell>
          <table:table-cell office:value-type="string">
            <text:p>recreation</text:p>
          </table:table-cell>
          <table:table-cell office:value-type="string">
            <text:p>amusement-theme-park</text:p>
          </table:table-cell>
          <table:table-cell office:value-type="string">
            <text:p>Amusement Park</text:p>
          </table:table-cell>
          <table:table-cell office:value-type="string">
            <text:p>0x2c01</text:p>
          </table:table-cell>
          <table:table-cell office:value-type="string">
            <text:p>Hatched triangle with two red circles above left</text:p>
          </table:table-cell>
          <table:table-cell>
            <draw:frame table:end-cell-address="old2.J219" table:end-x="0.869cm" table:end-y="0.781cm" draw:z-index="25" draw:name="Picture 27" draw:style-name="gr2" draw:text-style-name="P2" svg:width="0.001cm" svg:height="0.001cm" svg:x="0.87cm" svg:y="0.782cm">
              <draw:image xlink:href="Pictures/1000000000000028000000245439797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2</text:p>
          </table:table-cell>
          <table:table-cell office:value-type="string">
            <text:p>attractions</text:p>
          </table:table-cell>
          <table:table-cell office:value-type="string">
            <text:p>museum-historical</text:p>
          </table:table-cell>
          <table:table-cell office:value-type="string">
            <text:p>Museum/History</text:p>
          </table:table-cell>
          <table:table-cell office:value-type="string">
            <text:p>0x2c02</text:p>
          </table:table-cell>
          <table:table-cell office:value-type="string">
            <text:p>Columned house with red roof</text:p>
          </table:table-cell>
          <table:table-cell>
            <draw:frame table:end-cell-address="old2.J220" table:end-x="1.044cm" table:end-y="0.698cm" draw:z-index="26" draw:name="Picture 28" draw:style-name="gr2" draw:text-style-name="P2" svg:width="0.001cm" svg:height="0.001cm" svg:x="1.045cm" svg:y="0.699cm">
              <draw:image xlink:href="Pictures/10000000000000200000001CE1B0384B.png" xlink:type="simple" xlink:show="embed" xlink:actuate="onLoad">
                <text:p/>
              </draw:image>
            </draw:frame>
            <draw:frame table:end-cell-address="old2.J222" table:end-x="1.565cm" table:end-y="0.086cm" draw:z-index="69" draw:name="Picture 71" draw:style-name="gr2" draw:text-style-name="P2" svg:width="0.001cm" svg:height="0.869cm" svg:x="1.566cm" svg:y="0.784cm">
              <draw:image xlink:href="Pictures/100000000000002E0000002B7D6C9CF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3</text:p>
          </table:table-cell>
          <table:table-cell office:value-type="string">
            <text:p>community</text:p>
          </table:table-cell>
          <table:table-cell office:value-type="string">
            <text:p>library</text:p>
          </table:table-cell>
          <table:table-cell office:value-type="string">
            <text:p>Libraries</text:p>
          </table:table-cell>
          <table:table-cell office:value-type="string">
            <text:p>0x2c03</text:p>
          </table:table-cell>
          <table:table-cell office:value-type="string">
            <text:p>Opening book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4</text:p>
          </table:table-cell>
          <table:table-cell office:value-type="string">
            <text:p>attractions</text:p>
          </table:table-cell>
          <table:table-cell office:value-type="string">
            <text:p>landmark</text:p>
          </table:table-cell>
          <table:table-cell office:value-type="string">
            <text:p>Land Mark</text:p>
          </table:table-cell>
          <table:table-cell office:value-type="string">
            <text:p>0x2c04</text:p>
          </table:table-cell>
          <table:table-cell office:value-type="string">
            <text:p>Camera</text:p>
          </table:table-cell>
          <table:table-cell>
            <draw:frame table:end-cell-address="old2.J222" table:end-x="0.805cm" table:end-y="0.635cm" draw:z-index="27" draw:name="Picture 29" draw:style-name="gr2" draw:text-style-name="P2" svg:width="0.001cm" svg:height="0.001cm" svg:x="0.806cm" svg:y="0.635cm">
              <draw:image xlink:href="Pictures/10000000000000260000001E76DBE80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5</text:p>
          </table:table-cell>
          <table:table-cell office:value-type="string">
            <text:p>community</text:p>
          </table:table-cell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-type="string">
            <text:p>0x2c05</text:p>
          </table:table-cell>
          <table:table-cell office:value-type="string">
            <text:p>Yellow school bus</text:p>
          </table:table-cell>
          <table:table-cell>
            <draw:frame table:end-cell-address="old2.J223" table:end-x="0.914cm" table:end-y="0.592cm" draw:z-index="28" draw:name="Picture 30" draw:style-name="gr2" draw:text-style-name="P2" svg:width="0.001cm" svg:height="0.001cm" svg:x="0.915cm" svg:y="0.592cm">
              <draw:image xlink:href="Pictures/100000000000002A0000001C8F6FA89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6</text:p>
          </table:table-cell>
          <table:table-cell office:value-type="string">
            <text:p>recreation</text:p>
          </table:table-cell>
          <table:table-cell office:value-type="string">
            <text:p>park-garden</text:p>
          </table:table-cell>
          <table:table-cell office:value-type="string">
            <text:p>Park</text:p>
          </table:table-cell>
          <table:table-cell office:value-type="string">
            <text:p>0x2c06</text:p>
          </table:table-cell>
          <table:table-cell office:value-type="string">
            <text:p>Christmas tree</text:p>
          </table:table-cell>
          <table:table-cell>
            <draw:frame table:end-cell-address="old2.J224" table:end-x="0.739cm" table:end-y="0.716cm" draw:z-index="29" draw:name="Picture 31" draw:style-name="gr2" draw:text-style-name="P2" svg:width="0.001cm" svg:height="0.001cm" svg:x="0.74cm" svg:y="0.716cm">
              <draw:image xlink:href="Pictures/100000000000002200000022B5E2A9D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7</text:p>
          </table:table-cell>
          <table:table-cell office:value-type="string">
            <text:p>attractions</text:p>
          </table:table-cell>
          <table:table-cell office:value-type="string">
            <text:p>zoo-aquarium</text:p>
          </table:table-cell>
          <table:table-cell office:value-type="string">
            <text:p>Zoo</text:p>
          </table:table-cell>
          <table:table-cell office:value-type="string">
            <text:p>0x2c07</text:p>
          </table:table-cell>
          <table:table-cell office:value-type="string">
            <text:p>Elephant</text:p>
          </table:table-cell>
          <table:table-cell>
            <draw:frame table:end-cell-address="old2.J225" table:end-x="0.869cm" table:end-y="0.781cm" draw:z-index="30" draw:name="Picture 32" draw:style-name="gr2" draw:text-style-name="P2" svg:width="0.001cm" svg:height="0.001cm" svg:x="0.87cm" svg:y="0.782cm">
              <draw:image xlink:href="Pictures/100000000000002800000024789FA66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8</text:p>
          </table:table-cell>
          <table:table-cell office:value-type="string">
            <text:p>recreation</text:p>
          </table:table-cell>
          <table:table-cell office:value-type="string">
            <text:p>arena-track</text:p>
          </table:table-cell>
          <table:table-cell office:value-type="string">
            <text:p>Sportcenter</text:p>
          </table:table-cell>
          <table:table-cell office:value-type="string">
            <text:p>0x2c08</text:p>
          </table:table-cell>
          <table:table-cell office:value-type="string">
            <text:p>Baseball</text:p>
          </table:table-cell>
          <table:table-cell>
            <draw:frame table:end-cell-address="old2.J226" table:end-x="0.739cm" table:end-y="0.635cm" draw:z-index="31" draw:name="Picture 33" draw:style-name="gr2" draw:text-style-name="P2" svg:width="0.001cm" svg:height="0.001cm" svg:x="0.74cm" svg:y="0.636cm">
              <draw:image xlink:href="Pictures/10000000000000220000001ECE14E1C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9</text:p>
          </table:table-cell>
          <table:table-cell office:value-type="string">
            <text:p>attractions</text:p>
          </table:table-cell>
          <table:table-cell office:value-type="string">
            <text:p>hall-auditorium</text:p>
          </table:table-cell>
          <table:table-cell office:value-type="string">
            <text:p>Conference</text:p>
          </table:table-cell>
          <table:table-cell office:value-type="string">
            <text:p>0x2c09</text:p>
          </table:table-cell>
          <table:table-cell office:value-type="string">
            <text:p>Columned house with red roof</text:p>
          </table:table-cell>
          <table:table-cell>
            <draw:frame table:end-cell-address="old2.J227" table:end-x="1.044cm" table:end-y="0.699cm" draw:z-index="32" draw:name="Picture 34" draw:style-name="gr2" draw:text-style-name="P2" svg:width="0.001cm" svg:height="0.001cm" svg:x="1.045cm" svg:y="0.7cm">
              <draw:image xlink:href="Pictures/10000000000000200000001C53F9440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a</text:p>
          </table:table-cell>
          <table:table-cell office:value-type="string">
            <text:p>attractions</text:p>
          </table:table-cell>
          <table:table-cell office:value-type="string">
            <text:p>winery</text:p>
          </table:table-cell>
          <table:table-cell/>
          <table:table-cell office:value-type="string">
            <text:p>0x2c0a</text:p>
          </table:table-cell>
          <table:table-cell office:value-type="string">
            <text:p>Wine glass</text:p>
          </table:table-cell>
          <table:table-cell>
            <draw:frame table:end-cell-address="old2.J228" table:end-x="0.696cm" table:end-y="0.695cm" draw:z-index="78" draw:name="Picture 82" draw:style-name="gr2" draw:text-style-name="P2" svg:width="0.001cm" svg:height="0.001cm" svg:x="0.697cm" svg:y="0.695cm">
              <draw:image xlink:href="Pictures/10000000000000200000002076DE96F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b</text:p>
          </table:table-cell>
          <table:table-cell office:value-type="string">
            <text:p>community</text:p>
          </table:table-cell>
          <table:table-cell office:value-type="string">
            <text:p>place-of-worship</text:p>
          </table:table-cell>
          <table:table-cell/>
          <table:table-cell office:value-type="string">
            <text:p>0x2c0b</text:p>
          </table:table-cell>
          <table:table-cell office:value-type="string">
            <text:p>White chapel</text:p>
          </table:table-cell>
          <table:table-cell>
            <draw:frame table:end-cell-address="old2.J229" table:end-x="0.869cm" table:end-y="0.695cm" draw:z-index="34" draw:name="Picture 36" draw:style-name="gr2" draw:text-style-name="P2" svg:width="0.001cm" svg:height="0.001cm" svg:x="0.87cm" svg:y="0.695cm">
              <draw:image xlink:href="Pictures/100000000000002800000020F875563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c</text:p>
          </table:table-cell>
          <table:table-cell office:value-type="string">
            <text:p>attractions</text:p>
          </table:table-cell>
          <table:table-cell office:value-type="string">
            <text:p>hot-spring</text:p>
          </table:table-cell>
          <table:table-cell/>
          <table:table-cell office:value-type="string">
            <text:p>0x2c0c</text:p>
          </table:table-cell>
          <table:table-cell office:value-type="string">
            <text:p>Christmas tree</text:p>
          </table:table-cell>
          <table:table-cell>
            <draw:frame table:end-cell-address="old2.J230" table:end-x="0.739cm" table:end-y="0.717cm" draw:z-index="35" draw:name="Picture 37" draw:style-name="gr2" draw:text-style-name="P2" svg:width="0.001cm" svg:height="0.001cm" svg:x="0.74cm" svg:y="0.717cm">
              <draw:image xlink:href="Pictures/100000000000002200000022D82A175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1</text:p>
          </table:table-cell>
          <table:table-cell office:value-type="string">
            <text:p>entertainment</text:p>
          </table:table-cell>
          <table:table-cell office:value-type="string">
            <text:p>theatre</text:p>
          </table:table-cell>
          <table:table-cell office:value-type="string">
            <text:p>Theatre</text:p>
          </table:table-cell>
          <table:table-cell office:value-type="string">
            <text:p>0x2d01</text:p>
          </table:table-cell>
          <table:table-cell office:value-type="string">
            <text:p>Two theatre masks</text:p>
          </table:table-cell>
          <table:table-cell>
            <draw:frame table:end-cell-address="old2.J231" table:end-x="0.869cm" table:end-y="0.781cm" draw:z-index="36" draw:name="Picture 38" draw:style-name="gr2" draw:text-style-name="P2" svg:width="0.001cm" svg:height="0.001cm" svg:x="0.87cm" svg:y="0.782cm">
              <draw:image xlink:href="Pictures/100000000000002800000024F903B42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2</text:p>
          </table:table-cell>
          <table:table-cell office:value-type="string">
            <text:p>entertainment</text:p>
          </table:table-cell>
          <table:table-cell office:value-type="string">
            <text:p>bar-nightclub</text:p>
          </table:table-cell>
          <table:table-cell office:value-type="string">
            <text:p>Bar</text:p>
          </table:table-cell>
          <table:table-cell office:value-type="string">
            <text:p>0x2d02</text:p>
          </table:table-cell>
          <table:table-cell office:value-type="string">
            <text:p>Beer mug</text:p>
          </table:table-cell>
          <table:table-cell>
            <draw:frame table:end-cell-address="old2.J232" table:end-x="0.739cm" table:end-y="0.716cm" draw:z-index="37" draw:name="Picture 39" draw:style-name="gr2" draw:text-style-name="P2" svg:width="0.001cm" svg:height="0.001cm" svg:x="0.74cm" svg:y="0.717cm">
              <draw:image xlink:href="Pictures/100000000000002200000022C98C412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3</text:p>
          </table:table-cell>
          <table:table-cell office:value-type="string">
            <text:p>entertainment</text:p>
          </table:table-cell>
          <table:table-cell office:value-type="string">
            <text:p>movie-theater</text:p>
          </table:table-cell>
          <table:table-cell office:value-type="string">
            <text:p>Cinema</text:p>
          </table:table-cell>
          <table:table-cell office:value-type="string">
            <text:p>0x2d03</text:p>
          </table:table-cell>
          <table:table-cell office:value-type="string">
            <text:p>Video camera</text:p>
          </table:table-cell>
          <table:table-cell>
            <draw:frame table:end-cell-address="old2.J233" table:end-x="0.696cm" table:end-y="0.695cm" draw:z-index="79" draw:name="Picture 83" draw:style-name="gr2" draw:text-style-name="P2" svg:width="0.001cm" svg:height="0.001cm" svg:x="0.697cm" svg:y="0.696cm">
              <draw:image xlink:href="Pictures/100000000000002000000020E8CB6DC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4</text:p>
          </table:table-cell>
          <table:table-cell office:value-type="string">
            <text:p>entertainment</text:p>
          </table:table-cell>
          <table:table-cell office:value-type="string">
            <text:p>casino</text:p>
          </table:table-cell>
          <table:table-cell office:value-type="string">
            <text:p>Casino</text:p>
          </table:table-cell>
          <table:table-cell office:value-type="string">
            <text:p>0x2d04</text:p>
          </table:table-cell>
          <table:table-cell office:value-type="string">
            <text:p>Sheets of paper with letter A</text:p>
          </table:table-cell>
          <table:table-cell>
            <draw:frame table:end-cell-address="old2.J234" table:end-x="0.696cm" table:end-y="0.695cm" draw:z-index="80" draw:name="Picture 84" draw:style-name="gr2" draw:text-style-name="P2" svg:width="0.001cm" svg:height="0.001cm" svg:x="0.697cm" svg:y="0.695cm">
              <draw:image xlink:href="Pictures/100000000000002000000020EE510B6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5</text:p>
          </table:table-cell>
          <table:table-cell office:value-type="string">
            <text:p>recreation</text:p>
          </table:table-cell>
          <table:table-cell office:value-type="string">
            <text:p>golf-course</text:p>
          </table:table-cell>
          <table:table-cell office:value-type="string">
            <text:p>Golf</text:p>
          </table:table-cell>
          <table:table-cell office:value-type="string">
            <text:p>0x2d05</text:p>
          </table:table-cell>
          <table:table-cell office:value-type="string">
            <text:p>Golf flag</text:p>
          </table:table-cell>
          <table:table-cell>
            <draw:frame table:end-cell-address="old2.J235" table:end-x="0.784cm" table:end-y="0.717cm" draw:z-index="38" draw:name="Picture 40" draw:style-name="gr2" draw:text-style-name="P2" svg:width="0.001cm" svg:height="0.001cm" svg:x="0.785cm" svg:y="0.717cm">
              <draw:image xlink:href="Pictures/100000000000002400000022AE99A43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6</text:p>
          </table:table-cell>
          <table:table-cell office:value-type="string">
            <text:p>recreation</text:p>
          </table:table-cell>
          <table:table-cell office:value-type="string">
            <text:p>skiing-center-resort</text:p>
          </table:table-cell>
          <table:table-cell office:value-type="string">
            <text:p>Skiing Center</text:p>
          </table:table-cell>
          <table:table-cell office:value-type="string">
            <text:p>0x2d06</text:p>
          </table:table-cell>
          <table:table-cell office:value-type="string">
            <text:p>Skier</text:p>
          </table:table-cell>
          <table:table-cell>
            <draw:frame table:end-cell-address="old2.J237" table:end-x="0.869cm" table:end-y="0.043cm" draw:z-index="39" draw:name="Picture 41" draw:style-name="gr2" draw:text-style-name="P2" svg:width="0.001cm" svg:height="0.044cm" svg:x="0.87cm" svg:y="0.783cm">
              <draw:image xlink:href="Pictures/1000000000000028000000262061768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7</text:p>
          </table:table-cell>
          <table:table-cell office:value-type="string">
            <text:p>recreation</text:p>
          </table:table-cell>
          <table:table-cell office:value-type="string">
            <text:p>bowling-center</text:p>
          </table:table-cell>
          <table:table-cell office:value-type="string">
            <text:p>Bowling</text:p>
          </table:table-cell>
          <table:table-cell office:value-type="string">
            <text:p>0x2d07</text:p>
          </table:table-cell>
          <table:table-cell office:value-type="string">
            <text:p>Bowling ball &amp; skittle</text:p>
          </table:table-cell>
          <table:table-cell>
            <draw:frame table:end-cell-address="old2.J238" table:end-x="0.784cm" table:end-y="0.043cm" draw:z-index="40" draw:name="Picture 42" draw:style-name="gr2" draw:text-style-name="P2" svg:width="0.001cm" svg:height="0.043cm" svg:x="0.785cm" svg:y="0.784cm">
              <draw:image xlink:href="Pictures/10000000000000240000002601161D7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8</text:p>
          </table:table-cell>
          <table:table-cell office:value-type="string">
            <text:p>recreation</text:p>
          </table:table-cell>
          <table:table-cell office:value-type="string">
            <text:p>ice-skating</text:p>
          </table:table-cell>
          <table:table-cell office:value-type="string">
            <text:p>Ice-Skate</text:p>
          </table:table-cell>
          <table:table-cell office:value-type="string">
            <text:p>0x2d08</text:p>
          </table:table-cell>
          <table:table-cell office:value-type="string">
            <text:p>Black ice skate in blue box</text:p>
          </table:table-cell>
          <table:table-cell>
            <draw:frame table:end-cell-address="old2.J238" table:end-x="0.696cm" table:end-y="0.695cm" draw:z-index="81" draw:name="Picture 85" draw:style-name="gr2" draw:text-style-name="P2" svg:width="0.001cm" svg:height="0.001cm" svg:x="0.697cm" svg:y="0.696cm">
              <draw:image xlink:href="Pictures/100000000000002000000020CDBC53B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9</text:p>
          </table:table-cell>
          <table:table-cell office:value-type="string">
            <text:p>recreation</text:p>
          </table:table-cell>
          <table:table-cell office:value-type="string">
            <text:p>swimming-pool</text:p>
          </table:table-cell>
          <table:table-cell office:value-type="string">
            <text:p>Swimming</text:p>
          </table:table-cell>
          <table:table-cell office:value-type="string">
            <text:p>0x2d09</text:p>
          </table:table-cell>
          <table:table-cell office:value-type="string">
            <text:p>Shark's fin</text:p>
          </table:table-cell>
          <table:table-cell>
            <draw:frame table:end-cell-address="old2.J239" table:end-x="0.869cm" table:end-y="0.781cm" draw:z-index="41" draw:name="Picture 43" draw:style-name="gr2" draw:text-style-name="P2" svg:width="0.001cm" svg:height="0.001cm" svg:x="0.87cm" svg:y="0.782cm">
              <draw:image xlink:href="Pictures/100000000000002800000024D51F58A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a</text:p>
          </table:table-cell>
          <table:table-cell office:value-type="string">
            <text:p>recreation</text:p>
          </table:table-cell>
          <table:table-cell office:value-type="string">
            <text:p>sports-fitness-center</text:p>
          </table:table-cell>
          <table:table-cell office:value-type="string">
            <text:p>Sports</text:p>
          </table:table-cell>
          <table:table-cell office:value-type="string">
            <text:p>0x2d0a</text:p>
          </table:table-cell>
          <table:table-cell office:value-type="string">
            <text:p>White bicycle in green box</text:p>
          </table:table-cell>
          <table:table-cell>
            <draw:frame table:end-cell-address="old2.J240" table:end-x="0.869cm" table:end-y="0.781cm" draw:z-index="42" draw:name="Picture 44" draw:style-name="gr2" draw:text-style-name="P2" svg:width="0.001cm" svg:height="0.001cm" svg:x="0.87cm" svg:y="0.781cm">
              <draw:image xlink:href="Pictures/100000000000002800000024E32A056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b</text:p>
          </table:table-cell>
          <table:table-cell office:value-type="string">
            <text:p>recreation</text:p>
          </table:table-cell>
          <table:table-cell office:value-type="string">
            <text:p>public-sport-airport</text:p>
          </table:table-cell>
          <table:table-cell office:value-type="string">
            <text:p>Sport Airport</text:p>
          </table:table-cell>
          <table:table-cell office:value-type="string">
            <text:p>0x2d0b</text:p>
          </table:table-cell>
          <table:table-cell office:value-type="string">
            <text:p>Airport</text:p>
          </table:table-cell>
          <table:table-cell>
            <draw:frame table:end-cell-address="old2.J241" table:end-x="0.805cm" table:end-y="0.695cm" draw:z-index="43" draw:name="Picture 45" draw:style-name="gr2" draw:text-style-name="P2" svg:width="0.001cm" svg:height="0.001cm" svg:x="0.806cm" svg:y="0.695cm">
              <draw:image xlink:href="Pictures/100000000000002600000020FF958A4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0</text:p>
          </table:table-cell>
          <table:table-cell office:value-type="string">
            <text:p>shopping</text:p>
          </table:table-cell>
          <table:table-cell office:value-type="string">
            <text:p>xxx4</text:p>
          </table:table-cell>
          <table:table-cell office:value-type="string">
            <text:p>XXX4</text:p>
          </table:table-cell>
          <table:table-cell office:value-type="string">
            <text:p>0x2e00</text:p>
          </table:table-cell>
          <table:table-cell office:value-type="string">
            <text:p>Supermarket trolley</text:p>
          </table:table-cell>
          <table:table-cell>
            <draw:frame table:end-cell-address="old2.J242" table:end-x="0.869cm" table:end-y="0.781cm" draw:z-index="44" draw:name="Picture 46" draw:style-name="gr2" draw:text-style-name="P2" svg:width="0.001cm" svg:height="0.001cm" svg:x="0.87cm" svg:y="0.781cm">
              <draw:image xlink:href="Pictures/1000000000000028000000241A96B90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1</text:p>
          </table:table-cell>
          <table:table-cell office:value-type="string">
            <text:p>shopping</text:p>
          </table:table-cell>
          <table:table-cell office:value-type="string">
            <text:p>department</text:p>
          </table:table-cell>
          <table:table-cell office:value-type="string">
            <text:p>Department Store</text:p>
          </table:table-cell>
          <table:table-cell office:value-type="string">
            <text:p>0x2e01</text:p>
          </table:table-cell>
          <table:table-cell office:value-type="string">
            <text:p>Shopping bag</text:p>
          </table:table-cell>
          <table:table-cell>
            <draw:frame table:end-cell-address="old2.J243" table:end-x="0.784cm" table:end-y="0.717cm" draw:z-index="45" draw:name="Picture 47" draw:style-name="gr2" draw:text-style-name="P2" svg:width="0.001cm" svg:height="0.001cm" svg:x="0.785cm" svg:y="0.718cm">
              <draw:image xlink:href="Pictures/10000000000000240000002238B8564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2</text:p>
          </table:table-cell>
          <table:table-cell office:value-type="string">
            <text:p>shopping</text:p>
          </table:table-cell>
          <table:table-cell office:value-type="string">
            <text:p>grocery</text:p>
          </table:table-cell>
          <table:table-cell office:value-type="string">
            <text:p>Grocery</text:p>
          </table:table-cell>
          <table:table-cell office:value-type="string">
            <text:p>0x2e02</text:p>
          </table:table-cell>
          <table:table-cell office:value-type="string">
            <text:p>Supermarket trolley</text:p>
          </table:table-cell>
          <table:table-cell>
            <draw:frame table:end-cell-address="old2.J244" table:end-x="0.869cm" table:end-y="0.781cm" draw:z-index="46" draw:name="Picture 48" draw:style-name="gr2" draw:text-style-name="P2" svg:width="0.001cm" svg:height="0.001cm" svg:x="0.87cm" svg:y="0.782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3</text:p>
          </table:table-cell>
          <table:table-cell office:value-type="string">
            <text:p>shopping</text:p>
          </table:table-cell>
          <table:table-cell office:value-type="string">
            <text:p>general-merchandise</text:p>
          </table:table-cell>
          <table:table-cell office:value-type="string">
            <text:p>General Merchandiser</text:p>
          </table:table-cell>
          <table:table-cell office:value-type="string">
            <text:p>0x2e03</text:p>
          </table:table-cell>
          <table:table-cell office:value-type="string">
            <text:p>Shopping bag</text:p>
          </table:table-cell>
          <table:table-cell>
            <draw:frame table:end-cell-address="old2.J245" table:end-x="0.784cm" table:end-y="0.716cm" draw:z-index="47" draw:name="Picture 49" draw:style-name="gr2" draw:text-style-name="P2" svg:width="0.001cm" svg:height="0.001cm" svg:x="0.785cm" svg:y="0.717cm">
              <draw:image xlink:href="Pictures/1000000000000024000000223328DC2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4</text:p>
          </table:table-cell>
          <table:table-cell office:value-type="string">
            <text:p>shopping</text:p>
          </table:table-cell>
          <table:table-cell office:value-type="string">
            <text:p>shopping-center</text:p>
          </table:table-cell>
          <table:table-cell office:value-type="string">
            <text:p>Shopping-Center</text:p>
          </table:table-cell>
          <table:table-cell office:value-type="string">
            <text:p>0x2e04</text:p>
          </table:table-cell>
          <table:table-cell office:value-type="string">
            <text:p>Supermarket trolley</text:p>
          </table:table-cell>
          <table:table-cell>
            <draw:frame table:end-cell-address="old2.J246" table:end-x="0.869cm" table:end-y="0.781cm" draw:z-index="48" draw:name="Picture 50" draw:style-name="gr2" draw:text-style-name="P2" svg:width="0.001cm" svg:height="0.001cm" svg:x="0.87cm" svg:y="0.781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5</text:p>
          </table:table-cell>
          <table:table-cell office:value-type="string">
            <text:p>shopping</text:p>
          </table:table-cell>
          <table:table-cell office:value-type="string">
            <text:p>pharmacy-chemist</text:p>
          </table:table-cell>
          <table:table-cell office:value-type="string">
            <text:p>Pharmacie</text:p>
          </table:table-cell>
          <table:table-cell office:value-type="string">
            <text:p>0x2e05</text:p>
          </table:table-cell>
          <table:table-cell office:value-type="string">
            <text:p>Pharmacy</text:p>
          </table:table-cell>
          <table:table-cell>
            <draw:frame table:end-cell-address="old2.J247" table:end-x="0.739cm" table:end-y="0.717cm" draw:z-index="49" draw:name="Picture 51" draw:style-name="gr2" draw:text-style-name="P2" svg:width="0.001cm" svg:height="0.001cm" svg:x="0.74cm" svg:y="0.717cm">
              <draw:image xlink:href="Pictures/100000000000002200000022C67798C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6</text:p>
          </table:table-cell>
          <table:table-cell office:value-type="string">
            <text:p>shopping</text:p>
          </table:table-cell>
          <table:table-cell office:value-type="string">
            <text:p>convenience</text:p>
          </table:table-cell>
          <table:table-cell office:value-type="string">
            <text:p>Convenience and Gas Station</text:p>
          </table:table-cell>
          <table:table-cell office:value-type="string">
            <text:p>0x2e06</text:p>
          </table:table-cell>
          <table:table-cell office:value-type="string">
            <text:p>Petrol pump +</text:p>
          </table:table-cell>
          <table:table-cell>
            <draw:frame table:end-cell-address="old2.J248" table:end-x="0.805cm" table:end-y="0.717cm" draw:z-index="50" draw:name="Picture 52" draw:style-name="gr2" draw:text-style-name="P2" svg:width="0.001cm" svg:height="0.001cm" svg:x="0.806cm" svg:y="0.717cm">
              <draw:image xlink:href="Pictures/100000000000002600000022B9582EA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7</text:p>
          </table:table-cell>
          <table:table-cell office:value-type="string">
            <text:p>shopping</text:p>
          </table:table-cell>
          <table:table-cell office:value-type="string">
            <text:p>apparel</text:p>
          </table:table-cell>
          <table:table-cell/>
          <table:table-cell office:value-type="string">
            <text:p>0x2e07</text:p>
          </table:table-cell>
          <table:table-cell office:value-type="string">
            <text:p>Shopping bag</text:p>
          </table:table-cell>
          <table:table-cell>
            <draw:frame table:end-cell-address="old2.J249" table:end-x="0.784cm" table:end-y="0.716cm" draw:z-index="51" draw:name="Picture 53" draw:style-name="gr2" draw:text-style-name="P2" svg:width="0.001cm" svg:height="0.001cm" svg:x="0.785cm" svg:y="0.717cm">
              <draw:image xlink:href="Pictures/1000000000000024000000223328DC2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8</text:p>
          </table:table-cell>
          <table:table-cell office:value-type="string">
            <text:p>shopping</text:p>
          </table:table-cell>
          <table:table-cell office:value-type="string">
            <text:p>house-and-garden</text:p>
          </table:table-cell>
          <table:table-cell/>
          <table:table-cell office:value-type="string">
            <text:p>0x2e08</text:p>
          </table:table-cell>
          <table:table-cell office:value-type="string">
            <text:p>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9</text:p>
          </table:table-cell>
          <table:table-cell office:value-type="string">
            <text:p>shopping</text:p>
          </table:table-cell>
          <table:table-cell office:value-type="string">
            <text:p>home-furnishings</text:p>
          </table:table-cell>
          <table:table-cell/>
          <table:table-cell office:value-type="string">
            <text:p>0x2e09</text:p>
          </table:table-cell>
          <table:table-cell office:value-type="string">
            <text:p>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a</text:p>
          </table:table-cell>
          <table:table-cell office:value-type="string">
            <text:p>shopping</text:p>
          </table:table-cell>
          <table:table-cell office:value-type="string">
            <text:p>speciality-retail</text:p>
          </table:table-cell>
          <table:table-cell/>
          <table:table-cell office:value-type="string">
            <text:p>0x2e0a</text:p>
          </table:table-cell>
          <table:table-cell office:value-type="string">
            <text:p>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b</text:p>
          </table:table-cell>
          <table:table-cell office:value-type="string">
            <text:p>shopping</text:p>
          </table:table-cell>
          <table:table-cell office:value-type="string">
            <text:p>computer-software</text:p>
          </table:table-cell>
          <table:table-cell/>
          <table:table-cell office:value-type="string">
            <text:p>0x2e0b</text:p>
          </table:table-cell>
          <table:table-cell office:value-type="string">
            <text:p>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c</text:p>
          </table:table-cell>
          <table:table-cell office:value-type="string">
            <text:p>shopping</text:p>
          </table:table-cell>
          <table:table-cell office:value-type="string">
            <text:p>other</text:p>
          </table:table-cell>
          <table:table-cell/>
          <table:table-cell office:value-type="string">
            <text:p>0x2e0c</text:p>
          </table:table-cell>
          <table:table-cell office:value-type="string">
            <text:p>Supermarket trolley</text:p>
          </table:table-cell>
          <table:table-cell>
            <draw:frame table:end-cell-address="old2.J254" table:end-x="0.869cm" table:end-y="0.781cm" draw:z-index="52" draw:name="Picture 54" draw:style-name="gr2" draw:text-style-name="P2" svg:width="0.001cm" svg:height="0.001cm" svg:x="0.87cm" svg:y="0.781cm">
              <draw:image xlink:href="Pictures/10000000000000280000002419EBF59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1</text:p>
          </table:table-cell>
          <table:table-cell office:value-type="string">
            <text:p>fuel-services</text:p>
          </table:table-cell>
          <table:table-cell office:value-type="string">
            <text:p>auto-fuel</text:p>
          </table:table-cell>
          <table:table-cell office:value-type="string">
            <text:p>Petrol</text:p>
          </table:table-cell>
          <table:table-cell office:value-type="string">
            <text:p>0x2f01</text:p>
          </table:table-cell>
          <table:table-cell office:value-type="string">
            <text:p>Petrol pump</text:p>
          </table:table-cell>
          <table:table-cell>
            <draw:frame table:end-cell-address="old2.J255" table:end-x="0.869cm" table:end-y="0.717cm" draw:z-index="53" draw:name="Picture 55" draw:style-name="gr2" draw:text-style-name="P2" svg:width="0.001cm" svg:height="0.001cm" svg:x="0.87cm" svg:y="0.718cm">
              <draw:image xlink:href="Pictures/100000000000002800000022708E909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2</text:p>
          </table:table-cell>
          <table:table-cell office:value-type="string">
            <text:p>auto-services</text:p>
          </table:table-cell>
          <table:table-cell office:value-type="string">
            <text:p>auto-rental</text:p>
          </table:table-cell>
          <table:table-cell office:value-type="string">
            <text:p>Auto Rental</text:p>
          </table:table-cell>
          <table:table-cell office:value-type="string">
            <text:p>0x2f02</text:p>
          </table:table-cell>
          <table:table-cell office:value-type="string">
            <text:p>Car with key</text:p>
          </table:table-cell>
          <table:table-cell>
            <draw:frame table:end-cell-address="old2.J256" table:end-x="0.914cm" table:end-y="0.696cm" draw:z-index="54" draw:name="Picture 56" draw:style-name="gr2" draw:text-style-name="P2" svg:width="0.001cm" svg:height="0.001cm" svg:x="0.915cm" svg:y="0.697cm">
              <draw:image xlink:href="Pictures/100000000000002A000000208E8C5F4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3</text:p>
          </table:table-cell>
          <table:table-cell office:value-type="string">
            <text:p>auto-services</text:p>
          </table:table-cell>
          <table:table-cell office:value-type="string">
            <text:p>auto-repair</text:p>
          </table:table-cell>
          <table:table-cell office:value-type="string">
            <text:p>Auto Repair</text:p>
          </table:table-cell>
          <table:table-cell office:value-type="string">
            <text:p>0x2f03</text:p>
          </table:table-cell>
          <table:table-cell office:value-type="string">
            <text:p>Car repair</text:p>
          </table:table-cell>
          <table:table-cell>
            <draw:frame table:end-cell-address="old2.J257" table:end-x="0.914cm" table:end-y="0.634cm" draw:z-index="55" draw:name="Picture 57" draw:style-name="gr2" draw:text-style-name="P2" svg:width="0.001cm" svg:height="0.001cm" svg:x="0.915cm" svg:y="0.635cm">
              <draw:image xlink:href="Pictures/100000000000002A0000001E1F238A8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4</text:p>
          </table:table-cell>
          <table:table-cell office:value-type="string">
            <text:p>transportation</text:p>
          </table:table-cell>
          <table:table-cell office:value-type="string">
            <text:p>air-transportation</text:p>
          </table:table-cell>
          <table:table-cell office:value-type="string">
            <text:p>Airport</text:p>
          </table:table-cell>
          <table:table-cell office:value-type="string">
            <text:p>0x2f04</text:p>
          </table:table-cell>
          <table:table-cell office:value-type="string">
            <text:p>Airport</text:p>
          </table:table-cell>
          <table:table-cell>
            <draw:frame table:end-cell-address="old2.J258" table:end-x="0.805cm" table:end-y="0.695cm" draw:z-index="56" draw:name="Picture 58" draw:style-name="gr2" draw:text-style-name="P2" svg:width="0.001cm" svg:height="0.001cm" svg:x="0.806cm" svg:y="0.695cm">
              <draw:image xlink:href="Pictures/100000000000002600000020FF958A4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5</text:p>
          </table:table-cell>
          <table:table-cell office:value-type="string">
            <text:p>community</text:p>
          </table:table-cell>
          <table:table-cell office:value-type="string">
            <text:p>post-office</text:p>
          </table:table-cell>
          <table:table-cell/>
          <table:table-cell office:value-type="string">
            <text:p>0x2f05</text:p>
          </table:table-cell>
          <table:table-cell office:value-type="string">
            <text:p>Letter</text:p>
          </table:table-cell>
          <table:table-cell>
            <draw:frame table:end-cell-address="old2.J259" table:end-x="0.784cm" table:end-y="0.549cm" draw:z-index="57" draw:name="Picture 59" draw:style-name="gr2" draw:text-style-name="P2" svg:width="0.001cm" svg:height="0.001cm" svg:x="0.785cm" svg:y="0.549cm">
              <draw:image xlink:href="Pictures/10000000000000240000001ACB80FC5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6</text:p>
          </table:table-cell>
          <table:table-cell office:value-type="string">
            <text:p>community</text:p>
          </table:table-cell>
          <table:table-cell office:value-type="string">
            <text:p>bank-atm</text:p>
          </table:table-cell>
          <table:table-cell office:value-type="string">
            <text:p>Bank/ATM</text:p>
          </table:table-cell>
          <table:table-cell office:value-type="string">
            <text:p>0x2f06</text:p>
          </table:table-cell>
          <table:table-cell office:value-type="string">
            <text:p>Green dollar</text:p>
          </table:table-cell>
          <table:table-cell>
            <draw:frame table:end-cell-address="old2.J260" table:end-x="0.654cm" table:end-y="0.696cm" draw:z-index="58" draw:name="Picture 60" draw:style-name="gr2" draw:text-style-name="P2" svg:width="0.001cm" svg:height="0.001cm" svg:x="0.655cm" svg:y="0.696cm">
              <draw:image xlink:href="Pictures/100000000000001E00000020CD972F3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7</text:p>
          </table:table-cell>
          <table:table-cell office:value-type="string">
            <text:p>auto-services</text:p>
          </table:table-cell>
          <table:table-cell office:value-type="string">
            <text:p>dealer-auto-parts</text:p>
          </table:table-cell>
          <table:table-cell office:value-type="string">
            <text:p>Car salesroom</text:p>
          </table:table-cell>
          <table:table-cell office:value-type="string">
            <text:p>0x2f07</text:p>
          </table:table-cell>
          <table:table-cell office:value-type="string">
            <text:p>Car</text:p>
          </table:table-cell>
          <table:table-cell>
            <draw:frame table:end-cell-address="old2.J261" table:end-x="0.935cm" table:end-y="0.677cm" draw:z-index="59" draw:name="Picture 61" draw:style-name="gr2" draw:text-style-name="P2" svg:width="0.001cm" svg:height="0.001cm" svg:x="0.936cm" svg:y="0.678cm">
              <draw:image xlink:href="Pictures/10000000000000260000001CBE5C347F.png" xlink:type="simple" xlink:show="embed" xlink:actuate="onLoad">
                <text:p/>
              </draw:image>
            </draw:frame>
            <draw:frame table:end-cell-address="old2.J262" table:end-x="0.978cm" table:end-y="0.716cm" draw:z-index="60" draw:name="Picture 62" draw:style-name="gr2" draw:text-style-name="P2" svg:width="0.001cm" svg:height="0.716cm" svg:x="0.979cm" svg:y="0.784cm">
              <draw:image xlink:href="Pictures/100000000000001000000010425C1AC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8</text:p>
          </table:table-cell>
          <table:table-cell office:value-type="string">
            <text:p>transportation</text:p>
          </table:table-cell>
          <table:table-cell office:value-type="string">
            <text:p>ground-transportation</text:p>
          </table:table-cell>
          <table:table-cell office:value-type="string">
            <text:p>Bus Station</text:p>
          </table:table-cell>
          <table:table-cell office:value-type="string">
            <text:p>0x2f08</text:p>
          </table:table-cell>
          <table:table-cell office:value-type="string">
            <text:p>Bus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9</text:p>
          </table:table-cell>
          <table:table-cell office:value-type="string">
            <text:p>others</text:p>
          </table:table-cell>
          <table:table-cell office:value-type="string">
            <text:p>marina-repair-and-storage</text:p>
          </table:table-cell>
          <table:table-cell office:value-type="string">
            <text:p>Marina</text:p>
          </table:table-cell>
          <table:table-cell office:value-type="string">
            <text:p>0x2f09</text:p>
          </table:table-cell>
          <table:table-cell office:value-type="string">
            <text:p>Anchor</text:p>
          </table:table-cell>
          <table:table-cell>
            <draw:frame table:end-cell-address="old2.J263" table:end-x="0.914cm" table:end-y="0.781cm" draw:z-index="61" draw:name="Picture 63" draw:style-name="gr2" draw:text-style-name="P2" svg:width="0.001cm" svg:height="0.001cm" svg:x="0.915cm" svg:y="0.782cm">
              <draw:image xlink:href="Pictures/100000000000002A0000002417A6C03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a</text:p>
          </table:table-cell>
          <table:table-cell office:value-type="string">
            <text:p>auto-services</text:p>
          </table:table-cell>
          <table:table-cell office:value-type="string">
            <text:p>wrecker-service</text:p>
          </table:table-cell>
          <table:table-cell office:value-type="string">
            <text:p>Wrecker Service</text:p>
          </table:table-cell>
          <table:table-cell office:value-type="string">
            <text:p>0x2f0a</text:p>
          </table:table-cell>
          <table:table-cell office:value-type="string">
            <text:p>Rescue lorry</text:p>
          </table:table-cell>
          <table:table-cell>
            <draw:frame table:end-cell-address="old2.J264" table:end-x="0.869cm" table:end-y="0.592cm" draw:z-index="62" draw:name="Picture 64" draw:style-name="gr2" draw:text-style-name="P2" svg:width="0.001cm" svg:height="0.001cm" svg:x="0.87cm" svg:y="0.592cm">
              <draw:image xlink:href="Pictures/10000000000000280000001CF7A4275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b</text:p>
          </table:table-cell>
          <table:table-cell office:value-type="string">
            <text:p>auto-services</text:p>
          </table:table-cell>
          <table:table-cell office:value-type="string">
            <text:p>parking</text:p>
          </table:table-cell>
          <table:table-cell office:value-type="string">
            <text:p>Parking</text:p>
          </table:table-cell>
          <table:table-cell office:value-type="string">
            <text:p>0x2f0b</text:p>
          </table:table-cell>
          <table:table-cell office:value-type="string">
            <text:p>Parking </text:p>
          </table:table-cell>
          <table:table-cell>
            <draw:frame table:end-cell-address="old2.J265" table:end-x="0.739cm" table:end-y="0.696cm" draw:z-index="63" draw:name="Picture 65" draw:style-name="gr2" draw:text-style-name="P2" svg:width="0.001cm" svg:height="0.001cm" svg:x="0.74cm" svg:y="0.696cm">
              <draw:image xlink:href="Pictures/100000000000002200000020F691B2C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c</text:p>
          </table:table-cell>
          <table:table-cell office:value-type="string">
            <text:p>auto-services</text:p>
          </table:table-cell>
          <table:table-cell office:value-type="string">
            <text:p>rest-area-tourist-info</text:p>
          </table:table-cell>
          <table:table-cell office:value-type="string">
            <text:p>Restroom</text:p>
          </table:table-cell>
          <table:table-cell office:value-type="string">
            <text:p>0x2f0c</text:p>
          </table:table-cell>
          <table:table-cell office:value-type="string">
            <text:p>Toilet</text:p>
          </table:table-cell>
          <table:table-cell>
            <draw:frame table:end-cell-address="old2.J267" table:end-x="0.869cm" table:end-y="0.043cm" draw:z-index="64" draw:name="Picture 66" draw:style-name="gr2" draw:text-style-name="P2" svg:width="0.001cm" svg:height="0.044cm" svg:x="0.87cm" svg:y="0.783cm">
              <draw:image xlink:href="Pictures/100000000000002800000026687D963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d</text:p>
          </table:table-cell>
          <table:table-cell office:value-type="string">
            <text:p>auto-services</text:p>
          </table:table-cell>
          <table:table-cell office:value-type="string">
            <text:p>automobile-club</text:p>
          </table:table-cell>
          <table:table-cell office:value-type="string">
            <text:p>Automobil Club</text:p>
          </table:table-cell>
          <table:table-cell office:value-type="string">
            <text:p>0x2f0d</text:p>
          </table:table-cell>
          <table:table-cell office:value-type="string">
            <text:p>Car</text:p>
          </table:table-cell>
          <table:table-cell>
            <draw:frame table:end-cell-address="old2.J267" table:end-x="0.805cm" table:end-y="0.592cm" draw:z-index="65" draw:name="Picture 67" draw:style-name="gr2" draw:text-style-name="P2" svg:width="0.001cm" svg:height="0.001cm" svg:x="0.806cm" svg:y="0.593cm">
              <draw:image xlink:href="Pictures/10000000000000260000001CBE5C347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e</text:p>
          </table:table-cell>
          <table:table-cell office:value-type="string">
            <text:p>auto-services</text:p>
          </table:table-cell>
          <table:table-cell office:value-type="string">
            <text:p>car-wash</text:p>
          </table:table-cell>
          <table:table-cell office:value-type="string">
            <text:p>Car Wash</text:p>
          </table:table-cell>
          <table:table-cell office:value-type="string">
            <text:p>0x2f0e</text:p>
          </table:table-cell>
          <table:table-cell office:value-type="string">
            <text:p>Car</text:p>
          </table:table-cell>
          <table:table-cell>
            <draw:frame table:end-cell-address="old2.J268" table:end-x="0.805cm" table:end-y="0.592cm" draw:z-index="66" draw:name="Picture 68" draw:style-name="gr2" draw:text-style-name="P2" svg:width="0.001cm" svg:height="0.001cm" svg:x="0.806cm" svg:y="0.593cm">
              <draw:image xlink:href="Pictures/10000000000000260000001CBE5C347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0</text:p>
          </table:table-cell>
          <table:table-cell office:value-type="string">
            <text:p>others</text:p>
          </table:table-cell>
          <table:table-cell office:value-type="string">
            <text:p>personal-service</text:p>
          </table:table-cell>
          <table:table-cell/>
          <table:table-cell office:value-type="string">
            <text:p>0x2f10</text:p>
          </table:table-cell>
          <table:table-cell office:value-type="string">
            <text:p>Small white dot</text:p>
          </table:table-cell>
          <table:table-cell>
            <draw:frame table:end-cell-address="old2.J269" table:end-x="0.805cm" table:end-y="0.739cm" draw:z-index="67" draw:name="Picture 69" draw:style-name="gr2" draw:text-style-name="P2" svg:width="0.001cm" svg:height="0.001cm" svg:x="0.806cm" svg:y="0.74cm">
              <draw:image xlink:href="Pictures/1000000000000020000000201DB20A6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1</text:p>
          </table:table-cell>
          <table:table-cell office:value-type="string">
            <text:p>others</text:p>
          </table:table-cell>
          <table:table-cell office:value-type="string">
            <text:p>business-service</text:p>
          </table:table-cell>
          <table:table-cell/>
          <table:table-cell office:value-type="string">
            <text:p>0x2f11</text:p>
          </table:table-cell>
          <table:table-cell office:value-type="string">
            <text:p>Small white dot</text:p>
          </table:table-cell>
          <table:table-cell>
            <draw:frame table:end-cell-address="old2.J270" table:end-x="0.805cm" table:end-y="0.738cm" draw:z-index="68" draw:name="Picture 70" draw:style-name="gr2" draw:text-style-name="P2" svg:width="0.001cm" svg:height="0.001cm" svg:x="0.806cm" svg:y="0.738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2</text:p>
          </table:table-cell>
          <table:table-cell office:value-type="string">
            <text:p>others</text:p>
          </table:table-cell>
          <table:table-cell office:value-type="string">
            <text:p>communications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3</text:p>
          </table:table-cell>
          <table:table-cell office:value-type="string">
            <text:p>others</text:p>
          </table:table-cell>
          <table:table-cell office:value-type="string">
            <text:p>repair-service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4</text:p>
          </table:table-cell>
          <table:table-cell office:value-type="string">
            <text:p>others</text:p>
          </table:table-cell>
          <table:table-cell office:value-type="string">
            <text:p>social-service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5</text:p>
          </table:table-cell>
          <table:table-cell office:value-type="string">
            <text:p>community</text:p>
          </table:table-cell>
          <table:table-cell office:value-type="string">
            <text:p>utility</text:p>
          </table:table-cell>
          <table:table-cell/>
          <table:table-cell office:value-type="string">
            <text:p>0x2515</text:p>
          </table:table-cell>
          <table:table-cell office:value-type="string">
            <text:p>Small white dot</text:p>
          </table:table-cell>
          <table:table-cell>
            <draw:frame table:end-cell-address="old2.J274" table:end-x="0.805cm" table:end-y="0.738cm" draw:z-index="176" draw:name="Picture 184" draw:style-name="gr2" draw:text-style-name="P2" svg:width="0.001cm" svg:height="0.001cm" svg:x="0.806cm" svg:y="0.739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6</text:p>
          </table:table-cell>
          <table:table-cell office:value-type="string">
            <text:p>fuel-services</text:p>
          </table:table-cell>
          <table:table-cell office:value-type="string">
            <text:p>truck-stop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16</text:p>
          </table:table-cell>
          <table:table-cell office:value-type="string">
            <text:p>transportation</text:p>
          </table:table-cell>
          <table:table-cell office:value-type="string">
            <text:p>transit-service</text:p>
          </table:table-cell>
          <table:table-cell table:number-columns-repeated="1018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0</text:p>
          </table:table-cell>
          <table:table-cell office:value-type="string">
            <text:p>public</text:p>
          </table:table-cell>
          <table:table-cell table:number-columns-repeated="2"/>
          <table:table-cell office:value-type="string">
            <text:p>0x3000</text:p>
          </table:table-cell>
          <table:table-cell office:value-type="string">
            <text:p>Brown building</text:p>
          </table:table-cell>
          <table:table-cell>
            <draw:frame table:end-cell-address="old2.J277" table:end-x="0.914cm" table:end-y="0.717cm" draw:z-index="82" draw:name="Picture 86" draw:style-name="gr2" draw:text-style-name="P2" svg:width="0.001cm" svg:height="0.001cm" svg:x="0.915cm" svg:y="0.717cm">
              <draw:image xlink:href="Pictures/100000000000002A00000022F87D76B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1</text:p>
          </table:table-cell>
          <table:table-cell office:value-type="string">
            <text:p>community</text:p>
          </table:table-cell>
          <table:table-cell office:value-type="string">
            <text:p>police-station</text:p>
          </table:table-cell>
          <table:table-cell office:value-type="string">
            <text:p>Police station</text:p>
          </table:table-cell>
          <table:table-cell office:value-type="string">
            <text:p>0x3001</text:p>
          </table:table-cell>
          <table:table-cell office:value-type="string">
            <text:p>Yellow shield</text:p>
          </table:table-cell>
          <table:table-cell>
            <draw:frame table:end-cell-address="old2.J278" table:end-x="0.784cm" table:end-y="0.716cm" draw:z-index="83" draw:name="Picture 87" draw:style-name="gr2" draw:text-style-name="P2" svg:width="0.001cm" svg:height="0.001cm" svg:x="0.785cm" svg:y="0.716cm">
              <draw:image xlink:href="Pictures/100000000000002400000022F1123F4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2</text:p>
          </table:table-cell>
          <table:table-cell office:value-type="string">
            <text:p>hospitals</text:p>
          </table:table-cell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-type="string">
            <text:p>0x3002</text:p>
          </table:table-cell>
          <table:table-cell office:value-type="string">
            <text:p>Blue cross</text:p>
          </table:table-cell>
          <table:table-cell>
            <draw:frame table:end-cell-address="old2.J279" table:end-x="0.696cm" table:end-y="0.592cm" draw:z-index="84" draw:name="Picture 88" draw:style-name="gr2" draw:text-style-name="P2" svg:width="0.001cm" svg:height="0.001cm" svg:x="0.697cm" svg:y="0.593cm">
              <draw:image xlink:href="Pictures/10000000000000200000001CF6B4177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3</text:p>
          </table:table-cell>
          <table:table-cell office:value-type="string">
            <text:p>community</text:p>
          </table:table-cell>
          <table:table-cell office:value-type="string">
            <text:p>city-hall</text:p>
          </table:table-cell>
          <table:table-cell/>
          <table:table-cell office:value-type="string">
            <text:p>0x3003</text:p>
          </table:table-cell>
          <table:table-cell office:value-type="string">
            <text:p>Building with flag on top</text:p>
          </table:table-cell>
          <table:table-cell>
            <draw:frame table:end-cell-address="old2.J280" table:end-x="0.696cm" table:end-y="0.695cm" draw:z-index="85" draw:name="Picture 89" draw:style-name="gr2" draw:text-style-name="P2" svg:width="0.001cm" svg:height="0.001cm" svg:x="0.697cm" svg:y="0.696cm">
              <draw:image xlink:href="Pictures/100000000000002000000020B1A37FE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4</text:p>
          </table:table-cell>
          <table:table-cell office:value-type="string">
            <text:p>community</text:p>
          </table:table-cell>
          <table:table-cell office:value-type="string">
            <text:p>court-house</text:p>
          </table:table-cell>
          <table:table-cell office:value-type="string">
            <text:p>Court</text:p>
          </table:table-cell>
          <table:table-cell office:value-type="string">
            <text:p>0x3004</text:p>
          </table:table-cell>
          <table:table-cell office:value-type="string">
            <text:p>Office block</text:p>
          </table:table-cell>
          <table:table-cell>
            <draw:frame table:end-cell-address="old2.J281" table:end-x="0.914cm" table:end-y="0.717cm" draw:z-index="86" draw:name="Picture 90" draw:style-name="gr2" draw:text-style-name="P2" svg:width="0.001cm" svg:height="0.001cm" svg:x="0.915cm" svg:y="0.718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5</text:p>
          </table:table-cell>
          <table:table-cell office:value-type="string">
            <text:p>community</text:p>
          </table:table-cell>
          <table:table-cell office:value-type="string">
            <text:p>community-center</text:p>
          </table:table-cell>
          <table:table-cell office:value-type="string">
            <text:p>Disco</text:p>
          </table:table-cell>
          <table:table-cell office:value-type="string">
            <text:p>0x3005</text:p>
          </table:table-cell>
          <table:table-cell office:value-type="string">
            <text:p>Office block</text:p>
          </table:table-cell>
          <table:table-cell>
            <draw:frame table:end-cell-address="old2.J282" table:end-x="0.914cm" table:end-y="0.716cm" draw:z-index="87" draw:name="Picture 91" draw:style-name="gr2" draw:text-style-name="P2" svg:width="0.001cm" svg:height="0.001cm" svg:x="0.915cm" svg:y="0.716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6</text:p>
          </table:table-cell>
          <table:table-cell office:value-type="string">
            <text:p>community</text:p>
          </table:table-cell>
          <table:table-cell office:value-type="string">
            <text:p>border-crossing</text:p>
          </table:table-cell>
          <table:table-cell office:value-type="string">
            <text:p>Zoll</text:p>
          </table:table-cell>
          <table:table-cell office:value-type="string">
            <text:p>0x3006</text:p>
          </table:table-cell>
          <table:table-cell office:value-type="string">
            <text:p>Circle in a brown pipe with red slashes</text:p>
          </table:table-cell>
          <table:table-cell>
            <draw:frame table:end-cell-address="old2.J283" table:end-x="0.957cm" table:end-y="0.717cm" draw:z-index="88" draw:name="Picture 92" draw:style-name="gr2" draw:text-style-name="P2" svg:width="0.001cm" svg:height="0.001cm" svg:x="0.958cm" svg:y="0.717cm">
              <draw:image xlink:href="Pictures/100000000000002000000020D400A02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7</text:p>
          </table:table-cell>
          <table:table-cell office:value-type="string">
            <text:p>community</text:p>
          </table:table-cell>
          <table:table-cell office:value-type="string">
            <text:p>government-office</text:p>
          </table:table-cell>
          <table:table-cell office:value-type="string">
            <text:p>Zoll</text:p>
          </table:table-cell>
          <table:table-cell office:value-type="string">
            <text:p>0x3007</text:p>
          </table:table-cell>
          <table:table-cell office:value-type="string">
            <text:p>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8</text:p>
          </table:table-cell>
          <table:table-cell office:value-type="string">
            <text:p>community</text:p>
          </table:table-cell>
          <table:table-cell office:value-type="string">
            <text:p>fire-department</text:p>
          </table:table-cell>
          <table:table-cell office:value-type="string">
            <text:p>Zoll</text:p>
          </table:table-cell>
          <table:table-cell office:value-type="string">
            <text:p>0x3008</text:p>
          </table:table-cell>
          <table:table-cell office:value-type="string">
            <text:p>Small white dot</text:p>
          </table:table-cell>
          <table:table-cell table:number-columns-repeated="1015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0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golf-course</text:p>
          </table:table-cell>
          <table:table-cell office:value-type="string">
            <text:p>Golf</text:p>
          </table:table-cell>
          <table:table-cell office:value-type="string">
            <text:p>0x4000</text:p>
          </table:table-cell>
          <table:table-cell office:value-type="string">
            <text:p>Golf flag</text:p>
          </table:table-cell>
          <table:table-cell>
            <draw:frame table:end-cell-address="old2.J286" table:end-x="0.784cm" table:end-y="0.716cm" draw:z-index="89" draw:name="Picture 93" draw:style-name="gr2" draw:text-style-name="P2" svg:width="0.001cm" svg:height="0.001cm" svg:x="0.785cm" svg:y="0.717cm">
              <draw:image xlink:href="Pictures/1000000000000024000000229D4F6CB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1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fishing-spot</text:p>
          </table:table-cell>
          <table:table-cell office:value-type="string">
            <text:p>Fish</text:p>
          </table:table-cell>
          <table:table-cell office:value-type="string">
            <text:p>0x4100</text:p>
          </table:table-cell>
          <table:table-cell office:value-type="string">
            <text:p>Green fish</text:p>
          </table:table-cell>
          <table:table-cell>
            <draw:frame table:end-cell-address="old2.J287" table:end-x="0.935cm" table:end-y="0.634cm" draw:z-index="90" draw:name="Picture 94" draw:style-name="gr2" draw:text-style-name="P2" svg:width="0.001cm" svg:height="0.001cm" svg:x="0.936cm" svg:y="0.635cm">
              <draw:image xlink:href="Pictures/10000000000000260000001A6C09E05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2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wreck</text:p>
          </table:table-cell>
          <table:table-cell office:value-type="string">
            <text:p>Wreck</text:p>
          </table:table-cell>
          <table:table-cell office:value-type="string">
            <text:p>0x4200</text:p>
          </table:table-cell>
          <table:table-cell office:value-type="string">
            <text:p>Shipwreck</text:p>
          </table:table-cell>
          <table:table-cell>
            <draw:frame table:end-cell-address="old2.J288" table:end-x="0.805cm" table:end-y="0.717cm" draw:z-index="150" draw:name="Picture 155" draw:style-name="gr2" draw:text-style-name="P2" svg:width="0.001cm" svg:height="0.001cm" svg:x="0.806cm" svg:y="0.717cm">
              <draw:image xlink:href="Pictures/10000000000000260000002225CC7E6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3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marina</text:p>
          </table:table-cell>
          <table:table-cell office:value-type="string">
            <text:p>Marina</text:p>
          </table:table-cell>
          <table:table-cell office:value-type="string">
            <text:p>0x4300</text:p>
          </table:table-cell>
          <table:table-cell office:value-type="string">
            <text:p>Anchor</text:p>
          </table:table-cell>
          <table:table-cell>
            <draw:frame table:end-cell-address="old2.J289" table:end-x="0.914cm" table:end-y="0.781cm" draw:z-index="151" draw:name="Picture 156" draw:style-name="gr2" draw:text-style-name="P2" svg:width="0.001cm" svg:height="0.001cm" svg:x="0.915cm" svg:y="0.781cm">
              <draw:image xlink:href="Pictures/100000000000002A000000249AE71DF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4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fuel-station</text:p>
          </table:table-cell>
          <table:table-cell office:value-type="string">
            <text:p>Gas Station</text:p>
          </table:table-cell>
          <table:table-cell office:value-type="string">
            <text:p>0x4400</text:p>
          </table:table-cell>
          <table:table-cell office:value-type="string">
            <text:p>Petrol pump</text:p>
          </table:table-cell>
          <table:table-cell>
            <draw:frame table:end-cell-address="old2.J290" table:end-x="0.869cm" table:end-y="0.717cm" draw:z-index="91" draw:name="Picture 95" draw:style-name="gr2" draw:text-style-name="P2" svg:width="0.001cm" svg:height="0.001cm" svg:x="0.87cm" svg:y="0.717cm">
              <draw:image xlink:href="Pictures/100000000000002800000022545732C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5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restaurant</text:p>
          </table:table-cell>
          <table:table-cell office:value-type="string">
            <text:p>Restaurant</text:p>
          </table:table-cell>
          <table:table-cell office:value-type="string">
            <text:p>0x4500</text:p>
          </table:table-cell>
          <table:table-cell office:value-type="string">
            <text:p>Restaurant</text:p>
          </table:table-cell>
          <table:table-cell>
            <draw:frame table:end-cell-address="old2.J292" table:end-x="0.957cm" table:end-y="0.086cm" draw:z-index="92" draw:name="Picture 96" draw:style-name="gr2" draw:text-style-name="P2" svg:width="0.001cm" svg:height="0.086cm" svg:x="0.958cm" svg:y="0.784cm">
              <draw:image xlink:href="Pictures/1000000000000026000000269CA12E8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6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bar-pub</text:p>
          </table:table-cell>
          <table:table-cell office:value-type="string">
            <text:p>Bar</text:p>
          </table:table-cell>
          <table:table-cell office:value-type="string">
            <text:p>0x4600</text:p>
          </table:table-cell>
          <table:table-cell office:value-type="string">
            <text:p>Pub</text:p>
          </table:table-cell>
          <table:table-cell>
            <draw:frame table:end-cell-address="old2.J292" table:end-x="0.739cm" table:end-y="0.717cm" draw:z-index="94" draw:name="Picture 98" draw:style-name="gr2" draw:text-style-name="P2" svg:width="0.001cm" svg:height="0.001cm" svg:x="0.74cm" svg:y="0.718cm">
              <draw:image xlink:href="Pictures/1000000000000022000000223461E8C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7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boat-ramp</text:p>
          </table:table-cell>
          <table:table-cell office:value-type="string">
            <text:p>Boat Ramp</text:p>
          </table:table-cell>
          <table:table-cell office:value-type="string">
            <text:p>0x4700</text:p>
          </table:table-cell>
          <table:table-cell office:value-type="string">
            <text:p>Boat slipping down to the right</text:p>
          </table:table-cell>
          <table:table-cell>
            <draw:frame table:end-cell-address="old2.J294" table:end-x="0.848cm" table:end-y="0.044cm" draw:z-index="95" draw:name="Picture 99" draw:style-name="gr2" draw:text-style-name="P2" svg:width="0.001cm" svg:height="0.044cm" svg:x="0.849cm" svg:y="0.784cm">
              <draw:image xlink:href="Pictures/10000000000000200000002065BB44A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8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camping</text:p>
          </table:table-cell>
          <table:table-cell office:value-type="string">
            <text:p>Camping</text:p>
          </table:table-cell>
          <table:table-cell office:value-type="string">
            <text:p>0x4800</text:p>
          </table:table-cell>
          <table:table-cell office:value-type="string">
            <text:p>Tent</text:p>
          </table:table-cell>
          <table:table-cell>
            <draw:frame table:end-cell-address="old2.J294" table:end-x="0.914cm" table:end-y="0.781cm" draw:z-index="96" draw:name="Picture 100" draw:style-name="gr2" draw:text-style-name="P2" svg:width="0.001cm" svg:height="0.001cm" svg:x="0.915cm" svg:y="0.781cm">
              <draw:image xlink:href="Pictures/100000000000002A0000002430B6BBA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9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park</text:p>
          </table:table-cell>
          <table:table-cell office:value-type="string">
            <text:p>Park</text:p>
          </table:table-cell>
          <table:table-cell office:value-type="string">
            <text:p>0x4900</text:p>
          </table:table-cell>
          <table:table-cell office:value-type="string">
            <text:p>Christmas tree</text:p>
          </table:table-cell>
          <table:table-cell>
            <draw:frame table:end-cell-address="old2.J295" table:end-x="0.739cm" table:end-y="0.716cm" draw:z-index="97" draw:name="Picture 101" draw:style-name="gr2" draw:text-style-name="P2" svg:width="0.001cm" svg:height="0.001cm" svg:x="0.74cm" svg:y="0.716cm">
              <draw:image xlink:href="Pictures/100000000000002200000022D82A175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a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picnic-area</text:p>
          </table:table-cell>
          <table:table-cell office:value-type="string">
            <text:p>Picnic Area</text:p>
          </table:table-cell>
          <table:table-cell office:value-type="string">
            <text:p>0x4a00</text:p>
          </table:table-cell>
          <table:table-cell office:value-type="string">
            <text:p>Picnic table</text:p>
          </table:table-cell>
          <table:table-cell>
            <draw:frame table:end-cell-address="old2.J296" table:end-x="0.869cm" table:end-y="0.781cm" draw:z-index="93" draw:name="Picture 97" draw:style-name="gr2" draw:text-style-name="P2" svg:width="0.001cm" svg:height="0.001cm" svg:x="0.87cm" svg:y="0.781cm">
              <draw:image xlink:href="Pictures/100000000000002800000024B15BA27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b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first-aid-station</text:p>
          </table:table-cell>
          <table:table-cell/>
          <table:table-cell office:value-type="string">
            <text:p>0x4b00</text:p>
          </table:table-cell>
          <table:table-cell office:value-type="string">
            <text:p>Blue cross</text:p>
          </table:table-cell>
          <table:table-cell>
            <draw:frame table:end-cell-address="old2.J297" table:end-x="0.696cm" table:end-y="0.592cm" draw:z-index="98" draw:name="Picture 102" draw:style-name="gr2" draw:text-style-name="P2" svg:width="0.001cm" svg:height="0.001cm" svg:x="0.697cm" svg:y="0.593cm">
              <draw:image xlink:href="Pictures/10000000000000200000001C641AC76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c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information</text:p>
          </table:table-cell>
          <table:table-cell office:value-type="string">
            <text:p>Information</text:p>
          </table:table-cell>
          <table:table-cell office:value-type="string">
            <text:p>0x4c00</text:p>
          </table:table-cell>
          <table:table-cell office:value-type="string">
            <text:p>Blue I in circle</text:p>
          </table:table-cell>
          <table:table-cell>
            <draw:frame table:end-cell-address="old2.J298" table:end-x="0.957cm" table:end-y="0.717cm" draw:z-index="99" draw:name="Picture 103" draw:style-name="gr2" draw:text-style-name="P2" svg:width="0.001cm" svg:height="0.001cm" svg:x="0.958cm" svg:y="0.718cm">
              <draw:image xlink:href="Pictures/10000000000000200000002021779CE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d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parking</text:p>
          </table:table-cell>
          <table:table-cell office:value-type="string">
            <text:p>Parking</text:p>
          </table:table-cell>
          <table:table-cell office:value-type="string">
            <text:p>0x4d00</text:p>
          </table:table-cell>
          <table:table-cell office:value-type="string">
            <text:p>Parking </text:p>
          </table:table-cell>
          <table:table-cell>
            <draw:frame table:end-cell-address="old2.J299" table:end-x="0.739cm" table:end-y="0.695cm" draw:z-index="100" draw:name="Picture 104" draw:style-name="gr2" draw:text-style-name="P2" svg:width="0.001cm" svg:height="0.001cm" svg:x="0.74cm" svg:y="0.696cm">
              <draw:image xlink:href="Pictures/100000000000002200000020F691B2C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e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restroom</text:p>
          </table:table-cell>
          <table:table-cell office:value-type="string">
            <text:p>Restroom</text:p>
          </table:table-cell>
          <table:table-cell office:value-type="string">
            <text:p>0x4e00</text:p>
          </table:table-cell>
          <table:table-cell office:value-type="string">
            <text:p>Toilet</text:p>
          </table:table-cell>
          <table:table-cell>
            <draw:frame table:end-cell-address="old2.J301" table:end-x="0.869cm" table:end-y="0.043cm" draw:z-index="101" draw:name="Picture 105" draw:style-name="gr2" draw:text-style-name="P2" svg:width="0.001cm" svg:height="0.043cm" svg:x="0.87cm" svg:y="0.783cm">
              <draw:image xlink:href="Pictures/100000000000002800000026B525C87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4f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shower</text:p>
          </table:table-cell>
          <table:table-cell office:value-type="string">
            <text:p>Shower</text:p>
          </table:table-cell>
          <table:table-cell office:value-type="string">
            <text:p>0x4f00</text:p>
          </table:table-cell>
          <table:table-cell office:value-type="string">
            <text:p>Shower head</text:p>
          </table:table-cell>
          <table:table-cell>
            <draw:frame table:end-cell-address="old2.J302" table:end-x="0.869cm" table:end-y="0.086cm" draw:z-index="102" draw:name="Picture 106" draw:style-name="gr2" draw:text-style-name="P2" svg:width="0.001cm" svg:height="0.086cm" svg:x="0.87cm" svg:y="0.783cm">
              <draw:image xlink:href="Pictures/1000000000000028000000287633341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0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drinking-water</text:p>
          </table:table-cell>
          <table:table-cell office:value-type="string">
            <text:p>Drinking Water</text:p>
          </table:table-cell>
          <table:table-cell office:value-type="string">
            <text:p>0x5000</text:p>
          </table:table-cell>
          <table:table-cell office:value-type="string">
            <text:p>Tap</text:p>
          </table:table-cell>
          <table:table-cell>
            <draw:frame table:end-cell-address="old2.J302" table:end-x="0.784cm" table:end-y="0.696cm" draw:z-index="103" draw:name="Picture 107" draw:style-name="gr2" draw:text-style-name="P2" svg:width="0.001cm" svg:height="0.001cm" svg:x="0.785cm" svg:y="0.696cm">
              <draw:image xlink:href="Pictures/100000000000002400000020E27C15B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1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telephone</text:p>
          </table:table-cell>
          <table:table-cell office:value-type="string">
            <text:p>Telephone</text:p>
          </table:table-cell>
          <table:table-cell office:value-type="string">
            <text:p>0x5100</text:p>
          </table:table-cell>
          <table:table-cell office:value-type="string">
            <text:p>Telephone</text:p>
          </table:table-cell>
          <table:table-cell>
            <draw:frame table:end-cell-address="old2.J303" table:end-x="0.869cm" table:end-y="0.78cm" draw:z-index="104" draw:name="Picture 108" draw:style-name="gr2" draw:text-style-name="P2" svg:width="0.001cm" svg:height="0.001cm" svg:x="0.87cm" svg:y="0.781cm">
              <draw:image xlink:href="Pictures/100000000000002800000024440E90F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2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scenic-area</text:p>
          </table:table-cell>
          <table:table-cell office:value-type="string">
            <text:p>Scenic Area</text:p>
          </table:table-cell>
          <table:table-cell office:value-type="string">
            <text:p>0x5200</text:p>
          </table:table-cell>
          <table:table-cell office:value-type="string">
            <text:p>Camera</text:p>
          </table:table-cell>
          <table:table-cell>
            <draw:frame table:end-cell-address="old2.J304" table:end-x="0.805cm" table:end-y="0.634cm" draw:z-index="105" draw:name="Picture 109" draw:style-name="gr2" draw:text-style-name="P2" svg:width="0.001cm" svg:height="0.001cm" svg:x="0.806cm" svg:y="0.635cm">
              <draw:image xlink:href="Pictures/10000000000000260000001EA1AACAB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3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skiing-area</text:p>
          </table:table-cell>
          <table:table-cell office:value-type="string">
            <text:p>Water-skiing</text:p>
          </table:table-cell>
          <table:table-cell office:value-type="string">
            <text:p>0x5300</text:p>
          </table:table-cell>
          <table:table-cell office:value-type="string">
            <text:p>Black stickman waterskiing</text:p>
          </table:table-cell>
          <table:table-cell>
            <draw:frame table:end-cell-address="old2.J305" table:end-x="0.784cm" table:end-y="0.781cm" draw:z-index="106" draw:name="Picture 110" draw:style-name="gr2" draw:text-style-name="P2" svg:width="0.001cm" svg:height="0.001cm" svg:x="0.785cm" svg:y="0.782cm">
              <draw:image xlink:href="Pictures/1000000000000024000000247B8951E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4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swimming-area</text:p>
          </table:table-cell>
          <table:table-cell office:value-type="string">
            <text:p>Swimming</text:p>
          </table:table-cell>
          <table:table-cell office:value-type="string">
            <text:p>0x5400</text:p>
          </table:table-cell>
          <table:table-cell office:value-type="string">
            <text:p>Man doing the crawl</text:p>
          </table:table-cell>
          <table:table-cell>
            <draw:frame table:end-cell-address="old2.J306" table:end-x="0.869cm" table:end-y="0.781cm" draw:z-index="107" draw:name="Picture 111" draw:style-name="gr2" draw:text-style-name="P2" svg:width="0.001cm" svg:height="0.001cm" svg:x="0.87cm" svg:y="0.781cm">
              <draw:image xlink:href="Pictures/100000000000002800000024D51F58A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5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dam</text:p>
          </table:table-cell>
          <table:table-cell office:value-type="string">
            <text:p>Dam</text:p>
          </table:table-cell>
          <table:table-cell office:value-type="string">
            <text:p>0x5500</text:p>
          </table:table-cell>
          <table:table-cell office:value-type="string">
            <text:p>Dam</text:p>
          </table:table-cell>
          <table:table-cell>
            <draw:frame table:end-cell-address="old2.J307" table:end-x="0.869cm" table:end-y="0.78cm" draw:z-index="108" draw:name="Picture 112" draw:style-name="gr2" draw:text-style-name="P2" svg:width="0.001cm" svg:height="0.001cm" svg:x="0.87cm" svg:y="0.78cm">
              <draw:image xlink:href="Pictures/1000000000000028000000247B10738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6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controlled-area</text:p>
          </table:table-cell>
          <table:table-cell office:value-type="string">
            <text:p>Danger Area</text:p>
          </table:table-cell>
          <table:table-cell office:value-type="string">
            <text:p>0x5600</text:p>
          </table:table-cell>
          <table:table-cell office:value-type="string">
            <text:p>Red circle in red square</text:p>
          </table:table-cell>
          <table:table-cell>
            <draw:frame table:end-cell-address="old2.J308" table:end-x="0.805cm" table:end-y="0.717cm" draw:z-index="109" draw:name="Picture 113" draw:style-name="gr2" draw:text-style-name="P2" svg:width="0.001cm" svg:height="0.001cm" svg:x="0.806cm" svg:y="0.717cm">
              <draw:image xlink:href="Pictures/1000000000000026000000225053FAC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6</text:p>
          </table:table-cell>
          <table:table-cell office:value-type="string">
            <text:p>0x01</text:p>
          </table:table-cell>
          <table:table-cell table:number-columns-repeated="3"/>
          <table:table-cell office:value-type="string">
            <text:p>0x5601</text:p>
          </table:table-cell>
          <table:table-cell office:value-type="string">
            <text:p>Red circle in red square</text:p>
          </table:table-cell>
          <table:table-cell>
            <draw:frame table:end-cell-address="old2.J309" table:end-x="0.805cm" table:end-y="0.717cm" draw:z-index="166" draw:name="Picture 173" draw:style-name="gr2" draw:text-style-name="P2" svg:width="0.001cm" svg:height="0.001cm" svg:x="0.806cm" svg:y="0.718cm">
              <draw:image xlink:href="Pictures/100000000000002600000022A61BD06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7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danger-area</text:p>
          </table:table-cell>
          <table:table-cell office:value-type="string">
            <text:p>Danger Area</text:p>
          </table:table-cell>
          <table:table-cell office:value-type="string">
            <text:p>0x5700</text:p>
          </table:table-cell>
          <table:table-cell office:value-type="string">
            <text:p>Red diamond in red square</text:p>
          </table:table-cell>
          <table:table-cell>
            <draw:frame table:end-cell-address="old2.J310" table:end-x="0.805cm" table:end-y="0.717cm" draw:z-index="110" draw:name="Picture 114" draw:style-name="gr2" draw:text-style-name="P2" svg:width="0.001cm" svg:height="0.001cm" svg:x="0.806cm" svg:y="0.718cm">
              <draw:image xlink:href="Pictures/100000000000002600000022972B36B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8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restricted-area</text:p>
          </table:table-cell>
          <table:table-cell office:value-type="string">
            <text:p>Danger Area</text:p>
          </table:table-cell>
          <table:table-cell office:value-type="string">
            <text:p>0x5800</text:p>
          </table:table-cell>
          <table:table-cell office:value-type="string">
            <text:p>Red crossed diamond in red square</text:p>
          </table:table-cell>
          <table:table-cell>
            <draw:frame table:end-cell-address="old2.J311" table:end-x="0.805cm" table:end-y="0.716cm" draw:z-index="111" draw:name="Picture 115" draw:style-name="gr2" draw:text-style-name="P2" svg:width="0.001cm" svg:height="0.001cm" svg:x="0.806cm" svg:y="0.717cm">
              <draw:image xlink:href="Pictures/1000000000000026000000228BA2F0C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0</text:p>
          </table:table-cell>
          <table:table-cell office:value-type="string">
            <text:p>misc</text:p>
          </table:table-cell>
          <table:table-cell office:value-type="string">
            <text:p>airport</text:p>
          </table:table-cell>
          <table:table-cell office:value-type="string">
            <text:p>Airport</text:p>
          </table:table-cell>
          <table:table-cell office:value-type="string">
            <text:p>0x5900</text:p>
          </table:table-cell>
          <table:table-cell office:value-type="string">
            <text:p>Airport</text:p>
          </table:table-cell>
          <table:table-cell>
            <draw:frame table:end-cell-address="old2.J312" table:end-x="0.805cm" table:end-y="0.695cm" draw:z-index="112" draw:name="Picture 116" draw:style-name="gr2" draw:text-style-name="P2" svg:width="0.001cm" svg:height="0.001cm" svg:x="0.806cm" svg:y="0.695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table:number-columns-repeated="7"/>
          <table:table-cell office:value-type="string">
            <text:p>0x5901</text:p>
          </table:table-cell>
          <table:table-cell office:value-type="string">
            <text:p>Airport</text:p>
          </table:table-cell>
          <table:table-cell>
            <draw:frame table:end-cell-address="old2.J313" table:end-x="0.805cm" table:end-y="0.695cm" draw:z-index="113" draw:name="Picture 117" draw:style-name="gr2" draw:text-style-name="P2" svg:width="0.001cm" svg:height="0.001cm" svg:x="0.806cm" svg:y="0.695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4</text:p>
          </table:table-cell>
          <table:table-cell office:value-type="string">
            <text:p>misc</text:p>
          </table:table-cell>
          <table:table-cell office:value-type="string">
            <text:p>heliport</text:p>
          </table:table-cell>
          <table:table-cell office:value-type="string">
            <text:p>Heliport</text:p>
          </table:table-cell>
          <table:table-cell office:value-type="string">
            <text:p>0x5904</text:p>
          </table:table-cell>
          <table:table-cell office:value-type="string">
            <text:p>H in circle</text:p>
          </table:table-cell>
          <table:table-cell>
            <draw:frame table:end-cell-address="old2.J314" table:end-x="0.696cm" table:end-y="0.696cm" draw:z-index="114" draw:name="Picture 119" draw:style-name="gr2" draw:text-style-name="P2" svg:width="0.001cm" svg:height="0.001cm" svg:x="0.697cm" svg:y="0.696cm">
              <draw:image xlink:href="Pictures/1000000000000020000000202D849D5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5</text:p>
          </table:table-cell>
          <table:table-cell office:value-type="string">
            <text:p>airport</text:p>
          </table:table-cell>
          <table:table-cell office:value-type="string">
            <text:p>airport2</text:p>
          </table:table-cell>
          <table:table-cell office:value-type="string">
            <text:p>Airport</text:p>
          </table:table-cell>
          <table:table-cell office:value-type="string">
            <text:p>0x5905</text:p>
          </table:table-cell>
          <table:table-cell office:value-type="string">
            <text:p>Airport</text:p>
          </table:table-cell>
          <table:table-cell>
            <draw:frame table:end-cell-address="old2.J315" table:end-x="0.805cm" table:end-y="0.695cm" draw:z-index="115" draw:name="Picture 120" draw:style-name="gr2" draw:text-style-name="P2" svg:width="0.001cm" svg:height="0.001cm" svg:x="0.806cm" svg:y="0.696cm">
              <draw:image xlink:href="Pictures/100000000000002600000020AE81037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d</text:p>
          </table:table-cell>
          <table:table-cell office:value-type="string">
            <text:p>0x00</text:p>
          </table:table-cell>
          <table:table-cell office:value-type="string">
            <text:p>Daymark</text:p>
          </table:table-cell>
          <table:table-cell table:number-columns-repeated="2"/>
          <table:table-cell office:value-type="string">
            <text:p>0x5d00</text:p>
          </table:table-cell>
          <table:table-cell office:value-type="string">
            <text:p>White dot</text:p>
          </table:table-cell>
          <table:table-cell>
            <draw:frame table:end-cell-address="old2.J316" table:end-x="0.805cm" table:end-y="0.738cm" draw:z-index="116" draw:name="Picture 121" draw:style-name="gr2" draw:text-style-name="P2" svg:width="0.001cm" svg:height="0.001cm" svg:x="0.806cm" svg:y="0.739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5e</text:p>
          </table:table-cell>
          <table:table-cell office:value-type="string">
            <text:p>0x00</text:p>
          </table:table-cell>
          <table:table-cell office:value-type="string">
            <text:p>Daymark</text:p>
          </table:table-cell>
          <table:table-cell table:number-columns-repeated="2"/>
          <table:table-cell office:value-type="string">
            <text:p>0x5e00</text:p>
          </table:table-cell>
          <table:table-cell office:value-type="string">
            <text:p>White dot</text:p>
          </table:table-cell>
          <table:table-cell>
            <draw:frame table:end-cell-address="old2.J317" table:end-x="0.805cm" table:end-y="0.738cm" draw:z-index="117" draw:name="Picture 122" draw:style-name="gr2" draw:text-style-name="P2" svg:width="0.001cm" svg:height="0.001cm" svg:x="0.806cm" svg:y="0.739cm">
              <draw:image xlink:href="Pictures/100000000000002000000020C2EE9AD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1</text:p>
          </table:table-cell>
          <table:table-cell office:value-type="string">
            <text:p>manmade-places</text:p>
          </table:table-cell>
          <table:table-cell office:value-type="string">
            <text:p>bridge</text:p>
          </table:table-cell>
          <table:table-cell office:value-type="string">
            <text:p>Bridge</text:p>
          </table:table-cell>
          <table:table-cell office:value-type="string">
            <text:p>0x6401</text:p>
          </table:table-cell>
          <table:table-cell office:value-type="string">
            <text:p>)( symbol</text:p>
          </table:table-cell>
          <table:table-cell>
            <draw:frame table:end-cell-address="old2.J318" table:end-x="0.805cm" table:end-y="0.781cm" draw:z-index="118" draw:name="Picture 123" draw:style-name="gr2" draw:text-style-name="P2" svg:width="0.001cm" svg:height="0.001cm" svg:x="0.806cm" svg:y="0.781cm">
              <draw:image xlink:href="Pictures/100000000000002600000024741B285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2</text:p>
          </table:table-cell>
          <table:table-cell office:value-type="string">
            <text:p>manmade-places</text:p>
          </table:table-cell>
          <table:table-cell office:value-type="string">
            <text:p>building</text:p>
          </table:table-cell>
          <table:table-cell office:value-type="string">
            <text:p>Building</text:p>
          </table:table-cell>
          <table:table-cell office:value-type="string">
            <text:p>0x6402</text:p>
          </table:table-cell>
          <table:table-cell office:value-type="string">
            <text:p>Office block</text:p>
          </table:table-cell>
          <table:table-cell>
            <draw:frame table:end-cell-address="old2.J319" table:end-x="0.914cm" table:end-y="0.717cm" draw:z-index="119" draw:name="Picture 124" draw:style-name="gr2" draw:text-style-name="P2" svg:width="0.001cm" svg:height="0.001cm" svg:x="0.915cm" svg:y="0.717cm">
              <draw:image xlink:href="Pictures/100000000000002A00000022B6930D1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3</text:p>
          </table:table-cell>
          <table:table-cell office:value-type="string">
            <text:p>manmade-places</text:p>
          </table:table-cell>
          <table:table-cell office:value-type="string">
            <text:p>cemetery</text:p>
          </table:table-cell>
          <table:table-cell office:value-type="string">
            <text:p>Cemetery</text:p>
          </table:table-cell>
          <table:table-cell office:value-type="string">
            <text:p>0x6403</text:p>
          </table:table-cell>
          <table:table-cell office:value-type="string">
            <text:p>Tombstone</text:p>
          </table:table-cell>
          <table:table-cell>
            <draw:frame table:end-cell-address="old2.J320" table:end-x="0.696cm" table:end-y="0.695cm" draw:z-index="120" draw:name="Picture 125" draw:style-name="gr2" draw:text-style-name="P2" svg:width="0.001cm" svg:height="0.001cm" svg:x="0.697cm" svg:y="0.695cm">
              <draw:image xlink:href="Pictures/100000000000002000000020E19290C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4</text:p>
          </table:table-cell>
          <table:table-cell office:value-type="string">
            <text:p>manmade-places</text:p>
          </table:table-cell>
          <table:table-cell office:value-type="string">
            <text:p>church</text:p>
          </table:table-cell>
          <table:table-cell office:value-type="string">
            <text:p>Church</text:p>
          </table:table-cell>
          <table:table-cell office:value-type="string">
            <text:p>0x6404</text:p>
          </table:table-cell>
          <table:table-cell office:value-type="string">
            <text:p>White chapel</text:p>
          </table:table-cell>
          <table:table-cell>
            <draw:frame table:end-cell-address="old2.J321" table:end-x="0.869cm" table:end-y="0.695cm" draw:z-index="121" draw:name="Picture 126" draw:style-name="gr2" draw:text-style-name="P2" svg:width="0.001cm" svg:height="0.001cm" svg:x="0.87cm" svg:y="0.696cm">
              <draw:image xlink:href="Pictures/10000000000000280000002026C897E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5</text:p>
          </table:table-cell>
          <table:table-cell office:value-type="string">
            <text:p>manmade-places</text:p>
          </table:table-cell>
          <table:table-cell office:value-type="string">
            <text:p>civil</text:p>
          </table:table-cell>
          <table:table-cell office:value-type="string">
            <text:p>Civil</text:p>
          </table:table-cell>
          <table:table-cell office:value-type="string">
            <text:p>0x6405</text:p>
          </table:table-cell>
          <table:table-cell office:value-type="string">
            <text:p>Orange flag w. blue star</text:p>
          </table:table-cell>
          <table:table-cell>
            <draw:frame table:end-cell-address="old2.J322" table:end-x="0.914cm" table:end-y="0.781cm" draw:z-index="122" draw:name="Picture 127" draw:style-name="gr2" draw:text-style-name="P2" svg:width="0.001cm" svg:height="0.001cm" svg:x="0.915cm" svg:y="0.782cm">
              <draw:image xlink:href="Pictures/100000000000002A00000024E8BA481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6</text:p>
          </table:table-cell>
          <table:table-cell office:value-type="string">
            <text:p>manmade-places</text:p>
          </table:table-cell>
          <table:table-cell office:value-type="string">
            <text:p>crossing</text:p>
          </table:table-cell>
          <table:table-cell office:value-type="string">
            <text:p>Crossing</text:p>
          </table:table-cell>
          <table:table-cell office:value-type="string">
            <text:p>0x6406</text:p>
          </table:table-cell>
          <table:table-cell office:value-type="string">
            <text:p>Yellow cross</text:p>
          </table:table-cell>
          <table:table-cell>
            <draw:frame table:end-cell-address="old2.J323" table:end-x="0.869cm" table:end-y="0.781cm" draw:z-index="123" draw:name="Picture 128" draw:style-name="gr2" draw:text-style-name="P2" svg:width="0.001cm" svg:height="0.001cm" svg:x="0.87cm" svg:y="0.782cm">
              <draw:image xlink:href="Pictures/100000000000002800000024C686A227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7</text:p>
          </table:table-cell>
          <table:table-cell office:value-type="string">
            <text:p>manmade-places</text:p>
          </table:table-cell>
          <table:table-cell office:value-type="string">
            <text:p>dam</text:p>
          </table:table-cell>
          <table:table-cell office:value-type="string">
            <text:p>Dam</text:p>
          </table:table-cell>
          <table:table-cell office:value-type="string">
            <text:p>0x6407</text:p>
          </table:table-cell>
          <table:table-cell office:value-type="string">
            <text:p>Black triangle</text:p>
          </table:table-cell>
          <table:table-cell>
            <draw:frame table:end-cell-address="old2.J324" table:end-x="0.869cm" table:end-y="0.78cm" draw:z-index="124" draw:name="Picture 129" draw:style-name="gr2" draw:text-style-name="P2" svg:width="0.001cm" svg:height="0.001cm" svg:x="0.87cm" svg:y="0.78cm">
              <draw:image xlink:href="Pictures/1000000000000028000000241569198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8</text:p>
          </table:table-cell>
          <table:table-cell office:value-type="string">
            <text:p>manmade-places</text:p>
          </table:table-cell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-type="string">
            <text:p>0x6408</text:p>
          </table:table-cell>
          <table:table-cell office:value-type="string">
            <text:p>Blue cross</text:p>
          </table:table-cell>
          <table:table-cell>
            <draw:frame table:end-cell-address="old2.J325" table:end-x="0.696cm" table:end-y="0.592cm" draw:z-index="125" draw:name="Picture 130" draw:style-name="gr2" draw:text-style-name="P2" svg:width="0.001cm" svg:height="0.001cm" svg:x="0.697cm" svg:y="0.592cm">
              <draw:image xlink:href="Pictures/10000000000000200000001C641AC76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9</text:p>
          </table:table-cell>
          <table:table-cell office:value-type="string">
            <text:p>manmade-places</text:p>
          </table:table-cell>
          <table:table-cell office:value-type="string">
            <text:p>levee</text:p>
          </table:table-cell>
          <table:table-cell office:value-type="string">
            <text:p>Levee</text:p>
          </table:table-cell>
          <table:table-cell office:value-type="string">
            <text:p>0x6409</text:p>
          </table:table-cell>
          <table:table-cell office:value-type="string">
            <text:p>Black triangle</text:p>
          </table:table-cell>
          <table:table-cell>
            <draw:frame table:end-cell-address="old2.J326" table:end-x="0.869cm" table:end-y="0.781cm" draw:z-index="126" draw:name="Picture 131" draw:style-name="gr2" draw:text-style-name="P2" svg:width="0.001cm" svg:height="0.001cm" svg:x="0.87cm" svg:y="0.781cm">
              <draw:image xlink:href="Pictures/1000000000000028000000241569198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a</text:p>
          </table:table-cell>
          <table:table-cell office:value-type="string">
            <text:p>manmade-places</text:p>
          </table:table-cell>
          <table:table-cell office:value-type="string">
            <text:p>locale</text:p>
          </table:table-cell>
          <table:table-cell office:value-type="string">
            <text:p>Locale</text:p>
          </table:table-cell>
          <table:table-cell office:value-type="string">
            <text:p>0x640a</text:p>
          </table:table-cell>
          <table:table-cell office:value-type="string">
            <text:p>Blue circle</text:p>
          </table:table-cell>
          <table:table-cell>
            <draw:frame table:end-cell-address="old2.J327" table:end-x="0.696cm" table:end-y="0.696cm" draw:z-index="127" draw:name="Picture 132" draw:style-name="gr2" draw:text-style-name="P2" svg:width="0.001cm" svg:height="0.001cm" svg:x="0.697cm" svg:y="0.697cm">
              <draw:image xlink:href="Pictures/100000000000002000000020759975B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b</text:p>
          </table:table-cell>
          <table:table-cell office:value-type="string">
            <text:p>manmade-places</text:p>
          </table:table-cell>
          <table:table-cell office:value-type="string">
            <text:p>military</text:p>
          </table:table-cell>
          <table:table-cell office:value-type="string">
            <text:p>Military</text:p>
          </table:table-cell>
          <table:table-cell office:value-type="string">
            <text:p>0x640b</text:p>
          </table:table-cell>
          <table:table-cell office:value-type="string">
            <text:p>Tank</text:p>
          </table:table-cell>
          <table:table-cell>
            <draw:frame table:end-cell-address="old2.J328" table:end-x="0.696cm" table:end-y="0.695cm" draw:z-index="128" draw:name="Picture 133" draw:style-name="gr2" draw:text-style-name="P2" svg:width="0.001cm" svg:height="0.001cm" svg:x="0.697cm" svg:y="0.696cm">
              <draw:image xlink:href="Pictures/10000000000000200000002079BEF19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c</text:p>
          </table:table-cell>
          <table:table-cell office:value-type="string">
            <text:p>manmade-places</text:p>
          </table:table-cell>
          <table:table-cell office:value-type="string">
            <text:p>mine</text:p>
          </table:table-cell>
          <table:table-cell office:value-type="string">
            <text:p>Mine</text:p>
          </table:table-cell>
          <table:table-cell office:value-type="string">
            <text:p>0x640c</text:p>
          </table:table-cell>
          <table:table-cell office:value-type="string">
            <text:p>Hammer &amp; shield</text:p>
          </table:table-cell>
          <table:table-cell>
            <draw:frame table:end-cell-address="old2.J329" table:end-x="0.914cm" table:end-y="0.717cm" draw:z-index="129" draw:name="Picture 134" draw:style-name="gr2" draw:text-style-name="P2" svg:width="0.001cm" svg:height="0.001cm" svg:x="0.915cm" svg:y="0.718cm">
              <draw:image xlink:href="Pictures/100000000000002A00000022DED8116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d</text:p>
          </table:table-cell>
          <table:table-cell office:value-type="string">
            <text:p>manmade-places</text:p>
          </table:table-cell>
          <table:table-cell office:value-type="string">
            <text:p>oil-field</text:p>
          </table:table-cell>
          <table:table-cell office:value-type="string">
            <text:p>Oil Field</text:p>
          </table:table-cell>
          <table:table-cell office:value-type="string">
            <text:p>0x640d</text:p>
          </table:table-cell>
          <table:table-cell office:value-type="string">
            <text:p>Oil derrick</text:p>
          </table:table-cell>
          <table:table-cell>
            <draw:frame table:end-cell-address="old2.J330" table:end-x="0.566cm" table:end-y="0.696cm" draw:z-index="130" draw:name="Picture 135" draw:style-name="gr2" draw:text-style-name="P2" svg:width="0.001cm" svg:height="0.001cm" svg:x="0.567cm" svg:y="0.696cm">
              <draw:image xlink:href="Pictures/100000000000001A000000209B9881D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e</text:p>
          </table:table-cell>
          <table:table-cell office:value-type="string">
            <text:p>manmade-places</text:p>
          </table:table-cell>
          <table:table-cell office:value-type="string">
            <text:p>park</text:p>
          </table:table-cell>
          <table:table-cell office:value-type="string">
            <text:p>Park</text:p>
          </table:table-cell>
          <table:table-cell office:value-type="string">
            <text:p>0x640e</text:p>
          </table:table-cell>
          <table:table-cell office:value-type="string">
            <text:p>Christmas tree</text:p>
          </table:table-cell>
          <table:table-cell>
            <draw:frame table:end-cell-address="old2.J331" table:end-x="0.739cm" table:end-y="0.717cm" draw:z-index="131" draw:name="Picture 136" draw:style-name="gr2" draw:text-style-name="P2" svg:width="0.001cm" svg:height="0.001cm" svg:x="0.74cm" svg:y="0.717cm">
              <draw:image xlink:href="Pictures/100000000000002200000022D82A175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f</text:p>
          </table:table-cell>
          <table:table-cell office:value-type="string">
            <text:p>manmade-places</text:p>
          </table:table-cell>
          <table:table-cell office:value-type="string">
            <text:p>post-office</text:p>
          </table:table-cell>
          <table:table-cell office:value-type="string">
            <text:p>Post</text:p>
          </table:table-cell>
          <table:table-cell office:value-type="string">
            <text:p>0x640f</text:p>
          </table:table-cell>
          <table:table-cell office:value-type="string">
            <text:p>Letter</text:p>
          </table:table-cell>
          <table:table-cell>
            <draw:frame table:end-cell-address="old2.J332" table:end-x="0.784cm" table:end-y="0.549cm" draw:z-index="132" draw:name="Picture 137" draw:style-name="gr2" draw:text-style-name="P2" svg:width="0.001cm" svg:height="0.001cm" svg:x="0.785cm" svg:y="0.549cm">
              <draw:image xlink:href="Pictures/10000000000000240000001AA43B470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0</text:p>
          </table:table-cell>
          <table:table-cell office:value-type="string">
            <text:p>manmade-places</text:p>
          </table:table-cell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-type="string">
            <text:p>0x6410</text:p>
          </table:table-cell>
          <table:table-cell office:value-type="string">
            <text:p>Yellow bell</text:p>
          </table:table-cell>
          <table:table-cell>
            <draw:frame table:end-cell-address="old2.J333" table:end-x="0.784cm" table:end-y="0.695cm" draw:z-index="133" draw:name="Picture 138" draw:style-name="gr2" draw:text-style-name="P2" svg:width="0.001cm" svg:height="0.001cm" svg:x="0.785cm" svg:y="0.696cm">
              <draw:image xlink:href="Pictures/10000000000000240000002069B3D3BF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1</text:p>
          </table:table-cell>
          <table:table-cell office:value-type="string">
            <text:p>manmade-places</text:p>
          </table:table-cell>
          <table:table-cell office:value-type="string">
            <text:p>tower</text:p>
          </table:table-cell>
          <table:table-cell office:value-type="string">
            <text:p>Tower</text:p>
          </table:table-cell>
          <table:table-cell office:value-type="string">
            <text:p>0x6411</text:p>
          </table:table-cell>
          <table:table-cell office:value-type="string">
            <text:p>Space rocket</text:p>
          </table:table-cell>
          <table:table-cell>
            <draw:frame table:end-cell-address="old2.J334" table:end-x="0.805cm" table:end-y="0.717cm" draw:z-index="134" draw:name="Picture 139" draw:style-name="gr2" draw:text-style-name="P2" svg:width="0.001cm" svg:height="0.001cm" svg:x="0.806cm" svg:y="0.718cm">
              <draw:image xlink:href="Pictures/100000000000002600000022EB46B4D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2</text:p>
          </table:table-cell>
          <table:table-cell office:value-type="string">
            <text:p>manmade-places</text:p>
          </table:table-cell>
          <table:table-cell office:value-type="string">
            <text:p>Trail</text:p>
          </table:table-cell>
          <table:table-cell office:value-type="string">
            <text:p>Trail</text:p>
          </table:table-cell>
          <table:table-cell office:value-type="string">
            <text:p>0x6412</text:p>
          </table:table-cell>
          <table:table-cell office:value-type="string">
            <text:p>White hiker</text:p>
          </table:table-cell>
          <table:table-cell>
            <draw:frame table:end-cell-address="old2.J335" table:end-x="0.869cm" table:end-y="0.781cm" draw:z-index="135" draw:name="Picture 140" draw:style-name="gr2" draw:text-style-name="P2" svg:width="0.001cm" svg:height="0.001cm" svg:x="0.87cm" svg:y="0.782cm">
              <draw:image xlink:href="Pictures/100000000000002800000024BCBDEA7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3</text:p>
          </table:table-cell>
          <table:table-cell office:value-type="string">
            <text:p>manmade-places</text:p>
          </table:table-cell>
          <table:table-cell office:value-type="string">
            <text:p>tunnel</text:p>
          </table:table-cell>
          <table:table-cell office:value-type="string">
            <text:p>Tunnel</text:p>
          </table:table-cell>
          <table:table-cell office:value-type="string">
            <text:p>0x6413</text:p>
          </table:table-cell>
          <table:table-cell office:value-type="string">
            <text:p>Tunnel</text:p>
          </table:table-cell>
          <table:table-cell>
            <draw:frame table:end-cell-address="old2.J336" table:end-x="0.696cm" table:end-y="0.695cm" draw:z-index="136" draw:name="Picture 141" draw:style-name="gr2" draw:text-style-name="P2" svg:width="0.001cm" svg:height="0.001cm" svg:x="0.697cm" svg:y="0.695cm">
              <draw:image xlink:href="Pictures/100000000000002000000020FECE31A8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4</text:p>
          </table:table-cell>
          <table:table-cell office:value-type="string">
            <text:p>manmade-places</text:p>
          </table:table-cell>
          <table:table-cell office:value-type="string">
            <text:p>drinking-water</text:p>
          </table:table-cell>
          <table:table-cell office:value-type="string">
            <text:p>Drinking Water</text:p>
          </table:table-cell>
          <table:table-cell office:value-type="string">
            <text:p>0x6414</text:p>
          </table:table-cell>
          <table:table-cell office:value-type="string">
            <text:p>Tap</text:p>
          </table:table-cell>
          <table:table-cell>
            <draw:frame table:end-cell-address="old2.J337" table:end-x="0.784cm" table:end-y="0.695cm" draw:z-index="137" draw:name="Picture 142" draw:style-name="gr2" draw:text-style-name="P2" svg:width="0.001cm" svg:height="0.001cm" svg:x="0.785cm" svg:y="0.695cm">
              <draw:image xlink:href="Pictures/1000000000000024000000206910464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5</text:p>
          </table:table-cell>
          <table:table-cell office:value-type="string">
            <text:p>manmade-places</text:p>
          </table:table-cell>
          <table:table-cell office:value-type="string">
            <text:p>ghost-town</text:p>
          </table:table-cell>
          <table:table-cell office:value-type="string">
            <text:p>Ghost Town</text:p>
          </table:table-cell>
          <table:table-cell office:value-type="string">
            <text:p>0x6415</text:p>
          </table:table-cell>
          <table:table-cell office:value-type="string">
            <text:p>Clock-tower</text:p>
          </table:table-cell>
          <table:table-cell>
            <draw:frame table:end-cell-address="old2.J338" table:end-x="0.696cm" table:end-y="0.695cm" draw:z-index="138" draw:name="Picture 143" draw:style-name="gr2" draw:text-style-name="P2" svg:width="0.001cm" svg:height="0.001cm" svg:x="0.697cm" svg:y="0.695cm">
              <draw:image xlink:href="Pictures/1000000000000020000000207199DB51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6</text:p>
          </table:table-cell>
          <table:table-cell office:value-type="string">
            <text:p>manmade-places</text:p>
          </table:table-cell>
          <table:table-cell office:value-type="string">
            <text:p>subdivision</text:p>
          </table:table-cell>
          <table:table-cell office:value-type="string">
            <text:p>Subdivision</text:p>
          </table:table-cell>
          <table:table-cell office:value-type="string">
            <text:p>0x6416</text:p>
          </table:table-cell>
          <table:table-cell office:value-type="string">
            <text:p>Medium blue dot</text:p>
          </table:table-cell>
          <table:table-cell>
            <draw:frame table:end-cell-address="old2.J339" table:end-x="0.696cm" table:end-y="0.696cm" draw:z-index="139" draw:name="Picture 144" draw:style-name="gr2" draw:text-style-name="P2" svg:width="0.001cm" svg:height="0.001cm" svg:x="0.697cm" svg:y="0.697cm">
              <draw:image xlink:href="Pictures/1000000000000020000000205971C0F5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7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0x6417</text:p>
          </table:table-cell>
          <table:table-cell office:value-type="string">
            <text:p>Medium blue dot</text:p>
          </table:table-cell>
          <table:table-cell>
            <draw:frame table:end-cell-address="old2.J340" table:end-x="0.696cm" table:end-y="0.695cm" draw:z-index="149" draw:name="Picture 154" draw:style-name="gr2" draw:text-style-name="P2" svg:width="0.001cm" svg:height="0.001cm" svg:x="0.697cm" svg:y="0.696cm">
              <draw:image xlink:href="Pictures/100000000000002000000020566EF46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1</text:p>
          </table:table-cell>
          <table:table-cell office:value-type="string">
            <text:p>natural-marine</text:p>
          </table:table-cell>
          <table:table-cell office:value-type="string">
            <text:p>arroyo</text:p>
          </table:table-cell>
          <table:table-cell office:value-type="string">
            <text:p>Arroyo</text:p>
          </table:table-cell>
          <table:table-cell office:value-type="string">
            <text:p>0x6501</text:p>
          </table:table-cell>
          <table:table-cell office:value-type="string">
            <text:p>Small white diamond</text:p>
          </table:table-cell>
          <table:table-cell>
            <draw:frame table:end-cell-address="old2.J341" table:end-x="0.696cm" table:end-y="0.695cm" draw:z-index="140" draw:name="Picture 145" draw:style-name="gr2" draw:text-style-name="P2" svg:width="0.001cm" svg:height="0.001cm" svg:x="0.697cm" svg:y="0.696cm">
              <draw:image xlink:href="Pictures/100000000000002000000020732400DB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2</text:p>
          </table:table-cell>
          <table:table-cell office:value-type="string">
            <text:p>natural-marine</text:p>
          </table:table-cell>
          <table:table-cell office:value-type="string">
            <text:p>sand-bar</text:p>
          </table:table-cell>
          <table:table-cell office:value-type="string">
            <text:p>Sand Bar</text:p>
          </table:table-cell>
          <table:table-cell office:value-type="string">
            <text:p>0x6502</text:p>
          </table:table-cell>
          <table:table-cell office:value-type="string">
            <text:p>Small white diamond</text:p>
          </table:table-cell>
          <table:table-cell>
            <draw:frame table:end-cell-address="old2.J342" table:end-x="0.696cm" table:end-y="0.695cm" draw:z-index="141" draw:name="Picture 146" draw:style-name="gr2" draw:text-style-name="P2" svg:width="0.001cm" svg:height="0.001cm" svg:x="0.697cm" svg:y="0.695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3</text:p>
          </table:table-cell>
          <table:table-cell office:value-type="string">
            <text:p>natural-marine</text:p>
          </table:table-cell>
          <table:table-cell office:value-type="string">
            <text:p>bay</text:p>
          </table:table-cell>
          <table:table-cell office:value-type="string">
            <text:p>Bay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4</text:p>
          </table:table-cell>
          <table:table-cell office:value-type="string">
            <text:p>natural-marine</text:p>
          </table:table-cell>
          <table:table-cell office:value-type="string">
            <text:p>bend</text:p>
          </table:table-cell>
          <table:table-cell office:value-type="string">
            <text:p>Bend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6</text:p>
          </table:table-cell>
          <table:table-cell office:value-type="string">
            <text:p>natural-marine</text:p>
          </table:table-cell>
          <table:table-cell office:value-type="string">
            <text:p>channel</text:p>
          </table:table-cell>
          <table:table-cell office:value-type="string">
            <text:p>Channel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7</text:p>
          </table:table-cell>
          <table:table-cell office:value-type="string">
            <text:p>natural-marine</text:p>
          </table:table-cell>
          <table:table-cell office:value-type="string">
            <text:p>cove</text:p>
          </table:table-cell>
          <table:table-cell office:value-type="string">
            <text:p>Cove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8</text:p>
          </table:table-cell>
          <table:table-cell office:value-type="string">
            <text:p>natural-marine</text:p>
          </table:table-cell>
          <table:table-cell office:value-type="string">
            <text:p>falls</text:p>
          </table:table-cell>
          <table:table-cell office:value-type="string">
            <text:p>Falls</text:p>
          </table:table-cell>
          <table:table-cell office:value-type="string">
            <text:p>0x6508</text:p>
          </table:table-cell>
          <table:table-cell office:value-type="string">
            <text:p>Small white diamond</text:p>
          </table:table-cell>
          <table:table-cell>
            <draw:frame table:end-cell-address="old2.J347" table:end-x="0.696cm" table:end-y="0.696cm" draw:z-index="142" draw:name="Picture 147" draw:style-name="gr2" draw:text-style-name="P2" svg:width="0.001cm" svg:height="0.001cm" svg:x="0.697cm" svg:y="0.69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9</text:p>
          </table:table-cell>
          <table:table-cell office:value-type="string">
            <text:p>natural-marine</text:p>
          </table:table-cell>
          <table:table-cell office:value-type="string">
            <text:p>geyser</text:p>
          </table:table-cell>
          <table:table-cell office:value-type="string">
            <text:p>Geyse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a</text:p>
          </table:table-cell>
          <table:table-cell office:value-type="string">
            <text:p>natural-marine</text:p>
          </table:table-cell>
          <table:table-cell office:value-type="string">
            <text:p>glacier</text:p>
          </table:table-cell>
          <table:table-cell office:value-type="string">
            <text:p>Glacie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b</text:p>
          </table:table-cell>
          <table:table-cell office:value-type="string">
            <text:p>natural-marine</text:p>
          </table:table-cell>
          <table:table-cell office:value-type="string">
            <text:p>harbor</text:p>
          </table:table-cell>
          <table:table-cell office:value-type="string">
            <text:p>Harbor</text:p>
          </table:table-cell>
          <table:table-cell office:value-type="string">
            <text:p>0x650b</text:p>
          </table:table-cell>
          <table:table-cell office:value-type="string">
            <text:p>Small white diamond</text:p>
          </table:table-cell>
          <table:table-cell>
            <draw:frame table:end-cell-address="old2.J350" table:end-x="0.696cm" table:end-y="0.695cm" draw:z-index="143" draw:name="Picture 148" draw:style-name="gr2" draw:text-style-name="P2" svg:width="0.001cm" svg:height="0.001cm" svg:x="0.697cm" svg:y="0.695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c</text:p>
          </table:table-cell>
          <table:table-cell office:value-type="string">
            <text:p>natural-marine</text:p>
          </table:table-cell>
          <table:table-cell office:value-type="string">
            <text:p>island</text:p>
          </table:table-cell>
          <table:table-cell office:value-type="string">
            <text:p>Island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d</text:p>
          </table:table-cell>
          <table:table-cell office:value-type="string">
            <text:p>natural-marine</text:p>
          </table:table-cell>
          <table:table-cell office:value-type="string">
            <text:p>lake</text:p>
          </table:table-cell>
          <table:table-cell office:value-type="string">
            <text:p>Lake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e</text:p>
          </table:table-cell>
          <table:table-cell office:value-type="string">
            <text:p>natural-marine</text:p>
          </table:table-cell>
          <table:table-cell office:value-type="string">
            <text:p>rapids</text:p>
          </table:table-cell>
          <table:table-cell office:value-type="string">
            <text:p>Rapids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f</text:p>
          </table:table-cell>
          <table:table-cell office:value-type="string">
            <text:p>natural-marine</text:p>
          </table:table-cell>
          <table:table-cell office:value-type="string">
            <text:p>reservoir</text:p>
          </table:table-cell>
          <table:table-cell office:value-type="string">
            <text:p>Reservoi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0</text:p>
          </table:table-cell>
          <table:table-cell office:value-type="string">
            <text:p>natural-marine</text:p>
          </table:table-cell>
          <table:table-cell office:value-type="string">
            <text:p>sea</text:p>
          </table:table-cell>
          <table:table-cell office:value-type="string">
            <text:p>Sea</text:p>
          </table:table-cell>
          <table:table-cell office:value-type="string">
            <text:p>0x6510</text:p>
          </table:table-cell>
          <table:table-cell office:value-type="string">
            <text:p>Small white diamond</text:p>
          </table:table-cell>
          <table:table-cell>
            <draw:frame table:end-cell-address="old2.J355" table:end-x="0.696cm" table:end-y="0.696cm" draw:z-index="144" draw:name="Picture 149" draw:style-name="gr2" draw:text-style-name="P2" svg:width="0.001cm" svg:height="0.001cm" svg:x="0.697cm" svg:y="0.696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1</text:p>
          </table:table-cell>
          <table:table-cell office:value-type="string">
            <text:p>natural-marine</text:p>
          </table:table-cell>
          <table:table-cell office:value-type="string">
            <text:p>spring</text:p>
          </table:table-cell>
          <table:table-cell office:value-type="string">
            <text:p>Spring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2</text:p>
          </table:table-cell>
          <table:table-cell office:value-type="string">
            <text:p>natural-marine</text:p>
          </table:table-cell>
          <table:table-cell office:value-type="string">
            <text:p>stream</text:p>
          </table:table-cell>
          <table:table-cell office:value-type="string">
            <text:p>Stream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3</text:p>
          </table:table-cell>
          <table:table-cell office:value-type="string">
            <text:p>natural-marine</text:p>
          </table:table-cell>
          <table:table-cell office:value-type="string">
            <text:p>swamp</text:p>
          </table:table-cell>
          <table:table-cell office:value-type="string">
            <text:p>Swamp</text:p>
          </table:table-cell>
          <table:table-cell office:value-type="string">
            <text:p>0x6513</text:p>
          </table:table-cell>
          <table:table-cell office:value-type="string">
            <text:p>Small white diamond</text:p>
          </table:table-cell>
          <table:table-cell>
            <draw:frame table:end-cell-address="old2.J358" table:end-x="0.696cm" table:end-y="0.695cm" draw:z-index="175" draw:name="Picture 183" draw:style-name="gr2" draw:text-style-name="P2" svg:width="0.001cm" svg:height="0.001cm" svg:x="0.697cm" svg:y="0.696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1</text:p>
          </table:table-cell>
          <table:table-cell office:value-type="string">
            <text:p>natural-land</text:p>
          </table:table-cell>
          <table:table-cell office:value-type="string">
            <text:p>arch</text:p>
          </table:table-cell>
          <table:table-cell office:value-type="string">
            <text:p>Arch</text:p>
          </table:table-cell>
          <table:table-cell office:value-type="string">
            <text:p>0x6601</text:p>
          </table:table-cell>
          <table:table-cell office:value-type="string">
            <text:p>Small white diamond</text:p>
          </table:table-cell>
          <table:table-cell>
            <draw:frame table:end-cell-address="old2.J359" table:end-x="0.696cm" table:end-y="0.696cm" draw:z-index="145" draw:name="Picture 150" draw:style-name="gr2" draw:text-style-name="P2" svg:width="0.001cm" svg:height="0.001cm" svg:x="0.697cm" svg:y="0.69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2</text:p>
          </table:table-cell>
          <table:table-cell office:value-type="string">
            <text:p>natural-land</text:p>
          </table:table-cell>
          <table:table-cell office:value-type="string">
            <text:p>area</text:p>
          </table:table-cell>
          <table:table-cell office:value-type="string">
            <text:p>Area</text:p>
          </table:table-cell>
          <table:table-cell office:value-type="string">
            <text:p>0x6602</text:p>
          </table:table-cell>
          <table:table-cell office:value-type="string">
            <text:p>Small white diamond</text:p>
          </table:table-cell>
          <table:table-cell>
            <draw:frame table:end-cell-address="old2.J360" table:end-x="0.696cm" table:end-y="0.696cm" draw:z-index="169" draw:name="Picture 177" draw:style-name="gr2" draw:text-style-name="P2" svg:width="0.001cm" svg:height="0.001cm" svg:x="0.697cm" svg:y="0.696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3</text:p>
          </table:table-cell>
          <table:table-cell office:value-type="string">
            <text:p>natural-land</text:p>
          </table:table-cell>
          <table:table-cell office:value-type="string">
            <text:p>basin</text:p>
          </table:table-cell>
          <table:table-cell office:value-type="string">
            <text:p>Basin</text:p>
          </table:table-cell>
          <table:table-cell office:value-type="string">
            <text:p>0x6603</text:p>
          </table:table-cell>
          <table:table-cell office:value-type="string">
            <text:p>Small white diamond</text:p>
          </table:table-cell>
          <table:table-cell>
            <draw:frame table:end-cell-address="old2.J361" table:end-x="0.696cm" table:end-y="0.695cm" draw:z-index="170" draw:name="Picture 178" draw:style-name="gr2" draw:text-style-name="P2" svg:width="0.001cm" svg:height="0.001cm" svg:x="0.697cm" svg:y="0.695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4</text:p>
          </table:table-cell>
          <table:table-cell office:value-type="string">
            <text:p>natural-land</text:p>
          </table:table-cell>
          <table:table-cell office:value-type="string">
            <text:p>beach</text:p>
          </table:table-cell>
          <table:table-cell office:value-type="string">
            <text:p>Beach</text:p>
          </table:table-cell>
          <table:table-cell office:value-type="string">
            <text:p>0x6604</text:p>
          </table:table-cell>
          <table:table-cell office:value-type="string">
            <text:p>Palm tree</text:p>
          </table:table-cell>
          <table:table-cell>
            <draw:frame table:end-cell-address="old2.J363" table:end-x="0.869cm" table:end-y="0.086cm" draw:z-index="168" draw:name="Picture 175" draw:style-name="gr2" draw:text-style-name="P2" svg:width="0.001cm" svg:height="0.087cm" svg:x="0.87cm" svg:y="0.783cm">
              <draw:image xlink:href="Pictures/100000000000002800000028C7E1A5A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5</text:p>
          </table:table-cell>
          <table:table-cell office:value-type="string">
            <text:p>natural-land</text:p>
          </table:table-cell>
          <table:table-cell office:value-type="string">
            <text:p>beach2</text:p>
          </table:table-cell>
          <table:table-cell office:value-type="string">
            <text:p>Beach</text:p>
          </table:table-cell>
          <table:table-cell office:value-type="string">
            <text:p>0x6605</text:p>
          </table:table-cell>
          <table:table-cell office:value-type="string">
            <text:p>Small white diamond</text:p>
          </table:table-cell>
          <table:table-cell>
            <draw:frame table:end-cell-address="old2.J363" table:end-x="0.696cm" table:end-y="0.695cm" draw:z-index="171" draw:name="Picture 179" draw:style-name="gr2" draw:text-style-name="P2" svg:width="0.001cm" svg:height="0.001cm" svg:x="0.697cm" svg:y="0.696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6</text:p>
          </table:table-cell>
          <table:table-cell office:value-type="string">
            <text:p>natural-land</text:p>
          </table:table-cell>
          <table:table-cell office:value-type="string">
            <text:p>cape</text:p>
          </table:table-cell>
          <table:table-cell office:value-type="string">
            <text:p>Cape</text:p>
          </table:table-cell>
          <table:table-cell office:value-type="string">
            <text:p>0x6606</text:p>
          </table:table-cell>
          <table:table-cell office:value-type="string">
            <text:p>Small white diamond</text:p>
          </table:table-cell>
          <table:table-cell>
            <draw:frame table:end-cell-address="old2.J364" table:end-x="0.696cm" table:end-y="0.696cm" draw:z-index="172" draw:name="Picture 180" draw:style-name="gr2" draw:text-style-name="P2" svg:width="0.001cm" svg:height="0.001cm" svg:x="0.697cm" svg:y="0.69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7</text:p>
          </table:table-cell>
          <table:table-cell office:value-type="string">
            <text:p>natural-land</text:p>
          </table:table-cell>
          <table:table-cell office:value-type="string">
            <text:p>cliff</text:p>
          </table:table-cell>
          <table:table-cell office:value-type="string">
            <text:p>Cliff</text:p>
          </table:table-cell>
          <table:table-cell office:value-type="string">
            <text:p>0x6607</text:p>
          </table:table-cell>
          <table:table-cell office:value-type="string">
            <text:p>Small white diamond</text:p>
          </table:table-cell>
          <table:table-cell>
            <draw:frame table:end-cell-address="old2.J365" table:end-x="0.696cm" table:end-y="0.695cm" draw:z-index="173" draw:name="Picture 181" draw:style-name="gr2" draw:text-style-name="P2" svg:width="0.001cm" svg:height="0.001cm" svg:x="0.697cm" svg:y="0.696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8</text:p>
          </table:table-cell>
          <table:table-cell office:value-type="string">
            <text:p>natural-land</text:p>
          </table:table-cell>
          <table:table-cell office:value-type="string">
            <text:p>crater</text:p>
          </table:table-cell>
          <table:table-cell office:value-type="string">
            <text:p>Crate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9</text:p>
          </table:table-cell>
          <table:table-cell office:value-type="string">
            <text:p>natural-land</text:p>
          </table:table-cell>
          <table:table-cell office:value-type="string">
            <text:p>flat</text:p>
          </table:table-cell>
          <table:table-cell office:value-type="string">
            <text:p>Flat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a</text:p>
          </table:table-cell>
          <table:table-cell office:value-type="string">
            <text:p>natural-land</text:p>
          </table:table-cell>
          <table:table-cell office:value-type="string">
            <text:p>forest</text:p>
          </table:table-cell>
          <table:table-cell office:value-type="string">
            <text:p>Forest</text:p>
          </table:table-cell>
          <table:table-cell office:value-type="string">
            <text:p>0x660a</text:p>
          </table:table-cell>
          <table:table-cell office:value-type="string">
            <text:p>Two christmas trees</text:p>
          </table:table-cell>
          <table:table-cell>
            <draw:frame table:end-cell-address="old2.J368" table:end-x="0.805cm" table:end-y="0.696cm" draw:z-index="174" draw:name="Picture 182" draw:style-name="gr2" draw:text-style-name="P2" svg:width="0.001cm" svg:height="0.001cm" svg:x="0.806cm" svg:y="0.696cm">
              <draw:image xlink:href="Pictures/100000000000002600000020FAFE787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b</text:p>
          </table:table-cell>
          <table:table-cell office:value-type="string">
            <text:p>natural-land</text:p>
          </table:table-cell>
          <table:table-cell office:value-type="string">
            <text:p>gap</text:p>
          </table:table-cell>
          <table:table-cell office:value-type="string">
            <text:p>Gap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c</text:p>
          </table:table-cell>
          <table:table-cell office:value-type="string">
            <text:p>natural-land</text:p>
          </table:table-cell>
          <table:table-cell office:value-type="string">
            <text:p>gut</text:p>
          </table:table-cell>
          <table:table-cell office:value-type="string">
            <text:p>Gut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d</text:p>
          </table:table-cell>
          <table:table-cell office:value-type="string">
            <text:p>natural-land</text:p>
          </table:table-cell>
          <table:table-cell office:value-type="string">
            <text:p>isthmus</text:p>
          </table:table-cell>
          <table:table-cell office:value-type="string">
            <text:p>Isthmus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e</text:p>
          </table:table-cell>
          <table:table-cell office:value-type="string">
            <text:p>natural-land</text:p>
          </table:table-cell>
          <table:table-cell office:value-type="string">
            <text:p>lava</text:p>
          </table:table-cell>
          <table:table-cell office:value-type="string">
            <text:p>Lava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f</text:p>
          </table:table-cell>
          <table:table-cell office:value-type="string">
            <text:p>natural-land</text:p>
          </table:table-cell>
          <table:table-cell office:value-type="string">
            <text:p>pillar</text:p>
          </table:table-cell>
          <table:table-cell office:value-type="string">
            <text:p>Pillar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0</text:p>
          </table:table-cell>
          <table:table-cell office:value-type="string">
            <text:p>natural-land</text:p>
          </table:table-cell>
          <table:table-cell office:value-type="string">
            <text:p>plain</text:p>
          </table:table-cell>
          <table:table-cell office:value-type="string">
            <text:p>Plain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1</text:p>
          </table:table-cell>
          <table:table-cell office:value-type="string">
            <text:p>natural-land</text:p>
          </table:table-cell>
          <table:table-cell office:value-type="string">
            <text:p>range</text:p>
          </table:table-cell>
          <table:table-cell office:value-type="string">
            <text:p>Range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2</text:p>
          </table:table-cell>
          <table:table-cell office:value-type="string">
            <text:p>natural-land</text:p>
          </table:table-cell>
          <table:table-cell office:value-type="string">
            <text:p>reserve</text:p>
          </table:table-cell>
          <table:table-cell office:value-type="string">
            <text:p>Reserve</text:p>
          </table:table-cell>
          <table:table-cell office:value-type="string">
            <text:p>0x6612</text:p>
          </table:table-cell>
          <table:table-cell office:value-type="string">
            <text:p>Small white diamond</text:p>
          </table:table-cell>
          <table:table-cell>
            <draw:frame table:end-cell-address="old2.J376" table:end-x="0.696cm" table:end-y="0.696cm" draw:z-index="147" draw:name="Picture 152" draw:style-name="gr2" draw:text-style-name="P2" svg:width="0.001cm" svg:height="0.001cm" svg:x="0.697cm" svg:y="0.697cm">
              <draw:image xlink:href="Pictures/1000000000000020000000201AAE60A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3</text:p>
          </table:table-cell>
          <table:table-cell office:value-type="string">
            <text:p>natural-land</text:p>
          </table:table-cell>
          <table:table-cell office:value-type="string">
            <text:p>ridge</text:p>
          </table:table-cell>
          <table:table-cell office:value-type="string">
            <text:p>Ridge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4</text:p>
          </table:table-cell>
          <table:table-cell office:value-type="string">
            <text:p>natural-land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5</text:p>
          </table:table-cell>
          <table:table-cell office:value-type="string">
            <text:p>natural-land</text:p>
          </table:table-cell>
          <table:table-cell office:value-type="string">
            <text:p>slope</text:p>
          </table:table-cell>
          <table:table-cell office:value-type="string">
            <text:p>Slope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6</text:p>
          </table:table-cell>
          <table:table-cell office:value-type="string">
            <text:p>natural-land</text:p>
          </table:table-cell>
          <table:table-cell office:value-type="string">
            <text:p>summit</text:p>
          </table:table-cell>
          <table:table-cell office:value-type="string">
            <text:p>Summit</text:p>
          </table:table-cell>
          <table:table-cell office:value-type="string">
            <text:p>0x6616</text:p>
          </table:table-cell>
          <table:table-cell office:value-type="string">
            <text:p>Blue mountain</text:p>
          </table:table-cell>
          <table:table-cell>
            <draw:frame table:end-cell-address="old2.J380" table:end-x="0.784cm" table:end-y="0.696cm" draw:z-index="148" draw:name="Picture 153" draw:style-name="gr2" draw:text-style-name="P2" svg:width="0.001cm" svg:height="0.001cm" svg:x="0.785cm" svg:y="0.696cm">
              <draw:image xlink:href="Pictures/100000000000002400000020337C64D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7</text:p>
          </table:table-cell>
          <table:table-cell office:value-type="string">
            <text:p>natural-land</text:p>
          </table:table-cell>
          <table:table-cell office:value-type="string">
            <text:p>valley</text:p>
          </table:table-cell>
          <table:table-cell office:value-type="string">
            <text:p>Valley</text:p>
          </table:table-cell>
          <table:table-cell table:number-columns-repeated="1017"/>
        </table:table-row>
        <table:table-row table:style-name="ro8">
          <table:table-cell office:value-type="string">
            <text:p>poin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8</text:p>
          </table:table-cell>
          <table:table-cell office:value-type="string">
            <text:p>natural-land</text:p>
          </table:table-cell>
          <table:table-cell office:value-type="string">
            <text:p>woods</text:p>
          </table:table-cell>
          <table:table-cell office:value-type="string">
            <text:p>Woods</text:p>
          </table:table-cell>
          <table:table-cell office:value-type="string">
            <text:p>0x6618</text:p>
          </table:table-cell>
          <table:table-cell office:value-type="string">
            <text:p>Two christmas trees</text:p>
          </table:table-cell>
          <table:table-cell>
            <draw:frame table:end-cell-address="old2.J382" table:end-x="0.805cm" table:end-y="0.695cm" draw:z-index="146" draw:name="Picture 151" draw:style-name="gr2" draw:text-style-name="P2" svg:width="0.001cm" svg:height="0.001cm" svg:x="0.806cm" svg:y="0.696cm">
              <draw:image xlink:href="Pictures/10000000000000260000002081BEE13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0x7010</text:p>
          </table:table-cell>
          <table:table-cell office:value-type="string">
            <text:p>Red diamond in red square</text:p>
          </table:table-cell>
          <table:table-cell>
            <draw:frame table:end-cell-address="old2.J385" table:end-x="0.805cm" table:end-y="0.254cm" draw:z-index="161" draw:name="Picture 166" draw:style-name="gr2" draw:text-style-name="P2" svg:width="0.001cm" svg:height="0.254cm" svg:x="0.806cm" svg:y="0.436cm">
              <draw:image xlink:href="Pictures/100000000000002600000022AD6E60A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0x7011</text:p>
          </table:table-cell>
          <table:table-cell office:value-type="string">
            <text:p>Red diamond in red square</text:p>
          </table:table-cell>
          <table:table-cell>
            <draw:frame table:end-cell-address="old2.J386" table:end-x="0.805cm" table:end-y="0.254cm" draw:z-index="162" draw:name="Picture 167" draw:style-name="gr2" draw:text-style-name="P2" svg:width="0.001cm" svg:height="0.255cm" svg:x="0.806cm" svg:y="0.435cm">
              <draw:image xlink:href="Pictures/100000000000002600000022AD6E60A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0x7013</text:p>
          </table:table-cell>
          <table:table-cell office:value-type="string">
            <text:p>Red diamond in red square</text:p>
          </table:table-cell>
          <table:table-cell>
            <draw:frame table:end-cell-address="old2.J387" table:end-x="0.805cm" table:end-y="0.254cm" draw:z-index="167" draw:name="Picture 174" draw:style-name="gr2" draw:text-style-name="P2" svg:width="0.001cm" svg:height="0.255cm" svg:x="0.806cm" svg:y="0.436cm">
              <draw:image xlink:href="Pictures/100000000000002600000022AD6E60A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lbany AMT1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lbany AMT" style:language-asian="zh" style:country-asian="CN" style:font-name-complex="Albany AM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.00.0000</text:date>, <text:time style:data-style-name="N2" text:time-value="0000-00-00T16:26: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" style:display-name="PageStyle_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lygons" style:display-name="PageStyle_polyg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s_20__28_GPS_29_" style:display-name="PageStyle_POIs (GP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s_20__28_MapSource_29_" style:display-name="PageStyle_POIs (MapSourc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SMap_20_76Csx" style:display-name="PageStyle_GPSMap 76Cs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2" style:display-name="PageStyle_ol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09-08-09T10:58:25</meta:creation-date>
    <dc:date>2013-05-29T16:37:35</dc:date>
    <meta:generator>LibreOffice/3.6$Linux_X86_64 LibreOffice_project/360m1$Build-515</meta:generator>
    <meta:editing-duration>P7DT11H26M15S</meta:editing-duration>
    <meta:editing-cycles>382</meta:editing-cycles>
    <meta:document-statistic meta:table-count="4" meta:cell-count="6022" meta:object-count="336"/>
    <meta:user-defined meta:name="thinkcellXlWorkbookDoNotDelete" meta:value-type="boolean">false</meta:user-defined>
  </office:meta>
</office:document-meta>
</file>